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Calibri" svg:font-family="Calibri" style:font-family-generic="swiss" style:font-pitch="variable" svg:panose-1="2 15 5 2 2 2 4 3 2 4"/>
    <style:font-face style:name="Calibri\" svg:font-family="Calibri\" style:font-family-generic="swiss"/>
    <style:font-face style:name="Consolas, 'Courier New', monosp" svg:font-family="Consolas, 'Courier New', monosp" style:font-family-generic="system"/>
    <style:font-face style:name="apple-system, BlinkMacSystemFon" svg:font-family="apple-system, BlinkMacSystemFon"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list-style-name="LFO1" style:family="paragraph">
      <style:paragraph-properties fo:break-before="page"/>
      <style:text-properties fo:color="#000000"/>
    </style:style>
    <style:style style:name="P3" style:parent-style-name="Standard" style:list-style-name="LFO1" style:family="paragraph">
      <style:text-properties fo:color="#000000"/>
    </style:style>
    <style:style style:name="P4" style:parent-style-name="Standard" style:list-style-name="LFO1" style:family="paragraph"/>
    <style:style style:name="T5" style:parent-style-name="DefaultParagraphFont" style:family="text">
      <style:text-properties fo:color="#000000"/>
    </style:style>
    <style:style style:name="T6" style:parent-style-name="DefaultParagraphFont" style:family="text">
      <style:text-properties fo:color="#000000"/>
    </style:style>
    <style:style style:name="P7" style:parent-style-name="Standard" style:list-style-name="LFO1" style:family="paragraph">
      <style:text-properties fo:color="#000000"/>
    </style:style>
    <style:style style:name="P8" style:parent-style-name="Standard" style:family="paragraph">
      <style:text-properties fo:color="#000000"/>
    </style:style>
    <style:style style:name="P9" style:parent-style-name="Standard" style:family="paragraph">
      <style:text-properties fo:font-weight="bold" style:font-weight-asian="bold" style:font-weight-complex="bold" fo:color="#FF0000"/>
    </style:style>
    <style:style style:name="P10" style:parent-style-name="Standard" style:family="paragraph">
      <style:text-properties fo:font-weight="bold" style:font-weight-asian="bold" style:font-weight-complex="bold" fo:color="#FF0000"/>
    </style:style>
    <style:style style:name="P11" style:parent-style-name="Standard" style:family="paragraph">
      <style:text-properties fo:color="#000000"/>
    </style:style>
    <style:style style:name="P12" style:parent-style-name="Standard" style:family="paragraph">
      <style:text-properties fo:color="#000000"/>
    </style:style>
    <style:style style:name="P13" style:parent-style-name="Standard" style:family="paragraph">
      <style:text-properties fo:color="#000000"/>
    </style:style>
    <style:style style:name="P14" style:parent-style-name="Standard" style:list-style-name="LFO2" style:family="paragraph">
      <style:text-properties fo:color="#000000"/>
    </style:style>
    <style:style style:name="P15" style:parent-style-name="Standard" style:list-style-name="LFO2" style:family="paragraph">
      <style:text-properties fo:color="#000000"/>
    </style:style>
    <style:style style:name="P16" style:parent-style-name="Standard" style:list-style-name="LFO2" style:family="paragraph">
      <style:text-properties fo:color="#000000"/>
    </style:style>
    <style:style style:name="P17" style:parent-style-name="Standard" style:list-style-name="LFO2" style:family="paragraph">
      <style:text-properties fo:color="#000000"/>
    </style:style>
    <style:style style:name="P18" style:parent-style-name="Standard" style:list-style-name="LFO2" style:family="paragraph">
      <style:text-properties fo:color="#000000"/>
    </style:style>
    <style:style style:name="P19" style:parent-style-name="Standard" style:list-style-name="LFO2" style:family="paragraph">
      <style:text-properties fo:color="#000000"/>
    </style:style>
    <style:style style:name="P20" style:parent-style-name="Standard" style:family="paragraph">
      <style:text-properties fo:color="#000000"/>
    </style:style>
    <style:style style:name="P21" style:parent-style-name="Standard" style:family="paragraph">
      <style:text-properties fo:color="#000000"/>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list-style-name="LFO3" style:family="paragraph">
      <style:text-properties fo:color="#000000"/>
    </style:style>
    <style:style style:name="P28" style:parent-style-name="Standard" style:list-style-name="LFO3"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font-weight="bold" style:font-weight-asian="bold" style:font-weight-complex="bold" fo:color="#FF0000"/>
    </style:style>
    <style:style style:name="P31" style:parent-style-name="Standard" style:family="paragraph">
      <style:text-properties fo:font-weight="bold" style:font-weight-asian="bold" style:font-weight-complex="bold" fo:color="#FF0000"/>
    </style:style>
    <style:style style:name="T32" style:parent-style-name="DefaultParagraphFont" style:family="text">
      <style:text-properties style:font-name="Calibri" fo:color="#0000FF" fo:background-color="#FFFFFE"/>
    </style:style>
    <style:style style:name="P33" style:parent-style-name="Standard" style:family="paragraph">
      <style:paragraph-properties style:line-height-at-least="0.1319in"/>
    </style:style>
    <style:style style:name="T34" style:parent-style-name="DefaultParagraphFont" style:family="text">
      <style:text-properties style:font-name="Calibri" fo:color="#0000FF" fo:background-color="#FFFFFE"/>
    </style:style>
    <style:style style:name="T35" style:parent-style-name="DefaultParagraphFont" style:family="text">
      <style:text-properties style:font-name="Calibri" fo:color="#000000" fo:background-color="#FFFFFE"/>
    </style:style>
    <style:style style:name="P36" style:parent-style-name="Standard" style:family="paragraph">
      <style:paragraph-properties style:line-height-at-least="0.1319in"/>
    </style:style>
    <style:style style:name="T37" style:parent-style-name="DefaultParagraphFont" style:family="text">
      <style:text-properties style:font-name="Calibri" fo:color="#0000FF" fo:background-color="#FFFFFE"/>
    </style:style>
    <style:style style:name="T38" style:parent-style-name="DefaultParagraphFont" style:family="text">
      <style:text-properties style:font-name="Calibri" fo:color="#000000" fo:background-color="#FFFFFE"/>
    </style:style>
    <style:style style:name="P39" style:parent-style-name="Standard" style:family="paragraph">
      <style:paragraph-properties style:line-height-at-least="0.1319in"/>
    </style:style>
    <style:style style:name="T40" style:parent-style-name="DefaultParagraphFont" style:family="text">
      <style:text-properties style:font-name="Calibri" fo:color="#0000FF" fo:background-color="#FFFFFE"/>
    </style:style>
    <style:style style:name="T41" style:parent-style-name="DefaultParagraphFont" style:family="text">
      <style:text-properties style:font-name="Calibri" fo:color="#000000" fo:background-color="#FFFFFE"/>
    </style:style>
    <style:style style:name="T42" style:parent-style-name="DefaultParagraphFont" style:family="text">
      <style:text-properties style:font-name="Calibri" fo:color="#0000FF" fo:background-color="#FFFFFE"/>
    </style:style>
    <style:style style:name="T43" style:parent-style-name="DefaultParagraphFont" style:family="text">
      <style:text-properties style:font-name="Calibri" fo:color="#000000" fo:background-color="#FFFFFE"/>
    </style:style>
    <style:style style:name="T44" style:parent-style-name="DefaultParagraphFont" style:family="text">
      <style:text-properties style:font-name="Calibri" fo:color="#A31515" fo:background-color="#FFFFFE"/>
    </style:style>
    <style:style style:name="P45" style:parent-style-name="Standard" style:family="paragraph">
      <style:paragraph-properties style:line-height-at-least="0.1319in"/>
    </style:style>
    <style:style style:name="T46" style:parent-style-name="DefaultParagraphFont" style:family="text">
      <style:text-properties style:font-name="Calibri" fo:color="#0000FF" fo:background-color="#FFFFFE"/>
    </style:style>
    <style:style style:name="T47" style:parent-style-name="DefaultParagraphFont" style:family="text">
      <style:text-properties style:font-name="Calibri" fo:color="#000000" fo:background-color="#FFFFFE"/>
    </style:style>
    <style:style style:name="T48" style:parent-style-name="DefaultParagraphFont" style:family="text">
      <style:text-properties style:font-name="Calibri" fo:color="#0000FF" fo:background-color="#FFFFFE"/>
    </style:style>
    <style:style style:name="T49" style:parent-style-name="DefaultParagraphFont" style:family="text">
      <style:text-properties style:font-name="Calibri" fo:color="#000000" fo:background-color="#FFFFFE"/>
    </style:style>
    <style:style style:name="T50" style:parent-style-name="DefaultParagraphFont" style:family="text">
      <style:text-properties style:font-name="Calibri" fo:color="#09885A" fo:background-color="#FFFFFE"/>
    </style:style>
    <style:style style:name="P51" style:parent-style-name="Standard" style:family="paragraph">
      <style:paragraph-properties style:line-height-at-least="0.1319in"/>
      <style:text-properties style:font-name="Calibri"/>
    </style:style>
    <style:style style:name="P52" style:parent-style-name="Standard" style:family="paragraph">
      <style:paragraph-properties style:line-height-at-least="0.1319in"/>
    </style:style>
    <style:style style:name="T53" style:parent-style-name="DefaultParagraphFont" style:family="text">
      <style:text-properties style:font-name="Calibri" fo:color="#0000FF" fo:background-color="#FFFFFE"/>
    </style:style>
    <style:style style:name="T54" style:parent-style-name="DefaultParagraphFont" style:family="text">
      <style:text-properties style:font-name="Calibri" fo:color="#000000" fo:background-color="#FFFFFE"/>
    </style:style>
    <style:style style:name="T55" style:parent-style-name="DefaultParagraphFont" style:family="text">
      <style:text-properties style:font-name="Calibri" fo:color="#0000FF" fo:background-color="#FFFFFE"/>
    </style:style>
    <style:style style:name="T56" style:parent-style-name="DefaultParagraphFont" style:family="text">
      <style:text-properties style:font-name="Calibri" fo:color="#000000" fo:background-color="#FFFFFE"/>
    </style:style>
    <style:style style:name="P57" style:parent-style-name="Standard" style:family="paragraph">
      <style:paragraph-properties style:line-height-at-least="0.1319in"/>
    </style:style>
    <style:style style:name="T58" style:parent-style-name="DefaultParagraphFont" style:family="text">
      <style:text-properties style:font-name="Calibri" fo:color="#A31515" fo:background-color="#FFFFFE"/>
    </style:style>
    <style:style style:name="T59" style:parent-style-name="DefaultParagraphFont" style:family="text">
      <style:text-properties style:font-name="Calibri" fo:color="#0000FF" fo:background-color="#FFFFFE"/>
    </style:style>
    <style:style style:name="T60" style:parent-style-name="DefaultParagraphFont" style:family="text">
      <style:text-properties style:font-name="Calibri" fo:color="#000000" fo:background-color="#FFFFFE"/>
    </style:style>
    <style:style style:name="P61" style:parent-style-name="Standard" style:family="paragraph">
      <style:paragraph-properties style:line-height-at-least="0.1319in"/>
    </style:style>
    <style:style style:name="T62" style:parent-style-name="DefaultParagraphFont" style:family="text">
      <style:text-properties style:font-name="Calibri" fo:color="#A31515" fo:background-color="#FFFFFE"/>
    </style:style>
    <style:style style:name="T63" style:parent-style-name="DefaultParagraphFont" style:family="text">
      <style:text-properties style:font-name="Calibri" fo:color="#0000FF" fo:background-color="#FFFFFE"/>
    </style:style>
    <style:style style:name="T64" style:parent-style-name="DefaultParagraphFont" style:family="text">
      <style:text-properties style:font-name="Calibri" fo:color="#000000" fo:background-color="#FFFFFE"/>
    </style:style>
    <style:style style:name="T65" style:parent-style-name="DefaultParagraphFont" style:family="text">
      <style:text-properties style:font-name="Calibri" fo:color="#0000FF" fo:background-color="#FFFFFE"/>
    </style:style>
    <style:style style:name="T66" style:parent-style-name="DefaultParagraphFont" style:family="text">
      <style:text-properties style:font-name="Calibri" fo:color="#000000" fo:background-color="#FFFFFE"/>
    </style:style>
    <style:style style:name="P67" style:parent-style-name="Standard" style:family="paragraph">
      <style:paragraph-properties style:line-height-at-least="0.1319in"/>
    </style:style>
    <style:style style:name="T68" style:parent-style-name="DefaultParagraphFont" style:family="text">
      <style:text-properties style:font-name="Calibri" fo:color="#A31515" fo:background-color="#FFFFFE"/>
    </style:style>
    <style:style style:name="T69" style:parent-style-name="DefaultParagraphFont" style:family="text">
      <style:text-properties style:font-name="Calibri" fo:color="#0000FF" fo:background-color="#FFFFFE"/>
    </style:style>
    <style:style style:name="T70" style:parent-style-name="DefaultParagraphFont" style:family="text">
      <style:text-properties style:font-name="Calibri" fo:color="#000000" fo:background-color="#FFFFFE"/>
    </style:style>
    <style:style style:name="T71" style:parent-style-name="DefaultParagraphFont" style:family="text">
      <style:text-properties style:font-name="Calibri" fo:color="#0000FF" fo:background-color="#FFFFFE"/>
    </style:style>
    <style:style style:name="T72" style:parent-style-name="DefaultParagraphFont" style:family="text">
      <style:text-properties style:font-name="Calibri" fo:color="#000000" fo:background-color="#FFFFFE"/>
    </style:style>
    <style:style style:name="P73" style:parent-style-name="Standard" style:family="paragraph">
      <style:paragraph-properties style:line-height-at-least="0.1319in"/>
      <style:text-properties style:font-name="Calibri" fo:color="#000000" fo:background-color="#FFFFFE"/>
    </style:style>
    <style:style style:name="P74" style:parent-style-name="Standard" style:family="paragraph">
      <style:paragraph-properties style:line-height-at-least="0.1319in"/>
      <style:text-properties style:font-name="Calibri" fo:color="#000000" fo:background-color="#FFFFFE"/>
    </style:style>
    <style:style style:name="P75" style:parent-style-name="Standard" style:family="paragraph">
      <style:paragraph-properties style:line-height-at-least="0.1319in"/>
      <style:text-properties style:font-name="Calibri"/>
    </style:style>
    <style:style style:name="P76" style:parent-style-name="Standard" style:family="paragraph">
      <style:paragraph-properties style:line-height-at-least="0.1319in"/>
      <style:text-properties style:font-name="Calibri" fo:color="#008000" fo:background-color="#FFFFFE"/>
    </style:style>
    <style:style style:name="P77" style:parent-style-name="Standard" style:family="paragraph">
      <style:paragraph-properties style:line-height-at-least="0.1319in"/>
      <style:text-properties style:font-name="Calibri" fo:color="#008000" fo:background-color="#FFFFFE"/>
    </style:style>
    <style:style style:name="P78" style:parent-style-name="Standard" style:family="paragraph">
      <style:paragraph-properties style:line-height-at-least="0.1319in"/>
      <style:text-properties style:font-name="Calibri" fo:color="#008000" fo:background-color="#FFFFFE"/>
    </style:style>
    <style:style style:name="P79" style:parent-style-name="Standard" style:family="paragraph">
      <style:paragraph-properties style:line-height-at-least="0.1319in"/>
      <style:text-properties style:font-name="Calibri" fo:color="#008000" fo:background-color="#FFFFFE"/>
    </style:style>
    <style:style style:name="P80" style:parent-style-name="Standard" style:family="paragraph">
      <style:paragraph-properties style:line-height-at-least="0.1319in"/>
      <style:text-properties style:font-name="Calibri" fo:color="#008000" fo:background-color="#FFFFFE"/>
    </style:style>
    <style:style style:name="P81" style:parent-style-name="Standard" style:family="paragraph">
      <style:paragraph-properties style:line-height-at-least="0.1319in"/>
      <style:text-properties style:font-name="Calibri" fo:color="#008000" fo:background-color="#FFFFFE"/>
    </style:style>
    <style:style style:name="P82" style:parent-style-name="Standard" style:family="paragraph">
      <style:paragraph-properties style:line-height-at-least="0.1319in"/>
      <style:text-properties style:font-name="Calibri" fo:color="#0000FF" fo:background-color="#FFFFFE"/>
    </style:style>
    <style:style style:name="P83" style:parent-style-name="Standard" style:family="paragraph">
      <style:paragraph-properties style:line-height-at-least="0.1319in"/>
      <style:text-properties style:font-name="Calibri" fo:color="#008000" fo:background-color="#FFFFFE"/>
    </style:style>
    <style:style style:name="P84" style:parent-style-name="Standard" style:family="paragraph">
      <style:paragraph-properties style:line-height-at-least="0.1319in"/>
      <style:text-properties style:font-name="Calibri" fo:color="#008000" fo:background-color="#FFFFFE"/>
    </style:style>
    <style:style style:name="P85" style:parent-style-name="Standard" style:family="paragraph">
      <style:paragraph-properties style:line-height-at-least="0.1319in"/>
      <style:text-properties style:font-name="Calibri" fo:color="#008000" fo:background-color="#FFFFFE"/>
    </style:style>
    <style:style style:name="P86" style:parent-style-name="Standard" style:family="paragraph">
      <style:paragraph-properties style:line-height-at-least="0.1319in"/>
      <style:text-properties style:font-name="Calibri" fo:color="#008000" fo:background-color="#FFFFFE"/>
    </style:style>
    <style:style style:name="P87" style:parent-style-name="Standard" style:family="paragraph">
      <style:paragraph-properties style:line-height-at-least="0.1319in"/>
      <style:text-properties style:font-name="Calibri" fo:color="#008000" fo:background-color="#FFFFFE"/>
    </style:style>
    <style:style style:name="P88" style:parent-style-name="Standard" style:family="paragraph">
      <style:paragraph-properties style:line-height-at-least="0.1319in"/>
      <style:text-properties style:font-name="Calibri"/>
    </style:style>
    <style:style style:name="P89" style:parent-style-name="Standard" style:family="paragraph">
      <style:paragraph-properties style:line-height-at-least="0.1319in"/>
      <style:text-properties style:font-name="Calibri" fo:color="#000000" fo:background-color="#FFFFFE"/>
    </style:style>
    <style:style style:name="P90" style:parent-style-name="Standard" style:family="paragraph">
      <style:paragraph-properties style:line-height-at-least="0.1319in"/>
    </style:style>
    <style:style style:name="T91" style:parent-style-name="DefaultParagraphFont" style:family="text">
      <style:text-properties style:font-name="Calibri" fo:color="#A31515" fo:background-color="#FFFFFE"/>
    </style:style>
    <style:style style:name="T92" style:parent-style-name="DefaultParagraphFont" style:family="text">
      <style:text-properties style:font-name="Calibri" fo:color="#0000FF" fo:background-color="#FFFFFE"/>
    </style:style>
    <style:style style:name="T93" style:parent-style-name="DefaultParagraphFont" style:family="text">
      <style:text-properties style:font-name="Calibri" fo:color="#000000" fo:background-color="#FFFFFE"/>
    </style:style>
    <style:style style:name="P94" style:parent-style-name="Standard" style:family="paragraph">
      <style:paragraph-properties style:line-height-at-least="0.1319in"/>
    </style:style>
    <style:style style:name="T95" style:parent-style-name="DefaultParagraphFont" style:family="text">
      <style:text-properties style:font-name="Calibri" fo:color="#A31515" fo:background-color="#FFFFFE"/>
    </style:style>
    <style:style style:name="T96" style:parent-style-name="DefaultParagraphFont" style:family="text">
      <style:text-properties style:font-name="Calibri" fo:color="#0000FF" fo:background-color="#FFFFFE"/>
    </style:style>
    <style:style style:name="T97" style:parent-style-name="DefaultParagraphFont" style:family="text">
      <style:text-properties style:font-name="Calibri" fo:color="#000000" fo:background-color="#FFFFFE"/>
    </style:style>
    <style:style style:name="P98" style:parent-style-name="Standard" style:family="paragraph">
      <style:paragraph-properties style:line-height-at-least="0.1319in"/>
    </style:style>
    <style:style style:name="T99" style:parent-style-name="DefaultParagraphFont" style:family="text">
      <style:text-properties style:font-name="Calibri" fo:color="#A31515" fo:background-color="#FFFFFE"/>
    </style:style>
    <style:style style:name="T100" style:parent-style-name="DefaultParagraphFont" style:family="text">
      <style:text-properties style:font-name="Calibri" fo:color="#0000FF" fo:background-color="#FFFFFE"/>
    </style:style>
    <style:style style:name="T101" style:parent-style-name="DefaultParagraphFont" style:family="text">
      <style:text-properties style:font-name="Calibri" fo:color="#000000" fo:background-color="#FFFFFE"/>
    </style:style>
    <style:style style:name="P102" style:parent-style-name="Standard" style:family="paragraph">
      <style:paragraph-properties style:line-height-at-least="0.1319in"/>
    </style:style>
    <style:style style:name="T103" style:parent-style-name="DefaultParagraphFont" style:family="text">
      <style:text-properties style:font-name="Calibri" fo:color="#A31515" fo:background-color="#FFFFFE"/>
    </style:style>
    <style:style style:name="T104" style:parent-style-name="DefaultParagraphFont" style:family="text">
      <style:text-properties style:font-name="Calibri" fo:color="#0000FF" fo:background-color="#FFFFFE"/>
    </style:style>
    <style:style style:name="T105" style:parent-style-name="DefaultParagraphFont" style:family="text">
      <style:text-properties style:font-name="Calibri" fo:color="#A31515" fo:background-color="#FFFFFE"/>
    </style:style>
    <style:style style:name="T106" style:parent-style-name="DefaultParagraphFont" style:family="text">
      <style:text-properties style:font-name="Calibri" fo:color="#000000" fo:background-color="#FFFFFE"/>
    </style:style>
    <style:style style:name="P107" style:parent-style-name="Standard" style:family="paragraph">
      <style:paragraph-properties style:line-height-at-least="0.1319in"/>
    </style:style>
    <style:style style:name="T108" style:parent-style-name="DefaultParagraphFont" style:family="text">
      <style:text-properties style:font-name="Calibri" fo:color="#A31515" fo:background-color="#FFFFFE"/>
    </style:style>
    <style:style style:name="T109" style:parent-style-name="DefaultParagraphFont" style:family="text">
      <style:text-properties style:font-name="Calibri" fo:color="#0000FF" fo:background-color="#FFFFFE"/>
    </style:style>
    <style:style style:name="T110" style:parent-style-name="DefaultParagraphFont" style:family="text">
      <style:text-properties style:font-name="Calibri" fo:color="#A31515" fo:background-color="#FFFFFE"/>
    </style:style>
    <style:style style:name="P111" style:parent-style-name="Standard" style:family="paragraph">
      <style:paragraph-properties style:line-height-at-least="0.1319in"/>
      <style:text-properties style:font-name="Calibri" fo:color="#000000" fo:background-color="#FFFFFE"/>
    </style:style>
    <style:style style:name="P112" style:parent-style-name="Standard" style:family="paragraph">
      <style:paragraph-properties style:line-height-at-least="0.1319in"/>
      <style:text-properties style:font-name="Calibri" fo:color="#000000" fo:background-color="#FFFFFE"/>
    </style:style>
    <style:style style:name="P113" style:parent-style-name="Standard" style:family="paragraph">
      <style:paragraph-properties style:line-height-at-least="0.1319in"/>
      <style:text-properties style:font-name="Calibri" fo:color="#000000" fo:background-color="#FFFFFE"/>
    </style:style>
    <style:style style:name="P114" style:parent-style-name="Standard" style:family="paragraph">
      <style:paragraph-properties style:line-height-at-least="0.1319in"/>
      <style:text-properties style:font-name="Calibri" fo:color="#000000" fo:background-color="#FFFFFE"/>
    </style:style>
    <style:style style:name="P115" style:parent-style-name="Standard" style:family="paragraph">
      <style:paragraph-properties style:line-height-at-least="0.1319in"/>
      <style:text-properties style:font-name="Calibri" fo:color="#000000" fo:background-color="#FFFFFE"/>
    </style:style>
    <style:style style:name="P116" style:parent-style-name="Standard" style:family="paragraph">
      <style:paragraph-properties style:line-height-at-least="0.1319in"/>
    </style:style>
    <style:style style:name="T117" style:parent-style-name="DefaultParagraphFont" style:family="text">
      <style:text-properties style:font-name="Calibri" fo:color="#A31515" fo:background-color="#FFFFFE"/>
    </style:style>
    <style:style style:name="T118" style:parent-style-name="DefaultParagraphFont" style:family="text">
      <style:text-properties style:font-name="Calibri" fo:color="#000000" fo:background-color="#FFFFFE"/>
    </style:style>
    <style:style style:name="T119" style:parent-style-name="DefaultParagraphFont" style:family="text">
      <style:text-properties style:font-name="Calibri" fo:color="#0451A5" fo:background-color="#FFFFFE"/>
    </style:style>
    <style:style style:name="T120" style:parent-style-name="DefaultParagraphFont" style:family="text">
      <style:text-properties style:font-name="Calibri" fo:color="#000000" fo:background-color="#FFFFFE"/>
    </style:style>
    <style:style style:name="P121" style:parent-style-name="Standard" style:family="paragraph">
      <style:paragraph-properties style:line-height-at-least="0.1319in"/>
    </style:style>
    <style:style style:name="T122" style:parent-style-name="DefaultParagraphFont" style:family="text">
      <style:text-properties style:font-name="Calibri" fo:color="#A31515" fo:background-color="#FFFFFE"/>
    </style:style>
    <style:style style:name="T123" style:parent-style-name="DefaultParagraphFont" style:family="text">
      <style:text-properties style:font-name="Calibri" fo:color="#000000" fo:background-color="#FFFFFE"/>
    </style:style>
    <style:style style:name="T124" style:parent-style-name="DefaultParagraphFont" style:family="text">
      <style:text-properties style:font-name="Calibri" fo:color="#09885A" fo:background-color="#FFFFFE"/>
    </style:style>
    <style:style style:name="T125" style:parent-style-name="DefaultParagraphFont" style:family="text">
      <style:text-properties style:font-name="Calibri" fo:color="#000000" fo:background-color="#FFFFFE"/>
    </style:style>
    <style:style style:name="P126" style:parent-style-name="Standard" style:family="paragraph">
      <style:paragraph-properties style:line-height-at-least="0.1319in"/>
    </style:style>
    <style:style style:name="T127" style:parent-style-name="DefaultParagraphFont" style:family="text">
      <style:text-properties style:font-name="Calibri" fo:color="#A31515" fo:background-color="#FFFFFE"/>
    </style:style>
    <style:style style:name="T128" style:parent-style-name="DefaultParagraphFont" style:family="text">
      <style:text-properties style:font-name="Calibri" fo:color="#000000" fo:background-color="#FFFFFE"/>
    </style:style>
    <style:style style:name="P129" style:parent-style-name="Standard" style:family="paragraph">
      <style:paragraph-properties style:line-height-at-least="0.1319in"/>
    </style:style>
    <style:style style:name="T130" style:parent-style-name="DefaultParagraphFont" style:family="text">
      <style:text-properties style:font-name="Calibri" fo:color="#A31515" fo:background-color="#FFFFFE"/>
    </style:style>
    <style:style style:name="T131" style:parent-style-name="DefaultParagraphFont" style:family="text">
      <style:text-properties style:font-name="Calibri" fo:color="#000000" fo:background-color="#FFFFFE"/>
    </style:style>
    <style:style style:name="P132" style:parent-style-name="Standard" style:family="paragraph">
      <style:paragraph-properties style:line-height-at-least="0.1319in"/>
    </style:style>
    <style:style style:name="T133" style:parent-style-name="DefaultParagraphFont" style:family="text">
      <style:text-properties style:font-name="Calibri" fo:color="#A31515" fo:background-color="#FFFFFE"/>
    </style:style>
    <style:style style:name="T134" style:parent-style-name="DefaultParagraphFont" style:family="text">
      <style:text-properties style:font-name="Calibri" fo:color="#000000" fo:background-color="#FFFFFE"/>
    </style:style>
    <style:style style:name="T135" style:parent-style-name="DefaultParagraphFont" style:family="text">
      <style:text-properties style:font-name="Calibri" fo:color="#0451A5" fo:background-color="#FFFFFE"/>
    </style:style>
    <style:style style:name="T136" style:parent-style-name="DefaultParagraphFont" style:family="text">
      <style:text-properties style:font-name="Calibri" fo:color="#000000" fo:background-color="#FFFFFE"/>
    </style:style>
    <style:style style:name="P137" style:parent-style-name="Standard" style:family="paragraph">
      <style:paragraph-properties style:line-height-at-least="0.1319in"/>
    </style:style>
    <style:style style:name="T138" style:parent-style-name="DefaultParagraphFont" style:family="text">
      <style:text-properties style:font-name="Calibri" fo:color="#A31515" fo:background-color="#FFFFFE"/>
    </style:style>
    <style:style style:name="T139" style:parent-style-name="DefaultParagraphFont" style:family="text">
      <style:text-properties style:font-name="Calibri" fo:color="#000000" fo:background-color="#FFFFFE"/>
    </style:style>
    <style:style style:name="T140" style:parent-style-name="DefaultParagraphFont" style:family="text">
      <style:text-properties style:font-name="Calibri" fo:color="#0451A5" fo:background-color="#FFFFFE"/>
    </style:style>
    <style:style style:name="P141" style:parent-style-name="Standard" style:family="paragraph">
      <style:paragraph-properties style:line-height-at-least="0.1319in"/>
      <style:text-properties style:font-name="Calibri" fo:color="#000000" fo:background-color="#FFFFFE"/>
    </style:style>
    <style:style style:name="P142" style:parent-style-name="Standard" style:family="paragraph">
      <style:paragraph-properties style:line-height-at-least="0.1319in"/>
      <style:text-properties style:font-name="Calibri" fo:color="#000000" fo:background-color="#FFFFFE"/>
    </style:style>
    <style:style style:name="P143" style:parent-style-name="Standard" style:family="paragraph">
      <style:paragraph-properties style:line-height-at-least="0.1319in"/>
      <style:text-properties style:font-name="Calibri" fo:color="#000000" fo:background-color="#FFFFFE"/>
    </style:style>
    <style:style style:name="P144" style:parent-style-name="Standard" style:family="paragraph">
      <style:text-properties fo:color="#000000"/>
    </style:style>
    <style:style style:name="P145" style:parent-style-name="Standard" style:family="paragraph">
      <style:text-properties fo:color="#000000"/>
    </style:style>
    <style:style style:name="P146" style:parent-style-name="Standard" style:family="paragraph">
      <style:text-properties fo:font-weight="bold" style:font-weight-asian="bold" style:font-weight-complex="bold" fo:color="#069A2E"/>
    </style:style>
    <style:style style:name="P147" style:parent-style-name="Standard" style:family="paragraph">
      <style:text-properties fo:font-weight="bold" style:font-weight-asian="bold" style:font-weight-complex="bold" fo:color="#069A2E"/>
    </style:style>
    <style:style style:name="P148" style:parent-style-name="Standard" style:family="paragraph">
      <style:text-properties fo:font-weight="bold" style:font-weight-asian="bold" style:font-weight-complex="bold" fo:color="#069A2E"/>
    </style:style>
    <style:style style:name="P149" style:parent-style-name="Standard" style:family="paragraph">
      <style:text-properties fo:font-weight="bold" style:font-weight-asian="bold" style:font-weight-complex="bold" fo:color="#069A2E"/>
    </style:style>
    <style:style style:name="P150" style:parent-style-name="Standard" style:family="paragraph">
      <style:text-properties fo:font-weight="bold" style:font-weight-asian="bold" style:font-weight-complex="bold" fo:color="#069A2E"/>
    </style:style>
    <style:style style:name="P151" style:parent-style-name="Standard" style:family="paragraph">
      <style:text-properties style:font-name="Calibri" fo:font-weight="bold" style:font-weight-asian="bold" style:font-weight-complex="bold" fo:color="#000000" fo:background-color="#FFFFFE"/>
    </style:style>
    <style:style style:name="P152" style:parent-style-name="Standard" style:family="paragraph">
      <style:paragraph-properties style:line-height-at-least="0.1319in"/>
    </style:style>
    <style:style style:name="T153" style:parent-style-name="DefaultParagraphFont" style:family="text">
      <style:text-properties style:font-name="Calibri" fo:color="#A31515" fo:background-color="#FFFFFE"/>
    </style:style>
    <style:style style:name="T154" style:parent-style-name="DefaultParagraphFont" style:family="text">
      <style:text-properties style:font-name="Calibri" fo:color="#000000" fo:background-color="#FFFFFE"/>
    </style:style>
    <style:style style:name="P155" style:parent-style-name="Standard" style:family="paragraph">
      <style:paragraph-properties style:line-height-at-least="0.1319in"/>
    </style:style>
    <style:style style:name="T156" style:parent-style-name="DefaultParagraphFont" style:family="text">
      <style:text-properties style:font-name="Calibri" fo:color="#A31515" fo:background-color="#FFFFFE"/>
    </style:style>
    <style:style style:name="T157" style:parent-style-name="DefaultParagraphFont" style:family="text">
      <style:text-properties style:font-name="Calibri" fo:color="#000000" fo:background-color="#FFFFFE"/>
    </style:style>
    <style:style style:name="T158" style:parent-style-name="DefaultParagraphFont" style:family="text">
      <style:text-properties style:font-name="Calibri" fo:color="#0451A5" fo:background-color="#FFFFFE"/>
    </style:style>
    <style:style style:name="T159" style:parent-style-name="DefaultParagraphFont" style:family="text">
      <style:text-properties style:font-name="Calibri" fo:color="#000000" fo:background-color="#FFFFFE"/>
    </style:style>
    <style:style style:name="P160" style:parent-style-name="Standard" style:family="paragraph">
      <style:paragraph-properties style:line-height-at-least="0.1319in"/>
    </style:style>
    <style:style style:name="T161" style:parent-style-name="DefaultParagraphFont" style:family="text">
      <style:text-properties style:font-name="Calibri" fo:color="#A31515" fo:background-color="#FFFFFE"/>
    </style:style>
    <style:style style:name="T162" style:parent-style-name="DefaultParagraphFont" style:family="text">
      <style:text-properties style:font-name="Calibri" fo:color="#000000" fo:background-color="#FFFFFE"/>
    </style:style>
    <style:style style:name="T163" style:parent-style-name="DefaultParagraphFont" style:family="text">
      <style:text-properties style:font-name="Calibri" fo:color="#09885A" fo:background-color="#FFFFFE"/>
    </style:style>
    <style:style style:name="P164" style:parent-style-name="Standard" style:family="paragraph">
      <style:paragraph-properties style:line-height-at-least="0.1319in"/>
      <style:text-properties style:font-name="Calibri" fo:color="#000000" fo:background-color="#FFFFFE"/>
    </style:style>
    <style:style style:name="P165" style:parent-style-name="Standard" style:family="paragraph">
      <style:paragraph-properties style:line-height-at-least="0.1319in"/>
      <style:text-properties style:font-name="Calibri" fo:color="#000000" fo:background-color="#FFFFFE"/>
    </style:style>
    <style:style style:name="P166" style:parent-style-name="Standard" style:family="paragraph">
      <style:paragraph-properties style:line-height-at-least="0.1319in"/>
      <style:text-properties style:font-name="Calibri" fo:color="#000000" fo:background-color="#FFFFFE"/>
    </style:style>
    <style:style style:name="P167"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168"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169" style:parent-style-name="Standard" style:family="paragraph">
      <style:paragraph-properties style:line-height-at-least="0.1319in"/>
    </style:style>
    <style:style style:name="T170" style:parent-style-name="DefaultParagraphFont" style:family="text">
      <style:text-properties style:font-name="Calibri" fo:font-weight="bold" style:font-weight-asian="bold" style:font-weight-complex="bold" fo:color="#0000FF" fo:background-color="#FFFFFE"/>
    </style:style>
    <style:style style:name="T171" style:parent-style-name="DefaultParagraphFont" style:family="text">
      <style:text-properties style:font-name="Calibri" fo:font-weight="bold" style:font-weight-asian="bold" style:font-weight-complex="bold" fo:color="#000000" fo:background-color="#FFFFFE"/>
    </style:style>
    <style:style style:name="T172" style:parent-style-name="DefaultParagraphFont" style:family="text">
      <style:text-properties style:font-name="Calibri" fo:font-weight="bold" style:font-weight-asian="bold" style:font-weight-complex="bold" fo:color="#09885A" fo:background-color="#FFFFFE"/>
    </style:style>
    <style:style style:name="P173" style:parent-style-name="Standard" style:family="paragraph">
      <style:paragraph-properties style:line-height-at-least="0.1319in"/>
    </style:style>
    <style:style style:name="T174" style:parent-style-name="DefaultParagraphFont" style:family="text">
      <style:text-properties style:font-name="Calibri" fo:color="#0000FF" fo:background-color="#FFFFFE"/>
    </style:style>
    <style:style style:name="T175" style:parent-style-name="DefaultParagraphFont" style:family="text">
      <style:text-properties style:font-name="Calibri" fo:color="#000000" fo:background-color="#FFFFFE"/>
    </style:style>
    <style:style style:name="P176" style:parent-style-name="Standard" style:family="paragraph">
      <style:paragraph-properties style:line-height-at-least="0.1319in"/>
      <style:text-properties style:font-name="Calibri" fo:color="#0000FF" fo:background-color="#FFFFFE"/>
    </style:style>
    <style:style style:name="P177" style:parent-style-name="Standard" style:family="paragraph">
      <style:paragraph-properties style:line-height-at-least="0.1319in"/>
      <style:text-properties style:font-name="Calibri" fo:color="#000000" fo:background-color="#FFFFFE"/>
    </style:style>
    <style:style style:name="P178" style:parent-style-name="Standard" style:family="paragraph">
      <style:paragraph-properties style:line-height-at-least="0.1319in"/>
      <style:text-properties style:font-name="Calibri" fo:color="#000000" fo:background-color="#FFFFFE"/>
    </style:style>
    <style:style style:name="P179"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180"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181" style:parent-style-name="Standard" style:family="paragraph">
      <style:paragraph-properties style:line-height-at-least="0.1319in"/>
    </style:style>
    <style:style style:name="T182" style:parent-style-name="DefaultParagraphFont" style:family="text">
      <style:text-properties style:font-name="Calibri" fo:font-weight="bold" style:font-weight-asian="bold" style:font-weight-complex="bold" fo:color="#0000FF" fo:background-color="#FFFFFE"/>
    </style:style>
    <style:style style:name="T183" style:parent-style-name="DefaultParagraphFont" style:family="text">
      <style:text-properties style:font-name="Calibri" fo:font-weight="bold" style:font-weight-asian="bold" style:font-weight-complex="bold" fo:color="#808080" fo:background-color="#FFFFFE"/>
    </style:style>
    <style:style style:name="T184" style:parent-style-name="DefaultParagraphFont" style:family="text">
      <style:text-properties style:font-name="Calibri" fo:font-weight="bold" style:font-weight-asian="bold" style:font-weight-complex="bold" fo:color="#000000" fo:background-color="#FFFFFE"/>
    </style:style>
    <style:style style:name="T185" style:parent-style-name="DefaultParagraphFont" style:family="text">
      <style:text-properties style:font-name="Calibri" fo:font-weight="bold" style:font-weight-asian="bold" style:font-weight-complex="bold" fo:color="#FF0000" fo:background-color="#FFFFFE"/>
    </style:style>
    <style:style style:name="T186" style:parent-style-name="DefaultParagraphFont" style:family="text">
      <style:text-properties style:font-name="Calibri" fo:font-weight="bold" style:font-weight-asian="bold" style:font-weight-complex="bold" fo:color="#000000" fo:background-color="#FFFFFE"/>
    </style:style>
    <style:style style:name="T187" style:parent-style-name="DefaultParagraphFont" style:family="text">
      <style:text-properties style:font-name="Calibri" fo:font-weight="bold" style:font-weight-asian="bold" style:font-weight-complex="bold" fo:color="#0000FF" fo:background-color="#FFFFFE"/>
    </style:style>
    <style:style style:name="T188" style:parent-style-name="DefaultParagraphFont" style:family="text">
      <style:text-properties style:font-name="Calibri" fo:font-weight="bold" style:font-weight-asian="bold" style:font-weight-complex="bold" fo:color="#000000" fo:background-color="#FFFFFE"/>
    </style:style>
    <style:style style:name="T189" style:parent-style-name="DefaultParagraphFont" style:family="text">
      <style:text-properties style:font-name="Calibri" fo:font-weight="bold" style:font-weight-asian="bold" style:font-weight-complex="bold" fo:color="#FF0000" fo:background-color="#FFFFFE"/>
    </style:style>
    <style:style style:name="T190" style:parent-style-name="DefaultParagraphFont" style:family="text">
      <style:text-properties style:font-name="Calibri" fo:font-weight="bold" style:font-weight-asian="bold" style:font-weight-complex="bold" fo:color="#000000" fo:background-color="#FFFFFE"/>
    </style:style>
    <style:style style:name="T191" style:parent-style-name="DefaultParagraphFont" style:family="text">
      <style:text-properties style:font-name="Calibri" fo:font-weight="bold" style:font-weight-asian="bold" style:font-weight-complex="bold" fo:color="#0000FF" fo:background-color="#FFFFFE"/>
    </style:style>
    <style:style style:name="P192" style:parent-style-name="Standard" style:family="paragraph">
      <style:paragraph-properties style:line-height-at-least="0.1319in"/>
    </style:style>
    <style:style style:name="T193" style:parent-style-name="DefaultParagraphFont" style:family="text">
      <style:text-properties style:font-name="Calibri" fo:color="#0000FF" fo:background-color="#FFFFFE"/>
    </style:style>
    <style:style style:name="T194" style:parent-style-name="DefaultParagraphFont" style:family="text">
      <style:text-properties style:font-name="Calibri" fo:color="#800000" fo:background-color="#FFFFFE"/>
    </style:style>
    <style:style style:name="T195" style:parent-style-name="DefaultParagraphFont" style:family="text">
      <style:text-properties style:font-name="Calibri" fo:color="#0000FF" fo:background-color="#FFFFFE"/>
    </style:style>
    <style:style style:name="P196" style:parent-style-name="Standard" style:family="paragraph">
      <style:paragraph-properties style:line-height-at-least="0.1319in"/>
    </style:style>
    <style:style style:name="T197" style:parent-style-name="DefaultParagraphFont" style:family="text">
      <style:text-properties style:font-name="Calibri" fo:color="#0000FF" fo:background-color="#FFFFFE"/>
    </style:style>
    <style:style style:name="T198" style:parent-style-name="DefaultParagraphFont" style:family="text">
      <style:text-properties style:font-name="Calibri" fo:color="#800000" fo:background-color="#FFFFFE"/>
    </style:style>
    <style:style style:name="T199" style:parent-style-name="DefaultParagraphFont" style:family="text">
      <style:text-properties style:font-name="Calibri" fo:color="#0000FF" fo:background-color="#FFFFFE"/>
    </style:style>
    <style:style style:name="T200" style:parent-style-name="DefaultParagraphFont" style:family="text">
      <style:text-properties style:font-name="Calibri" fo:color="#000000" fo:background-color="#FFFFFE"/>
    </style:style>
    <style:style style:name="T201" style:parent-style-name="DefaultParagraphFont" style:family="text">
      <style:text-properties style:font-name="Calibri" fo:color="#0000FF" fo:background-color="#FFFFFE"/>
    </style:style>
    <style:style style:name="T202" style:parent-style-name="DefaultParagraphFont" style:family="text">
      <style:text-properties style:font-name="Calibri" fo:color="#800000" fo:background-color="#FFFFFE"/>
    </style:style>
    <style:style style:name="T203" style:parent-style-name="DefaultParagraphFont" style:family="text">
      <style:text-properties style:font-name="Calibri" fo:color="#0000FF" fo:background-color="#FFFFFE"/>
    </style:style>
    <style:style style:name="P204" style:parent-style-name="Standard" style:family="paragraph">
      <style:paragraph-properties style:line-height-at-least="0.1319in"/>
    </style:style>
    <style:style style:name="T205" style:parent-style-name="DefaultParagraphFont" style:family="text">
      <style:text-properties style:font-name="Calibri" fo:color="#0000FF" fo:background-color="#FFFFFE"/>
    </style:style>
    <style:style style:name="T206" style:parent-style-name="DefaultParagraphFont" style:family="text">
      <style:text-properties style:font-name="Calibri" fo:color="#800000" fo:background-color="#FFFFFE"/>
    </style:style>
    <style:style style:name="T207" style:parent-style-name="DefaultParagraphFont" style:family="text">
      <style:text-properties style:font-name="Calibri" fo:color="#0000FF" fo:background-color="#FFFFFE"/>
    </style:style>
    <style:style style:name="T208" style:parent-style-name="DefaultParagraphFont" style:family="text">
      <style:text-properties style:font-name="Calibri" fo:color="#000000" fo:background-color="#FFFFFE"/>
    </style:style>
    <style:style style:name="T209" style:parent-style-name="DefaultParagraphFont" style:family="text">
      <style:text-properties style:font-name="Calibri" fo:color="#0000FF" fo:background-color="#FFFFFE"/>
    </style:style>
    <style:style style:name="T210" style:parent-style-name="DefaultParagraphFont" style:family="text">
      <style:text-properties style:font-name="Calibri" fo:color="#800000" fo:background-color="#FFFFFE"/>
    </style:style>
    <style:style style:name="T211" style:parent-style-name="DefaultParagraphFont" style:family="text">
      <style:text-properties style:font-name="Calibri" fo:color="#0000FF" fo:background-color="#FFFFFE"/>
    </style:style>
    <style:style style:name="P212" style:parent-style-name="Standard" style:family="paragraph">
      <style:paragraph-properties style:line-height-at-least="0.1319in"/>
    </style:style>
    <style:style style:name="T213" style:parent-style-name="DefaultParagraphFont" style:family="text">
      <style:text-properties style:font-name="Calibri" fo:color="#0000FF" fo:background-color="#FFFFFE"/>
    </style:style>
    <style:style style:name="T214" style:parent-style-name="DefaultParagraphFont" style:family="text">
      <style:text-properties style:font-name="Calibri" fo:color="#800000" fo:background-color="#FFFFFE"/>
    </style:style>
    <style:style style:name="T215" style:parent-style-name="DefaultParagraphFont" style:family="text">
      <style:text-properties style:font-name="Calibri" fo:color="#0000FF" fo:background-color="#FFFFFE"/>
    </style:style>
    <style:style style:name="P216" style:parent-style-name="Standard" style:family="paragraph">
      <style:paragraph-properties style:line-height-at-least="0.1319in"/>
      <style:text-properties style:font-name="Calibri" fo:font-weight="bold" style:font-weight-asian="bold" style:font-weight-complex="bold" fo:color="#00A933" fo:background-color="#FFFFFE"/>
    </style:style>
    <style:style style:name="P217" style:parent-style-name="Standard" style:family="paragraph">
      <style:paragraph-properties style:line-height-at-least="0.1319in"/>
      <style:text-properties style:font-name="Calibri" fo:font-weight="bold" style:font-weight-asian="bold" style:font-weight-complex="bold" fo:color="#00A933" fo:background-color="#FFFFFE"/>
    </style:style>
    <style:style style:name="P218"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219" style:parent-style-name="Standard" style:family="paragraph">
      <style:paragraph-properties style:line-height-at-least="0.1319in"/>
      <style:text-properties style:font-name="Calibri" fo:font-weight="bold" style:font-weight-asian="bold" style:font-weight-complex="bold" fo:color="#000000" fo:background-color="#FFFFFE"/>
    </style:style>
    <style:style style:name="P220" style:parent-style-name="Standard" style:family="paragraph">
      <style:paragraph-properties style:line-height-at-least="0.1319in"/>
    </style:style>
    <style:style style:name="T221" style:parent-style-name="DefaultParagraphFont" style:family="text">
      <style:text-properties style:font-name="Calibri" fo:color="#A31515" fo:background-color="#FFFFFE"/>
    </style:style>
    <style:style style:name="T222" style:parent-style-name="DefaultParagraphFont" style:family="text">
      <style:text-properties style:font-name="Calibri" fo:color="#000000" fo:background-color="#FFFFFE"/>
    </style:style>
    <style:style style:name="T223" style:parent-style-name="DefaultParagraphFont" style:family="text">
      <style:text-properties style:font-name="Calibri" fo:color="#0451A5" fo:background-color="#FFFFFE"/>
    </style:style>
    <style:style style:name="T224" style:parent-style-name="DefaultParagraphFont" style:family="text">
      <style:text-properties style:font-name="Calibri" fo:color="#000000" fo:background-color="#FFFFFE"/>
    </style:style>
    <style:style style:name="P225" style:parent-style-name="Standard" style:family="paragraph">
      <style:paragraph-properties style:line-height-at-least="0.1319in"/>
    </style:style>
    <style:style style:name="T226" style:parent-style-name="DefaultParagraphFont" style:family="text">
      <style:text-properties style:font-name="Calibri" fo:color="#A31515" fo:background-color="#FFFFFE"/>
    </style:style>
    <style:style style:name="T227" style:parent-style-name="DefaultParagraphFont" style:family="text">
      <style:text-properties style:font-name="Calibri" fo:color="#000000" fo:background-color="#FFFFFE"/>
    </style:style>
    <style:style style:name="T228" style:parent-style-name="DefaultParagraphFont" style:family="text">
      <style:text-properties style:font-name="Calibri" fo:color="#09885A" fo:background-color="#FFFFFE"/>
    </style:style>
    <style:style style:name="P229" style:parent-style-name="Standard" style:family="paragraph">
      <style:paragraph-properties style:line-height-at-least="0.1319in"/>
      <style:text-properties style:font-name="Calibri" fo:color="#000000" fo:background-color="#FFFFFE"/>
    </style:style>
    <style:style style:name="P230"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231"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232"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233" style:parent-style-name="Standard" style:family="paragraph">
      <style:paragraph-properties style:line-height-at-least="0.1319in"/>
    </style:style>
    <style:style style:name="T234" style:parent-style-name="DefaultParagraphFont" style:family="text">
      <style:text-properties style:font-name="Calibri" fo:font-weight="bold" style:font-weight-asian="bold" style:font-weight-complex="bold" fo:color="#0000FF" fo:background-color="#FFFFFE"/>
    </style:style>
    <style:style style:name="T235" style:parent-style-name="DefaultParagraphFont" style:family="text">
      <style:text-properties style:font-name="Calibri" fo:font-weight="bold" style:font-weight-asian="bold" style:font-weight-complex="bold" fo:color="#000000" fo:background-color="#FFFFFE"/>
    </style:style>
    <style:style style:name="T236" style:parent-style-name="DefaultParagraphFont" style:family="text">
      <style:text-properties style:font-name="Calibri" fo:font-weight="bold" style:font-weight-asian="bold" style:font-weight-complex="bold" fo:color="#09885A" fo:background-color="#FFFFFE"/>
    </style:style>
    <style:style style:name="P237" style:parent-style-name="Standard" style:family="paragraph">
      <style:paragraph-properties style:line-height-at-least="0.1319in"/>
    </style:style>
    <style:style style:name="T238" style:parent-style-name="DefaultParagraphFont" style:family="text">
      <style:text-properties style:font-name="Calibri" fo:color="#0000FF" fo:background-color="#FFFFFE"/>
    </style:style>
    <style:style style:name="T239" style:parent-style-name="DefaultParagraphFont" style:family="text">
      <style:text-properties style:font-name="Calibri" fo:color="#000000" fo:background-color="#FFFFFE"/>
    </style:style>
    <style:style style:name="P240" style:parent-style-name="Standard" style:family="paragraph">
      <style:paragraph-properties style:line-height-at-least="0.1319in"/>
      <style:text-properties style:font-name="Calibri" fo:color="#0000FF" fo:background-color="#FFFFFE"/>
    </style:style>
    <style:style style:name="P241" style:parent-style-name="Standard" style:family="paragraph">
      <style:paragraph-properties style:line-height-at-least="0.1319in"/>
    </style:style>
    <style:style style:name="T242" style:parent-style-name="DefaultParagraphFont" style:family="text">
      <style:text-properties style:font-name="Calibri" fo:color="#000000" fo:background-color="#FFFFFE"/>
    </style:style>
    <style:style style:name="T243" style:parent-style-name="DefaultParagraphFont" style:family="text">
      <style:text-properties style:font-name="Calibri" fo:color="#0000FF" fo:background-color="#FFFFFE"/>
    </style:style>
    <style:style style:name="T244" style:parent-style-name="DefaultParagraphFont" style:family="text">
      <style:text-properties style:font-name="Calibri" fo:color="#000000" fo:background-color="#FFFFFE"/>
    </style:style>
    <style:style style:name="P245"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246"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247" style:parent-style-name="Standard" style:family="paragraph">
      <style:paragraph-properties style:line-height-at-least="0.1319in"/>
      <style:text-properties style:font-name="Calibri" fo:font-weight="bold" style:font-weight-asian="bold" style:font-weight-complex="bold" fo:color="#069A2E" fo:background-color="#FFFFFE"/>
    </style:style>
    <style:style style:name="P248" style:parent-style-name="Standard" style:family="paragraph">
      <style:paragraph-properties style:line-height-at-least="0.1319in"/>
    </style:style>
    <style:style style:name="T249" style:parent-style-name="DefaultParagraphFont" style:family="text">
      <style:text-properties style:font-name="Calibri" fo:font-weight="bold" style:font-weight-asian="bold" style:font-weight-complex="bold" fo:color="#0000FF" fo:background-color="#FFFFFE"/>
    </style:style>
    <style:style style:name="T250" style:parent-style-name="DefaultParagraphFont" style:family="text">
      <style:text-properties style:font-name="Calibri" fo:font-weight="bold" style:font-weight-asian="bold" style:font-weight-complex="bold" fo:color="#808080" fo:background-color="#FFFFFE"/>
    </style:style>
    <style:style style:name="T251" style:parent-style-name="DefaultParagraphFont" style:family="text">
      <style:text-properties style:font-name="Calibri" fo:font-weight="bold" style:font-weight-asian="bold" style:font-weight-complex="bold" fo:color="#000000" fo:background-color="#FFFFFE"/>
    </style:style>
    <style:style style:name="T252" style:parent-style-name="DefaultParagraphFont" style:family="text">
      <style:text-properties style:font-name="Calibri" fo:font-weight="bold" style:font-weight-asian="bold" style:font-weight-complex="bold" fo:color="#FF0000" fo:background-color="#FFFFFE"/>
    </style:style>
    <style:style style:name="T253" style:parent-style-name="DefaultParagraphFont" style:family="text">
      <style:text-properties style:font-name="Calibri" fo:font-weight="bold" style:font-weight-asian="bold" style:font-weight-complex="bold" fo:color="#000000" fo:background-color="#FFFFFE"/>
    </style:style>
    <style:style style:name="T254" style:parent-style-name="DefaultParagraphFont" style:family="text">
      <style:text-properties style:font-name="Calibri" fo:font-weight="bold" style:font-weight-asian="bold" style:font-weight-complex="bold" fo:color="#0000FF" fo:background-color="#FFFFFE"/>
    </style:style>
    <style:style style:name="T255" style:parent-style-name="DefaultParagraphFont" style:family="text">
      <style:text-properties style:font-name="Calibri" fo:font-weight="bold" style:font-weight-asian="bold" style:font-weight-complex="bold" fo:color="#000000" fo:background-color="#FFFFFE"/>
    </style:style>
    <style:style style:name="T256" style:parent-style-name="DefaultParagraphFont" style:family="text">
      <style:text-properties style:font-name="Calibri" fo:font-weight="bold" style:font-weight-asian="bold" style:font-weight-complex="bold" fo:color="#FF0000" fo:background-color="#FFFFFE"/>
    </style:style>
    <style:style style:name="T257" style:parent-style-name="DefaultParagraphFont" style:family="text">
      <style:text-properties style:font-name="Calibri" fo:font-weight="bold" style:font-weight-asian="bold" style:font-weight-complex="bold" fo:color="#000000" fo:background-color="#FFFFFE"/>
    </style:style>
    <style:style style:name="T258" style:parent-style-name="DefaultParagraphFont" style:family="text">
      <style:text-properties style:font-name="Calibri" fo:font-weight="bold" style:font-weight-asian="bold" style:font-weight-complex="bold" fo:color="#0000FF" fo:background-color="#FFFFFE"/>
    </style:style>
    <style:style style:name="P259" style:parent-style-name="Standard" style:family="paragraph">
      <style:paragraph-properties style:line-height-at-least="0.1319in"/>
    </style:style>
    <style:style style:name="T260" style:parent-style-name="DefaultParagraphFont" style:family="text">
      <style:text-properties style:font-name="Calibri" fo:color="#0000FF" fo:background-color="#FFFFFE"/>
    </style:style>
    <style:style style:name="T261" style:parent-style-name="DefaultParagraphFont" style:family="text">
      <style:text-properties style:font-name="Calibri" fo:color="#800000" fo:background-color="#FFFFFE"/>
    </style:style>
    <style:style style:name="T262" style:parent-style-name="DefaultParagraphFont" style:family="text">
      <style:text-properties style:font-name="Calibri" fo:color="#0000FF" fo:background-color="#FFFFFE"/>
    </style:style>
    <style:style style:name="P263" style:parent-style-name="Standard" style:family="paragraph">
      <style:paragraph-properties style:line-height-at-least="0.1319in"/>
    </style:style>
    <style:style style:name="T264" style:parent-style-name="DefaultParagraphFont" style:family="text">
      <style:text-properties style:font-name="Calibri" fo:color="#0000FF" fo:background-color="#FFFFFE"/>
    </style:style>
    <style:style style:name="T265" style:parent-style-name="DefaultParagraphFont" style:family="text">
      <style:text-properties style:font-name="Calibri" fo:color="#800000" fo:background-color="#FFFFFE"/>
    </style:style>
    <style:style style:name="T266" style:parent-style-name="DefaultParagraphFont" style:family="text">
      <style:text-properties style:font-name="Calibri" fo:color="#0000FF" fo:background-color="#FFFFFE"/>
    </style:style>
    <style:style style:name="T267" style:parent-style-name="DefaultParagraphFont" style:family="text">
      <style:text-properties style:font-name="Calibri" fo:color="#000000" fo:background-color="#FFFFFE"/>
    </style:style>
    <style:style style:name="T268" style:parent-style-name="DefaultParagraphFont" style:family="text">
      <style:text-properties style:font-name="Calibri" fo:color="#0000FF" fo:background-color="#FFFFFE"/>
    </style:style>
    <style:style style:name="T269" style:parent-style-name="DefaultParagraphFont" style:family="text">
      <style:text-properties style:font-name="Calibri" fo:color="#800000" fo:background-color="#FFFFFE"/>
    </style:style>
    <style:style style:name="T270" style:parent-style-name="DefaultParagraphFont" style:family="text">
      <style:text-properties style:font-name="Calibri" fo:color="#0000FF" fo:background-color="#FFFFFE"/>
    </style:style>
    <style:style style:name="P271" style:parent-style-name="Standard" style:family="paragraph">
      <style:paragraph-properties style:line-height-at-least="0.1319in"/>
    </style:style>
    <style:style style:name="T272" style:parent-style-name="DefaultParagraphFont" style:family="text">
      <style:text-properties style:font-name="Calibri" fo:color="#0000FF" fo:background-color="#FFFFFE"/>
    </style:style>
    <style:style style:name="T273" style:parent-style-name="DefaultParagraphFont" style:family="text">
      <style:text-properties style:font-name="Calibri" fo:color="#800000" fo:background-color="#FFFFFE"/>
    </style:style>
    <style:style style:name="T274" style:parent-style-name="DefaultParagraphFont" style:family="text">
      <style:text-properties style:font-name="Calibri" fo:color="#0000FF" fo:background-color="#FFFFFE"/>
    </style:style>
    <style:style style:name="T275" style:parent-style-name="DefaultParagraphFont" style:family="text">
      <style:text-properties style:font-name="Calibri" fo:color="#000000" fo:background-color="#FFFFFE"/>
    </style:style>
    <style:style style:name="T276" style:parent-style-name="DefaultParagraphFont" style:family="text">
      <style:text-properties style:font-name="Calibri" fo:color="#0000FF" fo:background-color="#FFFFFE"/>
    </style:style>
    <style:style style:name="T277" style:parent-style-name="DefaultParagraphFont" style:family="text">
      <style:text-properties style:font-name="Calibri" fo:color="#800000" fo:background-color="#FFFFFE"/>
    </style:style>
    <style:style style:name="T278" style:parent-style-name="DefaultParagraphFont" style:family="text">
      <style:text-properties style:font-name="Calibri" fo:color="#0000FF" fo:background-color="#FFFFFE"/>
    </style:style>
    <style:style style:name="P279" style:parent-style-name="Standard" style:family="paragraph">
      <style:paragraph-properties style:line-height-at-least="0.1319in"/>
    </style:style>
    <style:style style:name="T280" style:parent-style-name="DefaultParagraphFont" style:family="text">
      <style:text-properties style:font-name="Calibri" fo:color="#0000FF" fo:background-color="#FFFFFE"/>
    </style:style>
    <style:style style:name="T281" style:parent-style-name="DefaultParagraphFont" style:family="text">
      <style:text-properties style:font-name="Calibri" fo:color="#800000" fo:background-color="#FFFFFE"/>
    </style:style>
    <style:style style:name="T282" style:parent-style-name="DefaultParagraphFont" style:family="text">
      <style:text-properties style:font-name="Calibri" fo:color="#0000FF" fo:background-color="#FFFFFE"/>
    </style:style>
    <style:style style:name="P283" style:parent-style-name="Standard" style:family="paragraph">
      <style:paragraph-properties style:line-height-at-least="0.1319in"/>
      <style:text-properties style:font-name="Calibri" fo:color="#0000FF" fo:background-color="#FFFFFE"/>
    </style:style>
    <style:style style:name="P284"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85"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86"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87"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88"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89"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90"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91"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92" style:parent-style-name="Standard" style:family="paragraph">
      <style:paragraph-properties style:line-height-at-least="0.1319in"/>
      <style:text-properties style:font-name="Calibri" fo:font-weight="bold" style:font-weight-asian="bold" style:font-weight-complex="bold" fo:color="#C9211E" fo:background-color="#FFFFFE"/>
    </style:style>
    <style:style style:name="P293" style:parent-style-name="Standard" style:family="paragraph">
      <style:paragraph-properties style:line-height-at-least="0.1319in"/>
      <style:text-properties style:font-name="Calibri" fo:font-weight="bold" style:font-weight-asian="bold" style:font-weight-complex="bold" fo:color="#000000" fo:background-color="#FFFFFE"/>
    </style:style>
    <style:style style:name="P294" style:parent-style-name="Standard" style:family="paragraph">
      <style:paragraph-properties style:line-height-at-least="0.1319in"/>
    </style:style>
    <style:style style:name="T295" style:parent-style-name="DefaultParagraphFont" style:family="text">
      <style:text-properties style:font-name="Calibri" fo:color="#A31515" fo:background-color="#FFFFFE"/>
    </style:style>
    <style:style style:name="T296" style:parent-style-name="DefaultParagraphFont" style:family="text">
      <style:text-properties style:font-name="Calibri" fo:color="#000000" fo:background-color="#FFFFFE"/>
    </style:style>
    <style:style style:name="P297" style:parent-style-name="Standard" style:family="paragraph">
      <style:paragraph-properties style:line-height-at-least="0.1319in"/>
      <style:text-properties style:font-name="Calibri" fo:color="#000000" fo:background-color="#FFFFFE"/>
    </style:style>
    <style:style style:name="P298" style:parent-style-name="Standard" style:family="paragraph">
      <style:paragraph-properties style:line-height-at-least="0.1319in"/>
    </style:style>
    <style:style style:name="T299" style:parent-style-name="DefaultParagraphFont" style:family="text">
      <style:text-properties style:font-name="Calibri" fo:color="#A31515" fo:background-color="#FFFFFE"/>
    </style:style>
    <style:style style:name="T300" style:parent-style-name="DefaultParagraphFont" style:family="text">
      <style:text-properties style:font-name="Calibri" fo:color="#000000" fo:background-color="#FFFFFE"/>
    </style:style>
    <style:style style:name="T301" style:parent-style-name="DefaultParagraphFont" style:family="text">
      <style:text-properties style:font-name="Calibri" fo:color="#0451A5" fo:background-color="#FFFFFE"/>
    </style:style>
    <style:style style:name="T302" style:parent-style-name="DefaultParagraphFont" style:family="text">
      <style:text-properties style:font-name="Calibri" fo:color="#000000" fo:background-color="#FFFFFE"/>
    </style:style>
    <style:style style:name="P303" style:parent-style-name="Standard" style:family="paragraph">
      <style:paragraph-properties style:line-height-at-least="0.1319in"/>
    </style:style>
    <style:style style:name="T304" style:parent-style-name="DefaultParagraphFont" style:family="text">
      <style:text-properties style:font-name="Calibri" fo:color="#A31515" fo:background-color="#FFFFFE"/>
    </style:style>
    <style:style style:name="T305" style:parent-style-name="DefaultParagraphFont" style:family="text">
      <style:text-properties style:font-name="Calibri" fo:color="#000000" fo:background-color="#FFFFFE"/>
    </style:style>
    <style:style style:name="T306" style:parent-style-name="DefaultParagraphFont" style:family="text">
      <style:text-properties style:font-name="Calibri" fo:color="#0451A5" fo:background-color="#FFFFFE"/>
    </style:style>
    <style:style style:name="T307" style:parent-style-name="DefaultParagraphFont" style:family="text">
      <style:text-properties style:font-name="Calibri" fo:color="#000000" fo:background-color="#FFFFFE"/>
    </style:style>
    <style:style style:name="P308" style:parent-style-name="Standard" style:family="paragraph">
      <style:paragraph-properties style:line-height-at-least="0.1319in"/>
    </style:style>
    <style:style style:name="T309" style:parent-style-name="DefaultParagraphFont" style:family="text">
      <style:text-properties style:font-name="Calibri" fo:color="#A31515" fo:background-color="#FFFFFE"/>
    </style:style>
    <style:style style:name="T310" style:parent-style-name="DefaultParagraphFont" style:family="text">
      <style:text-properties style:font-name="Calibri" fo:color="#000000" fo:background-color="#FFFFFE"/>
    </style:style>
    <style:style style:name="P311" style:parent-style-name="Standard" style:family="paragraph">
      <style:paragraph-properties style:line-height-at-least="0.1319in"/>
    </style:style>
    <style:style style:name="T312" style:parent-style-name="DefaultParagraphFont" style:family="text">
      <style:text-properties style:font-name="Calibri" fo:color="#A31515" fo:background-color="#FFFFFE"/>
    </style:style>
    <style:style style:name="T313" style:parent-style-name="DefaultParagraphFont" style:family="text">
      <style:text-properties style:font-name="Calibri" fo:color="#000000" fo:background-color="#FFFFFE"/>
    </style:style>
    <style:style style:name="T314" style:parent-style-name="DefaultParagraphFont" style:family="text">
      <style:text-properties style:font-name="Calibri" fo:color="#0451A5" fo:background-color="#FFFFFE"/>
    </style:style>
    <style:style style:name="T315" style:parent-style-name="DefaultParagraphFont" style:family="text">
      <style:text-properties style:font-name="Calibri" fo:color="#000000" fo:background-color="#FFFFFE"/>
    </style:style>
    <style:style style:name="P316" style:parent-style-name="Standard" style:family="paragraph">
      <style:paragraph-properties style:line-height-at-least="0.1319in"/>
    </style:style>
    <style:style style:name="T317" style:parent-style-name="DefaultParagraphFont" style:family="text">
      <style:text-properties style:font-name="Calibri" fo:color="#A31515" fo:background-color="#FFFFFE"/>
    </style:style>
    <style:style style:name="T318" style:parent-style-name="DefaultParagraphFont" style:family="text">
      <style:text-properties style:font-name="Calibri" fo:color="#000000" fo:background-color="#FFFFFE"/>
    </style:style>
    <style:style style:name="T319" style:parent-style-name="DefaultParagraphFont" style:family="text">
      <style:text-properties style:font-name="Calibri" fo:color="#0451A5" fo:background-color="#FFFFFE"/>
    </style:style>
    <style:style style:name="P320" style:parent-style-name="Standard" style:family="paragraph">
      <style:paragraph-properties style:line-height-at-least="0.1319in"/>
      <style:text-properties style:font-name="Calibri" fo:color="#000000" fo:background-color="#FFFFFE"/>
    </style:style>
    <style:style style:name="P321" style:parent-style-name="Standard" style:family="paragraph">
      <style:paragraph-properties style:line-height-at-least="0.1319in"/>
    </style:style>
    <style:style style:name="T322" style:parent-style-name="DefaultParagraphFont" style:family="text">
      <style:text-properties style:font-name="Calibri" fo:color="#A31515" fo:background-color="#FFFFFE"/>
    </style:style>
    <style:style style:name="T323" style:parent-style-name="DefaultParagraphFont" style:family="text">
      <style:text-properties style:font-name="Calibri" fo:color="#000000" fo:background-color="#FFFFFE"/>
    </style:style>
    <style:style style:name="P324" style:parent-style-name="Standard" style:family="paragraph">
      <style:paragraph-properties style:line-height-at-least="0.1319in"/>
    </style:style>
    <style:style style:name="T325" style:parent-style-name="DefaultParagraphFont" style:family="text">
      <style:text-properties style:font-name="Calibri" fo:color="#A31515" fo:background-color="#FFFFFE"/>
    </style:style>
    <style:style style:name="T326" style:parent-style-name="DefaultParagraphFont" style:family="text">
      <style:text-properties style:font-name="Calibri" fo:color="#000000" fo:background-color="#FFFFFE"/>
    </style:style>
    <style:style style:name="P327" style:parent-style-name="Standard" style:family="paragraph">
      <style:paragraph-properties style:line-height-at-least="0.1319in"/>
    </style:style>
    <style:style style:name="T328" style:parent-style-name="DefaultParagraphFont" style:family="text">
      <style:text-properties style:font-name="Calibri" fo:color="#A31515" fo:background-color="#FFFFFE"/>
    </style:style>
    <style:style style:name="T329" style:parent-style-name="DefaultParagraphFont" style:family="text">
      <style:text-properties style:font-name="Calibri" fo:color="#000000" fo:background-color="#FFFFFE"/>
    </style:style>
    <style:style style:name="P330" style:parent-style-name="Standard" style:family="paragraph">
      <style:paragraph-properties style:line-height-at-least="0.1319in"/>
    </style:style>
    <style:style style:name="T331" style:parent-style-name="DefaultParagraphFont" style:family="text">
      <style:text-properties style:font-name="Calibri" fo:color="#A31515" fo:background-color="#FFFFFE"/>
    </style:style>
    <style:style style:name="T332" style:parent-style-name="DefaultParagraphFont" style:family="text">
      <style:text-properties style:font-name="Calibri" fo:color="#000000" fo:background-color="#FFFFFE"/>
    </style:style>
    <style:style style:name="T333" style:parent-style-name="DefaultParagraphFont" style:family="text">
      <style:text-properties style:font-name="Calibri" fo:color="#09885A" fo:background-color="#FFFFFE"/>
    </style:style>
    <style:style style:name="T334" style:parent-style-name="DefaultParagraphFont" style:family="text">
      <style:text-properties style:font-name="Calibri" fo:color="#000000" fo:background-color="#FFFFFE"/>
    </style:style>
    <style:style style:name="P335" style:parent-style-name="Standard" style:family="paragraph">
      <style:paragraph-properties style:line-height-at-least="0.1319in"/>
    </style:style>
    <style:style style:name="T336" style:parent-style-name="DefaultParagraphFont" style:family="text">
      <style:text-properties style:font-name="Calibri" fo:color="#A31515" fo:background-color="#FFFFFE"/>
    </style:style>
    <style:style style:name="T337" style:parent-style-name="DefaultParagraphFont" style:family="text">
      <style:text-properties style:font-name="Calibri" fo:color="#000000" fo:background-color="#FFFFFE"/>
    </style:style>
    <style:style style:name="T338" style:parent-style-name="DefaultParagraphFont" style:family="text">
      <style:text-properties style:font-name="Calibri" fo:color="#0451A5" fo:background-color="#FFFFFE"/>
    </style:style>
    <style:style style:name="P339" style:parent-style-name="Standard" style:family="paragraph">
      <style:paragraph-properties style:line-height-at-least="0.1319in"/>
      <style:text-properties style:font-name="Calibri" fo:color="#000000" fo:background-color="#FFFFFE"/>
    </style:style>
    <style:style style:name="P340" style:parent-style-name="Standard" style:family="paragraph">
      <style:paragraph-properties style:line-height-at-least="0.1319in"/>
      <style:text-properties style:font-name="Calibri" fo:color="#000000" fo:background-color="#FFFFFE"/>
    </style:style>
    <style:style style:name="P341" style:parent-style-name="Standard" style:family="paragraph">
      <style:paragraph-properties style:line-height-at-least="0.1319in"/>
      <style:text-properties style:font-name="Calibri" fo:color="#000000" fo:background-color="#FFFFFE"/>
    </style:style>
    <style:style style:name="P342" style:parent-style-name="Standard" style:family="paragraph">
      <style:paragraph-properties style:line-height-at-least="0.1319in"/>
      <style:text-properties style:font-name="Calibri" fo:color="#000000" fo:background-color="#FFFFFE"/>
    </style:style>
    <style:style style:name="P343" style:parent-style-name="Standard" style:family="paragraph">
      <style:paragraph-properties style:line-height-at-least="0.1319in"/>
      <style:text-properties style:font-name="Calibri" fo:color="#000000" fo:background-color="#FFFFFE"/>
    </style:style>
    <style:style style:name="P344" style:parent-style-name="Standard" style:family="paragraph">
      <style:paragraph-properties style:line-height-at-least="0.1319in"/>
    </style:style>
    <style:style style:name="T345" style:parent-style-name="DefaultParagraphFont" style:family="text">
      <style:text-properties style:font-name="Calibri" fo:color="#A31515" fo:background-color="#FFFFFE"/>
    </style:style>
    <style:style style:name="T346" style:parent-style-name="DefaultParagraphFont" style:family="text">
      <style:text-properties style:font-name="Calibri" fo:color="#000000" fo:background-color="#FFFFFE"/>
    </style:style>
    <style:style style:name="P347" style:parent-style-name="Standard" style:family="paragraph">
      <style:paragraph-properties style:line-height-at-least="0.1319in"/>
      <style:text-properties style:font-name="Calibri" fo:color="#000000" fo:background-color="#FFFFFE"/>
    </style:style>
    <style:style style:name="P348" style:parent-style-name="Standard" style:family="paragraph">
      <style:paragraph-properties style:line-height-at-least="0.1319in"/>
    </style:style>
    <style:style style:name="T349" style:parent-style-name="DefaultParagraphFont" style:family="text">
      <style:text-properties style:font-name="Calibri" fo:color="#A31515" fo:background-color="#FFFFFE"/>
    </style:style>
    <style:style style:name="T350" style:parent-style-name="DefaultParagraphFont" style:family="text">
      <style:text-properties style:font-name="Calibri" fo:color="#000000" fo:background-color="#FFFFFE"/>
    </style:style>
    <style:style style:name="T351" style:parent-style-name="DefaultParagraphFont" style:family="text">
      <style:text-properties style:font-name="Calibri" fo:color="#0451A5" fo:background-color="#FFFFFE"/>
    </style:style>
    <style:style style:name="T352" style:parent-style-name="DefaultParagraphFont" style:family="text">
      <style:text-properties style:font-name="Calibri" fo:color="#000000" fo:background-color="#FFFFFE"/>
    </style:style>
    <style:style style:name="P353" style:parent-style-name="Standard" style:family="paragraph">
      <style:paragraph-properties style:line-height-at-least="0.1319in"/>
    </style:style>
    <style:style style:name="T354" style:parent-style-name="DefaultParagraphFont" style:family="text">
      <style:text-properties style:font-name="Calibri" fo:color="#A31515" fo:background-color="#FFFFFE"/>
    </style:style>
    <style:style style:name="T355" style:parent-style-name="DefaultParagraphFont" style:family="text">
      <style:text-properties style:font-name="Calibri" fo:color="#000000" fo:background-color="#FFFFFE"/>
    </style:style>
    <style:style style:name="T356" style:parent-style-name="DefaultParagraphFont" style:family="text">
      <style:text-properties style:font-name="Calibri" fo:color="#0451A5" fo:background-color="#FFFFFE"/>
    </style:style>
    <style:style style:name="T357" style:parent-style-name="DefaultParagraphFont" style:family="text">
      <style:text-properties style:font-name="Calibri" fo:color="#000000" fo:background-color="#FFFFFE"/>
    </style:style>
    <style:style style:name="P358" style:parent-style-name="Standard" style:family="paragraph">
      <style:paragraph-properties style:line-height-at-least="0.1319in"/>
    </style:style>
    <style:style style:name="T359" style:parent-style-name="DefaultParagraphFont" style:family="text">
      <style:text-properties style:font-name="Calibri" fo:color="#A31515" fo:background-color="#FFFFFE"/>
    </style:style>
    <style:style style:name="T360" style:parent-style-name="DefaultParagraphFont" style:family="text">
      <style:text-properties style:font-name="Calibri" fo:color="#000000" fo:background-color="#FFFFFE"/>
    </style:style>
    <style:style style:name="P361" style:parent-style-name="Standard" style:family="paragraph">
      <style:paragraph-properties style:line-height-at-least="0.1319in"/>
    </style:style>
    <style:style style:name="T362" style:parent-style-name="DefaultParagraphFont" style:family="text">
      <style:text-properties style:font-name="Calibri" fo:color="#A31515" fo:background-color="#FFFFFE"/>
    </style:style>
    <style:style style:name="T363" style:parent-style-name="DefaultParagraphFont" style:family="text">
      <style:text-properties style:font-name="Calibri" fo:color="#000000" fo:background-color="#FFFFFE"/>
    </style:style>
    <style:style style:name="T364" style:parent-style-name="DefaultParagraphFont" style:family="text">
      <style:text-properties style:font-name="Calibri" fo:color="#0451A5" fo:background-color="#FFFFFE"/>
    </style:style>
    <style:style style:name="T365" style:parent-style-name="DefaultParagraphFont" style:family="text">
      <style:text-properties style:font-name="Calibri" fo:color="#000000" fo:background-color="#FFFFFE"/>
    </style:style>
    <style:style style:name="P366" style:parent-style-name="Standard" style:family="paragraph">
      <style:paragraph-properties style:line-height-at-least="0.1319in"/>
    </style:style>
    <style:style style:name="T367" style:parent-style-name="DefaultParagraphFont" style:family="text">
      <style:text-properties style:font-name="Calibri" fo:color="#A31515" fo:background-color="#FFFFFE"/>
    </style:style>
    <style:style style:name="T368" style:parent-style-name="DefaultParagraphFont" style:family="text">
      <style:text-properties style:font-name="Calibri" fo:color="#000000" fo:background-color="#FFFFFE"/>
    </style:style>
    <style:style style:name="T369" style:parent-style-name="DefaultParagraphFont" style:family="text">
      <style:text-properties style:font-name="Calibri" fo:color="#09885A" fo:background-color="#FFFFFE"/>
    </style:style>
    <style:style style:name="T370" style:parent-style-name="DefaultParagraphFont" style:family="text">
      <style:text-properties style:font-name="Calibri" fo:color="#000000" fo:background-color="#FFFFFE"/>
    </style:style>
    <style:style style:name="P371" style:parent-style-name="Standard" style:family="paragraph">
      <style:paragraph-properties style:line-height-at-least="0.1319in"/>
    </style:style>
    <style:style style:name="T372" style:parent-style-name="DefaultParagraphFont" style:family="text">
      <style:text-properties style:font-name="Calibri" fo:color="#A31515" fo:background-color="#FFFFFE"/>
    </style:style>
    <style:style style:name="T373" style:parent-style-name="DefaultParagraphFont" style:family="text">
      <style:text-properties style:font-name="Calibri" fo:color="#000000" fo:background-color="#FFFFFE"/>
    </style:style>
    <style:style style:name="T374" style:parent-style-name="DefaultParagraphFont" style:family="text">
      <style:text-properties style:font-name="Calibri" fo:color="#0451A5" fo:background-color="#FFFFFE"/>
    </style:style>
    <style:style style:name="T375" style:parent-style-name="DefaultParagraphFont" style:family="text">
      <style:text-properties style:font-name="Calibri" fo:color="#000000" fo:background-color="#FFFFFE"/>
    </style:style>
    <style:style style:name="P376" style:parent-style-name="Standard" style:family="paragraph">
      <style:paragraph-properties style:line-height-at-least="0.1319in"/>
    </style:style>
    <style:style style:name="T377" style:parent-style-name="DefaultParagraphFont" style:family="text">
      <style:text-properties style:font-name="Calibri" fo:color="#A31515" fo:background-color="#FFFFFE"/>
    </style:style>
    <style:style style:name="T378" style:parent-style-name="DefaultParagraphFont" style:family="text">
      <style:text-properties style:font-name="Calibri" fo:color="#000000" fo:background-color="#FFFFFE"/>
    </style:style>
    <style:style style:name="T379" style:parent-style-name="DefaultParagraphFont" style:family="text">
      <style:text-properties style:font-name="Calibri" fo:color="#09885A" fo:background-color="#FFFFFE"/>
    </style:style>
    <style:style style:name="T380" style:parent-style-name="DefaultParagraphFont" style:family="text">
      <style:text-properties style:font-name="Calibri" fo:color="#000000" fo:background-color="#FFFFFE"/>
    </style:style>
    <style:style style:name="P381" style:parent-style-name="Standard" style:family="paragraph">
      <style:paragraph-properties style:line-height-at-least="0.1319in"/>
    </style:style>
    <style:style style:name="T382" style:parent-style-name="DefaultParagraphFont" style:family="text">
      <style:text-properties style:font-name="Calibri" fo:color="#A31515" fo:background-color="#FFFFFE"/>
    </style:style>
    <style:style style:name="T383" style:parent-style-name="DefaultParagraphFont" style:family="text">
      <style:text-properties style:font-name="Calibri" fo:color="#000000" fo:background-color="#FFFFFE"/>
    </style:style>
    <style:style style:name="T384" style:parent-style-name="DefaultParagraphFont" style:family="text">
      <style:text-properties style:font-name="Calibri" fo:color="#0451A5" fo:background-color="#FFFFFE"/>
    </style:style>
    <style:style style:name="P385" style:parent-style-name="Standard" style:family="paragraph">
      <style:paragraph-properties style:line-height-at-least="0.1319in"/>
      <style:text-properties style:font-name="Calibri" fo:color="#000000" fo:background-color="#FFFFFE"/>
    </style:style>
    <style:style style:name="P386" style:parent-style-name="Standard" style:family="paragraph">
      <style:paragraph-properties style:line-height-at-least="0.1319in"/>
      <style:text-properties style:font-name="Calibri" fo:color="#000000" fo:background-color="#FFFFFE"/>
    </style:style>
    <style:style style:name="P387" style:parent-style-name="Standard" style:family="paragraph">
      <style:paragraph-properties style:line-height-at-least="0.1319in"/>
      <style:text-properties style:font-name="Calibri" fo:color="#000000" fo:background-color="#FFFFFE"/>
    </style:style>
    <style:style style:name="P388" style:parent-style-name="Standard" style:family="paragraph">
      <style:paragraph-properties style:line-height-at-least="0.1319in"/>
      <style:text-properties style:font-name="Calibri" fo:color="#000000" fo:background-color="#FFFFFE"/>
    </style:style>
    <style:style style:name="P389" style:parent-style-name="Standard" style:family="paragraph">
      <style:paragraph-properties style:line-height-at-least="0.1319in"/>
      <style:text-properties style:font-name="Calibri" fo:font-weight="bold" style:font-weight-asian="bold" style:font-weight-complex="bold" fo:color="#FF0000" fo:background-color="#FFFFFE"/>
    </style:style>
    <style:style style:name="P390" style:parent-style-name="Standard" style:family="paragraph">
      <style:paragraph-properties style:line-height-at-least="0.1319in"/>
      <style:text-properties style:font-name="Calibri" fo:font-weight="bold" style:font-weight-asian="bold" style:font-weight-complex="bold" fo:color="#FF0000" fo:background-color="#FFFFFE"/>
    </style:style>
    <style:style style:name="P391" style:parent-style-name="Standard" style:family="paragraph">
      <style:paragraph-properties style:line-height-at-least="0.1319in"/>
      <style:text-properties style:font-name="Calibri\" fo:color="#000000" fo:background-color="#FFFFFE"/>
    </style:style>
    <style:style style:name="P392" style:parent-style-name="Standard" style:family="paragraph">
      <style:paragraph-properties style:line-height-at-least="0.1319in"/>
    </style:style>
    <style:style style:name="T393" style:parent-style-name="DefaultParagraphFont" style:family="text">
      <style:text-properties style:font-name="Calibri\" fo:color="#A31515" fo:background-color="#FFFFFE"/>
    </style:style>
    <style:style style:name="T394" style:parent-style-name="DefaultParagraphFont" style:family="text">
      <style:text-properties style:font-name="Calibri\" fo:color="#000000" fo:background-color="#FFFFFE"/>
    </style:style>
    <style:style style:name="P395" style:parent-style-name="Standard" style:family="paragraph">
      <style:paragraph-properties style:line-height-at-least="0.1319in"/>
    </style:style>
    <style:style style:name="T396" style:parent-style-name="DefaultParagraphFont" style:family="text">
      <style:text-properties style:font-name="Calibri\" fo:color="#A31515" fo:background-color="#FFFFFE"/>
    </style:style>
    <style:style style:name="T397" style:parent-style-name="DefaultParagraphFont" style:family="text">
      <style:text-properties style:font-name="Calibri\" fo:color="#000000" fo:background-color="#FFFFFE"/>
    </style:style>
    <style:style style:name="T398" style:parent-style-name="DefaultParagraphFont" style:family="text">
      <style:text-properties style:font-name="Calibri\" fo:color="#0451A5" fo:background-color="#FFFFFE"/>
    </style:style>
    <style:style style:name="T399" style:parent-style-name="DefaultParagraphFont" style:family="text">
      <style:text-properties style:font-name="Calibri\" fo:color="#000000" fo:background-color="#FFFFFE"/>
    </style:style>
    <style:style style:name="P400" style:parent-style-name="Standard" style:family="paragraph">
      <style:paragraph-properties style:line-height-at-least="0.1319in"/>
    </style:style>
    <style:style style:name="T401" style:parent-style-name="DefaultParagraphFont" style:family="text">
      <style:text-properties style:font-name="Calibri\" fo:color="#A31515" fo:background-color="#FFFFFE"/>
    </style:style>
    <style:style style:name="T402" style:parent-style-name="DefaultParagraphFont" style:family="text">
      <style:text-properties style:font-name="Calibri\" fo:color="#000000" fo:background-color="#FFFFFE"/>
    </style:style>
    <style:style style:name="P403" style:parent-style-name="Standard" style:family="paragraph">
      <style:paragraph-properties style:line-height-at-least="0.1319in"/>
    </style:style>
    <style:style style:name="T404" style:parent-style-name="DefaultParagraphFont" style:family="text">
      <style:text-properties style:font-name="Calibri\" fo:color="#A31515" fo:background-color="#FFFFFE"/>
    </style:style>
    <style:style style:name="T405" style:parent-style-name="DefaultParagraphFont" style:family="text">
      <style:text-properties style:font-name="Calibri\" fo:color="#000000" fo:background-color="#FFFFFE"/>
    </style:style>
    <style:style style:name="T406" style:parent-style-name="DefaultParagraphFont" style:family="text">
      <style:text-properties style:font-name="Calibri\" fo:color="#0451A5" fo:background-color="#FFFFFE"/>
    </style:style>
    <style:style style:name="P407" style:parent-style-name="Standard" style:family="paragraph">
      <style:paragraph-properties style:line-height-at-least="0.1319in"/>
      <style:text-properties style:font-name="Calibri\" fo:color="#000000" fo:background-color="#FFFFFE"/>
    </style:style>
    <style:style style:name="P408" style:parent-style-name="Standard" style:family="paragraph">
      <style:paragraph-properties style:line-height-at-least="0.1319in"/>
      <style:text-properties style:font-name="Calibri" fo:color="#000000" fo:background-color="#FFFFFE"/>
    </style:style>
    <style:style style:name="P409" style:parent-style-name="Standard" style:family="paragraph">
      <style:paragraph-properties style:line-height-at-least="0.1319in"/>
    </style:style>
    <style:style style:name="T410" style:parent-style-name="DefaultParagraphFont" style:family="text">
      <style:text-properties style:font-name="Calibri" fo:color="#A31515" fo:background-color="#FFFFFE"/>
    </style:style>
    <style:style style:name="T411" style:parent-style-name="DefaultParagraphFont" style:family="text">
      <style:text-properties style:font-name="Calibri" fo:color="#000000" fo:background-color="#FFFFFE"/>
    </style:style>
    <style:style style:name="P412" style:parent-style-name="Standard" style:family="paragraph">
      <style:paragraph-properties style:line-height-at-least="0.1319in"/>
    </style:style>
    <style:style style:name="T413" style:parent-style-name="DefaultParagraphFont" style:family="text">
      <style:text-properties style:font-name="Calibri" fo:color="#A31515" fo:background-color="#FFFFFE"/>
    </style:style>
    <style:style style:name="T414" style:parent-style-name="DefaultParagraphFont" style:family="text">
      <style:text-properties style:font-name="Calibri" fo:color="#000000" fo:background-color="#FFFFFE"/>
    </style:style>
    <style:style style:name="T415" style:parent-style-name="DefaultParagraphFont" style:family="text">
      <style:text-properties style:font-name="Calibri" fo:color="#0451A5" fo:background-color="#FFFFFE"/>
    </style:style>
    <style:style style:name="T416" style:parent-style-name="DefaultParagraphFont" style:family="text">
      <style:text-properties style:font-name="Calibri" fo:color="#000000" fo:background-color="#FFFFFE"/>
    </style:style>
    <style:style style:name="P417" style:parent-style-name="Standard" style:family="paragraph">
      <style:paragraph-properties style:line-height-at-least="0.1319in"/>
    </style:style>
    <style:style style:name="T418" style:parent-style-name="DefaultParagraphFont" style:family="text">
      <style:text-properties style:font-name="Calibri" fo:color="#A31515" fo:background-color="#FFFFFE"/>
    </style:style>
    <style:style style:name="T419" style:parent-style-name="DefaultParagraphFont" style:family="text">
      <style:text-properties style:font-name="Calibri" fo:color="#000000" fo:background-color="#FFFFFE"/>
    </style:style>
    <style:style style:name="T420" style:parent-style-name="DefaultParagraphFont" style:family="text">
      <style:text-properties style:font-name="Calibri" fo:color="#0451A5" fo:background-color="#FFFFFE"/>
    </style:style>
    <style:style style:name="P421" style:parent-style-name="Standard" style:family="paragraph">
      <style:paragraph-properties style:line-height-at-least="0.1319in"/>
    </style:style>
    <style:style style:name="T422" style:parent-style-name="DefaultParagraphFont" style:family="text">
      <style:text-properties style:font-name="Calibri" fo:color="#A31515" fo:background-color="#FFFFFE"/>
    </style:style>
    <style:style style:name="T423" style:parent-style-name="DefaultParagraphFont" style:family="text">
      <style:text-properties style:font-name="Calibri" fo:color="#000000" fo:background-color="#FFFFFE"/>
    </style:style>
    <style:style style:name="T424" style:parent-style-name="DefaultParagraphFont" style:family="text">
      <style:text-properties style:font-name="Calibri" fo:color="#0451A5" fo:background-color="#FFFFFE"/>
    </style:style>
    <style:style style:name="P425" style:parent-style-name="Standard" style:family="paragraph">
      <style:paragraph-properties style:line-height-at-least="0.1319in"/>
      <style:text-properties style:font-name="Calibri" fo:color="#0451A5" fo:background-color="#FFFFFE"/>
    </style:style>
    <style:style style:name="P426" style:parent-style-name="Standard" style:family="paragraph">
      <style:paragraph-properties style:line-height-at-least="0.1319in"/>
      <style:text-properties style:font-name="Calibri" fo:color="#000000" fo:background-color="#FFFFFE"/>
    </style:style>
    <style:style style:name="P427" style:parent-style-name="Standard" style:family="paragraph">
      <style:paragraph-properties style:line-height-at-least="0.1319in"/>
      <style:text-properties style:font-name="Calibri" fo:color="#000000" fo:background-color="#FFFFFE"/>
    </style:style>
    <style:style style:name="P428" style:parent-style-name="Standard" style:family="paragraph">
      <style:paragraph-properties style:line-height-at-least="0.1319in"/>
      <style:text-properties style:font-name="Calibri" fo:color="#000000" fo:background-color="#FFFFFE"/>
    </style:style>
    <style:style style:name="P429" style:parent-style-name="Standard" style:family="paragraph">
      <style:paragraph-properties style:line-height-at-least="0.1319in"/>
      <style:text-properties style:font-name="Calibri" fo:font-weight="bold" style:font-weight-asian="bold" style:font-weight-complex="bold" fo:color="#FF0000" fo:background-color="#FFFFFE"/>
    </style:style>
    <style:style style:name="P430" style:parent-style-name="Standard" style:family="paragraph">
      <style:paragraph-properties style:line-height-at-least="0.1319in"/>
      <style:text-properties style:font-name="Calibri" fo:font-weight="bold" style:font-weight-asian="bold" style:font-weight-complex="bold" fo:color="#000000" fo:background-color="#FFFFFE"/>
    </style:style>
    <style:style style:name="P431" style:parent-style-name="Standard" style:family="paragraph">
      <style:paragraph-properties style:line-height-at-least="0.1319in"/>
    </style:style>
    <style:style style:name="T432" style:parent-style-name="DefaultParagraphFont" style:family="text">
      <style:text-properties style:font-name="Calibri" fo:font-weight="bold" style:font-weight-asian="bold" style:font-weight-complex="bold" fo:color="#0000FF" fo:background-color="#FFFFFE"/>
    </style:style>
    <style:style style:name="T433" style:parent-style-name="DefaultParagraphFont" style:family="text">
      <style:text-properties style:font-name="Calibri" fo:font-weight="bold" style:font-weight-asian="bold" style:font-weight-complex="bold" fo:color="#000000" fo:background-color="#FFFFFE"/>
    </style:style>
    <style:style style:name="T434" style:parent-style-name="DefaultParagraphFont" style:family="text">
      <style:text-properties style:font-name="Calibri" fo:font-weight="bold" style:font-weight-asian="bold" style:font-weight-complex="bold" fo:color="#09885A" fo:background-color="#FFFFFE"/>
    </style:style>
    <style:style style:name="P435" style:parent-style-name="Standard" style:family="paragraph">
      <style:paragraph-properties style:line-height-at-least="0.1319in"/>
    </style:style>
    <style:style style:name="T436" style:parent-style-name="DefaultParagraphFont" style:family="text">
      <style:text-properties style:font-name="Calibri" fo:color="#0000FF" fo:background-color="#FFFFFE"/>
    </style:style>
    <style:style style:name="T437" style:parent-style-name="DefaultParagraphFont" style:family="text">
      <style:text-properties style:font-name="Calibri" fo:color="#000000" fo:background-color="#FFFFFE"/>
    </style:style>
    <style:style style:name="P438" style:parent-style-name="Standard" style:family="paragraph">
      <style:paragraph-properties style:line-height-at-least="0.1319in"/>
    </style:style>
    <style:style style:name="T439" style:parent-style-name="DefaultParagraphFont" style:family="text">
      <style:text-properties style:font-name="Calibri" fo:color="#0000FF" fo:background-color="#FFFFFE"/>
    </style:style>
    <style:style style:name="T440" style:parent-style-name="DefaultParagraphFont" style:family="text">
      <style:text-properties style:font-name="Calibri" fo:color="#000000" fo:background-color="#FFFFFE"/>
    </style:style>
    <style:style style:name="T441" style:parent-style-name="DefaultParagraphFont" style:family="text">
      <style:text-properties style:font-name="Calibri" fo:color="#0000FF" fo:background-color="#FFFFFE"/>
    </style:style>
    <style:style style:name="T442" style:parent-style-name="DefaultParagraphFont" style:family="text">
      <style:text-properties style:font-name="Calibri" fo:color="#000000" fo:background-color="#FFFFFE"/>
    </style:style>
    <style:style style:name="T443" style:parent-style-name="DefaultParagraphFont" style:family="text">
      <style:text-properties style:font-name="Calibri" fo:color="#0000FF" fo:background-color="#FFFFFE"/>
    </style:style>
    <style:style style:name="T444" style:parent-style-name="DefaultParagraphFont" style:family="text">
      <style:text-properties style:font-name="Calibri" fo:color="#000000" fo:background-color="#FFFFFE"/>
    </style:style>
    <style:style style:name="T445" style:parent-style-name="DefaultParagraphFont" style:family="text">
      <style:text-properties style:font-name="Calibri" fo:color="#0000FF" fo:background-color="#FFFFFE"/>
    </style:style>
    <style:style style:name="T446" style:parent-style-name="DefaultParagraphFont" style:family="text">
      <style:text-properties style:font-name="Calibri" fo:color="#000000" fo:background-color="#FFFFFE"/>
    </style:style>
    <style:style style:name="P447" style:parent-style-name="Standard" style:family="paragraph">
      <style:paragraph-properties style:line-height-at-least="0.1319in"/>
    </style:style>
    <style:style style:name="T448" style:parent-style-name="DefaultParagraphFont" style:family="text">
      <style:text-properties style:font-name="Calibri" fo:color="#0000FF" fo:background-color="#FFFFFE"/>
    </style:style>
    <style:style style:name="T449" style:parent-style-name="DefaultParagraphFont" style:family="text">
      <style:text-properties style:font-name="Calibri" fo:color="#000000" fo:background-color="#FFFFFE"/>
    </style:style>
    <style:style style:name="T450" style:parent-style-name="DefaultParagraphFont" style:family="text">
      <style:text-properties style:font-name="Calibri" fo:color="#0000FF" fo:background-color="#FFFFFE"/>
    </style:style>
    <style:style style:name="T451" style:parent-style-name="DefaultParagraphFont" style:family="text">
      <style:text-properties style:font-name="Calibri" fo:color="#000000" fo:background-color="#FFFFFE"/>
    </style:style>
    <style:style style:name="T452" style:parent-style-name="DefaultParagraphFont" style:family="text">
      <style:text-properties style:font-name="Calibri" fo:color="#0000FF" fo:background-color="#FFFFFE"/>
    </style:style>
    <style:style style:name="T453" style:parent-style-name="DefaultParagraphFont" style:family="text">
      <style:text-properties style:font-name="Calibri" fo:color="#000000" fo:background-color="#FFFFFE"/>
    </style:style>
    <style:style style:name="T454" style:parent-style-name="DefaultParagraphFont" style:family="text">
      <style:text-properties style:font-name="Calibri" fo:color="#A31515" fo:background-color="#FFFFFE"/>
    </style:style>
    <style:style style:name="T455" style:parent-style-name="DefaultParagraphFont" style:family="text">
      <style:text-properties style:font-name="Calibri" fo:color="#000000" fo:background-color="#FFFFFE"/>
    </style:style>
    <style:style style:name="T456" style:parent-style-name="DefaultParagraphFont" style:family="text">
      <style:text-properties style:font-name="Calibri" fo:color="#A31515" fo:background-color="#FFFFFE"/>
    </style:style>
    <style:style style:name="T457" style:parent-style-name="DefaultParagraphFont" style:family="text">
      <style:text-properties style:font-name="Calibri" fo:color="#000000" fo:background-color="#FFFFFE"/>
    </style:style>
    <style:style style:name="P458" style:parent-style-name="Standard" style:family="paragraph">
      <style:paragraph-properties style:line-height-at-least="0.1319in"/>
    </style:style>
    <style:style style:name="T459" style:parent-style-name="DefaultParagraphFont" style:family="text">
      <style:text-properties style:font-name="Calibri" fo:color="#0000FF" fo:background-color="#FFFFFE"/>
    </style:style>
    <style:style style:name="T460" style:parent-style-name="DefaultParagraphFont" style:family="text">
      <style:text-properties style:font-name="Calibri" fo:color="#000000" fo:background-color="#FFFFFE"/>
    </style:style>
    <style:style style:name="T461" style:parent-style-name="DefaultParagraphFont" style:family="text">
      <style:text-properties style:font-name="Calibri" fo:color="#0000FF" fo:background-color="#FFFFFE"/>
    </style:style>
    <style:style style:name="T462" style:parent-style-name="DefaultParagraphFont" style:family="text">
      <style:text-properties style:font-name="Calibri" fo:color="#000000" fo:background-color="#FFFFFE"/>
    </style:style>
    <style:style style:name="T463" style:parent-style-name="DefaultParagraphFont" style:family="text">
      <style:text-properties style:font-name="Calibri" fo:color="#A31515" fo:background-color="#FFFFFE"/>
    </style:style>
    <style:style style:name="T464" style:parent-style-name="DefaultParagraphFont" style:family="text">
      <style:text-properties style:font-name="Calibri" fo:color="#000000" fo:background-color="#FFFFFE"/>
    </style:style>
    <style:style style:name="T465" style:parent-style-name="DefaultParagraphFont" style:family="text">
      <style:text-properties style:font-name="Calibri" fo:color="#A31515" fo:background-color="#FFFFFE"/>
    </style:style>
    <style:style style:name="T466" style:parent-style-name="DefaultParagraphFont" style:family="text">
      <style:text-properties style:font-name="Calibri" fo:color="#000000" fo:background-color="#FFFFFE"/>
    </style:style>
    <style:style style:name="T467" style:parent-style-name="DefaultParagraphFont" style:family="text">
      <style:text-properties style:font-name="Calibri" fo:color="#0000FF" fo:background-color="#FFFFFE"/>
    </style:style>
    <style:style style:name="T468" style:parent-style-name="DefaultParagraphFont" style:family="text">
      <style:text-properties style:font-name="Calibri" fo:color="#000000" fo:background-color="#FFFFFE"/>
    </style:style>
    <style:style style:name="T469" style:parent-style-name="DefaultParagraphFont" style:family="text">
      <style:text-properties style:font-name="Calibri" fo:color="#A31515" fo:background-color="#FFFFFE"/>
    </style:style>
    <style:style style:name="T470" style:parent-style-name="DefaultParagraphFont" style:family="text">
      <style:text-properties style:font-name="Calibri" fo:color="#000000" fo:background-color="#FFFFFE"/>
    </style:style>
    <style:style style:name="P471" style:parent-style-name="Standard" style:family="paragraph">
      <style:paragraph-properties style:line-height-at-least="0.1319in"/>
      <style:text-properties style:font-name="Calibri" fo:color="#0000FF" fo:background-color="#FFFFFE"/>
    </style:style>
    <style:style style:name="P472" style:parent-style-name="Standard" style:family="paragraph">
      <style:paragraph-properties style:line-height-at-least="0.1319in"/>
      <style:text-properties style:font-name="Calibri" fo:color="#000000" fo:background-color="#FFFFFE"/>
    </style:style>
    <style:style style:name="P473" style:parent-style-name="Standard" style:family="paragraph">
      <style:paragraph-properties style:line-height-at-least="0.1319in"/>
    </style:style>
    <style:style style:name="T474" style:parent-style-name="DefaultParagraphFont" style:family="text">
      <style:text-properties style:font-name="Calibri" fo:color="#A31515" fo:background-color="#FFFFFE"/>
    </style:style>
    <style:style style:name="T475" style:parent-style-name="DefaultParagraphFont" style:family="text">
      <style:text-properties style:font-name="Calibri" fo:color="#0000FF" fo:background-color="#FFFFFE"/>
    </style:style>
    <style:style style:name="T476" style:parent-style-name="DefaultParagraphFont" style:family="text">
      <style:text-properties style:font-name="Calibri" fo:color="#000000" fo:background-color="#FFFFFE"/>
    </style:style>
    <style:style style:name="P477" style:parent-style-name="Standard" style:family="paragraph">
      <style:paragraph-properties style:line-height-at-least="0.1319in"/>
    </style:style>
    <style:style style:name="T478" style:parent-style-name="DefaultParagraphFont" style:family="text">
      <style:text-properties style:font-name="Calibri" fo:color="#A31515" fo:background-color="#FFFFFE"/>
    </style:style>
    <style:style style:name="T479" style:parent-style-name="DefaultParagraphFont" style:family="text">
      <style:text-properties style:font-name="Calibri" fo:color="#0000FF" fo:background-color="#FFFFFE"/>
    </style:style>
    <style:style style:name="T480" style:parent-style-name="DefaultParagraphFont" style:family="text">
      <style:text-properties style:font-name="Calibri" fo:color="#000000" fo:background-color="#FFFFFE"/>
    </style:style>
    <style:style style:name="T481" style:parent-style-name="DefaultParagraphFont" style:family="text">
      <style:text-properties style:font-name="Calibri" fo:color="#0000FF" fo:background-color="#FFFFFE"/>
    </style:style>
    <style:style style:name="T482" style:parent-style-name="DefaultParagraphFont" style:family="text">
      <style:text-properties style:font-name="Calibri" fo:color="#000000" fo:background-color="#FFFFFE"/>
    </style:style>
    <style:style style:name="T483" style:parent-style-name="DefaultParagraphFont" style:family="text">
      <style:text-properties style:font-name="Calibri" fo:color="#09885A" fo:background-color="#FFFFFE"/>
    </style:style>
    <style:style style:name="T484" style:parent-style-name="DefaultParagraphFont" style:family="text">
      <style:text-properties style:font-name="Calibri" fo:color="#000000" fo:background-color="#FFFFFE"/>
    </style:style>
    <style:style style:name="T485" style:parent-style-name="DefaultParagraphFont" style:family="text">
      <style:text-properties style:font-name="Calibri" fo:color="#0000FF" fo:background-color="#FFFFFE"/>
    </style:style>
    <style:style style:name="T486" style:parent-style-name="DefaultParagraphFont" style:family="text">
      <style:text-properties style:font-name="Calibri" fo:color="#000000" fo:background-color="#FFFFFE"/>
    </style:style>
    <style:style style:name="P487" style:parent-style-name="Standard" style:family="paragraph">
      <style:paragraph-properties style:line-height-at-least="0.1319in"/>
    </style:style>
    <style:style style:name="T488" style:parent-style-name="DefaultParagraphFont" style:family="text">
      <style:text-properties style:font-name="Calibri" fo:color="#A31515" fo:background-color="#FFFFFE"/>
    </style:style>
    <style:style style:name="T489" style:parent-style-name="DefaultParagraphFont" style:family="text">
      <style:text-properties style:font-name="Calibri" fo:color="#0000FF" fo:background-color="#FFFFFE"/>
    </style:style>
    <style:style style:name="T490" style:parent-style-name="DefaultParagraphFont" style:family="text">
      <style:text-properties style:font-name="Calibri" fo:color="#000000" fo:background-color="#FFFFFE"/>
    </style:style>
    <style:style style:name="P491" style:parent-style-name="Standard" style:family="paragraph">
      <style:paragraph-properties style:line-height-at-least="0.1319in"/>
    </style:style>
    <style:style style:name="T492" style:parent-style-name="DefaultParagraphFont" style:family="text">
      <style:text-properties style:font-name="Calibri" fo:color="#A31515" fo:background-color="#FFFFFE"/>
    </style:style>
    <style:style style:name="T493" style:parent-style-name="DefaultParagraphFont" style:family="text">
      <style:text-properties style:font-name="Calibri" fo:color="#0000FF" fo:background-color="#FFFFFE"/>
    </style:style>
    <style:style style:name="T494" style:parent-style-name="DefaultParagraphFont" style:family="text">
      <style:text-properties style:font-name="Calibri" fo:color="#000000" fo:background-color="#FFFFFE"/>
    </style:style>
    <style:style style:name="T495" style:parent-style-name="DefaultParagraphFont" style:family="text">
      <style:text-properties style:font-name="Calibri" fo:color="#0000FF" fo:background-color="#FFFFFE"/>
    </style:style>
    <style:style style:name="T496" style:parent-style-name="DefaultParagraphFont" style:family="text">
      <style:text-properties style:font-name="Calibri" fo:color="#000000" fo:background-color="#FFFFFE"/>
    </style:style>
    <style:style style:name="T497" style:parent-style-name="DefaultParagraphFont" style:family="text">
      <style:text-properties style:font-name="Calibri" fo:color="#09885A" fo:background-color="#FFFFFE"/>
    </style:style>
    <style:style style:name="T498" style:parent-style-name="DefaultParagraphFont" style:family="text">
      <style:text-properties style:font-name="Calibri" fo:color="#000000" fo:background-color="#FFFFFE"/>
    </style:style>
    <style:style style:name="T499" style:parent-style-name="DefaultParagraphFont" style:family="text">
      <style:text-properties style:font-name="Calibri" fo:color="#0000FF" fo:background-color="#FFFFFE"/>
    </style:style>
    <style:style style:name="T500" style:parent-style-name="DefaultParagraphFont" style:family="text">
      <style:text-properties style:font-name="Calibri" fo:color="#000000" fo:background-color="#FFFFFE"/>
    </style:style>
    <style:style style:name="T501" style:parent-style-name="DefaultParagraphFont" style:family="text">
      <style:text-properties style:font-name="Calibri" fo:color="#0000FF" fo:background-color="#FFFFFE"/>
    </style:style>
    <style:style style:name="T502" style:parent-style-name="DefaultParagraphFont" style:family="text">
      <style:text-properties style:font-name="Calibri" fo:color="#000000" fo:background-color="#FFFFFE"/>
    </style:style>
    <style:style style:name="T503" style:parent-style-name="DefaultParagraphFont" style:family="text">
      <style:text-properties style:font-name="Calibri" fo:color="#0000FF" fo:background-color="#FFFFFE"/>
    </style:style>
    <style:style style:name="T504" style:parent-style-name="DefaultParagraphFont" style:family="text">
      <style:text-properties style:font-name="Calibri" fo:color="#000000" fo:background-color="#FFFFFE"/>
    </style:style>
    <style:style style:name="T505" style:parent-style-name="DefaultParagraphFont" style:family="text">
      <style:text-properties style:font-name="Calibri" fo:color="#09885A" fo:background-color="#FFFFFE"/>
    </style:style>
    <style:style style:name="T506" style:parent-style-name="DefaultParagraphFont" style:family="text">
      <style:text-properties style:font-name="Calibri" fo:color="#000000" fo:background-color="#FFFFFE"/>
    </style:style>
    <style:style style:name="T507" style:parent-style-name="DefaultParagraphFont" style:family="text">
      <style:text-properties style:font-name="Calibri" fo:color="#0000FF" fo:background-color="#FFFFFE"/>
    </style:style>
    <style:style style:name="T508" style:parent-style-name="DefaultParagraphFont" style:family="text">
      <style:text-properties style:font-name="Calibri" fo:color="#000000" fo:background-color="#FFFFFE"/>
    </style:style>
    <style:style style:name="T509" style:parent-style-name="DefaultParagraphFont" style:family="text">
      <style:text-properties style:font-name="Calibri" fo:color="#0000FF" fo:background-color="#FFFFFE"/>
    </style:style>
    <style:style style:name="T510" style:parent-style-name="DefaultParagraphFont" style:family="text">
      <style:text-properties style:font-name="Calibri" fo:color="#000000" fo:background-color="#FFFFFE"/>
    </style:style>
    <style:style style:name="P511" style:parent-style-name="Standard" style:family="paragraph">
      <style:paragraph-properties style:line-height-at-least="0.1319in"/>
      <style:text-properties style:font-name="Calibri" fo:color="#000000" fo:background-color="#FFFFFE"/>
    </style:style>
    <style:style style:name="P512" style:parent-style-name="Standard" style:family="paragraph">
      <style:paragraph-properties style:line-height-at-least="0.1319in"/>
      <style:text-properties style:font-name="Calibri" fo:color="#000000" fo:background-color="#FFFFFE"/>
    </style:style>
    <style:style style:name="P513" style:parent-style-name="Standard" style:family="paragraph">
      <style:paragraph-properties style:line-height-at-least="0.1319in"/>
    </style:style>
    <style:style style:name="T514" style:parent-style-name="DefaultParagraphFont" style:family="text">
      <style:text-properties style:font-name="Calibri" fo:color="#A31515" fo:background-color="#FFFFFE"/>
    </style:style>
    <style:style style:name="T515" style:parent-style-name="DefaultParagraphFont" style:family="text">
      <style:text-properties style:font-name="Calibri" fo:color="#0000FF" fo:background-color="#FFFFFE"/>
    </style:style>
    <style:style style:name="T516" style:parent-style-name="DefaultParagraphFont" style:family="text">
      <style:text-properties style:font-name="Calibri" fo:color="#000000" fo:background-color="#FFFFFE"/>
    </style:style>
    <style:style style:name="P517" style:parent-style-name="Standard" style:family="paragraph">
      <style:paragraph-properties style:line-height-at-least="0.1319in"/>
    </style:style>
    <style:style style:name="T518" style:parent-style-name="DefaultParagraphFont" style:family="text">
      <style:text-properties style:font-name="Calibri" fo:color="#A31515" fo:background-color="#FFFFFE"/>
    </style:style>
    <style:style style:name="T519" style:parent-style-name="DefaultParagraphFont" style:family="text">
      <style:text-properties style:font-name="Calibri" fo:color="#0000FF" fo:background-color="#FFFFFE"/>
    </style:style>
    <style:style style:name="T520" style:parent-style-name="DefaultParagraphFont" style:family="text">
      <style:text-properties style:font-name="Calibri" fo:color="#000000" fo:background-color="#FFFFFE"/>
    </style:style>
    <style:style style:name="T521" style:parent-style-name="DefaultParagraphFont" style:family="text">
      <style:text-properties style:font-name="Calibri" fo:color="#A31515" fo:background-color="#FFFFFE"/>
    </style:style>
    <style:style style:name="T522" style:parent-style-name="DefaultParagraphFont" style:family="text">
      <style:text-properties style:font-name="Calibri" fo:color="#000000" fo:background-color="#FFFFFE"/>
    </style:style>
    <style:style style:name="T523" style:parent-style-name="DefaultParagraphFont" style:family="text">
      <style:text-properties style:font-name="Calibri" fo:color="#A31515" fo:background-color="#FFFFFE"/>
    </style:style>
    <style:style style:name="T524" style:parent-style-name="DefaultParagraphFont" style:family="text">
      <style:text-properties style:font-name="Calibri" fo:color="#000000" fo:background-color="#FFFFFE"/>
    </style:style>
    <style:style style:name="T525" style:parent-style-name="DefaultParagraphFont" style:family="text">
      <style:text-properties style:font-name="Calibri" fo:color="#0000FF" fo:background-color="#FFFFFE"/>
    </style:style>
    <style:style style:name="T526" style:parent-style-name="DefaultParagraphFont" style:family="text">
      <style:text-properties style:font-name="Calibri" fo:color="#000000" fo:background-color="#FFFFFE"/>
    </style:style>
    <style:style style:name="T527" style:parent-style-name="DefaultParagraphFont" style:family="text">
      <style:text-properties style:font-name="Calibri" fo:color="#0000FF" fo:background-color="#FFFFFE"/>
    </style:style>
    <style:style style:name="T528" style:parent-style-name="DefaultParagraphFont" style:family="text">
      <style:text-properties style:font-name="Calibri" fo:color="#000000" fo:background-color="#FFFFFE"/>
    </style:style>
    <style:style style:name="T529" style:parent-style-name="DefaultParagraphFont" style:family="text">
      <style:text-properties style:font-name="Calibri" fo:color="#0000FF" fo:background-color="#FFFFFE"/>
    </style:style>
    <style:style style:name="T530" style:parent-style-name="DefaultParagraphFont" style:family="text">
      <style:text-properties style:font-name="Calibri" fo:color="#000000" fo:background-color="#FFFFFE"/>
    </style:style>
    <style:style style:name="P531" style:parent-style-name="Standard" style:family="paragraph">
      <style:paragraph-properties style:line-height-at-least="0.1319in"/>
      <style:text-properties style:font-name="Calibri" fo:color="#000000" fo:background-color="#FFFFFE"/>
    </style:style>
    <style:style style:name="P532" style:parent-style-name="Standard" style:family="paragraph">
      <style:paragraph-properties style:line-height-at-least="0.1319in"/>
      <style:text-properties style:font-name="Calibri" fo:color="#008000" fo:background-color="#FFFFFE"/>
    </style:style>
    <style:style style:name="P533" style:parent-style-name="Standard" style:family="paragraph">
      <style:paragraph-properties style:line-height-at-least="0.1319in"/>
      <style:text-properties style:font-name="Calibri"/>
    </style:style>
    <style:style style:name="P534" style:parent-style-name="Standard" style:family="paragraph">
      <style:paragraph-properties style:line-height-at-least="0.1319in"/>
      <style:text-properties style:font-name="Calibri" fo:color="#008000" fo:background-color="#FFFFFE"/>
    </style:style>
    <style:style style:name="P535" style:parent-style-name="Standard" style:family="paragraph">
      <style:paragraph-properties style:line-height-at-least="0.1319in"/>
      <style:text-properties style:font-name="Calibri" fo:color="#000000" fo:background-color="#FFFFFE"/>
    </style:style>
    <style:style style:name="P536" style:parent-style-name="Standard" style:family="paragraph">
      <style:paragraph-properties style:line-height-at-least="0.1319in"/>
    </style:style>
    <style:style style:name="T537" style:parent-style-name="DefaultParagraphFont" style:family="text">
      <style:text-properties style:font-name="Calibri" fo:color="#A31515" fo:background-color="#FFFFFE"/>
    </style:style>
    <style:style style:name="T538" style:parent-style-name="DefaultParagraphFont" style:family="text">
      <style:text-properties style:font-name="Calibri" fo:color="#0000FF" fo:background-color="#FFFFFE"/>
    </style:style>
    <style:style style:name="T539" style:parent-style-name="DefaultParagraphFont" style:family="text">
      <style:text-properties style:font-name="Calibri" fo:color="#000000" fo:background-color="#FFFFFE"/>
    </style:style>
    <style:style style:name="T540" style:parent-style-name="DefaultParagraphFont" style:family="text">
      <style:text-properties style:font-name="Calibri" fo:color="#0000FF" fo:background-color="#FFFFFE"/>
    </style:style>
    <style:style style:name="T541" style:parent-style-name="DefaultParagraphFont" style:family="text">
      <style:text-properties style:font-name="Calibri" fo:color="#000000" fo:background-color="#FFFFFE"/>
    </style:style>
    <style:style style:name="T542" style:parent-style-name="DefaultParagraphFont" style:family="text">
      <style:text-properties style:font-name="Calibri" fo:color="#A31515" fo:background-color="#FFFFFE"/>
    </style:style>
    <style:style style:name="T543" style:parent-style-name="DefaultParagraphFont" style:family="text">
      <style:text-properties style:font-name="Calibri" fo:color="#000000" fo:background-color="#FFFFFE"/>
    </style:style>
    <style:style style:name="T544" style:parent-style-name="DefaultParagraphFont" style:family="text">
      <style:text-properties style:font-name="Calibri" fo:color="#0000FF" fo:background-color="#FFFFFE"/>
    </style:style>
    <style:style style:name="T545" style:parent-style-name="DefaultParagraphFont" style:family="text">
      <style:text-properties style:font-name="Calibri" fo:color="#000000" fo:background-color="#FFFFFE"/>
    </style:style>
    <style:style style:name="T546" style:parent-style-name="DefaultParagraphFont" style:family="text">
      <style:text-properties style:font-name="Calibri" fo:color="#0000FF" fo:background-color="#FFFFFE"/>
    </style:style>
    <style:style style:name="T547" style:parent-style-name="DefaultParagraphFont" style:family="text">
      <style:text-properties style:font-name="Calibri" fo:color="#000000" fo:background-color="#FFFFFE"/>
    </style:style>
    <style:style style:name="P548" style:parent-style-name="Standard" style:family="paragraph">
      <style:paragraph-properties style:line-height-at-least="0.1319in"/>
    </style:style>
    <style:style style:name="T549" style:parent-style-name="DefaultParagraphFont" style:family="text">
      <style:text-properties style:font-name="Calibri" fo:color="#A31515" fo:background-color="#FFFFFE"/>
    </style:style>
    <style:style style:name="T550" style:parent-style-name="DefaultParagraphFont" style:family="text">
      <style:text-properties style:font-name="Calibri" fo:color="#000000" fo:background-color="#FFFFFE"/>
    </style:style>
    <style:style style:name="T551" style:parent-style-name="DefaultParagraphFont" style:family="text">
      <style:text-properties style:font-name="Calibri" fo:color="#0000FF" fo:background-color="#FFFFFE"/>
    </style:style>
    <style:style style:name="T552" style:parent-style-name="DefaultParagraphFont" style:family="text">
      <style:text-properties style:font-name="Calibri" fo:color="#000000" fo:background-color="#FFFFFE"/>
    </style:style>
    <style:style style:name="T553" style:parent-style-name="DefaultParagraphFont" style:family="text">
      <style:text-properties style:font-name="Calibri" fo:color="#A31515" fo:background-color="#FFFFFE"/>
    </style:style>
    <style:style style:name="T554" style:parent-style-name="DefaultParagraphFont" style:family="text">
      <style:text-properties style:font-name="Calibri" fo:color="#000000" fo:background-color="#FFFFFE"/>
    </style:style>
    <style:style style:name="P555" style:parent-style-name="Standard" style:family="paragraph">
      <style:paragraph-properties style:line-height-at-least="0.1319in"/>
      <style:text-properties style:font-name="Calibri" fo:color="#000000" fo:background-color="#FFFFFE"/>
    </style:style>
    <style:style style:name="P556" style:parent-style-name="Standard" style:family="paragraph">
      <style:paragraph-properties style:line-height-at-least="0.1319in"/>
      <style:text-properties style:font-name="Calibri" fo:color="#000000" fo:background-color="#FFFFFE"/>
    </style:style>
    <style:style style:name="P557" style:parent-style-name="Standard" style:family="paragraph">
      <style:paragraph-properties style:line-height-at-least="0.1319in"/>
      <style:text-properties style:font-name="Calibri" fo:color="#000000" fo:background-color="#FFFFFE"/>
    </style:style>
    <style:style style:name="P558" style:parent-style-name="Standard" style:family="paragraph">
      <style:paragraph-properties style:line-height-at-least="0.1319in"/>
      <style:text-properties style:font-name="Calibri" fo:color="#000000" fo:background-color="#FFFFFE"/>
    </style:style>
    <style:style style:name="P559" style:parent-style-name="Standard" style:family="paragraph">
      <style:paragraph-properties style:line-height-at-least="0.1319in"/>
      <style:text-properties style:font-name="Calibri" fo:color="#000000" fo:background-color="#FFFFFE"/>
    </style:style>
    <style:style style:name="P560" style:parent-style-name="Textbody" style:family="paragraph">
      <style:paragraph-properties style:line-height-at-least="0.1319in"/>
    </style:style>
    <style:style style:name="T561" style:parent-style-name="DefaultParagraphFont" style:family="text">
      <style:text-properties style:font-name="Calibri" style:font-weight-complex="bold" fo:color="#222635" fo:background-color="#FFFFFE"/>
    </style:style>
    <style:style style:name="T562" style:parent-style-name="SourceText" style:family="text">
      <style:text-properties style:font-name="Calibri" fo:color="#C7254E" fo:background-color="#F9F2F4"/>
    </style:style>
    <style:style style:name="T563" style:parent-style-name="StrongEmphasis" style:family="text">
      <style:text-properties style:font-name="Calibri" fo:font-weight="normal" style:font-weight-asian="normal" fo:color="#222635"/>
    </style:style>
    <style:style style:name="T564" style:parent-style-name="DefaultParagraphFont" style:family="text">
      <style:text-properties style:font-name="Calibri" style:font-weight-complex="bold" fo:color="#222635" fo:background-color="#FFFFFE"/>
    </style:style>
    <style:style style:name="P565" style:parent-style-name="Textbody" style:family="paragraph">
      <style:paragraph-properties fo:margin-top="0.0347in" fo:margin-bottom="0.1041in"/>
    </style:style>
    <style:style style:name="T566" style:parent-style-name="DefaultParagraphFont" style:family="text">
      <style:text-properties style:font-name="Calibri" fo:color="#222635"/>
    </style:style>
    <style:style style:name="T567" style:parent-style-name="SourceText" style:family="text">
      <style:text-properties style:font-name="Calibri" fo:color="#C7254E" fo:background-color="#F9F2F4"/>
    </style:style>
    <style:style style:name="T568" style:parent-style-name="StrongEmphasis" style:family="text">
      <style:text-properties style:font-name="Calibri" fo:font-weight="normal" style:font-weight-asian="normal" fo:color="#222635" fo:background-color="#F9F2F4"/>
    </style:style>
    <style:style style:name="T569" style:parent-style-name="DefaultParagraphFont" style:family="text">
      <style:text-properties style:font-name="Calibri" fo:color="#222635"/>
    </style:style>
    <style:style style:name="P570" style:parent-style-name="Textbody" style:family="paragraph">
      <style:paragraph-properties fo:margin-top="0.0347in" fo:margin-bottom="0.1041in"/>
    </style:style>
    <style:style style:name="T571" style:parent-style-name="DefaultParagraphFont" style:family="text">
      <style:text-properties style:font-name="Calibri" fo:color="#222635"/>
    </style:style>
    <style:style style:name="T572" style:parent-style-name="SourceText" style:family="text">
      <style:text-properties style:font-name="Calibri" fo:color="#C7254E" fo:background-color="#F9F2F4"/>
    </style:style>
    <style:style style:name="T573" style:parent-style-name="StrongEmphasis" style:family="text">
      <style:text-properties style:font-name="Calibri" fo:font-weight="normal" style:font-weight-asian="normal" fo:color="#222635" fo:background-color="#F9F2F4"/>
    </style:style>
    <style:style style:name="T574" style:parent-style-name="DefaultParagraphFont" style:family="text">
      <style:text-properties style:font-name="Calibri" fo:color="#222635"/>
    </style:style>
    <style:style style:name="P575" style:parent-style-name="Textbody" style:family="paragraph">
      <style:paragraph-properties fo:margin-top="0.0347in" fo:margin-bottom="0.1041in"/>
    </style:style>
    <style:style style:name="T576" style:parent-style-name="DefaultParagraphFont" style:family="text">
      <style:text-properties style:font-name="Calibri" fo:color="#222635"/>
    </style:style>
    <style:style style:name="T577" style:parent-style-name="SourceText" style:family="text">
      <style:text-properties style:font-name="Calibri" fo:color="#C7254E" fo:background-color="#F9F2F4"/>
    </style:style>
    <style:style style:name="T578" style:parent-style-name="StrongEmphasis" style:family="text">
      <style:text-properties style:font-name="Calibri" fo:font-weight="normal" style:font-weight-asian="normal" fo:color="#222635" fo:background-color="#F9F2F4"/>
    </style:style>
    <style:style style:name="T579" style:parent-style-name="DefaultParagraphFont" style:family="text">
      <style:text-properties style:font-name="Calibri" fo:color="#222635"/>
    </style:style>
    <style:style style:name="P580" style:parent-style-name="Standard" style:family="paragraph">
      <style:text-properties fo:font-weight="bold" style:font-weight-asian="bold" style:font-weight-complex="bold" fo:color="#FF0000"/>
    </style:style>
    <style:style style:name="T581" style:parent-style-name="DefaultParagraphFont" style:family="text">
      <style:text-properties style:font-name="Calibri"/>
    </style:style>
    <style:style style:name="T582" style:parent-style-name="DefaultParagraphFont" style:family="text">
      <style:text-properties style:font-name="Calibri" fo:color="#242424"/>
    </style:style>
    <style:style style:name="T583" style:parent-style-name="DefaultParagraphFont" style:family="text">
      <style:text-properties style:font-name="Calibri"/>
    </style:style>
    <style:style style:name="T584" style:parent-style-name="DefaultParagraphFont" style:family="text">
      <style:text-properties style:font-name="Calibri" fo:color="#242424"/>
    </style:style>
    <style:style style:name="T585" style:parent-style-name="DefaultParagraphFont" style:family="text">
      <style:text-properties style:font-name="Calibri"/>
    </style:style>
    <style:style style:name="T586" style:parent-style-name="DefaultParagraphFont" style:family="text">
      <style:text-properties style:font-name="Calibri" fo:color="#242424"/>
    </style:style>
    <style:style style:name="T587" style:parent-style-name="DefaultParagraphFont" style:family="text">
      <style:text-properties style:font-name="Calibri"/>
    </style:style>
    <style:style style:name="T588" style:parent-style-name="DefaultParagraphFont" style:family="text">
      <style:text-properties style:font-name="Calibri" fo:color="#242424"/>
    </style:style>
    <style:style style:name="T589" style:parent-style-name="DefaultParagraphFont" style:family="text">
      <style:text-properties style:font-name="Calibri"/>
    </style:style>
    <style:style style:name="T590" style:parent-style-name="DefaultParagraphFont" style:family="text">
      <style:text-properties style:font-name="Calibri" fo:color="#242424"/>
    </style:style>
    <style:style style:name="T591" style:parent-style-name="DefaultParagraphFont" style:family="text">
      <style:text-properties style:font-name="Calibri"/>
    </style:style>
    <style:style style:name="T592" style:parent-style-name="DefaultParagraphFont" style:family="text">
      <style:text-properties style:font-name="Calibri" fo:color="#242424"/>
    </style:style>
    <style:style style:name="T593" style:parent-style-name="DefaultParagraphFont" style:family="text">
      <style:text-properties style:font-name="Calibri"/>
    </style:style>
    <style:style style:name="T594" style:parent-style-name="DefaultParagraphFont" style:family="text">
      <style:text-properties style:font-name="Calibri" fo:color="#242424"/>
    </style:style>
    <style:style style:name="T595" style:parent-style-name="DefaultParagraphFont" style:family="text">
      <style:text-properties style:font-name="Calibri"/>
    </style:style>
    <style:style style:name="T596" style:parent-style-name="DefaultParagraphFont" style:family="text">
      <style:text-properties style:font-name="Calibri"/>
    </style:style>
    <style:style style:name="T597" style:parent-style-name="DefaultParagraphFont" style:family="text">
      <style:text-properties style:font-name="Calibri" fo:font-weight="bold" style:font-weight-asian="bold" style:font-weight-complex="bold" fo:color="#FF0000"/>
    </style:style>
    <style:style style:name="T598" style:parent-style-name="DefaultParagraphFont" style:family="text">
      <style:text-properties style:font-name="Calibri"/>
    </style:style>
    <style:style style:name="T599" style:parent-style-name="DefaultParagraphFont" style:family="text">
      <style:text-properties style:font-name="Calibri" fo:color="#242424"/>
    </style:style>
    <style:style style:name="T600" style:parent-style-name="DefaultParagraphFont" style:family="text">
      <style:text-properties style:font-name="Calibri"/>
    </style:style>
    <style:style style:name="T601" style:parent-style-name="DefaultParagraphFont" style:family="text">
      <style:text-properties style:font-name="Calibri" fo:color="#242424"/>
    </style:style>
    <style:style style:name="T602" style:parent-style-name="DefaultParagraphFont" style:family="text">
      <style:text-properties style:font-name="Calibri"/>
    </style:style>
    <style:style style:name="T603" style:parent-style-name="DefaultParagraphFont" style:family="text">
      <style:text-properties style:font-name="Calibri" fo:color="#242424"/>
    </style:style>
    <style:style style:name="T604" style:parent-style-name="DefaultParagraphFont" style:family="text">
      <style:text-properties style:font-name="Calibri"/>
    </style:style>
    <style:style style:name="T605" style:parent-style-name="DefaultParagraphFont" style:family="text">
      <style:text-properties style:font-name="Calibri" fo:color="#242424"/>
    </style:style>
    <style:style style:name="P606" style:parent-style-name="Standard" style:family="paragraph">
      <style:text-properties style:font-name="Calibri"/>
    </style:style>
    <style:style style:name="P607" style:parent-style-name="Standard" style:family="paragraph">
      <style:text-properties style:font-name="Calibri"/>
    </style:style>
    <style:style style:name="P608" style:parent-style-name="Standard" style:family="paragraph">
      <style:text-properties style:font-name="Calibri" fo:font-weight="bold" style:font-weight-asian="bold" style:font-weight-complex="bold" fo:color="#FF0000"/>
    </style:style>
    <style:style style:name="P609" style:parent-style-name="Standard" style:family="paragraph">
      <style:text-properties style:font-name="Calibri"/>
    </style:style>
    <style:style style:name="P610" style:parent-style-name="Textbody" style:family="paragraph">
      <style:text-properties style:font-name="Calibri"/>
    </style:style>
    <style:style style:name="P611" style:parent-style-name="Standard" style:family="paragraph">
      <style:text-properties style:font-name="Calibri" fo:font-weight="bold" style:font-weight-asian="bold" style:font-weight-complex="bold" fo:color="#FF0000"/>
    </style:style>
    <style:style style:name="T612" style:parent-style-name="DefaultParagraphFont" style:family="text">
      <style:text-properties style:font-name="Calibri" fo:font-weight="bold" style:font-weight-asian="bold" style:font-weight-complex="bold" fo:color="#FF0000"/>
    </style:style>
    <style:style style:name="T613" style:parent-style-name="DefaultParagraphFont" style:family="text">
      <style:text-properties style:font-name="Calibri" fo:color="#242424"/>
    </style:style>
    <style:style style:name="T614" style:parent-style-name="DefaultParagraphFont" style:family="text">
      <style:text-properties style:font-name="Calibri"/>
    </style:style>
    <style:style style:name="T615" style:parent-style-name="DefaultParagraphFont" style:family="text">
      <style:text-properties style:font-name="Calibri" fo:color="#242424"/>
    </style:style>
    <style:style style:name="T616" style:parent-style-name="DefaultParagraphFont" style:family="text">
      <style:text-properties style:font-name="Calibri"/>
    </style:style>
    <style:style style:name="T617" style:parent-style-name="DefaultParagraphFont" style:family="text">
      <style:text-properties style:font-name="Calibri" fo:color="#242424"/>
    </style:style>
    <style:style style:name="T618" style:parent-style-name="DefaultParagraphFont" style:family="text">
      <style:text-properties style:font-name="Calibri"/>
    </style:style>
    <style:style style:name="T619" style:parent-style-name="DefaultParagraphFont" style:family="text">
      <style:text-properties style:font-name="Calibri" fo:color="#242424"/>
    </style:style>
    <style:style style:name="T620" style:parent-style-name="DefaultParagraphFont" style:family="text">
      <style:text-properties style:font-name="Calibri"/>
    </style:style>
    <style:style style:name="T621" style:parent-style-name="DefaultParagraphFont" style:family="text">
      <style:text-properties style:font-name="Calibri" fo:color="#242424"/>
    </style:style>
    <style:style style:name="T622" style:parent-style-name="DefaultParagraphFont" style:family="text">
      <style:text-properties style:font-name="Calibri"/>
    </style:style>
    <style:style style:name="T623" style:parent-style-name="DefaultParagraphFont" style:family="text">
      <style:text-properties style:font-name="Calibri" fo:color="#242424"/>
    </style:style>
    <style:style style:name="T624" style:parent-style-name="DefaultParagraphFont" style:family="text">
      <style:text-properties style:font-name="Calibri"/>
    </style:style>
    <style:style style:name="T625" style:parent-style-name="DefaultParagraphFont" style:family="text">
      <style:text-properties style:font-name="Calibri" fo:color="#242424"/>
    </style:style>
    <style:style style:name="T626" style:parent-style-name="DefaultParagraphFont" style:family="text">
      <style:text-properties style:font-name="Calibri"/>
    </style:style>
    <style:style style:name="T627" style:parent-style-name="DefaultParagraphFont" style:family="text">
      <style:text-properties style:font-name="Calibri" fo:color="#242424"/>
    </style:style>
    <style:style style:name="T628" style:parent-style-name="DefaultParagraphFont" style:family="text">
      <style:text-properties style:font-name="Calibri"/>
    </style:style>
    <style:style style:name="T629" style:parent-style-name="DefaultParagraphFont" style:family="text">
      <style:text-properties style:font-name="Calibri" fo:color="#242424"/>
    </style:style>
    <style:style style:name="T630" style:parent-style-name="DefaultParagraphFont" style:family="text">
      <style:text-properties style:font-name="Calibri"/>
    </style:style>
    <style:style style:name="T631" style:parent-style-name="DefaultParagraphFont" style:family="text">
      <style:text-properties style:font-name="Calibri" fo:color="#242424"/>
    </style:style>
    <style:style style:name="T632" style:parent-style-name="DefaultParagraphFont" style:family="text">
      <style:text-properties style:font-name="Calibri"/>
    </style:style>
    <style:style style:name="T633" style:parent-style-name="DefaultParagraphFont" style:family="text">
      <style:text-properties style:font-name="Calibri" fo:color="#242424"/>
    </style:style>
    <style:style style:name="T634" style:parent-style-name="DefaultParagraphFont" style:family="text">
      <style:text-properties style:font-name="Calibri"/>
    </style:style>
    <style:style style:name="T635" style:parent-style-name="DefaultParagraphFont" style:family="text">
      <style:text-properties style:font-name="Calibri" fo:color="#242424"/>
    </style:style>
    <style:style style:name="T636" style:parent-style-name="DefaultParagraphFont" style:family="text">
      <style:text-properties style:font-name="Calibri"/>
    </style:style>
    <style:style style:name="T637" style:parent-style-name="DefaultParagraphFont" style:family="text">
      <style:text-properties style:font-name="Calibri" fo:color="#242424"/>
    </style:style>
    <style:style style:name="T638" style:parent-style-name="DefaultParagraphFont" style:family="text">
      <style:text-properties style:font-name="Calibri"/>
    </style:style>
    <style:style style:name="T639" style:parent-style-name="DefaultParagraphFont" style:family="text">
      <style:text-properties style:font-name="Calibri" fo:color="#242424"/>
    </style:style>
    <style:style style:name="T640" style:parent-style-name="DefaultParagraphFont" style:family="text">
      <style:text-properties style:font-name="Calibri"/>
    </style:style>
    <style:style style:name="T641" style:parent-style-name="DefaultParagraphFont" style:family="text">
      <style:text-properties style:font-name="Calibri" fo:color="#242424"/>
    </style:style>
    <style:style style:name="T642" style:parent-style-name="DefaultParagraphFont" style:family="text">
      <style:text-properties style:font-name="Calibri"/>
    </style:style>
    <style:style style:name="T643" style:parent-style-name="DefaultParagraphFont" style:family="text">
      <style:text-properties style:font-name="Calibri" fo:color="#242424"/>
    </style:style>
    <style:style style:name="T644" style:parent-style-name="DefaultParagraphFont" style:family="text">
      <style:text-properties style:font-name="Calibri"/>
    </style:style>
    <style:style style:name="T645" style:parent-style-name="DefaultParagraphFont" style:family="text">
      <style:text-properties style:font-name="Calibri" fo:color="#242424"/>
    </style:style>
    <style:style style:name="T646" style:parent-style-name="DefaultParagraphFont" style:family="text">
      <style:text-properties style:font-name="Calibri"/>
    </style:style>
    <style:style style:name="T647" style:parent-style-name="DefaultParagraphFont" style:family="text">
      <style:text-properties style:font-name="Calibri" fo:color="#242424"/>
    </style:style>
    <style:style style:name="T648" style:parent-style-name="DefaultParagraphFont" style:family="text">
      <style:text-properties style:font-name="Calibri"/>
    </style:style>
    <style:style style:name="T649" style:parent-style-name="DefaultParagraphFont" style:family="text">
      <style:text-properties style:font-name="Calibri" fo:color="#242424"/>
    </style:style>
    <style:style style:name="T650" style:parent-style-name="DefaultParagraphFont" style:family="text">
      <style:text-properties style:font-name="Calibri"/>
    </style:style>
    <style:style style:name="T651" style:parent-style-name="DefaultParagraphFont" style:family="text">
      <style:text-properties style:font-name="Calibri" fo:color="#242424"/>
    </style:style>
    <style:style style:name="T652" style:parent-style-name="DefaultParagraphFont" style:family="text">
      <style:text-properties style:font-name="Calibri"/>
    </style:style>
    <style:style style:name="T653" style:parent-style-name="DefaultParagraphFont" style:family="text">
      <style:text-properties style:font-name="Calibri" fo:color="#242424"/>
    </style:style>
    <style:style style:name="T654" style:parent-style-name="DefaultParagraphFont" style:family="text">
      <style:text-properties style:font-name="Calibri"/>
    </style:style>
    <style:style style:name="T655" style:parent-style-name="DefaultParagraphFont" style:family="text">
      <style:text-properties style:font-name="Calibri" fo:color="#242424"/>
    </style:style>
    <style:style style:name="T656" style:parent-style-name="DefaultParagraphFont" style:family="text">
      <style:text-properties style:font-name="Calibri"/>
    </style:style>
    <style:style style:name="T657" style:parent-style-name="DefaultParagraphFont" style:family="text">
      <style:text-properties style:font-name="Calibri" fo:color="#242424"/>
    </style:style>
    <style:style style:name="T658" style:parent-style-name="DefaultParagraphFont" style:family="text">
      <style:text-properties style:font-name="Calibri"/>
    </style:style>
    <style:style style:name="T659" style:parent-style-name="DefaultParagraphFont" style:family="text">
      <style:text-properties style:font-name="Calibri" fo:color="#242424"/>
    </style:style>
    <style:style style:name="T660" style:parent-style-name="DefaultParagraphFont" style:family="text">
      <style:text-properties style:font-name="Calibri"/>
    </style:style>
    <style:style style:name="T661" style:parent-style-name="DefaultParagraphFont" style:family="text">
      <style:text-properties style:font-name="Calibri" fo:color="#242424"/>
    </style:style>
    <style:style style:name="T662" style:parent-style-name="DefaultParagraphFont" style:family="text">
      <style:text-properties style:font-name="Calibri"/>
    </style:style>
    <style:style style:name="T663" style:parent-style-name="DefaultParagraphFont" style:family="text">
      <style:text-properties style:font-name="Calibri" fo:color="#242424"/>
    </style:style>
    <style:style style:name="T664" style:parent-style-name="DefaultParagraphFont" style:family="text">
      <style:text-properties style:font-name="Calibri"/>
    </style:style>
    <style:style style:name="T665" style:parent-style-name="DefaultParagraphFont" style:family="text">
      <style:text-properties style:font-name="Calibri" fo:color="#242424"/>
    </style:style>
    <style:style style:name="T666" style:parent-style-name="DefaultParagraphFont" style:family="text">
      <style:text-properties style:font-name="Calibri"/>
    </style:style>
    <style:style style:name="T667" style:parent-style-name="DefaultParagraphFont" style:family="text">
      <style:text-properties style:font-name="Calibri"/>
    </style:style>
    <style:style style:name="T668" style:parent-style-name="DefaultParagraphFont" style:family="text">
      <style:text-properties style:font-name="Calibri"/>
    </style:style>
    <style:style style:name="T669" style:parent-style-name="DefaultParagraphFont" style:family="text">
      <style:text-properties style:font-name="Calibri" fo:font-weight="bold" style:font-weight-asian="bold" style:font-weight-complex="bold" fo:color="#FF0000"/>
    </style:style>
    <style:style style:name="T670" style:parent-style-name="DefaultParagraphFont" style:family="text">
      <style:text-properties style:font-name="Calibri"/>
    </style:style>
    <style:style style:name="T671" style:parent-style-name="DefaultParagraphFont" style:family="text">
      <style:text-properties style:font-name="Calibri"/>
    </style:style>
    <style:style style:name="T672" style:parent-style-name="DefaultParagraphFont" style:family="text">
      <style:text-properties style:font-name="Calibri" fo:color="#242424"/>
    </style:style>
    <style:style style:name="T673" style:parent-style-name="DefaultParagraphFont" style:family="text">
      <style:text-properties style:font-name="Calibri"/>
    </style:style>
    <style:style style:name="T674" style:parent-style-name="DefaultParagraphFont" style:family="text">
      <style:text-properties style:font-name="Calibri" fo:color="#242424"/>
    </style:style>
    <style:style style:name="T675" style:parent-style-name="DefaultParagraphFont" style:family="text">
      <style:text-properties style:font-name="Calibri"/>
    </style:style>
    <style:style style:name="T676" style:parent-style-name="DefaultParagraphFont" style:family="text">
      <style:text-properties style:font-name="Calibri" fo:color="#242424"/>
    </style:style>
    <style:style style:name="T677" style:parent-style-name="DefaultParagraphFont" style:family="text">
      <style:text-properties style:font-name="Calibri"/>
    </style:style>
    <style:style style:name="T678" style:parent-style-name="DefaultParagraphFont" style:family="text">
      <style:text-properties style:font-name="Calibri" fo:color="#242424"/>
    </style:style>
    <style:style style:name="T679" style:parent-style-name="DefaultParagraphFont" style:family="text">
      <style:text-properties style:font-name="Calibri"/>
    </style:style>
    <style:style style:name="T680" style:parent-style-name="DefaultParagraphFont" style:family="text">
      <style:text-properties style:font-name="Calibri" fo:color="#242424"/>
    </style:style>
    <style:style style:name="T681" style:parent-style-name="DefaultParagraphFont" style:family="text">
      <style:text-properties style:font-name="Calibri"/>
    </style:style>
    <style:style style:name="T682" style:parent-style-name="DefaultParagraphFont" style:family="text">
      <style:text-properties style:font-name="Calibri" fo:color="#242424"/>
    </style:style>
    <style:style style:name="T683" style:parent-style-name="DefaultParagraphFont" style:family="text">
      <style:text-properties style:font-name="Calibri"/>
    </style:style>
    <style:style style:name="T684" style:parent-style-name="DefaultParagraphFont" style:family="text">
      <style:text-properties style:font-name="Calibri" fo:color="#242424"/>
    </style:style>
    <style:style style:name="T685" style:parent-style-name="DefaultParagraphFont" style:family="text">
      <style:text-properties style:font-name="Calibri"/>
    </style:style>
    <style:style style:name="T686" style:parent-style-name="DefaultParagraphFont" style:family="text">
      <style:text-properties style:font-name="Calibri" fo:color="#242424"/>
    </style:style>
    <style:style style:name="T687" style:parent-style-name="DefaultParagraphFont" style:family="text">
      <style:text-properties style:font-name="Calibri"/>
    </style:style>
    <style:style style:name="T688" style:parent-style-name="DefaultParagraphFont" style:family="text">
      <style:text-properties style:font-name="Calibri" fo:color="#242424"/>
    </style:style>
    <style:style style:name="T689" style:parent-style-name="DefaultParagraphFont" style:family="text">
      <style:text-properties style:font-name="Calibri"/>
    </style:style>
    <style:style style:name="T690" style:parent-style-name="DefaultParagraphFont" style:family="text">
      <style:text-properties style:font-name="Calibri" fo:color="#242424"/>
    </style:style>
    <style:style style:name="T691" style:parent-style-name="DefaultParagraphFont" style:family="text">
      <style:text-properties style:font-name="Calibri"/>
    </style:style>
    <style:style style:name="T692" style:parent-style-name="DefaultParagraphFont" style:family="text">
      <style:text-properties style:font-name="Calibri" fo:color="#242424"/>
    </style:style>
    <style:style style:name="T693" style:parent-style-name="DefaultParagraphFont" style:family="text">
      <style:text-properties style:font-name="Calibri"/>
    </style:style>
    <style:style style:name="T694" style:parent-style-name="DefaultParagraphFont" style:family="text">
      <style:text-properties style:font-name="Calibri" fo:color="#242424"/>
    </style:style>
    <style:style style:name="T695" style:parent-style-name="DefaultParagraphFont" style:family="text">
      <style:text-properties style:font-name="Calibri"/>
    </style:style>
    <style:style style:name="T696" style:parent-style-name="DefaultParagraphFont" style:family="text">
      <style:text-properties style:font-name="Calibri" fo:color="#242424"/>
    </style:style>
    <style:style style:name="T697" style:parent-style-name="DefaultParagraphFont" style:family="text">
      <style:text-properties style:font-name="Calibri"/>
    </style:style>
    <style:style style:name="T698" style:parent-style-name="DefaultParagraphFont" style:family="text">
      <style:text-properties style:font-name="Calibri" fo:color="#242424"/>
    </style:style>
    <style:style style:name="T699" style:parent-style-name="DefaultParagraphFont" style:family="text">
      <style:text-properties style:font-name="Calibri"/>
    </style:style>
    <style:style style:name="T700" style:parent-style-name="DefaultParagraphFont" style:family="text">
      <style:text-properties style:font-name="Calibri" fo:color="#242424"/>
    </style:style>
    <style:style style:name="T701" style:parent-style-name="DefaultParagraphFont" style:family="text">
      <style:text-properties style:font-name="Calibri"/>
    </style:style>
    <style:style style:name="T702" style:parent-style-name="DefaultParagraphFont" style:family="text">
      <style:text-properties style:font-name="Calibri" fo:color="#242424"/>
    </style:style>
    <style:style style:name="T703" style:parent-style-name="DefaultParagraphFont" style:family="text">
      <style:text-properties style:font-name="Calibri"/>
    </style:style>
    <style:style style:name="T704" style:parent-style-name="DefaultParagraphFont" style:family="text">
      <style:text-properties style:font-name="Calibri" fo:color="#242424"/>
    </style:style>
    <style:style style:name="T705" style:parent-style-name="DefaultParagraphFont" style:family="text">
      <style:text-properties style:font-name="Calibri"/>
    </style:style>
    <style:style style:name="T706" style:parent-style-name="DefaultParagraphFont" style:family="text">
      <style:text-properties style:font-name="Calibri" fo:color="#242424"/>
    </style:style>
    <style:style style:name="T707" style:parent-style-name="DefaultParagraphFont" style:family="text">
      <style:text-properties style:font-name="Calibri"/>
    </style:style>
    <style:style style:name="T708" style:parent-style-name="DefaultParagraphFont" style:family="text">
      <style:text-properties style:font-name="Calibri" fo:color="#242424"/>
    </style:style>
    <style:style style:name="T709" style:parent-style-name="DefaultParagraphFont" style:family="text">
      <style:text-properties style:font-name="Calibri"/>
    </style:style>
    <style:style style:name="T710" style:parent-style-name="DefaultParagraphFont" style:family="text">
      <style:text-properties style:font-name="Calibri" fo:color="#242424"/>
    </style:style>
    <style:style style:name="T711" style:parent-style-name="DefaultParagraphFont" style:family="text">
      <style:text-properties style:font-name="Calibri"/>
    </style:style>
    <style:style style:name="T712" style:parent-style-name="DefaultParagraphFont" style:family="text">
      <style:text-properties style:font-name="Calibri" fo:color="#242424"/>
    </style:style>
    <style:style style:name="T713" style:parent-style-name="DefaultParagraphFont" style:family="text">
      <style:text-properties style:font-name="Calibri"/>
    </style:style>
    <style:style style:name="T714" style:parent-style-name="DefaultParagraphFont" style:family="text">
      <style:text-properties style:font-name="Calibri" fo:color="#242424"/>
    </style:style>
    <style:style style:name="T715" style:parent-style-name="DefaultParagraphFont" style:family="text">
      <style:text-properties style:font-name="Calibri"/>
    </style:style>
    <style:style style:name="T716" style:parent-style-name="DefaultParagraphFont" style:family="text">
      <style:text-properties style:font-name="Calibri" fo:color="#242424"/>
    </style:style>
    <style:style style:name="T717" style:parent-style-name="DefaultParagraphFont" style:family="text">
      <style:text-properties style:font-name="Calibri"/>
    </style:style>
    <style:style style:name="T718" style:parent-style-name="DefaultParagraphFont" style:family="text">
      <style:text-properties style:font-name="Calibri" fo:color="#242424"/>
    </style:style>
    <style:style style:name="T719" style:parent-style-name="DefaultParagraphFont" style:family="text">
      <style:text-properties style:font-name="Calibri"/>
    </style:style>
    <style:style style:name="T720" style:parent-style-name="DefaultParagraphFont" style:family="text">
      <style:text-properties style:font-name="Calibri" fo:color="#242424"/>
    </style:style>
    <style:style style:name="T721" style:parent-style-name="DefaultParagraphFont" style:family="text">
      <style:text-properties style:font-name="Calibri"/>
    </style:style>
    <style:style style:name="T722" style:parent-style-name="DefaultParagraphFont" style:family="text">
      <style:text-properties style:font-name="Calibri" fo:color="#242424"/>
    </style:style>
    <style:style style:name="P723" style:parent-style-name="Standard" style:family="paragraph">
      <style:text-properties style:font-name="Calibri"/>
    </style:style>
    <style:style style:name="P724" style:parent-style-name="Standard" style:family="paragraph">
      <style:text-properties style:font-name="Calibri" fo:font-weight="bold" style:font-weight-asian="bold" style:font-weight-complex="bold" fo:color="#FF0000"/>
    </style:style>
    <style:style style:name="P725" style:parent-style-name="Standard" style:family="paragraph">
      <style:text-properties style:font-name="Calibri" fo:font-weight="bold" style:font-weight-asian="bold" style:font-weight-complex="bold" fo:color="#FF0000"/>
    </style:style>
    <style:style style:name="T726" style:parent-style-name="DefaultParagraphFont" style:family="text">
      <style:text-properties style:font-name="Calibri" fo:color="#0000FF" fo:background-color="#FFFFFE"/>
    </style:style>
    <style:style style:name="T727" style:parent-style-name="DefaultParagraphFont" style:family="text">
      <style:text-properties style:font-name="Calibri" fo:color="#000000" fo:background-color="#FFFFFE"/>
    </style:style>
    <style:style style:name="T728" style:parent-style-name="DefaultParagraphFont" style:family="text">
      <style:text-properties style:font-name="Calibri" fo:color="#09885A" fo:background-color="#FFFFFE"/>
    </style:style>
    <style:style style:name="P729" style:parent-style-name="Standard" style:family="paragraph">
      <style:paragraph-properties style:line-height-at-least="0.1319in"/>
      <style:text-properties style:font-name="Calibri"/>
    </style:style>
    <style:style style:name="P730" style:parent-style-name="Standard" style:family="paragraph">
      <style:paragraph-properties style:line-height-at-least="0.1319in"/>
    </style:style>
    <style:style style:name="T731" style:parent-style-name="DefaultParagraphFont" style:family="text">
      <style:text-properties style:font-name="Calibri" fo:color="#0000FF" fo:background-color="#FFFFFE"/>
    </style:style>
    <style:style style:name="T732" style:parent-style-name="DefaultParagraphFont" style:family="text">
      <style:text-properties style:font-name="Calibri" fo:color="#000000" fo:background-color="#FFFFFE"/>
    </style:style>
    <style:style style:name="P733" style:parent-style-name="Standard" style:family="paragraph">
      <style:paragraph-properties fo:margin-bottom="0.1965in" style:line-height-at-least="0.1319in"/>
    </style:style>
    <style:style style:name="T734" style:parent-style-name="DefaultParagraphFont" style:family="text">
      <style:text-properties style:font-name="Calibri" fo:color="#000000" fo:background-color="#FFFFFE"/>
    </style:style>
    <style:style style:name="T735" style:parent-style-name="DefaultParagraphFont" style:family="text">
      <style:text-properties style:font-name="Calibri" fo:color="#0000FF" fo:background-color="#FFFFFE"/>
    </style:style>
    <style:style style:name="T736" style:parent-style-name="DefaultParagraphFont" style:family="text">
      <style:text-properties style:font-name="Calibri" fo:color="#000000" fo:background-color="#FFFFFE"/>
    </style:style>
    <style:style style:name="T737" style:parent-style-name="DefaultParagraphFont" style:family="text">
      <style:text-properties style:font-name="Calibri" fo:color="#0000FF" fo:background-color="#FFFFFE"/>
    </style:style>
    <style:style style:name="T738" style:parent-style-name="DefaultParagraphFont" style:family="text">
      <style:text-properties style:font-name="Calibri" fo:color="#000000" fo:background-color="#FFFFFE"/>
    </style:style>
    <style:style style:name="T739" style:parent-style-name="DefaultParagraphFont" style:family="text">
      <style:text-properties style:font-name="Calibri" fo:color="#0000FF" fo:background-color="#FFFFFE"/>
    </style:style>
    <style:style style:name="T740" style:parent-style-name="DefaultParagraphFont" style:family="text">
      <style:text-properties style:font-name="Calibri" fo:color="#000000" fo:background-color="#FFFFFE"/>
    </style:style>
    <style:style style:name="T741" style:parent-style-name="DefaultParagraphFont" style:family="text">
      <style:text-properties style:font-name="Calibri" fo:color="#0000FF" fo:background-color="#FFFFFE"/>
    </style:style>
    <style:style style:name="T742" style:parent-style-name="DefaultParagraphFont" style:family="text">
      <style:text-properties style:font-name="Calibri" fo:color="#000000" fo:background-color="#FFFFFE"/>
    </style:style>
    <style:style style:name="T743" style:parent-style-name="DefaultParagraphFont" style:family="text">
      <style:text-properties style:font-name="Calibri" fo:color="#0000FF" fo:background-color="#FFFFFE"/>
    </style:style>
    <style:style style:name="T744" style:parent-style-name="DefaultParagraphFont" style:family="text">
      <style:text-properties style:font-name="Calibri" fo:color="#000000" fo:background-color="#FFFFFE"/>
    </style:style>
    <style:style style:name="P745" style:parent-style-name="Standard" style:family="paragraph">
      <style:paragraph-properties style:line-height-at-least="0.1319in"/>
    </style:style>
    <style:style style:name="T746" style:parent-style-name="DefaultParagraphFont" style:family="text">
      <style:text-properties style:font-name="Calibri" fo:color="#A31515" fo:background-color="#FFFFFE"/>
    </style:style>
    <style:style style:name="T747" style:parent-style-name="DefaultParagraphFont" style:family="text">
      <style:text-properties style:font-name="Calibri" fo:color="#0000FF" fo:background-color="#FFFFFE"/>
    </style:style>
    <style:style style:name="T748" style:parent-style-name="DefaultParagraphFont" style:family="text">
      <style:text-properties style:font-name="Calibri" fo:color="#000000" fo:background-color="#FFFFFE"/>
    </style:style>
    <style:style style:name="T749" style:parent-style-name="DefaultParagraphFont" style:family="text">
      <style:text-properties style:font-name="Calibri" fo:color="#0000FF" fo:background-color="#FFFFFE"/>
    </style:style>
    <style:style style:name="T750" style:parent-style-name="DefaultParagraphFont" style:family="text">
      <style:text-properties style:font-name="Calibri" fo:color="#000000" fo:background-color="#FFFFFE"/>
    </style:style>
    <style:style style:name="T751" style:parent-style-name="DefaultParagraphFont" style:family="text">
      <style:text-properties style:font-name="Calibri" fo:color="#0000FF" fo:background-color="#FFFFFE"/>
    </style:style>
    <style:style style:name="T752" style:parent-style-name="DefaultParagraphFont" style:family="text">
      <style:text-properties style:font-name="Calibri" fo:color="#000000" fo:background-color="#FFFFFE"/>
    </style:style>
    <style:style style:name="T753" style:parent-style-name="DefaultParagraphFont" style:family="text">
      <style:text-properties style:font-name="Calibri" fo:color="#0000FF" fo:background-color="#FFFFFE"/>
    </style:style>
    <style:style style:name="T754" style:parent-style-name="DefaultParagraphFont" style:family="text">
      <style:text-properties style:font-name="Calibri" fo:color="#000000" fo:background-color="#FFFFFE"/>
    </style:style>
    <style:style style:name="P755" style:parent-style-name="Standard" style:family="paragraph">
      <style:paragraph-properties style:line-height-at-least="0.1319in"/>
      <style:text-properties style:font-name="Calibri"/>
    </style:style>
    <style:style style:name="P756" style:parent-style-name="Standard" style:family="paragraph">
      <style:paragraph-properties style:line-height-at-least="0.1319in"/>
    </style:style>
    <style:style style:name="T757" style:parent-style-name="DefaultParagraphFont" style:family="text">
      <style:text-properties style:font-name="Calibri" fo:color="#A31515" fo:background-color="#FFFFFE"/>
    </style:style>
    <style:style style:name="T758" style:parent-style-name="DefaultParagraphFont" style:family="text">
      <style:text-properties style:font-name="Calibri" fo:color="#0000FF" fo:background-color="#FFFFFE"/>
    </style:style>
    <style:style style:name="T759" style:parent-style-name="DefaultParagraphFont" style:family="text">
      <style:text-properties style:font-name="Calibri" fo:color="#000000" fo:background-color="#FFFFFE"/>
    </style:style>
    <style:style style:name="T760" style:parent-style-name="DefaultParagraphFont" style:family="text">
      <style:text-properties style:font-name="Calibri" fo:color="#0000FF" fo:background-color="#FFFFFE"/>
    </style:style>
    <style:style style:name="T761" style:parent-style-name="DefaultParagraphFont" style:family="text">
      <style:text-properties style:font-name="Calibri" fo:color="#000000" fo:background-color="#FFFFFE"/>
    </style:style>
    <style:style style:name="P762" style:parent-style-name="Standard" style:family="paragraph">
      <style:paragraph-properties style:line-height-at-least="0.1319in"/>
      <style:text-properties style:font-name="Calibri"/>
    </style:style>
    <style:style style:name="P763" style:parent-style-name="Standard" style:family="paragraph">
      <style:paragraph-properties style:line-height-at-least="0.1319in"/>
      <style:text-properties style:font-name="Calibri" fo:color="#000000" fo:background-color="#FFFFFE"/>
    </style:style>
    <style:style style:name="P764" style:parent-style-name="Standard" style:family="paragraph">
      <style:paragraph-properties style:line-height-at-least="0.1319in"/>
      <style:text-properties style:font-name="Calibri"/>
    </style:style>
    <style:style style:name="P765" style:parent-style-name="Standard" style:family="paragraph">
      <style:paragraph-properties style:line-height-at-least="0.1319in"/>
    </style:style>
    <style:style style:name="T766" style:parent-style-name="DefaultParagraphFont" style:family="text">
      <style:text-properties style:font-name="Calibri" fo:color="#0000FF" fo:background-color="#FFFFFE"/>
    </style:style>
    <style:style style:name="T767" style:parent-style-name="DefaultParagraphFont" style:family="text">
      <style:text-properties style:font-name="Calibri" fo:color="#000000" fo:background-color="#FFFFFE"/>
    </style:style>
    <style:style style:name="T768" style:parent-style-name="DefaultParagraphFont" style:family="text">
      <style:text-properties style:font-name="Calibri" fo:color="#0000FF" fo:background-color="#FFFFFE"/>
    </style:style>
    <style:style style:name="T769" style:parent-style-name="DefaultParagraphFont" style:family="text">
      <style:text-properties style:font-name="Calibri" fo:color="#000000" fo:background-color="#FFFFFE"/>
    </style:style>
    <style:style style:name="T770" style:parent-style-name="DefaultParagraphFont" style:family="text">
      <style:text-properties style:font-name="Calibri" fo:color="#0000FF" fo:background-color="#FFFFFE"/>
    </style:style>
    <style:style style:name="T771" style:parent-style-name="DefaultParagraphFont" style:family="text">
      <style:text-properties style:font-name="Calibri" fo:color="#000000" fo:background-color="#FFFFFE"/>
    </style:style>
    <style:style style:name="T772" style:parent-style-name="DefaultParagraphFont" style:family="text">
      <style:text-properties style:font-name="Calibri" fo:color="#09885A" fo:background-color="#FFFFFE"/>
    </style:style>
    <style:style style:name="T773" style:parent-style-name="DefaultParagraphFont" style:family="text">
      <style:text-properties style:font-name="Calibri" fo:color="#000000" fo:background-color="#FFFFFE"/>
    </style:style>
    <style:style style:name="T774" style:parent-style-name="DefaultParagraphFont" style:family="text">
      <style:text-properties style:font-name="Calibri" fo:color="#0000FF" fo:background-color="#FFFFFE"/>
    </style:style>
    <style:style style:name="T775" style:parent-style-name="DefaultParagraphFont" style:family="text">
      <style:text-properties style:font-name="Calibri" fo:color="#000000" fo:background-color="#FFFFFE"/>
    </style:style>
    <style:style style:name="P776" style:parent-style-name="Standard" style:family="paragraph">
      <style:paragraph-properties style:line-height-at-least="0.1319in"/>
      <style:text-properties style:font-name="Calibri"/>
    </style:style>
    <style:style style:name="P777" style:parent-style-name="Standard" style:family="paragraph">
      <style:paragraph-properties style:line-height-at-least="0.1319in"/>
    </style:style>
    <style:style style:name="T778" style:parent-style-name="DefaultParagraphFont" style:family="text">
      <style:text-properties style:font-name="Calibri" fo:color="#A31515" fo:background-color="#FFFFFE"/>
    </style:style>
    <style:style style:name="T779" style:parent-style-name="DefaultParagraphFont" style:family="text">
      <style:text-properties style:font-name="Calibri" fo:color="#0000FF" fo:background-color="#FFFFFE"/>
    </style:style>
    <style:style style:name="T780" style:parent-style-name="DefaultParagraphFont" style:family="text">
      <style:text-properties style:font-name="Calibri" fo:color="#000000" fo:background-color="#FFFFFE"/>
    </style:style>
    <style:style style:name="T781" style:parent-style-name="DefaultParagraphFont" style:family="text">
      <style:text-properties style:font-name="Calibri" fo:color="#0000FF" fo:background-color="#FFFFFE"/>
    </style:style>
    <style:style style:name="T782" style:parent-style-name="DefaultParagraphFont" style:family="text">
      <style:text-properties style:font-name="Calibri" fo:color="#000000" fo:background-color="#FFFFFE"/>
    </style:style>
    <style:style style:name="T783" style:parent-style-name="DefaultParagraphFont" style:family="text">
      <style:text-properties style:font-name="Calibri" fo:color="#09885A" fo:background-color="#FFFFFE"/>
    </style:style>
    <style:style style:name="T784" style:parent-style-name="DefaultParagraphFont" style:family="text">
      <style:text-properties style:font-name="Calibri" fo:color="#000000" fo:background-color="#FFFFFE"/>
    </style:style>
    <style:style style:name="T785" style:parent-style-name="DefaultParagraphFont" style:family="text">
      <style:text-properties style:font-name="Calibri" fo:color="#0000FF" fo:background-color="#FFFFFE"/>
    </style:style>
    <style:style style:name="T786" style:parent-style-name="DefaultParagraphFont" style:family="text">
      <style:text-properties style:font-name="Calibri" fo:color="#000000" fo:background-color="#FFFFFE"/>
    </style:style>
    <style:style style:name="P787" style:parent-style-name="Standard" style:family="paragraph">
      <style:paragraph-properties style:line-height-at-least="0.1319in"/>
      <style:text-properties style:font-name="Calibri"/>
    </style:style>
    <style:style style:name="P788" style:parent-style-name="Standard" style:family="paragraph">
      <style:paragraph-properties style:line-height-at-least="0.1319in"/>
    </style:style>
    <style:style style:name="T789" style:parent-style-name="DefaultParagraphFont" style:family="text">
      <style:text-properties style:font-name="Calibri" fo:color="#A31515" fo:background-color="#FFFFFE"/>
    </style:style>
    <style:style style:name="T790" style:parent-style-name="DefaultParagraphFont" style:family="text">
      <style:text-properties style:font-name="Calibri" fo:color="#0000FF" fo:background-color="#FFFFFE"/>
    </style:style>
    <style:style style:name="T791" style:parent-style-name="DefaultParagraphFont" style:family="text">
      <style:text-properties style:font-name="Calibri" fo:color="#000000" fo:background-color="#FFFFFE"/>
    </style:style>
    <style:style style:name="T792" style:parent-style-name="DefaultParagraphFont" style:family="text">
      <style:text-properties style:font-name="Calibri" fo:color="#0000FF" fo:background-color="#FFFFFE"/>
    </style:style>
    <style:style style:name="T793" style:parent-style-name="DefaultParagraphFont" style:family="text">
      <style:text-properties style:font-name="Calibri" fo:color="#000000" fo:background-color="#FFFFFE"/>
    </style:style>
    <style:style style:name="P794" style:parent-style-name="Standard" style:family="paragraph">
      <style:paragraph-properties style:line-height-at-least="0.1319in"/>
      <style:text-properties style:font-name="Calibri"/>
    </style:style>
    <style:style style:name="P795" style:parent-style-name="Standard" style:family="paragraph">
      <style:paragraph-properties style:line-height-at-least="0.1319in"/>
      <style:text-properties style:font-name="Calibri" fo:color="#000000" fo:background-color="#FFFFFE"/>
    </style:style>
    <style:style style:name="P796" style:parent-style-name="Standard" style:family="paragraph">
      <style:paragraph-properties style:line-height-at-least="0.1319in"/>
      <style:text-properties style:font-name="Calibri"/>
    </style:style>
    <style:style style:name="P797" style:parent-style-name="Standard" style:family="paragraph">
      <style:paragraph-properties style:line-height-at-least="0.1319in"/>
      <style:text-properties style:font-name="Calibri" fo:color="#0000FF" fo:background-color="#FFFFFE"/>
    </style:style>
    <style:style style:name="P798" style:parent-style-name="Standard" style:family="paragraph">
      <style:paragraph-properties style:line-height-at-least="0.1319in"/>
      <style:text-properties style:font-name="Calibri"/>
    </style:style>
    <style:style style:name="P799" style:parent-style-name="Standard" style:family="paragraph">
      <style:paragraph-properties style:line-height-at-least="0.1319in"/>
      <style:text-properties style:font-name="Calibri" fo:color="#000000" fo:background-color="#FFFFFE"/>
    </style:style>
    <style:style style:name="P800" style:parent-style-name="Standard" style:family="paragraph">
      <style:paragraph-properties style:line-height-at-least="0.1319in"/>
      <style:text-properties style:font-name="Calibri" fo:color="#000000" fo:background-color="#FFFFFE"/>
    </style:style>
    <style:style style:name="P801" style:parent-style-name="Standard" style:family="paragraph">
      <style:paragraph-properties style:line-height-at-least="0.1319in"/>
      <style:text-properties style:font-name="Calibri" fo:color="#000000" fo:background-color="#FFFFFE"/>
    </style:style>
    <style:style style:name="P802" style:parent-style-name="Textbody" style:family="paragraph">
      <style:paragraph-properties style:line-height-at-least="0.1319in"/>
      <style:text-properties style:font-name="Calibri" fo:color="#000000" fo:background-color="#FFFFFE"/>
    </style:style>
    <style:style style:name="P803" style:parent-style-name="Standard" style:family="paragraph">
      <style:paragraph-properties style:line-height-at-least="0.1319in"/>
      <style:text-properties style:font-name="Calibri" fo:color="#000000" fo:background-color="#FFFFFE"/>
    </style:style>
    <style:style style:name="P804" style:parent-style-name="Standard" style:family="paragraph">
      <style:text-properties style:font-name="Calibri"/>
    </style:style>
    <style:style style:name="P805" style:parent-style-name="Standard" style:family="paragraph">
      <style:text-properties style:font-name="Calibri" fo:font-weight="bold" style:font-weight-asian="bold" style:font-weight-complex="bold" fo:color="#FF0000"/>
    </style:style>
    <style:style style:name="T806" style:parent-style-name="DefaultParagraphFont" style:family="text">
      <style:text-properties style:font-name="Calibri" style:font-weight-complex="bold" fo:color="#242424"/>
    </style:style>
    <style:style style:name="T807" style:parent-style-name="DefaultParagraphFont" style:family="text">
      <style:text-properties style:font-name="Calibri" fo:font-weight="bold" style:font-weight-asian="bold" style:font-weight-complex="bold" fo:color="#000000"/>
    </style:style>
    <style:style style:name="T808" style:parent-style-name="DefaultParagraphFont" style:family="text">
      <style:text-properties style:font-name="Calibri" style:font-weight-complex="bold" fo:color="#242424"/>
    </style:style>
    <style:style style:name="T809" style:parent-style-name="DefaultParagraphFont" style:family="text">
      <style:text-properties style:font-name="Calibri" fo:font-weight="bold" style:font-weight-asian="bold" style:font-weight-complex="bold" fo:color="#000000"/>
    </style:style>
    <style:style style:name="T810" style:parent-style-name="DefaultParagraphFont" style:family="text">
      <style:text-properties style:font-name="Calibri" style:font-weight-complex="bold" fo:color="#242424"/>
    </style:style>
    <style:style style:name="T811" style:parent-style-name="DefaultParagraphFont" style:family="text">
      <style:text-properties style:font-name="Calibri" fo:font-weight="bold" style:font-weight-asian="bold" style:font-weight-complex="bold" fo:color="#000000"/>
    </style:style>
    <style:style style:name="T812" style:parent-style-name="DefaultParagraphFont" style:family="text">
      <style:text-properties style:font-name="Calibri" style:font-weight-complex="bold" fo:color="#242424"/>
    </style:style>
    <style:style style:name="T813" style:parent-style-name="DefaultParagraphFont" style:family="text">
      <style:text-properties style:font-name="Calibri" fo:font-weight="bold" style:font-weight-asian="bold" style:font-weight-complex="bold" fo:color="#000000"/>
    </style:style>
    <style:style style:name="T814" style:parent-style-name="DefaultParagraphFont" style:family="text">
      <style:text-properties style:font-name="Calibri" style:font-weight-complex="bold" fo:color="#242424"/>
    </style:style>
    <style:style style:name="T815" style:parent-style-name="DefaultParagraphFont" style:family="text">
      <style:text-properties style:font-name="Calibri" fo:font-weight="bold" style:font-weight-asian="bold" style:font-weight-complex="bold" fo:color="#000000"/>
    </style:style>
    <style:style style:name="T816" style:parent-style-name="DefaultParagraphFont" style:family="text">
      <style:text-properties style:font-name="Calibri" style:font-weight-complex="bold" fo:color="#242424"/>
    </style:style>
    <style:style style:name="T817" style:parent-style-name="DefaultParagraphFont" style:family="text">
      <style:text-properties style:font-name="Calibri" fo:font-weight="bold" style:font-weight-asian="bold" style:font-weight-complex="bold" fo:color="#000000"/>
    </style:style>
    <style:style style:name="T818" style:parent-style-name="DefaultParagraphFont" style:family="text">
      <style:text-properties style:font-name="Calibri" style:font-weight-complex="bold" fo:color="#242424"/>
    </style:style>
    <style:style style:name="T819" style:parent-style-name="DefaultParagraphFont" style:family="text">
      <style:text-properties style:font-name="Calibri" fo:font-weight="bold" style:font-weight-asian="bold" style:font-weight-complex="bold" fo:color="#000000"/>
    </style:style>
    <style:style style:name="T820" style:parent-style-name="DefaultParagraphFont" style:family="text">
      <style:text-properties style:font-name="Calibri" style:font-weight-complex="bold" fo:color="#242424"/>
    </style:style>
    <style:style style:name="T821" style:parent-style-name="DefaultParagraphFont" style:family="text">
      <style:text-properties style:font-name="Calibri" fo:font-weight="bold" style:font-weight-asian="bold" style:font-weight-complex="bold" fo:color="#000000"/>
    </style:style>
    <style:style style:name="T822" style:parent-style-name="DefaultParagraphFont" style:family="text">
      <style:text-properties style:font-name="Calibri" style:font-weight-complex="bold" fo:color="#242424"/>
    </style:style>
    <style:style style:name="T823" style:parent-style-name="DefaultParagraphFont" style:family="text">
      <style:text-properties style:font-name="Calibri" fo:font-weight="bold" style:font-weight-asian="bold" style:font-weight-complex="bold" fo:color="#000000"/>
    </style:style>
    <style:style style:name="T824" style:parent-style-name="DefaultParagraphFont" style:family="text">
      <style:text-properties style:font-name="Calibri" style:font-weight-complex="bold" fo:color="#242424"/>
    </style:style>
    <style:style style:name="T825" style:parent-style-name="DefaultParagraphFont" style:family="text">
      <style:text-properties style:font-name="Calibri" fo:font-weight="bold" style:font-weight-asian="bold" style:font-weight-complex="bold" fo:color="#000000"/>
    </style:style>
    <style:style style:name="T826" style:parent-style-name="DefaultParagraphFont" style:family="text">
      <style:text-properties style:font-name="Calibri" fo:font-weight="bold" style:font-weight-asian="bold" style:font-weight-complex="bold" fo:color="#000000"/>
    </style:style>
    <style:style style:name="T827" style:parent-style-name="DefaultParagraphFont" style:family="text">
      <style:text-properties style:font-name="Calibri" style:font-weight-complex="bold" fo:color="#242424"/>
    </style:style>
    <style:style style:name="T828" style:parent-style-name="DefaultParagraphFont" style:family="text">
      <style:text-properties style:font-name="Calibri" fo:font-weight="bold" style:font-weight-asian="bold" style:font-weight-complex="bold" fo:color="#000000"/>
    </style:style>
    <style:style style:name="T829" style:parent-style-name="DefaultParagraphFont" style:family="text">
      <style:text-properties style:font-name="Calibri" style:font-weight-complex="bold" fo:color="#242424"/>
    </style:style>
    <style:style style:name="T830" style:parent-style-name="DefaultParagraphFont" style:family="text">
      <style:text-properties style:font-name="Calibri" fo:font-weight="bold" style:font-weight-asian="bold" style:font-weight-complex="bold" fo:color="#000000"/>
    </style:style>
    <style:style style:name="T831" style:parent-style-name="DefaultParagraphFont" style:family="text">
      <style:text-properties style:font-name="Calibri" style:font-weight-complex="bold" fo:color="#242424"/>
    </style:style>
    <style:style style:name="T832" style:parent-style-name="DefaultParagraphFont" style:family="text">
      <style:text-properties style:font-name="Calibri" fo:font-weight="bold" style:font-weight-asian="bold" style:font-weight-complex="bold" fo:color="#000000"/>
    </style:style>
    <style:style style:name="T833" style:parent-style-name="DefaultParagraphFont" style:family="text">
      <style:text-properties style:font-name="Calibri" style:font-weight-complex="bold" fo:color="#242424"/>
    </style:style>
    <style:style style:name="T834" style:parent-style-name="DefaultParagraphFont" style:family="text">
      <style:text-properties style:font-name="Calibri" fo:font-weight="bold" style:font-weight-asian="bold" style:font-weight-complex="bold" fo:color="#000000"/>
    </style:style>
    <style:style style:name="T835" style:parent-style-name="DefaultParagraphFont" style:family="text">
      <style:text-properties style:font-name="Calibri" style:font-weight-complex="bold" fo:color="#242424"/>
    </style:style>
    <style:style style:name="T836" style:parent-style-name="DefaultParagraphFont" style:family="text">
      <style:text-properties style:font-name="Calibri" fo:font-weight="bold" style:font-weight-asian="bold" style:font-weight-complex="bold" fo:color="#000000"/>
    </style:style>
    <style:style style:name="T837" style:parent-style-name="DefaultParagraphFont" style:family="text">
      <style:text-properties style:font-name="Calibri" style:font-weight-complex="bold" fo:color="#242424"/>
    </style:style>
    <style:style style:name="T838" style:parent-style-name="DefaultParagraphFont" style:family="text">
      <style:text-properties style:font-name="Calibri" fo:font-weight="bold" style:font-weight-asian="bold" style:font-weight-complex="bold" fo:color="#000000"/>
    </style:style>
    <style:style style:name="T839" style:parent-style-name="DefaultParagraphFont" style:family="text">
      <style:text-properties style:font-name="Calibri" style:font-weight-complex="bold" fo:color="#242424"/>
    </style:style>
    <style:style style:name="T840" style:parent-style-name="DefaultParagraphFont" style:family="text">
      <style:text-properties style:font-name="Calibri" fo:font-weight="bold" style:font-weight-asian="bold" style:font-weight-complex="bold" fo:color="#000000"/>
    </style:style>
    <style:style style:name="T841" style:parent-style-name="DefaultParagraphFont" style:family="text">
      <style:text-properties style:font-name="Calibri" style:font-weight-complex="bold" fo:color="#242424"/>
    </style:style>
    <style:style style:name="T842" style:parent-style-name="DefaultParagraphFont" style:family="text">
      <style:text-properties style:font-name="Calibri" fo:font-weight="bold" style:font-weight-asian="bold" style:font-weight-complex="bold" fo:color="#000000"/>
    </style:style>
    <style:style style:name="T843" style:parent-style-name="DefaultParagraphFont" style:family="text">
      <style:text-properties style:font-name="Calibri" style:font-weight-complex="bold" fo:color="#242424"/>
    </style:style>
    <style:style style:name="T844" style:parent-style-name="DefaultParagraphFont" style:family="text">
      <style:text-properties style:font-name="Calibri" fo:font-weight="bold" style:font-weight-asian="bold" style:font-weight-complex="bold" fo:color="#000000"/>
    </style:style>
    <style:style style:name="T845" style:parent-style-name="DefaultParagraphFont" style:family="text">
      <style:text-properties style:font-name="Calibri" style:font-weight-complex="bold" fo:color="#242424"/>
    </style:style>
    <style:style style:name="T846" style:parent-style-name="DefaultParagraphFont" style:family="text">
      <style:text-properties style:font-name="Calibri" fo:font-weight="bold" style:font-weight-asian="bold" style:font-weight-complex="bold" fo:color="#000000"/>
    </style:style>
    <style:style style:name="T847" style:parent-style-name="DefaultParagraphFont" style:family="text">
      <style:text-properties style:font-name="Calibri" style:font-weight-complex="bold" fo:color="#242424"/>
    </style:style>
    <style:style style:name="T848" style:parent-style-name="DefaultParagraphFont" style:family="text">
      <style:text-properties style:font-name="Calibri" fo:font-weight="bold" style:font-weight-asian="bold" style:font-weight-complex="bold" fo:color="#000000"/>
    </style:style>
    <style:style style:name="T849" style:parent-style-name="DefaultParagraphFont" style:family="text">
      <style:text-properties style:font-name="Calibri" style:font-weight-complex="bold" fo:color="#242424"/>
    </style:style>
    <style:style style:name="T850" style:parent-style-name="DefaultParagraphFont" style:family="text">
      <style:text-properties style:font-name="Calibri" fo:font-weight="bold" style:font-weight-asian="bold" style:font-weight-complex="bold" fo:color="#000000"/>
    </style:style>
    <style:style style:name="T851" style:parent-style-name="DefaultParagraphFont" style:family="text">
      <style:text-properties style:font-name="Calibri" style:font-weight-complex="bold" fo:color="#242424"/>
    </style:style>
    <style:style style:name="T852" style:parent-style-name="DefaultParagraphFont" style:family="text">
      <style:text-properties style:font-name="Calibri" fo:font-weight="bold" style:font-weight-asian="bold" style:font-weight-complex="bold" fo:color="#000000"/>
    </style:style>
    <style:style style:name="T853" style:parent-style-name="DefaultParagraphFont" style:family="text">
      <style:text-properties style:font-name="Calibri" style:font-weight-complex="bold" fo:color="#242424"/>
    </style:style>
    <style:style style:name="T854" style:parent-style-name="DefaultParagraphFont" style:family="text">
      <style:text-properties style:font-name="Calibri" fo:font-weight="bold" style:font-weight-asian="bold" style:font-weight-complex="bold" fo:color="#000000"/>
    </style:style>
    <style:style style:name="T855" style:parent-style-name="DefaultParagraphFont" style:family="text">
      <style:text-properties style:font-name="Calibri" style:font-weight-complex="bold" fo:color="#242424"/>
    </style:style>
    <style:style style:name="T856" style:parent-style-name="DefaultParagraphFont" style:family="text">
      <style:text-properties style:font-name="Calibri" fo:font-weight="bold" style:font-weight-asian="bold" style:font-weight-complex="bold" fo:color="#000000"/>
    </style:style>
    <style:style style:name="T857" style:parent-style-name="DefaultParagraphFont" style:family="text">
      <style:text-properties style:font-name="Calibri" style:font-weight-complex="bold" fo:color="#242424"/>
    </style:style>
    <style:style style:name="T858" style:parent-style-name="DefaultParagraphFont" style:family="text">
      <style:text-properties style:font-name="Calibri" fo:font-weight="bold" style:font-weight-asian="bold" style:font-weight-complex="bold" fo:color="#000000"/>
    </style:style>
    <style:style style:name="T859" style:parent-style-name="DefaultParagraphFont" style:family="text">
      <style:text-properties style:font-name="Calibri" style:font-weight-complex="bold" fo:color="#242424"/>
    </style:style>
    <style:style style:name="T860" style:parent-style-name="DefaultParagraphFont" style:family="text">
      <style:text-properties style:font-name="Calibri" fo:font-weight="bold" style:font-weight-asian="bold" style:font-weight-complex="bold" fo:color="#000000"/>
    </style:style>
    <style:style style:name="T861" style:parent-style-name="DefaultParagraphFont" style:family="text">
      <style:text-properties style:font-name="Calibri" style:font-weight-complex="bold" fo:color="#242424"/>
    </style:style>
    <style:style style:name="T862" style:parent-style-name="DefaultParagraphFont" style:family="text">
      <style:text-properties style:font-name="Calibri" fo:font-weight="bold" style:font-weight-asian="bold" style:font-weight-complex="bold" fo:color="#000000"/>
    </style:style>
    <style:style style:name="T863" style:parent-style-name="DefaultParagraphFont" style:family="text">
      <style:text-properties style:font-name="Calibri" style:font-weight-complex="bold" fo:color="#242424"/>
    </style:style>
    <style:style style:name="T864" style:parent-style-name="DefaultParagraphFont" style:family="text">
      <style:text-properties style:font-name="Calibri" fo:font-weight="bold" style:font-weight-asian="bold" style:font-weight-complex="bold" fo:color="#000000"/>
    </style:style>
    <style:style style:name="T865" style:parent-style-name="DefaultParagraphFont" style:family="text">
      <style:text-properties style:font-name="Calibri" style:font-weight-complex="bold" fo:color="#242424"/>
    </style:style>
    <style:style style:name="T866" style:parent-style-name="DefaultParagraphFont" style:family="text">
      <style:text-properties style:font-name="Calibri" fo:font-weight="bold" style:font-weight-asian="bold" style:font-weight-complex="bold" fo:color="#000000"/>
    </style:style>
    <style:style style:name="T867" style:parent-style-name="DefaultParagraphFont" style:family="text">
      <style:text-properties style:font-name="Calibri" style:font-weight-complex="bold" fo:color="#242424"/>
    </style:style>
    <style:style style:name="T868" style:parent-style-name="DefaultParagraphFont" style:family="text">
      <style:text-properties style:font-name="Calibri" fo:font-weight="bold" style:font-weight-asian="bold" style:font-weight-complex="bold" fo:color="#000000"/>
    </style:style>
    <style:style style:name="T869" style:parent-style-name="DefaultParagraphFont" style:family="text">
      <style:text-properties style:font-name="Calibri" style:font-weight-complex="bold" fo:color="#242424"/>
    </style:style>
    <style:style style:name="T870" style:parent-style-name="DefaultParagraphFont" style:family="text">
      <style:text-properties style:font-name="Calibri" fo:font-weight="bold" style:font-weight-asian="bold" style:font-weight-complex="bold" fo:color="#000000"/>
    </style:style>
    <style:style style:name="T871" style:parent-style-name="DefaultParagraphFont" style:family="text">
      <style:text-properties style:font-name="Calibri" style:font-weight-complex="bold" fo:color="#242424"/>
    </style:style>
    <style:style style:name="T872" style:parent-style-name="DefaultParagraphFont" style:family="text">
      <style:text-properties style:font-name="Calibri" fo:font-weight="bold" style:font-weight-asian="bold" style:font-weight-complex="bold" fo:color="#000000"/>
    </style:style>
    <style:style style:name="T873" style:parent-style-name="DefaultParagraphFont" style:family="text">
      <style:text-properties style:font-name="Calibri" style:font-weight-complex="bold" fo:color="#242424"/>
    </style:style>
    <style:style style:name="T874" style:parent-style-name="DefaultParagraphFont" style:family="text">
      <style:text-properties style:font-name="Calibri" fo:font-weight="bold" style:font-weight-asian="bold" style:font-weight-complex="bold" fo:color="#000000"/>
    </style:style>
    <style:style style:name="T875" style:parent-style-name="DefaultParagraphFont" style:family="text">
      <style:text-properties style:font-name="Calibri" style:font-weight-complex="bold" fo:color="#242424"/>
    </style:style>
    <style:style style:name="T876" style:parent-style-name="DefaultParagraphFont" style:family="text">
      <style:text-properties style:font-name="Calibri" fo:font-weight="bold" style:font-weight-asian="bold" style:font-weight-complex="bold" fo:color="#000000"/>
    </style:style>
    <style:style style:name="T877" style:parent-style-name="DefaultParagraphFont" style:family="text">
      <style:text-properties style:font-name="Calibri" fo:font-weight="bold" style:font-weight-asian="bold" style:font-weight-complex="bold" fo:color="#000000"/>
    </style:style>
    <style:style style:name="T878" style:parent-style-name="DefaultParagraphFont" style:family="text">
      <style:text-properties style:font-name="Calibri" fo:font-weight="bold" style:font-weight-asian="bold" style:font-weight-complex="bold" fo:color="#FF0000"/>
    </style:style>
    <style:style style:name="T879" style:parent-style-name="DefaultParagraphFont" style:family="text">
      <style:text-properties style:font-name="Calibri" style:font-weight-complex="bold" fo:color="#242424"/>
    </style:style>
    <style:style style:name="T880" style:parent-style-name="DefaultParagraphFont" style:family="text">
      <style:text-properties style:font-name="Calibri" fo:font-weight="bold" style:font-weight-asian="bold" style:font-weight-complex="bold" fo:color="#000000"/>
    </style:style>
    <style:style style:name="T881" style:parent-style-name="DefaultParagraphFont" style:family="text">
      <style:text-properties style:font-name="Calibri" style:font-weight-complex="bold" fo:color="#242424"/>
    </style:style>
    <style:style style:name="T882" style:parent-style-name="DefaultParagraphFont" style:family="text">
      <style:text-properties style:font-name="Calibri" fo:font-weight="bold" style:font-weight-asian="bold" style:font-weight-complex="bold" fo:color="#000000"/>
    </style:style>
    <style:style style:name="T883" style:parent-style-name="DefaultParagraphFont" style:family="text">
      <style:text-properties style:font-name="Calibri" style:font-weight-complex="bold" fo:color="#242424"/>
    </style:style>
    <style:style style:name="T884" style:parent-style-name="DefaultParagraphFont" style:family="text">
      <style:text-properties style:font-name="Calibri" fo:font-weight="bold" style:font-weight-asian="bold" style:font-weight-complex="bold" fo:color="#000000"/>
    </style:style>
    <style:style style:name="T885" style:parent-style-name="DefaultParagraphFont" style:family="text">
      <style:text-properties style:font-name="Calibri" style:font-weight-complex="bold" fo:color="#242424"/>
    </style:style>
    <style:style style:name="T886" style:parent-style-name="DefaultParagraphFont" style:family="text">
      <style:text-properties style:font-name="Calibri" fo:font-weight="bold" style:font-weight-asian="bold" style:font-weight-complex="bold" fo:color="#000000"/>
    </style:style>
    <style:style style:name="T887" style:parent-style-name="DefaultParagraphFont" style:family="text">
      <style:text-properties style:font-name="Calibri" style:font-weight-complex="bold" fo:color="#242424"/>
    </style:style>
    <style:style style:name="T888" style:parent-style-name="DefaultParagraphFont" style:family="text">
      <style:text-properties style:font-name="Calibri" fo:font-weight="bold" style:font-weight-asian="bold" style:font-weight-complex="bold" fo:color="#000000"/>
    </style:style>
    <style:style style:name="T889" style:parent-style-name="DefaultParagraphFont" style:family="text">
      <style:text-properties style:font-name="Calibri" style:font-weight-complex="bold" fo:color="#242424"/>
    </style:style>
    <style:style style:name="T890" style:parent-style-name="DefaultParagraphFont" style:family="text">
      <style:text-properties style:font-name="Calibri" fo:font-weight="bold" style:font-weight-asian="bold" style:font-weight-complex="bold" fo:color="#000000"/>
    </style:style>
    <style:style style:name="T891" style:parent-style-name="DefaultParagraphFont" style:family="text">
      <style:text-properties style:font-name="Calibri" style:font-weight-complex="bold" fo:color="#242424"/>
    </style:style>
    <style:style style:name="T892" style:parent-style-name="DefaultParagraphFont" style:family="text">
      <style:text-properties style:font-name="Calibri" fo:font-weight="bold" style:font-weight-asian="bold" style:font-weight-complex="bold" fo:color="#000000"/>
    </style:style>
    <style:style style:name="T893" style:parent-style-name="DefaultParagraphFont" style:family="text">
      <style:text-properties style:font-name="Calibri" style:font-weight-complex="bold" fo:color="#242424"/>
    </style:style>
    <style:style style:name="T894" style:parent-style-name="DefaultParagraphFont" style:family="text">
      <style:text-properties style:font-name="Calibri" fo:font-weight="bold" style:font-weight-asian="bold" style:font-weight-complex="bold" fo:color="#000000"/>
    </style:style>
    <style:style style:name="T895" style:parent-style-name="DefaultParagraphFont" style:family="text">
      <style:text-properties style:font-name="Calibri" style:font-weight-complex="bold" fo:color="#242424"/>
    </style:style>
    <style:style style:name="T896" style:parent-style-name="DefaultParagraphFont" style:family="text">
      <style:text-properties style:font-name="Calibri" fo:font-weight="bold" style:font-weight-asian="bold" style:font-weight-complex="bold" fo:color="#000000"/>
    </style:style>
    <style:style style:name="T897" style:parent-style-name="DefaultParagraphFont" style:family="text">
      <style:text-properties style:font-name="Calibri" style:font-weight-complex="bold" fo:color="#242424"/>
    </style:style>
    <style:style style:name="T898" style:parent-style-name="DefaultParagraphFont" style:family="text">
      <style:text-properties style:font-name="Calibri" fo:font-weight="bold" style:font-weight-asian="bold" style:font-weight-complex="bold" fo:color="#000000"/>
    </style:style>
    <style:style style:name="T899" style:parent-style-name="DefaultParagraphFont" style:family="text">
      <style:text-properties style:font-name="Calibri" style:font-weight-complex="bold" fo:color="#242424"/>
    </style:style>
    <style:style style:name="T900" style:parent-style-name="DefaultParagraphFont" style:family="text">
      <style:text-properties style:font-name="Calibri" fo:font-weight="bold" style:font-weight-asian="bold" style:font-weight-complex="bold" fo:color="#000000"/>
    </style:style>
    <style:style style:name="T901" style:parent-style-name="DefaultParagraphFont" style:family="text">
      <style:text-properties style:font-name="Calibri" style:font-weight-complex="bold" fo:color="#242424"/>
    </style:style>
    <style:style style:name="T902" style:parent-style-name="DefaultParagraphFont" style:family="text">
      <style:text-properties style:font-name="Calibri" fo:font-weight="bold" style:font-weight-asian="bold" style:font-weight-complex="bold" fo:color="#000000"/>
    </style:style>
    <style:style style:name="T903" style:parent-style-name="DefaultParagraphFont" style:family="text">
      <style:text-properties style:font-name="Calibri" style:font-weight-complex="bold" fo:color="#242424"/>
    </style:style>
    <style:style style:name="T904" style:parent-style-name="DefaultParagraphFont" style:family="text">
      <style:text-properties style:font-name="Calibri" fo:font-weight="bold" style:font-weight-asian="bold" style:font-weight-complex="bold" fo:color="#000000"/>
    </style:style>
    <style:style style:name="T905" style:parent-style-name="DefaultParagraphFont" style:family="text">
      <style:text-properties style:font-name="Calibri" style:font-weight-complex="bold" fo:color="#242424"/>
    </style:style>
    <style:style style:name="T906" style:parent-style-name="DefaultParagraphFont" style:family="text">
      <style:text-properties style:font-name="Calibri" fo:font-weight="bold" style:font-weight-asian="bold" style:font-weight-complex="bold" fo:color="#000000"/>
    </style:style>
    <style:style style:name="T907" style:parent-style-name="DefaultParagraphFont" style:family="text">
      <style:text-properties style:font-name="Calibri" style:font-weight-complex="bold" fo:color="#242424"/>
    </style:style>
    <style:style style:name="T908" style:parent-style-name="DefaultParagraphFont" style:family="text">
      <style:text-properties style:font-name="Calibri" fo:font-weight="bold" style:font-weight-asian="bold" style:font-weight-complex="bold" fo:color="#000000"/>
    </style:style>
    <style:style style:name="T909" style:parent-style-name="DefaultParagraphFont" style:family="text">
      <style:text-properties style:font-name="Calibri" style:font-weight-complex="bold" fo:color="#242424"/>
    </style:style>
    <style:style style:name="T910" style:parent-style-name="DefaultParagraphFont" style:family="text">
      <style:text-properties style:font-name="Calibri" fo:font-weight="bold" style:font-weight-asian="bold" style:font-weight-complex="bold" fo:color="#000000"/>
    </style:style>
    <style:style style:name="T911" style:parent-style-name="DefaultParagraphFont" style:family="text">
      <style:text-properties style:font-name="Calibri" style:font-weight-complex="bold" fo:color="#242424"/>
    </style:style>
    <style:style style:name="T912" style:parent-style-name="DefaultParagraphFont" style:family="text">
      <style:text-properties style:font-name="Calibri" fo:font-weight="bold" style:font-weight-asian="bold" style:font-weight-complex="bold" fo:color="#000000"/>
    </style:style>
    <style:style style:name="T913" style:parent-style-name="DefaultParagraphFont" style:family="text">
      <style:text-properties style:font-name="Calibri" style:font-weight-complex="bold" fo:color="#242424"/>
    </style:style>
    <style:style style:name="T914" style:parent-style-name="DefaultParagraphFont" style:family="text">
      <style:text-properties style:font-name="Calibri" fo:font-weight="bold" style:font-weight-asian="bold" style:font-weight-complex="bold" fo:color="#000000"/>
    </style:style>
    <style:style style:name="T915" style:parent-style-name="DefaultParagraphFont" style:family="text">
      <style:text-properties style:font-name="Calibri" style:font-weight-complex="bold" fo:color="#242424"/>
    </style:style>
    <style:style style:name="T916" style:parent-style-name="DefaultParagraphFont" style:family="text">
      <style:text-properties style:font-name="Calibri" fo:font-weight="bold" style:font-weight-asian="bold" style:font-weight-complex="bold" fo:color="#000000"/>
    </style:style>
    <style:style style:name="T917" style:parent-style-name="DefaultParagraphFont" style:family="text">
      <style:text-properties style:font-name="Calibri" style:font-weight-complex="bold" fo:color="#242424"/>
    </style:style>
    <style:style style:name="T918" style:parent-style-name="DefaultParagraphFont" style:family="text">
      <style:text-properties style:font-name="Calibri" fo:font-weight="bold" style:font-weight-asian="bold" style:font-weight-complex="bold" fo:color="#000000"/>
    </style:style>
    <style:style style:name="T919" style:parent-style-name="DefaultParagraphFont" style:family="text">
      <style:text-properties style:font-name="Calibri" style:font-weight-complex="bold" fo:color="#242424"/>
    </style:style>
    <style:style style:name="T920" style:parent-style-name="DefaultParagraphFont" style:family="text">
      <style:text-properties style:font-name="Calibri" fo:font-weight="bold" style:font-weight-asian="bold" style:font-weight-complex="bold" fo:color="#000000"/>
    </style:style>
    <style:style style:name="T921" style:parent-style-name="DefaultParagraphFont" style:family="text">
      <style:text-properties style:font-name="Calibri" style:font-weight-complex="bold" fo:color="#242424"/>
    </style:style>
    <style:style style:name="T922" style:parent-style-name="DefaultParagraphFont" style:family="text">
      <style:text-properties style:font-name="Calibri" fo:font-weight="bold" style:font-weight-asian="bold" style:font-weight-complex="bold" fo:color="#000000"/>
    </style:style>
    <style:style style:name="T923" style:parent-style-name="DefaultParagraphFont" style:family="text">
      <style:text-properties style:font-name="Calibri" style:font-weight-complex="bold" fo:color="#242424"/>
    </style:style>
    <style:style style:name="T924" style:parent-style-name="DefaultParagraphFont" style:family="text">
      <style:text-properties style:font-name="Calibri" fo:font-weight="bold" style:font-weight-asian="bold" style:font-weight-complex="bold" fo:color="#000000"/>
    </style:style>
    <style:style style:name="T925" style:parent-style-name="DefaultParagraphFont" style:family="text">
      <style:text-properties style:font-name="Calibri" style:font-weight-complex="bold" fo:color="#242424"/>
    </style:style>
    <style:style style:name="T926" style:parent-style-name="DefaultParagraphFont" style:family="text">
      <style:text-properties style:font-name="Calibri" fo:font-weight="bold" style:font-weight-asian="bold" style:font-weight-complex="bold" fo:color="#000000"/>
    </style:style>
    <style:style style:name="T927" style:parent-style-name="DefaultParagraphFont" style:family="text">
      <style:text-properties style:font-name="Calibri" style:font-weight-complex="bold" fo:color="#242424"/>
    </style:style>
    <style:style style:name="T928" style:parent-style-name="DefaultParagraphFont" style:family="text">
      <style:text-properties style:font-name="Calibri" fo:font-weight="bold" style:font-weight-asian="bold" style:font-weight-complex="bold" fo:color="#000000"/>
    </style:style>
    <style:style style:name="T929" style:parent-style-name="DefaultParagraphFont" style:family="text">
      <style:text-properties style:font-name="Calibri" style:font-weight-complex="bold" fo:color="#242424"/>
    </style:style>
    <style:style style:name="T930" style:parent-style-name="DefaultParagraphFont" style:family="text">
      <style:text-properties style:font-name="Calibri" fo:font-weight="bold" style:font-weight-asian="bold" style:font-weight-complex="bold" fo:color="#000000"/>
    </style:style>
    <style:style style:name="T931" style:parent-style-name="DefaultParagraphFont" style:family="text">
      <style:text-properties style:font-name="Calibri" style:font-weight-complex="bold" fo:color="#242424"/>
    </style:style>
    <style:style style:name="T932" style:parent-style-name="DefaultParagraphFont" style:family="text">
      <style:text-properties style:font-name="Calibri" fo:font-weight="bold" style:font-weight-asian="bold" style:font-weight-complex="bold" fo:color="#000000"/>
    </style:style>
    <style:style style:name="T933" style:parent-style-name="DefaultParagraphFont" style:family="text">
      <style:text-properties style:font-name="Calibri" style:font-weight-complex="bold" fo:color="#242424"/>
    </style:style>
    <style:style style:name="T934" style:parent-style-name="DefaultParagraphFont" style:family="text">
      <style:text-properties style:font-name="Calibri" fo:font-weight="bold" style:font-weight-asian="bold" style:font-weight-complex="bold" fo:color="#000000"/>
    </style:style>
    <style:style style:name="T935" style:parent-style-name="DefaultParagraphFont" style:family="text">
      <style:text-properties style:font-name="Calibri" style:font-weight-complex="bold" fo:color="#242424"/>
    </style:style>
    <style:style style:name="T936" style:parent-style-name="DefaultParagraphFont" style:family="text">
      <style:text-properties style:font-name="Calibri" fo:font-weight="bold" style:font-weight-asian="bold" style:font-weight-complex="bold" fo:color="#000000"/>
    </style:style>
    <style:style style:name="T937" style:parent-style-name="DefaultParagraphFont" style:family="text">
      <style:text-properties style:font-name="Calibri" style:font-weight-complex="bold" fo:color="#242424"/>
    </style:style>
    <style:style style:name="T938" style:parent-style-name="DefaultParagraphFont" style:family="text">
      <style:text-properties style:font-name="Calibri" fo:font-weight="bold" style:font-weight-asian="bold" style:font-weight-complex="bold" fo:color="#000000"/>
    </style:style>
    <style:style style:name="T939" style:parent-style-name="DefaultParagraphFont" style:family="text">
      <style:text-properties style:font-name="Calibri" style:font-weight-complex="bold" fo:color="#242424"/>
    </style:style>
    <style:style style:name="T940" style:parent-style-name="DefaultParagraphFont" style:family="text">
      <style:text-properties style:font-name="Calibri" fo:font-weight="bold" style:font-weight-asian="bold" style:font-weight-complex="bold" fo:color="#000000"/>
    </style:style>
    <style:style style:name="T941" style:parent-style-name="DefaultParagraphFont" style:family="text">
      <style:text-properties style:font-name="Calibri" style:font-weight-complex="bold" fo:color="#242424"/>
    </style:style>
    <style:style style:name="T942" style:parent-style-name="DefaultParagraphFont" style:family="text">
      <style:text-properties style:font-name="Calibri" fo:font-weight="bold" style:font-weight-asian="bold" style:font-weight-complex="bold" fo:color="#000000"/>
    </style:style>
    <style:style style:name="T943" style:parent-style-name="DefaultParagraphFont" style:family="text">
      <style:text-properties style:font-name="Calibri" style:font-weight-complex="bold" fo:color="#242424"/>
    </style:style>
    <style:style style:name="T944" style:parent-style-name="DefaultParagraphFont" style:family="text">
      <style:text-properties style:font-name="Calibri" fo:font-weight="bold" style:font-weight-asian="bold" style:font-weight-complex="bold" fo:color="#000000"/>
    </style:style>
    <style:style style:name="T945" style:parent-style-name="DefaultParagraphFont" style:family="text">
      <style:text-properties style:font-name="Calibri" style:font-weight-complex="bold" fo:color="#242424"/>
    </style:style>
    <style:style style:name="T946" style:parent-style-name="DefaultParagraphFont" style:family="text">
      <style:text-properties style:font-name="Calibri" fo:font-weight="bold" style:font-weight-asian="bold" style:font-weight-complex="bold" fo:color="#000000"/>
    </style:style>
    <style:style style:name="T947" style:parent-style-name="DefaultParagraphFont" style:family="text">
      <style:text-properties style:font-name="Calibri" style:font-weight-complex="bold" fo:color="#242424"/>
    </style:style>
    <style:style style:name="T948" style:parent-style-name="DefaultParagraphFont" style:family="text">
      <style:text-properties style:font-name="Calibri" fo:font-weight="bold" style:font-weight-asian="bold" style:font-weight-complex="bold" fo:color="#000000"/>
    </style:style>
    <style:style style:name="T949" style:parent-style-name="DefaultParagraphFont" style:family="text">
      <style:text-properties style:font-name="Calibri" style:font-weight-complex="bold" fo:color="#242424"/>
    </style:style>
    <style:style style:name="T950" style:parent-style-name="DefaultParagraphFont" style:family="text">
      <style:text-properties style:font-name="Calibri" fo:font-weight="bold" style:font-weight-asian="bold" style:font-weight-complex="bold" fo:color="#000000"/>
    </style:style>
    <style:style style:name="T951" style:parent-style-name="DefaultParagraphFont" style:family="text">
      <style:text-properties style:font-name="Calibri" style:font-weight-complex="bold" fo:color="#242424"/>
    </style:style>
    <style:style style:name="P952" style:parent-style-name="Standard" style:family="paragraph">
      <style:text-properties style:font-name="Calibri" fo:font-weight="bold" style:font-weight-asian="bold" style:font-weight-complex="bold" fo:color="#000000"/>
    </style:style>
    <style:style style:name="P953" style:parent-style-name="Standard" style:family="paragraph">
      <style:text-properties style:font-name="Calibri" fo:font-weight="bold" style:font-weight-asian="bold" style:font-weight-complex="bold" fo:color="#FF0000"/>
    </style:style>
    <style:style style:name="P954" style:parent-style-name="Standard" style:family="paragraph">
      <style:text-properties style:font-name="Calibri" fo:font-weight="bold" style:font-weight-asian="bold" style:font-weight-complex="bold" fo:color="#FF0000"/>
    </style:style>
    <style:style style:name="P955" style:parent-style-name="Textbody" style:family="paragraph">
      <style:text-properties style:font-name="Calibri" fo:font-weight="bold" style:font-weight-asian="bold" style:font-weight-complex="bold" fo:color="#000000"/>
    </style:style>
    <style:style style:name="P956" style:parent-style-name="Standard" style:family="paragraph">
      <style:text-properties style:font-name="Calibri" fo:font-weight="bold" style:font-weight-asian="bold" style:font-weight-complex="bold" fo:color="#FF0000"/>
    </style:style>
    <style:style style:name="P957" style:parent-style-name="Standard" style:family="paragraph">
      <style:text-properties style:font-name="Calibri" fo:font-weight="bold" style:font-weight-asian="bold" style:font-weight-complex="bold" fo:color="#000000"/>
    </style:style>
    <style:style style:name="P958" style:parent-style-name="Standard" style:family="paragraph">
      <style:text-properties style:font-name="Calibri" fo:font-weight="bold" style:font-weight-asian="bold" style:font-weight-complex="bold" fo:color="#FF0000"/>
    </style:style>
    <style:style style:name="P959" style:parent-style-name="Standard" style:family="paragraph">
      <style:text-properties style:font-name="Calibri" fo:color="#000000"/>
    </style:style>
    <style:style style:name="T960" style:parent-style-name="DefaultParagraphFont" style:family="text">
      <style:text-properties style:font-name="Calibri" fo:color="#242424"/>
    </style:style>
    <style:style style:name="T961" style:parent-style-name="DefaultParagraphFont" style:family="text">
      <style:text-properties style:font-name="Calibri" fo:color="#000000"/>
    </style:style>
    <style:style style:name="T962" style:parent-style-name="DefaultParagraphFont" style:family="text">
      <style:text-properties style:font-name="Calibri" fo:color="#242424"/>
    </style:style>
    <style:style style:name="T963" style:parent-style-name="DefaultParagraphFont" style:family="text">
      <style:text-properties style:font-name="Calibri" fo:color="#000000"/>
    </style:style>
    <style:style style:name="T964" style:parent-style-name="DefaultParagraphFont" style:family="text">
      <style:text-properties style:font-name="Calibri" fo:color="#242424"/>
    </style:style>
    <style:style style:name="T965" style:parent-style-name="DefaultParagraphFont" style:family="text">
      <style:text-properties style:font-name="Calibri" fo:color="#000000"/>
    </style:style>
    <style:style style:name="T966" style:parent-style-name="DefaultParagraphFont" style:family="text">
      <style:text-properties style:font-name="Calibri" fo:color="#242424"/>
    </style:style>
    <style:style style:name="T967" style:parent-style-name="DefaultParagraphFont" style:family="text">
      <style:text-properties style:font-name="Calibri" fo:color="#000000"/>
    </style:style>
    <style:style style:name="T968" style:parent-style-name="DefaultParagraphFont" style:family="text">
      <style:text-properties style:font-name="Calibri" fo:color="#242424"/>
    </style:style>
    <style:style style:name="T969" style:parent-style-name="DefaultParagraphFont" style:family="text">
      <style:text-properties style:font-name="Calibri" fo:color="#000000"/>
    </style:style>
    <style:style style:name="T970" style:parent-style-name="DefaultParagraphFont" style:family="text">
      <style:text-properties style:font-name="Calibri" fo:color="#242424"/>
    </style:style>
    <style:style style:name="T971" style:parent-style-name="DefaultParagraphFont" style:family="text">
      <style:text-properties style:font-name="Calibri" fo:color="#000000"/>
    </style:style>
    <style:style style:name="T972" style:parent-style-name="DefaultParagraphFont" style:family="text">
      <style:text-properties style:font-name="Calibri" fo:color="#242424"/>
    </style:style>
    <style:style style:name="T973" style:parent-style-name="DefaultParagraphFont" style:family="text">
      <style:text-properties style:font-name="Calibri" fo:color="#000000"/>
    </style:style>
    <style:style style:name="T974" style:parent-style-name="DefaultParagraphFont" style:family="text">
      <style:text-properties style:font-name="Calibri" fo:color="#242424"/>
    </style:style>
    <style:style style:name="T975" style:parent-style-name="DefaultParagraphFont" style:family="text">
      <style:text-properties style:font-name="Calibri" fo:color="#000000"/>
    </style:style>
    <style:style style:name="T976" style:parent-style-name="DefaultParagraphFont" style:family="text">
      <style:text-properties style:font-name="Calibri" fo:color="#242424"/>
    </style:style>
    <style:style style:name="T977" style:parent-style-name="DefaultParagraphFont" style:family="text">
      <style:text-properties style:font-name="Calibri" fo:color="#000000"/>
    </style:style>
    <style:style style:name="T978" style:parent-style-name="DefaultParagraphFont" style:family="text">
      <style:text-properties style:font-name="Calibri" fo:color="#242424"/>
    </style:style>
    <style:style style:name="T979" style:parent-style-name="DefaultParagraphFont" style:family="text">
      <style:text-properties style:font-name="Calibri" fo:color="#000000"/>
    </style:style>
    <style:style style:name="T980" style:parent-style-name="DefaultParagraphFont" style:family="text">
      <style:text-properties style:font-name="Calibri" fo:color="#242424"/>
    </style:style>
    <style:style style:name="T981" style:parent-style-name="DefaultParagraphFont" style:family="text">
      <style:text-properties style:font-name="Calibri" fo:color="#000000"/>
    </style:style>
    <style:style style:name="T982" style:parent-style-name="DefaultParagraphFont" style:family="text">
      <style:text-properties style:font-name="Calibri" fo:color="#242424"/>
    </style:style>
    <style:style style:name="T983" style:parent-style-name="DefaultParagraphFont" style:family="text">
      <style:text-properties style:font-name="Calibri" fo:color="#000000"/>
    </style:style>
    <style:style style:name="T984" style:parent-style-name="DefaultParagraphFont" style:family="text">
      <style:text-properties style:font-name="Calibri" fo:color="#242424"/>
    </style:style>
    <style:style style:name="T985" style:parent-style-name="DefaultParagraphFont" style:family="text">
      <style:text-properties style:font-name="Calibri" fo:color="#000000"/>
    </style:style>
    <style:style style:name="T986" style:parent-style-name="DefaultParagraphFont" style:family="text">
      <style:text-properties style:font-name="Calibri" fo:color="#242424"/>
    </style:style>
    <style:style style:name="T987" style:parent-style-name="DefaultParagraphFont" style:family="text">
      <style:text-properties style:font-name="Calibri" fo:color="#000000"/>
    </style:style>
    <style:style style:name="T988" style:parent-style-name="DefaultParagraphFont" style:family="text">
      <style:text-properties style:font-name="Calibri" fo:color="#242424"/>
    </style:style>
    <style:style style:name="T989" style:parent-style-name="DefaultParagraphFont" style:family="text">
      <style:text-properties style:font-name="Calibri" fo:color="#000000"/>
    </style:style>
    <style:style style:name="T990" style:parent-style-name="DefaultParagraphFont" style:family="text">
      <style:text-properties style:font-name="Calibri" fo:color="#242424"/>
    </style:style>
    <style:style style:name="T991" style:parent-style-name="DefaultParagraphFont" style:family="text">
      <style:text-properties style:font-name="Calibri" fo:color="#000000"/>
    </style:style>
    <style:style style:name="T992" style:parent-style-name="DefaultParagraphFont" style:family="text">
      <style:text-properties style:font-name="Calibri" fo:color="#242424"/>
    </style:style>
    <style:style style:name="T993" style:parent-style-name="DefaultParagraphFont" style:family="text">
      <style:text-properties style:font-name="Calibri" fo:color="#000000"/>
    </style:style>
    <style:style style:name="T994" style:parent-style-name="DefaultParagraphFont" style:family="text">
      <style:text-properties style:font-name="Calibri" fo:color="#242424"/>
    </style:style>
    <style:style style:name="T995" style:parent-style-name="DefaultParagraphFont" style:family="text">
      <style:text-properties style:font-name="Calibri" fo:color="#000000"/>
    </style:style>
    <style:style style:name="T996" style:parent-style-name="DefaultParagraphFont" style:family="text">
      <style:text-properties style:font-name="Calibri" fo:color="#000000"/>
    </style:style>
    <style:style style:name="T997" style:parent-style-name="DefaultParagraphFont" style:family="text">
      <style:text-properties style:font-name="Calibri" fo:color="#242424"/>
    </style:style>
    <style:style style:name="T998" style:parent-style-name="DefaultParagraphFont" style:family="text">
      <style:text-properties style:font-name="Calibri" fo:color="#000000"/>
    </style:style>
    <style:style style:name="T999" style:parent-style-name="DefaultParagraphFont" style:family="text">
      <style:text-properties style:font-name="Calibri" fo:color="#000000"/>
    </style:style>
    <style:style style:name="T1000" style:parent-style-name="DefaultParagraphFont" style:family="text">
      <style:text-properties style:font-name="Calibri" fo:color="#242424"/>
    </style:style>
    <style:style style:name="T1001" style:parent-style-name="DefaultParagraphFont" style:family="text">
      <style:text-properties style:font-name="Calibri" fo:color="#000000"/>
    </style:style>
    <style:style style:name="T1002" style:parent-style-name="DefaultParagraphFont" style:family="text">
      <style:text-properties style:font-name="Calibri" fo:color="#242424"/>
    </style:style>
    <style:style style:name="T1003" style:parent-style-name="DefaultParagraphFont" style:family="text">
      <style:text-properties style:font-name="Calibri" fo:color="#000000"/>
    </style:style>
    <style:style style:name="T1004" style:parent-style-name="DefaultParagraphFont" style:family="text">
      <style:text-properties style:font-name="Calibri" fo:color="#242424"/>
    </style:style>
    <style:style style:name="T1005" style:parent-style-name="DefaultParagraphFont" style:family="text">
      <style:text-properties style:font-name="Calibri" fo:color="#000000"/>
    </style:style>
    <style:style style:name="T1006" style:parent-style-name="DefaultParagraphFont" style:family="text">
      <style:text-properties style:font-name="Calibri" fo:color="#000000"/>
    </style:style>
    <style:style style:name="T1007" style:parent-style-name="DefaultParagraphFont" style:family="text">
      <style:text-properties style:font-name="Calibri" fo:font-weight="bold" style:font-weight-asian="bold" style:font-weight-complex="bold" fo:color="#FF0000"/>
    </style:style>
    <style:style style:name="T1008" style:parent-style-name="DefaultParagraphFont" style:family="text">
      <style:text-properties style:font-name="Calibri" fo:color="#000000"/>
    </style:style>
    <style:style style:name="T1009" style:parent-style-name="DefaultParagraphFont" style:family="text">
      <style:text-properties style:font-name="Calibri" fo:color="#242424"/>
    </style:style>
    <style:style style:name="T1010" style:parent-style-name="DefaultParagraphFont" style:family="text">
      <style:text-properties style:font-name="Calibri" fo:color="#000000"/>
    </style:style>
    <style:style style:name="T1011" style:parent-style-name="DefaultParagraphFont" style:family="text">
      <style:text-properties style:font-name="Calibri" fo:color="#242424"/>
    </style:style>
    <style:style style:name="T1012" style:parent-style-name="DefaultParagraphFont" style:family="text">
      <style:text-properties style:font-name="Calibri" fo:color="#000000"/>
    </style:style>
    <style:style style:name="T1013" style:parent-style-name="DefaultParagraphFont" style:family="text">
      <style:text-properties style:font-name="Calibri" fo:color="#242424"/>
    </style:style>
    <style:style style:name="T1014" style:parent-style-name="DefaultParagraphFont" style:family="text">
      <style:text-properties style:font-name="Calibri" fo:color="#000000"/>
    </style:style>
    <style:style style:name="T1015" style:parent-style-name="DefaultParagraphFont" style:family="text">
      <style:text-properties style:font-name="Calibri" fo:color="#242424"/>
    </style:style>
    <style:style style:name="T1016" style:parent-style-name="DefaultParagraphFont" style:family="text">
      <style:text-properties style:font-name="Calibri" fo:color="#000000"/>
    </style:style>
    <style:style style:name="T1017" style:parent-style-name="DefaultParagraphFont" style:family="text">
      <style:text-properties style:font-name="Calibri" fo:color="#242424"/>
    </style:style>
    <style:style style:name="T1018" style:parent-style-name="DefaultParagraphFont" style:family="text">
      <style:text-properties style:font-name="Calibri" fo:color="#000000"/>
    </style:style>
    <style:style style:name="T1019" style:parent-style-name="DefaultParagraphFont" style:family="text">
      <style:text-properties style:font-name="Calibri" fo:color="#242424"/>
    </style:style>
    <style:style style:name="T1020" style:parent-style-name="DefaultParagraphFont" style:family="text">
      <style:text-properties style:font-name="Calibri" fo:color="#000000"/>
    </style:style>
    <style:style style:name="T1021" style:parent-style-name="DefaultParagraphFont" style:family="text">
      <style:text-properties style:font-name="Calibri" fo:color="#242424"/>
    </style:style>
    <style:style style:name="T1022" style:parent-style-name="DefaultParagraphFont" style:family="text">
      <style:text-properties style:font-name="Calibri" fo:color="#000000"/>
    </style:style>
    <style:style style:name="T1023" style:parent-style-name="DefaultParagraphFont" style:family="text">
      <style:text-properties style:font-name="Calibri" fo:color="#242424"/>
    </style:style>
    <style:style style:name="T1024" style:parent-style-name="DefaultParagraphFont" style:family="text">
      <style:text-properties style:font-name="Calibri" fo:color="#000000"/>
    </style:style>
    <style:style style:name="T1025" style:parent-style-name="DefaultParagraphFont" style:family="text">
      <style:text-properties style:font-name="Calibri" fo:color="#242424"/>
    </style:style>
    <style:style style:name="T1026" style:parent-style-name="DefaultParagraphFont" style:family="text">
      <style:text-properties style:font-name="Calibri" fo:color="#000000"/>
    </style:style>
    <style:style style:name="T1027" style:parent-style-name="DefaultParagraphFont" style:family="text">
      <style:text-properties style:font-name="Calibri" fo:color="#242424"/>
    </style:style>
    <style:style style:name="T1028" style:parent-style-name="DefaultParagraphFont" style:family="text">
      <style:text-properties style:font-name="Calibri" fo:color="#000000"/>
    </style:style>
    <style:style style:name="T1029" style:parent-style-name="DefaultParagraphFont" style:family="text">
      <style:text-properties style:font-name="Calibri" fo:color="#242424"/>
    </style:style>
    <style:style style:name="T1030" style:parent-style-name="DefaultParagraphFont" style:family="text">
      <style:text-properties style:font-name="Calibri" fo:color="#000000"/>
    </style:style>
    <style:style style:name="T1031" style:parent-style-name="DefaultParagraphFont" style:family="text">
      <style:text-properties style:font-name="Calibri" fo:color="#242424"/>
    </style:style>
    <style:style style:name="T1032" style:parent-style-name="DefaultParagraphFont" style:family="text">
      <style:text-properties style:font-name="Calibri" fo:color="#000000"/>
    </style:style>
    <style:style style:name="T1033" style:parent-style-name="DefaultParagraphFont" style:family="text">
      <style:text-properties style:font-name="Calibri" fo:color="#242424"/>
    </style:style>
    <style:style style:name="T1034" style:parent-style-name="DefaultParagraphFont" style:family="text">
      <style:text-properties style:font-name="Calibri" fo:color="#000000"/>
    </style:style>
    <style:style style:name="T1035" style:parent-style-name="DefaultParagraphFont" style:family="text">
      <style:text-properties style:font-name="Calibri" fo:color="#242424"/>
    </style:style>
    <style:style style:name="T1036" style:parent-style-name="DefaultParagraphFont" style:family="text">
      <style:text-properties style:font-name="Calibri" fo:color="#000000"/>
    </style:style>
    <style:style style:name="T1037" style:parent-style-name="DefaultParagraphFont" style:family="text">
      <style:text-properties style:font-name="Calibri" fo:color="#242424"/>
    </style:style>
    <style:style style:name="T1038" style:parent-style-name="DefaultParagraphFont" style:family="text">
      <style:text-properties style:font-name="Calibri" fo:color="#000000"/>
    </style:style>
    <style:style style:name="T1039" style:parent-style-name="DefaultParagraphFont" style:family="text">
      <style:text-properties style:font-name="Calibri" fo:color="#242424"/>
    </style:style>
    <style:style style:name="T1040" style:parent-style-name="DefaultParagraphFont" style:family="text">
      <style:text-properties style:font-name="Calibri" fo:color="#000000"/>
    </style:style>
    <style:style style:name="T1041" style:parent-style-name="DefaultParagraphFont" style:family="text">
      <style:text-properties style:font-name="Calibri" fo:color="#242424"/>
    </style:style>
    <style:style style:name="T1042" style:parent-style-name="DefaultParagraphFont" style:family="text">
      <style:text-properties style:font-name="Calibri" fo:color="#000000"/>
    </style:style>
    <style:style style:name="T1043" style:parent-style-name="DefaultParagraphFont" style:family="text">
      <style:text-properties style:font-name="Calibri" fo:color="#242424"/>
    </style:style>
    <style:style style:name="T1044" style:parent-style-name="DefaultParagraphFont" style:family="text">
      <style:text-properties style:font-name="Calibri" fo:color="#000000"/>
    </style:style>
    <style:style style:name="T1045" style:parent-style-name="DefaultParagraphFont" style:family="text">
      <style:text-properties style:font-name="Calibri" fo:color="#000000"/>
    </style:style>
    <style:style style:name="T1046" style:parent-style-name="DefaultParagraphFont" style:family="text">
      <style:text-properties style:font-name="Calibri" fo:color="#242424"/>
    </style:style>
    <style:style style:name="T1047" style:parent-style-name="DefaultParagraphFont" style:family="text">
      <style:text-properties style:font-name="Calibri" fo:color="#000000"/>
    </style:style>
    <style:style style:name="T1048" style:parent-style-name="DefaultParagraphFont" style:family="text">
      <style:text-properties style:font-name="Calibri" fo:color="#242424"/>
    </style:style>
    <style:style style:name="T1049" style:parent-style-name="DefaultParagraphFont" style:family="text">
      <style:text-properties style:font-name="Calibri" fo:color="#000000"/>
    </style:style>
    <style:style style:name="T1050" style:parent-style-name="DefaultParagraphFont" style:family="text">
      <style:text-properties style:font-name="Calibri" fo:color="#242424"/>
    </style:style>
    <style:style style:name="P1051" style:parent-style-name="Standard" style:family="paragraph">
      <style:text-properties style:font-name="Calibri" fo:color="#000000"/>
    </style:style>
    <style:style style:name="P1052" style:parent-style-name="Standard" style:family="paragraph">
      <style:text-properties style:font-name="Calibri" fo:font-weight="bold" style:font-weight-asian="bold" style:font-weight-complex="bold" fo:color="#FF0000"/>
    </style:style>
    <style:style style:name="P1053" style:parent-style-name="Standard" style:family="paragraph">
      <style:text-properties style:font-name="Calibri" fo:color="#000000"/>
    </style:style>
    <style:style style:name="P1054" style:parent-style-name="Textbody" style:family="paragraph">
      <style:text-properties style:font-name="Calibri" fo:color="#000000"/>
    </style:style>
    <style:style style:name="P1055" style:parent-style-name="Standard" style:family="paragraph">
      <style:text-properties style:font-name="Calibri" fo:font-weight="bold" style:font-weight-asian="bold" style:font-weight-complex="bold" fo:color="#FF0000"/>
    </style:style>
    <style:style style:name="P1056" style:parent-style-name="Textbody" style:family="paragraph">
      <style:text-properties style:font-name="Calibri"/>
    </style:style>
    <style:style style:name="T1057" style:parent-style-name="DefaultParagraphFont" style:family="text">
      <style:text-properties style:font-name="Calibri" fo:font-weight="bold" style:font-weight-asian="bold" style:font-weight-complex="bold" fo:color="#FF0000"/>
    </style:style>
    <style:style style:name="T1058" style:parent-style-name="DefaultParagraphFont" style:family="text">
      <style:text-properties style:font-name="Calibri"/>
    </style:style>
    <style:style style:name="T1059" style:parent-style-name="DefaultParagraphFont" style:family="text">
      <style:text-properties style:font-name="Calibri"/>
    </style:style>
    <style:style style:name="T1060" style:parent-style-name="DefaultParagraphFont" style:family="text">
      <style:text-properties style:font-name="Calibri"/>
    </style:style>
    <style:style style:name="T1061" style:parent-style-name="DefaultParagraphFont" style:family="text">
      <style:text-properties style:font-name="Calibri"/>
    </style:style>
    <style:style style:name="T1062" style:parent-style-name="DefaultParagraphFont" style:family="text">
      <style:text-properties style:font-name="Calibri"/>
    </style:style>
    <style:style style:name="T1063" style:parent-style-name="DefaultParagraphFont" style:family="text">
      <style:text-properties style:font-name="Calibri"/>
    </style:style>
    <style:style style:name="T1064" style:parent-style-name="DefaultParagraphFont" style:family="text">
      <style:text-properties style:font-name="Calibri"/>
    </style:style>
    <style:style style:name="P1065" style:parent-style-name="Textbody" style:family="paragraph">
      <style:text-properties style:font-name="Calibri" fo:font-weight="bold" style:font-weight-asian="bold" style:font-weight-complex="bold" fo:color="#FF0000"/>
    </style:style>
    <style:style style:name="P1066" style:parent-style-name="Standard" style:family="paragraph">
      <style:text-properties style:font-name="Calibri" fo:font-weight="bold" style:font-weight-asian="bold" style:font-weight-complex="bold" fo:color="#000000" fo:background-color="#FFFFFE"/>
    </style:style>
    <style:style style:name="P1067" style:parent-style-name="Standard" style:family="paragraph">
      <style:paragraph-properties style:line-height-at-least="0.1319in"/>
      <style:text-properties style:font-name="Calibri" fo:color="#000000"/>
    </style:style>
    <style:style style:name="P1068" style:parent-style-name="Standard" style:family="paragraph">
      <style:paragraph-properties style:line-height-at-least="0.1319in"/>
      <style:text-properties style:font-name="Calibri" fo:color="#000000" fo:background-color="#FFFFFE"/>
    </style:style>
    <style:style style:name="P1069" style:parent-style-name="Standard" style:family="paragraph">
      <style:paragraph-properties style:line-height-at-least="0.1319in"/>
      <style:text-properties style:font-name="Calibri" fo:color="#000000"/>
    </style:style>
    <style:style style:name="P1070" style:parent-style-name="Standard" style:family="paragraph">
      <style:paragraph-properties style:line-height-at-least="0.1319in"/>
      <style:text-properties style:font-name="Calibri" fo:color="#000000" fo:background-color="#FFFFFE"/>
    </style:style>
    <style:style style:name="P1071" style:parent-style-name="Standard" style:family="paragraph">
      <style:paragraph-properties style:line-height-at-least="0.1319in"/>
      <style:text-properties style:font-name="Calibri" fo:color="#000000"/>
    </style:style>
    <style:style style:name="P1072" style:parent-style-name="Standard" style:family="paragraph">
      <style:paragraph-properties style:line-height-at-least="0.1319in"/>
      <style:text-properties style:font-name="Calibri" fo:color="#000000" fo:background-color="#FFFFFE"/>
    </style:style>
    <style:style style:name="P1073" style:parent-style-name="Standard" style:family="paragraph">
      <style:paragraph-properties style:line-height-at-least="0.1319in"/>
      <style:text-properties style:font-name="Calibri" fo:color="#000000"/>
    </style:style>
    <style:style style:name="P1074" style:parent-style-name="Standard" style:family="paragraph">
      <style:paragraph-properties style:line-height-at-least="0.1319in"/>
      <style:text-properties style:font-name="Calibri" fo:color="#000000" fo:background-color="#FFFFFE"/>
    </style:style>
    <style:style style:name="P1075" style:parent-style-name="Standard" style:family="paragraph">
      <style:paragraph-properties style:line-height-at-least="0.1319in"/>
      <style:text-properties style:font-name="Calibri" fo:color="#000000"/>
    </style:style>
    <style:style style:name="P1076" style:parent-style-name="Standard" style:family="paragraph">
      <style:paragraph-properties style:line-height-at-least="0.1319in"/>
      <style:text-properties style:font-name="Calibri" fo:color="#000000" fo:background-color="#FFFFFE"/>
    </style:style>
    <style:style style:name="P1077" style:parent-style-name="Standard" style:family="paragraph">
      <style:paragraph-properties style:line-height-at-least="0.1319in"/>
      <style:text-properties style:font-name="Calibri" fo:color="#000000"/>
    </style:style>
    <style:style style:name="P1078" style:parent-style-name="Standard" style:family="paragraph">
      <style:paragraph-properties style:line-height-at-least="0.1319in"/>
      <style:text-properties style:font-name="Calibri" fo:color="#000000" fo:background-color="#FFFFFE"/>
    </style:style>
    <style:style style:name="P1079" style:parent-style-name="Standard" style:family="paragraph">
      <style:paragraph-properties style:line-height-at-least="0.1319in"/>
      <style:text-properties style:font-name="Calibri" fo:color="#000000"/>
    </style:style>
    <style:style style:name="P1080" style:parent-style-name="Standard" style:family="paragraph">
      <style:paragraph-properties style:line-height-at-least="0.1319in"/>
      <style:text-properties style:font-name="Calibri" fo:color="#000000" fo:background-color="#FFFFFE"/>
    </style:style>
    <style:style style:name="P1081" style:parent-style-name="Standard" style:family="paragraph">
      <style:paragraph-properties style:line-height-at-least="0.1319in"/>
      <style:text-properties style:font-name="Calibri" fo:color="#000000"/>
    </style:style>
    <style:style style:name="P1082" style:parent-style-name="Standard" style:family="paragraph">
      <style:paragraph-properties style:line-height-at-least="0.1319in"/>
      <style:text-properties style:font-name="Calibri" fo:color="#000000" fo:background-color="#FFFFFE"/>
    </style:style>
    <style:style style:name="P1083" style:parent-style-name="Standard" style:family="paragraph">
      <style:paragraph-properties style:line-height-at-least="0.1319in"/>
      <style:text-properties style:font-name="Calibri" fo:color="#000000"/>
    </style:style>
    <style:style style:name="P1084" style:parent-style-name="Standard" style:family="paragraph">
      <style:paragraph-properties style:line-height-at-least="0.1319in"/>
      <style:text-properties style:font-name="Calibri" fo:color="#000000" fo:background-color="#FFFFFE"/>
    </style:style>
    <style:style style:name="P1085" style:parent-style-name="Standard" style:family="paragraph">
      <style:paragraph-properties style:line-height-at-least="0.1319in"/>
      <style:text-properties style:font-name="Calibri" fo:color="#000000"/>
    </style:style>
    <style:style style:name="P1086" style:parent-style-name="Standard" style:family="paragraph">
      <style:paragraph-properties style:line-height-at-least="0.1319in"/>
      <style:text-properties style:font-name="Calibri" fo:color="#000000" fo:background-color="#FFFFFE"/>
    </style:style>
    <style:style style:name="P1087" style:parent-style-name="Standard" style:family="paragraph">
      <style:paragraph-properties style:line-height-at-least="0.1319in"/>
      <style:text-properties style:font-name="Calibri" fo:color="#000000"/>
    </style:style>
    <style:style style:name="P1088" style:parent-style-name="Standard" style:family="paragraph">
      <style:paragraph-properties style:line-height-at-least="0.1319in"/>
      <style:text-properties style:font-name="Calibri" fo:color="#000000" fo:background-color="#FFFFFE"/>
    </style:style>
    <style:style style:name="P1089" style:parent-style-name="Standard" style:family="paragraph">
      <style:paragraph-properties style:line-height-at-least="0.1319in"/>
      <style:text-properties style:font-name="Calibri" fo:color="#000000"/>
    </style:style>
    <style:style style:name="P1090" style:parent-style-name="Standard" style:family="paragraph">
      <style:paragraph-properties style:line-height-at-least="0.1319in"/>
      <style:text-properties style:font-name="Calibri" fo:color="#000000" fo:background-color="#FFFFFE"/>
    </style:style>
    <style:style style:name="P1091" style:parent-style-name="Standard" style:family="paragraph">
      <style:paragraph-properties style:line-height-at-least="0.1319in"/>
      <style:text-properties style:font-name="Calibri" fo:color="#000000"/>
    </style:style>
    <style:style style:name="P1092" style:parent-style-name="Standard" style:family="paragraph">
      <style:paragraph-properties style:line-height-at-least="0.1319in"/>
      <style:text-properties style:font-name="Calibri" fo:color="#000000" fo:background-color="#FFFFFE"/>
    </style:style>
    <style:style style:name="P1093" style:parent-style-name="Standard" style:family="paragraph">
      <style:paragraph-properties style:line-height-at-least="0.1319in"/>
      <style:text-properties style:font-name="Calibri" fo:color="#000000"/>
    </style:style>
    <style:style style:name="P1094" style:parent-style-name="Standard" style:family="paragraph">
      <style:paragraph-properties style:line-height-at-least="0.1319in"/>
      <style:text-properties style:font-name="Calibri" fo:color="#000000" fo:background-color="#FFFFFE"/>
    </style:style>
    <style:style style:name="P1095" style:parent-style-name="Standard" style:family="paragraph">
      <style:paragraph-properties style:line-height-at-least="0.1319in"/>
      <style:text-properties style:font-name="Calibri" fo:color="#000000"/>
    </style:style>
    <style:style style:name="P1096" style:parent-style-name="Standard" style:family="paragraph">
      <style:paragraph-properties style:line-height-at-least="0.1319in"/>
      <style:text-properties style:font-name="Calibri" fo:color="#000000" fo:background-color="#FFFFFE"/>
    </style:style>
    <style:style style:name="P1097" style:parent-style-name="Standard" style:family="paragraph">
      <style:paragraph-properties style:line-height-at-least="0.1319in"/>
      <style:text-properties style:font-name="Calibri" fo:color="#000000"/>
    </style:style>
    <style:style style:name="P1098" style:parent-style-name="Standard" style:family="paragraph">
      <style:paragraph-properties style:line-height-at-least="0.1319in"/>
      <style:text-properties style:font-name="Calibri" fo:color="#000000" fo:background-color="#FFFFFE"/>
    </style:style>
    <style:style style:name="P1099" style:parent-style-name="Standard" style:family="paragraph">
      <style:paragraph-properties style:line-height-at-least="0.1319in"/>
      <style:text-properties style:font-name="Calibri" fo:color="#000000"/>
    </style:style>
    <style:style style:name="P1100" style:parent-style-name="Standard" style:family="paragraph">
      <style:paragraph-properties style:line-height-at-least="0.1319in"/>
      <style:text-properties style:font-name="Calibri" fo:color="#000000" fo:background-color="#FFFFFE"/>
    </style:style>
    <style:style style:name="P1101" style:parent-style-name="Standard" style:family="paragraph">
      <style:paragraph-properties style:line-height-at-least="0.1319in"/>
      <style:text-properties style:font-name="Calibri" fo:color="#000000"/>
    </style:style>
    <style:style style:name="P1102" style:parent-style-name="Standard" style:family="paragraph">
      <style:paragraph-properties style:line-height-at-least="0.1319in"/>
      <style:text-properties style:font-name="Calibri" fo:color="#000000" fo:background-color="#FFFFFE"/>
    </style:style>
    <style:style style:name="P1103" style:parent-style-name="Standard" style:family="paragraph">
      <style:paragraph-properties style:line-height-at-least="0.1319in"/>
      <style:text-properties style:font-name="Calibri" fo:color="#000000"/>
    </style:style>
    <style:style style:name="P1104" style:parent-style-name="Standard" style:family="paragraph">
      <style:paragraph-properties style:line-height-at-least="0.1319in"/>
      <style:text-properties style:font-name="Calibri" fo:color="#000000" fo:background-color="#FFFFFE"/>
    </style:style>
    <style:style style:name="P1105" style:parent-style-name="Standard" style:family="paragraph">
      <style:paragraph-properties style:line-height-at-least="0.1319in"/>
      <style:text-properties style:font-name="Calibri" fo:color="#000000" fo:background-color="#FFFFFE"/>
    </style:style>
    <style:style style:name="P1106" style:parent-style-name="Standard" style:family="paragraph">
      <style:paragraph-properties style:line-height-at-least="0.1319in"/>
      <style:text-properties style:font-name="Calibri" fo:font-weight="bold" style:font-weight-asian="bold" style:font-weight-complex="bold" fo:color="#FF0000" fo:background-color="#FFFFFE"/>
    </style:style>
    <style:style style:name="P1107" style:parent-style-name="Standard" style:family="paragraph">
      <style:paragraph-properties style:line-height-at-least="0.1319in"/>
      <style:text-properties style:font-name="Calibri" fo:color="#000000" fo:background-color="#FFFFFE"/>
    </style:style>
    <style:style style:name="P1108" style:parent-style-name="Standard" style:family="paragraph">
      <style:paragraph-properties style:line-height-at-least="0.1319in"/>
    </style:style>
    <style:style style:name="T1109" style:parent-style-name="DefaultParagraphFont" style:family="text">
      <style:text-properties style:font-name="Calibri" fo:color="#000000" fo:background-color="#FFFFFE"/>
    </style:style>
    <style:style style:name="T1110" style:parent-style-name="DefaultParagraphFont" style:family="text">
      <style:text-properties style:font-name="Calibri" fo:color="#000000" fo:background-color="#FFFFFE"/>
    </style:style>
    <style:style style:name="T1111" style:parent-style-name="DefaultParagraphFont" style:family="text">
      <style:text-properties style:font-name="Calibri" fo:color="#000000" fo:background-color="#FFFFFE"/>
    </style:style>
    <style:style style:name="T1112" style:parent-style-name="DefaultParagraphFont" style:family="text">
      <style:text-properties style:font-name="Calibri" fo:color="#000000" fo:background-color="#FFFFFE"/>
    </style:style>
    <style:style style:name="T1113" style:parent-style-name="DefaultParagraphFont" style:family="text">
      <style:text-properties style:font-name="Calibri" fo:font-weight="bold" style:font-weight-asian="bold" style:font-weight-complex="bold" fo:color="#FF0000" fo:background-color="#FFFFFE"/>
    </style:style>
    <style:style style:name="T1114" style:parent-style-name="DefaultParagraphFont" style:family="text">
      <style:text-properties style:font-name="Calibri" fo:color="#000000" fo:background-color="#FFFFFE"/>
    </style:style>
    <style:style style:name="T1115" style:parent-style-name="DefaultParagraphFont" style:family="text">
      <style:text-properties style:font-name="Calibri" fo:color="#000000" fo:background-color="#FFFFFE"/>
    </style:style>
    <style:style style:name="T1116" style:parent-style-name="DefaultParagraphFont" style:family="text">
      <style:text-properties style:font-name="Calibri" fo:color="#000000" fo:background-color="#FFFFFE"/>
    </style:style>
    <style:style style:name="T1117" style:parent-style-name="DefaultParagraphFont" style:family="text">
      <style:text-properties style:font-name="Calibri" fo:color="#000000" fo:background-color="#FFFFFE"/>
    </style:style>
    <style:style style:name="T1118" style:parent-style-name="DefaultParagraphFont" style:family="text">
      <style:text-properties style:font-name="Calibri" fo:color="#000000" fo:background-color="#FFFFFE"/>
    </style:style>
    <style:style style:name="P1119" style:parent-style-name="Standard" style:family="paragraph">
      <style:paragraph-properties style:line-height-at-least="0.1319in"/>
      <style:text-properties style:font-name="Calibri" fo:color="#000000" fo:background-color="#FFFFFE"/>
    </style:style>
    <style:style style:name="P1120" style:parent-style-name="Standard" style:family="paragraph">
      <style:paragraph-properties style:line-height-at-least="0.1319in"/>
      <style:text-properties style:font-name="Calibri" fo:color="#000000" fo:background-color="#FFFFFE"/>
    </style:style>
    <style:style style:name="P1121" style:parent-style-name="Standard" style:family="paragraph">
      <style:paragraph-properties style:line-height-at-least="0.1319in"/>
      <style:text-properties style:font-name="Calibri" fo:font-weight="bold" style:font-weight-asian="bold" style:font-weight-complex="bold" fo:color="#FF0000" fo:background-color="#FFFFFE"/>
    </style:style>
    <style:style style:name="P1122" style:parent-style-name="Standard" style:family="paragraph">
      <style:paragraph-properties style:line-height-at-least="0.1319in"/>
      <style:text-properties style:font-name="Calibri" fo:color="#000000" fo:background-color="#FFFFFE"/>
    </style:style>
    <style:style style:name="P1123" style:parent-style-name="Standard" style:family="paragraph">
      <style:paragraph-properties style:line-height-at-least="0.1319in"/>
    </style:style>
    <style:style style:name="T1124" style:parent-style-name="DefaultParagraphFont" style:family="text">
      <style:text-properties style:font-name="Calibri" fo:color="#242424" fo:background-color="#FFFFFE"/>
    </style:style>
    <style:style style:name="T1125" style:parent-style-name="DefaultParagraphFont" style:family="text">
      <style:text-properties style:font-name="Calibri" fo:color="#000000" fo:background-color="#FFFFFE"/>
    </style:style>
    <style:style style:name="T1126" style:parent-style-name="DefaultParagraphFont" style:family="text">
      <style:text-properties style:font-name="Calibri" fo:color="#242424" fo:background-color="#FFFFFE"/>
    </style:style>
    <style:style style:name="T1127" style:parent-style-name="DefaultParagraphFont" style:family="text">
      <style:text-properties style:font-name="Calibri" fo:color="#000000" fo:background-color="#FFFFFE"/>
    </style:style>
    <style:style style:name="T1128" style:parent-style-name="DefaultParagraphFont" style:family="text">
      <style:text-properties style:font-name="Calibri" fo:color="#242424" fo:background-color="#FFFFFE"/>
    </style:style>
    <style:style style:name="T1129" style:parent-style-name="DefaultParagraphFont" style:family="text">
      <style:text-properties style:font-name="Calibri" fo:color="#000000" fo:background-color="#FFFFFE"/>
    </style:style>
    <style:style style:name="T1130" style:parent-style-name="DefaultParagraphFont" style:family="text">
      <style:text-properties style:font-name="Calibri" fo:color="#242424" fo:background-color="#FFFFFE"/>
    </style:style>
    <style:style style:name="T1131" style:parent-style-name="DefaultParagraphFont" style:family="text">
      <style:text-properties style:font-name="Calibri" fo:color="#000000" fo:background-color="#FFFFFE"/>
    </style:style>
    <style:style style:name="T1132" style:parent-style-name="DefaultParagraphFont" style:family="text">
      <style:text-properties style:font-name="Calibri" fo:color="#242424" fo:background-color="#FFFFFE"/>
    </style:style>
    <style:style style:name="T1133" style:parent-style-name="DefaultParagraphFont" style:family="text">
      <style:text-properties style:font-name="Calibri" fo:color="#000000" fo:background-color="#FFFFFE"/>
    </style:style>
    <style:style style:name="T1134" style:parent-style-name="DefaultParagraphFont" style:family="text">
      <style:text-properties style:font-name="Calibri" fo:color="#242424" fo:background-color="#FFFFFE"/>
    </style:style>
    <style:style style:name="P1135" style:parent-style-name="Standard" style:family="paragraph">
      <style:paragraph-properties style:line-height-at-least="0.1319in"/>
      <style:text-properties style:font-name="Calibri" fo:color="#000000" fo:background-color="#FFFFFE"/>
    </style:style>
    <style:style style:name="P1136" style:parent-style-name="Standard" style:family="paragraph">
      <style:paragraph-properties style:line-height-at-least="0.1319in"/>
      <style:text-properties style:font-name="Calibri" fo:color="#000000" fo:background-color="#FFFFFE"/>
    </style:style>
    <style:style style:name="P1137" style:parent-style-name="Textbody" style:family="paragraph">
      <style:text-properties style:font-name="Calibri" fo:font-weight="bold" style:font-weight-asian="bold" style:font-weight-complex="bold" fo:color="#FF0000"/>
    </style:style>
    <style:style style:name="P1138" style:parent-style-name="Textbody" style:family="paragraph">
      <style:text-properties style:font-name="Calibri" fo:font-weight="bold" style:font-weight-asian="bold" style:font-weight-complex="bold" fo:color="#FF0000"/>
    </style:style>
    <style:style style:name="P1139" style:parent-style-name="Textbody" style:family="paragraph">
      <style:text-properties style:font-name="Calibri"/>
    </style:style>
    <style:style style:name="P1140" style:parent-style-name="Textbody" style:family="paragraph">
      <style:text-properties style:font-name="Calibri"/>
    </style:style>
    <style:style style:name="P1141" style:parent-style-name="Textbody" style:family="paragraph">
      <style:text-properties style:font-name="Calibri"/>
    </style:style>
    <style:style style:name="P1142" style:parent-style-name="Textbody" style:family="paragraph">
      <style:text-properties style:font-name="Calibri"/>
    </style:style>
    <style:style style:name="P1143" style:parent-style-name="Textbody" style:family="paragraph">
      <style:text-properties style:font-name="Calibri"/>
    </style:style>
    <style:style style:name="P1144" style:parent-style-name="Textbody" style:family="paragraph">
      <style:text-properties style:font-name="Calibri"/>
    </style:style>
    <style:style style:name="P1145" style:parent-style-name="Textbody" style:family="paragraph">
      <style:text-properties style:font-name="Calibri"/>
    </style:style>
    <style:style style:name="P1146" style:parent-style-name="Textbody" style:family="paragraph">
      <style:text-properties style:font-name="Calibri" fo:font-weight="bold" style:font-weight-asian="bold" style:font-weight-complex="bold" fo:color="#FF0000"/>
    </style:style>
    <style:style style:name="P1147" style:parent-style-name="Standard" style:family="paragraph">
      <style:text-properties style:font-name="Calibri" fo:color="#000000" fo:background-color="#FFFFFE"/>
    </style:style>
    <style:style style:name="P1148" style:parent-style-name="Standard" style:family="paragraph">
      <style:paragraph-properties style:line-height-at-least="0.1319in"/>
      <style:text-properties style:font-name="Calibri" fo:color="#000000" fo:background-color="#FFFFFE"/>
    </style:style>
    <style:style style:name="P1149" style:parent-style-name="Standard" style:family="paragraph">
      <style:paragraph-properties style:line-height-at-least="0.1319in"/>
    </style:style>
    <style:style style:name="T1150" style:parent-style-name="DefaultParagraphFont" style:family="text">
      <style:text-properties style:font-name="Calibri" fo:color="#A31515" fo:background-color="#FFFFFE"/>
    </style:style>
    <style:style style:name="T1151" style:parent-style-name="DefaultParagraphFont" style:family="text">
      <style:text-properties style:font-name="Calibri" fo:color="#000000" fo:background-color="#FFFFFE"/>
    </style:style>
    <style:style style:name="T1152" style:parent-style-name="DefaultParagraphFont" style:family="text">
      <style:text-properties style:font-name="Calibri" fo:color="#0451A5" fo:background-color="#FFFFFE"/>
    </style:style>
    <style:style style:name="T1153" style:parent-style-name="DefaultParagraphFont" style:family="text">
      <style:text-properties style:font-name="Calibri" fo:color="#000000" fo:background-color="#FFFFFE"/>
    </style:style>
    <style:style style:name="P1154" style:parent-style-name="Standard" style:family="paragraph">
      <style:paragraph-properties style:line-height-at-least="0.1319in"/>
    </style:style>
    <style:style style:name="T1155" style:parent-style-name="DefaultParagraphFont" style:family="text">
      <style:text-properties style:font-name="Calibri" fo:color="#A31515" fo:background-color="#FFFFFE"/>
    </style:style>
    <style:style style:name="T1156" style:parent-style-name="DefaultParagraphFont" style:family="text">
      <style:text-properties style:font-name="Calibri" fo:color="#000000" fo:background-color="#FFFFFE"/>
    </style:style>
    <style:style style:name="T1157" style:parent-style-name="DefaultParagraphFont" style:family="text">
      <style:text-properties style:font-name="Calibri" fo:color="#0451A5" fo:background-color="#FFFFFE"/>
    </style:style>
    <style:style style:name="T1158" style:parent-style-name="DefaultParagraphFont" style:family="text">
      <style:text-properties style:font-name="Calibri" fo:color="#000000" fo:background-color="#FFFFFE"/>
    </style:style>
    <style:style style:name="P1159" style:parent-style-name="Standard" style:family="paragraph">
      <style:paragraph-properties style:line-height-at-least="0.1319in"/>
    </style:style>
    <style:style style:name="T1160" style:parent-style-name="DefaultParagraphFont" style:family="text">
      <style:text-properties style:font-name="Calibri" fo:color="#A31515" fo:background-color="#FFFFFE"/>
    </style:style>
    <style:style style:name="T1161" style:parent-style-name="DefaultParagraphFont" style:family="text">
      <style:text-properties style:font-name="Calibri" fo:color="#000000" fo:background-color="#FFFFFE"/>
    </style:style>
    <style:style style:name="T1162" style:parent-style-name="DefaultParagraphFont" style:family="text">
      <style:text-properties style:font-name="Calibri" fo:color="#09885A" fo:background-color="#FFFFFE"/>
    </style:style>
    <style:style style:name="P1163" style:parent-style-name="Standard" style:family="paragraph">
      <style:paragraph-properties style:line-height-at-least="0.1319in"/>
      <style:text-properties style:font-name="Calibri" fo:color="#000000" fo:background-color="#FFFFFE"/>
    </style:style>
    <style:style style:name="P1164" style:parent-style-name="Standard" style:family="paragraph">
      <style:paragraph-properties style:line-height-at-least="0.1319in"/>
      <style:text-properties style:font-name="Calibri" fo:color="#000000" fo:background-color="#FFFFFE"/>
    </style:style>
    <style:style style:name="P1165" style:parent-style-name="Standard" style:family="paragraph">
      <style:paragraph-properties style:line-height-at-least="0.1319in"/>
    </style:style>
    <style:style style:name="T1166" style:parent-style-name="DefaultParagraphFont" style:family="text">
      <style:text-properties style:font-name="Calibri" fo:color="#A31515" fo:background-color="#FFFFFE"/>
    </style:style>
    <style:style style:name="T1167" style:parent-style-name="DefaultParagraphFont" style:family="text">
      <style:text-properties style:font-name="Calibri" fo:color="#000000" fo:background-color="#FFFFFE"/>
    </style:style>
    <style:style style:name="T1168" style:parent-style-name="DefaultParagraphFont" style:family="text">
      <style:text-properties style:font-name="Calibri" fo:color="#0451A5" fo:background-color="#FFFFFE"/>
    </style:style>
    <style:style style:name="T1169" style:parent-style-name="DefaultParagraphFont" style:family="text">
      <style:text-properties style:font-name="Calibri" fo:color="#000000" fo:background-color="#FFFFFE"/>
    </style:style>
    <style:style style:name="P1170" style:parent-style-name="Standard" style:family="paragraph">
      <style:paragraph-properties style:line-height-at-least="0.1319in"/>
    </style:style>
    <style:style style:name="T1171" style:parent-style-name="DefaultParagraphFont" style:family="text">
      <style:text-properties style:font-name="Calibri" fo:color="#A31515" fo:background-color="#FFFFFE"/>
    </style:style>
    <style:style style:name="T1172" style:parent-style-name="DefaultParagraphFont" style:family="text">
      <style:text-properties style:font-name="Calibri" fo:color="#000000" fo:background-color="#FFFFFE"/>
    </style:style>
    <style:style style:name="T1173" style:parent-style-name="DefaultParagraphFont" style:family="text">
      <style:text-properties style:font-name="Calibri" fo:color="#0451A5" fo:background-color="#FFFFFE"/>
    </style:style>
    <style:style style:name="T1174" style:parent-style-name="DefaultParagraphFont" style:family="text">
      <style:text-properties style:font-name="Calibri" fo:color="#000000" fo:background-color="#FFFFFE"/>
    </style:style>
    <style:style style:name="P1175" style:parent-style-name="Standard" style:family="paragraph">
      <style:paragraph-properties style:line-height-at-least="0.1319in"/>
    </style:style>
    <style:style style:name="T1176" style:parent-style-name="DefaultParagraphFont" style:family="text">
      <style:text-properties style:font-name="Calibri" fo:color="#A31515" fo:background-color="#FFFFFE"/>
    </style:style>
    <style:style style:name="T1177" style:parent-style-name="DefaultParagraphFont" style:family="text">
      <style:text-properties style:font-name="Calibri" fo:color="#000000" fo:background-color="#FFFFFE"/>
    </style:style>
    <style:style style:name="T1178" style:parent-style-name="DefaultParagraphFont" style:family="text">
      <style:text-properties style:font-name="Calibri" fo:color="#09885A" fo:background-color="#FFFFFE"/>
    </style:style>
    <style:style style:name="P1179" style:parent-style-name="Standard" style:family="paragraph">
      <style:paragraph-properties style:line-height-at-least="0.1319in"/>
      <style:text-properties style:font-name="Calibri" fo:color="#000000" fo:background-color="#FFFFFE"/>
    </style:style>
    <style:style style:name="P1180" style:parent-style-name="Standard" style:family="paragraph">
      <style:paragraph-properties style:line-height-at-least="0.1319in"/>
      <style:text-properties style:font-name="Calibri" fo:color="#000000" fo:background-color="#FFFFFE"/>
    </style:style>
    <style:style style:name="P1181" style:parent-style-name="Standard" style:family="paragraph">
      <style:paragraph-properties style:line-height-at-least="0.1319in"/>
    </style:style>
    <style:style style:name="T1182" style:parent-style-name="DefaultParagraphFont" style:family="text">
      <style:text-properties style:font-name="Calibri" fo:color="#A31515" fo:background-color="#FFFFFE"/>
    </style:style>
    <style:style style:name="T1183" style:parent-style-name="DefaultParagraphFont" style:family="text">
      <style:text-properties style:font-name="Calibri" fo:color="#000000" fo:background-color="#FFFFFE"/>
    </style:style>
    <style:style style:name="T1184" style:parent-style-name="DefaultParagraphFont" style:family="text">
      <style:text-properties style:font-name="Calibri" fo:color="#0451A5" fo:background-color="#FFFFFE"/>
    </style:style>
    <style:style style:name="T1185" style:parent-style-name="DefaultParagraphFont" style:family="text">
      <style:text-properties style:font-name="Calibri" fo:color="#000000" fo:background-color="#FFFFFE"/>
    </style:style>
    <style:style style:name="P1186" style:parent-style-name="Standard" style:family="paragraph">
      <style:paragraph-properties style:line-height-at-least="0.1319in"/>
    </style:style>
    <style:style style:name="T1187" style:parent-style-name="DefaultParagraphFont" style:family="text">
      <style:text-properties style:font-name="Calibri" fo:color="#A31515" fo:background-color="#FFFFFE"/>
    </style:style>
    <style:style style:name="T1188" style:parent-style-name="DefaultParagraphFont" style:family="text">
      <style:text-properties style:font-name="Calibri" fo:color="#000000" fo:background-color="#FFFFFE"/>
    </style:style>
    <style:style style:name="T1189" style:parent-style-name="DefaultParagraphFont" style:family="text">
      <style:text-properties style:font-name="Calibri" fo:color="#0451A5" fo:background-color="#FFFFFE"/>
    </style:style>
    <style:style style:name="T1190" style:parent-style-name="DefaultParagraphFont" style:family="text">
      <style:text-properties style:font-name="Calibri" fo:color="#000000" fo:background-color="#FFFFFE"/>
    </style:style>
    <style:style style:name="P1191" style:parent-style-name="Standard" style:family="paragraph">
      <style:paragraph-properties style:line-height-at-least="0.1319in"/>
    </style:style>
    <style:style style:name="T1192" style:parent-style-name="DefaultParagraphFont" style:family="text">
      <style:text-properties style:font-name="Calibri" fo:color="#A31515" fo:background-color="#FFFFFE"/>
    </style:style>
    <style:style style:name="T1193" style:parent-style-name="DefaultParagraphFont" style:family="text">
      <style:text-properties style:font-name="Calibri" fo:color="#000000" fo:background-color="#FFFFFE"/>
    </style:style>
    <style:style style:name="T1194" style:parent-style-name="DefaultParagraphFont" style:family="text">
      <style:text-properties style:font-name="Calibri" fo:color="#09885A" fo:background-color="#FFFFFE"/>
    </style:style>
    <style:style style:name="P1195" style:parent-style-name="Standard" style:family="paragraph">
      <style:paragraph-properties style:line-height-at-least="0.1319in"/>
      <style:text-properties style:font-name="Calibri" fo:color="#000000" fo:background-color="#FFFFFE"/>
    </style:style>
    <style:style style:name="P1196" style:parent-style-name="Standard" style:family="paragraph">
      <style:paragraph-properties style:line-height-at-least="0.1319in"/>
      <style:text-properties style:font-name="Calibri" fo:color="#000000" fo:background-color="#FFFFFE"/>
    </style:style>
    <style:style style:name="P1197" style:parent-style-name="Standard" style:family="paragraph">
      <style:paragraph-properties style:line-height-at-least="0.1319in"/>
    </style:style>
    <style:style style:name="T1198" style:parent-style-name="DefaultParagraphFont" style:family="text">
      <style:text-properties style:font-name="Calibri" fo:color="#A31515" fo:background-color="#FFFFFE"/>
    </style:style>
    <style:style style:name="T1199" style:parent-style-name="DefaultParagraphFont" style:family="text">
      <style:text-properties style:font-name="Calibri" fo:color="#000000" fo:background-color="#FFFFFE"/>
    </style:style>
    <style:style style:name="T1200" style:parent-style-name="DefaultParagraphFont" style:family="text">
      <style:text-properties style:font-name="Calibri" fo:color="#0451A5" fo:background-color="#FFFFFE"/>
    </style:style>
    <style:style style:name="T1201" style:parent-style-name="DefaultParagraphFont" style:family="text">
      <style:text-properties style:font-name="Calibri" fo:color="#000000" fo:background-color="#FFFFFE"/>
    </style:style>
    <style:style style:name="P1202" style:parent-style-name="Standard" style:family="paragraph">
      <style:paragraph-properties style:line-height-at-least="0.1319in"/>
    </style:style>
    <style:style style:name="T1203" style:parent-style-name="DefaultParagraphFont" style:family="text">
      <style:text-properties style:font-name="Calibri" fo:color="#A31515" fo:background-color="#FFFFFE"/>
    </style:style>
    <style:style style:name="T1204" style:parent-style-name="DefaultParagraphFont" style:family="text">
      <style:text-properties style:font-name="Calibri" fo:color="#000000" fo:background-color="#FFFFFE"/>
    </style:style>
    <style:style style:name="T1205" style:parent-style-name="DefaultParagraphFont" style:family="text">
      <style:text-properties style:font-name="Calibri" fo:color="#0451A5" fo:background-color="#FFFFFE"/>
    </style:style>
    <style:style style:name="T1206" style:parent-style-name="DefaultParagraphFont" style:family="text">
      <style:text-properties style:font-name="Calibri" fo:color="#000000" fo:background-color="#FFFFFE"/>
    </style:style>
    <style:style style:name="P1207" style:parent-style-name="Standard" style:family="paragraph">
      <style:paragraph-properties style:line-height-at-least="0.1319in"/>
    </style:style>
    <style:style style:name="T1208" style:parent-style-name="DefaultParagraphFont" style:family="text">
      <style:text-properties style:font-name="Calibri" fo:color="#A31515" fo:background-color="#FFFFFE"/>
    </style:style>
    <style:style style:name="T1209" style:parent-style-name="DefaultParagraphFont" style:family="text">
      <style:text-properties style:font-name="Calibri" fo:color="#000000" fo:background-color="#FFFFFE"/>
    </style:style>
    <style:style style:name="T1210" style:parent-style-name="DefaultParagraphFont" style:family="text">
      <style:text-properties style:font-name="Calibri" fo:color="#09885A" fo:background-color="#FFFFFE"/>
    </style:style>
    <style:style style:name="P1211" style:parent-style-name="Standard" style:family="paragraph">
      <style:paragraph-properties style:line-height-at-least="0.1319in"/>
      <style:text-properties style:font-name="Calibri" fo:color="#000000" fo:background-color="#FFFFFE"/>
    </style:style>
    <style:style style:name="P1212" style:parent-style-name="Standard" style:family="paragraph">
      <style:paragraph-properties style:line-height-at-least="0.1319in"/>
      <style:text-properties style:font-name="Calibri" fo:color="#000000" fo:background-color="#FFFFFE"/>
    </style:style>
    <style:style style:name="P1213" style:parent-style-name="Textbody" style:family="paragraph">
      <style:text-properties style:font-name="Calibri"/>
    </style:style>
    <style:style style:name="P1214" style:parent-style-name="Textbody" style:family="paragraph">
      <style:text-properties style:font-name="Calibri" fo:font-weight="bold" style:font-weight-asian="bold" style:font-weight-complex="bold" fo:color="#FF0000"/>
    </style:style>
    <style:style style:name="T1215" style:parent-style-name="DefaultParagraphFont" style:family="text">
      <style:text-properties style:font-name="Calibri" fo:color="#0000FF" fo:background-color="#FFFFFE"/>
    </style:style>
    <style:style style:name="T1216" style:parent-style-name="DefaultParagraphFont" style:family="text">
      <style:text-properties style:font-name="Calibri" fo:color="#000000" fo:background-color="#FFFFFE"/>
    </style:style>
    <style:style style:name="T1217" style:parent-style-name="DefaultParagraphFont" style:family="text">
      <style:text-properties style:font-name="Calibri" fo:color="#09885A" fo:background-color="#FFFFFE"/>
    </style:style>
    <style:style style:name="P1218" style:parent-style-name="Standard" style:family="paragraph">
      <style:paragraph-properties style:line-height-at-least="0.1319in"/>
    </style:style>
    <style:style style:name="T1219" style:parent-style-name="DefaultParagraphFont" style:family="text">
      <style:text-properties style:font-name="Calibri" fo:color="#0000FF" fo:background-color="#FFFFFE"/>
    </style:style>
    <style:style style:name="T1220" style:parent-style-name="DefaultParagraphFont" style:family="text">
      <style:text-properties style:font-name="Calibri" fo:color="#000000" fo:background-color="#FFFFFE"/>
    </style:style>
    <style:style style:name="P1221" style:parent-style-name="Standard" style:family="paragraph">
      <style:paragraph-properties style:line-height-at-least="0.1319in"/>
      <style:text-properties style:font-name="Calibri" fo:color="#0000FF" fo:background-color="#FFFFFE"/>
    </style:style>
    <style:style style:name="P1222" style:parent-style-name="Standard" style:family="paragraph">
      <style:paragraph-properties style:line-height-at-least="0.1319in"/>
    </style:style>
    <style:style style:name="T1223" style:parent-style-name="DefaultParagraphFont" style:family="text">
      <style:text-properties style:font-name="Calibri" fo:color="#000000" fo:background-color="#FFFFFE"/>
    </style:style>
    <style:style style:name="T1224" style:parent-style-name="DefaultParagraphFont" style:family="text">
      <style:text-properties style:font-name="Calibri" fo:color="#0000FF" fo:background-color="#FFFFFE"/>
    </style:style>
    <style:style style:name="T1225" style:parent-style-name="DefaultParagraphFont" style:family="text">
      <style:text-properties style:font-name="Calibri" fo:color="#000000" fo:background-color="#FFFFFE"/>
    </style:style>
    <style:style style:name="P1226" style:parent-style-name="Standard" style:family="paragraph">
      <style:paragraph-properties style:line-height-at-least="0.1319in"/>
    </style:style>
    <style:style style:name="T1227" style:parent-style-name="DefaultParagraphFont" style:family="text">
      <style:text-properties style:font-name="Calibri" fo:color="#000000" fo:background-color="#FFFFFE"/>
    </style:style>
    <style:style style:name="T1228" style:parent-style-name="DefaultParagraphFont" style:family="text">
      <style:text-properties style:font-name="Calibri" fo:color="#0000FF" fo:background-color="#FFFFFE"/>
    </style:style>
    <style:style style:name="T1229" style:parent-style-name="DefaultParagraphFont" style:family="text">
      <style:text-properties style:font-name="Calibri" fo:color="#000000" fo:background-color="#FFFFFE"/>
    </style:style>
    <style:style style:name="P1230" style:parent-style-name="Standard" style:family="paragraph">
      <style:paragraph-properties style:line-height-at-least="0.1319in"/>
    </style:style>
    <style:style style:name="T1231" style:parent-style-name="DefaultParagraphFont" style:family="text">
      <style:text-properties style:font-name="Calibri" fo:color="#000000" fo:background-color="#FFFFFE"/>
    </style:style>
    <style:style style:name="T1232" style:parent-style-name="DefaultParagraphFont" style:family="text">
      <style:text-properties style:font-name="Calibri" fo:color="#0000FF" fo:background-color="#FFFFFE"/>
    </style:style>
    <style:style style:name="T1233" style:parent-style-name="DefaultParagraphFont" style:family="text">
      <style:text-properties style:font-name="Calibri" fo:color="#000000" fo:background-color="#FFFFFE"/>
    </style:style>
    <style:style style:name="T1234" style:parent-style-name="DefaultParagraphFont" style:family="text">
      <style:text-properties style:font-name="Calibri" fo:color="#0000FF" fo:background-color="#FFFFFE"/>
    </style:style>
    <style:style style:name="T1235" style:parent-style-name="DefaultParagraphFont" style:family="text">
      <style:text-properties style:font-name="Calibri" fo:color="#000000" fo:background-color="#FFFFFE"/>
    </style:style>
    <style:style style:name="P1236" style:parent-style-name="Standard" style:family="paragraph">
      <style:paragraph-properties style:line-height-at-least="0.1319in"/>
      <style:text-properties style:font-name="Calibri"/>
    </style:style>
    <style:style style:name="P1237" style:parent-style-name="Standard" style:family="paragraph">
      <style:paragraph-properties style:line-height-at-least="0.1319in"/>
    </style:style>
    <style:style style:name="T1238" style:parent-style-name="DefaultParagraphFont" style:family="text">
      <style:text-properties style:font-name="Calibri" fo:color="#000000" fo:background-color="#FFFFFE"/>
    </style:style>
    <style:style style:name="T1239" style:parent-style-name="DefaultParagraphFont" style:family="text">
      <style:text-properties style:font-name="Calibri" fo:color="#0000FF" fo:background-color="#FFFFFE"/>
    </style:style>
    <style:style style:name="T1240" style:parent-style-name="DefaultParagraphFont" style:family="text">
      <style:text-properties style:font-name="Calibri" fo:color="#000000" fo:background-color="#FFFFFE"/>
    </style:style>
    <style:style style:name="T1241" style:parent-style-name="DefaultParagraphFont" style:family="text">
      <style:text-properties style:font-name="Calibri" fo:color="#0000FF" fo:background-color="#FFFFFE"/>
    </style:style>
    <style:style style:name="T1242" style:parent-style-name="DefaultParagraphFont" style:family="text">
      <style:text-properties style:font-name="Calibri" fo:color="#000000" fo:background-color="#FFFFFE"/>
    </style:style>
    <style:style style:name="P1243" style:parent-style-name="Standard" style:family="paragraph">
      <style:paragraph-properties style:line-height-at-least="0.1319in"/>
    </style:style>
    <style:style style:name="T1244" style:parent-style-name="DefaultParagraphFont" style:family="text">
      <style:text-properties style:font-name="Calibri" fo:color="#000000" fo:background-color="#FFFFFE"/>
    </style:style>
    <style:style style:name="T1245" style:parent-style-name="DefaultParagraphFont" style:family="text">
      <style:text-properties style:font-name="Calibri" fo:color="#0000FF" fo:background-color="#FFFFFE"/>
    </style:style>
    <style:style style:name="T1246" style:parent-style-name="DefaultParagraphFont" style:family="text">
      <style:text-properties style:font-name="Calibri" fo:color="#000000" fo:background-color="#FFFFFE"/>
    </style:style>
    <style:style style:name="P1247" style:parent-style-name="Standard" style:family="paragraph">
      <style:paragraph-properties style:line-height-at-least="0.1319in"/>
    </style:style>
    <style:style style:name="T1248" style:parent-style-name="DefaultParagraphFont" style:family="text">
      <style:text-properties style:font-name="Calibri" fo:color="#000000" fo:background-color="#FFFFFE"/>
    </style:style>
    <style:style style:name="T1249" style:parent-style-name="DefaultParagraphFont" style:family="text">
      <style:text-properties style:font-name="Calibri" fo:color="#0000FF" fo:background-color="#FFFFFE"/>
    </style:style>
    <style:style style:name="T1250" style:parent-style-name="DefaultParagraphFont" style:family="text">
      <style:text-properties style:font-name="Calibri" fo:color="#000000" fo:background-color="#FFFFFE"/>
    </style:style>
    <style:style style:name="P1251" style:parent-style-name="Standard" style:family="paragraph">
      <style:paragraph-properties style:line-height-at-least="0.1319in"/>
    </style:style>
    <style:style style:name="T1252" style:parent-style-name="DefaultParagraphFont" style:family="text">
      <style:text-properties style:font-name="Calibri" fo:color="#000000" fo:background-color="#FFFFFE"/>
    </style:style>
    <style:style style:name="T1253" style:parent-style-name="DefaultParagraphFont" style:family="text">
      <style:text-properties style:font-name="Calibri" fo:color="#0000FF" fo:background-color="#FFFFFE"/>
    </style:style>
    <style:style style:name="T1254" style:parent-style-name="DefaultParagraphFont" style:family="text">
      <style:text-properties style:font-name="Calibri" fo:color="#000000" fo:background-color="#FFFFFE"/>
    </style:style>
    <style:style style:name="P1255" style:parent-style-name="Standard" style:family="paragraph">
      <style:paragraph-properties style:line-height-at-least="0.1319in"/>
      <style:text-properties style:font-name="Calibri" fo:color="#000000" fo:background-color="#FFFFFE"/>
    </style:style>
    <style:style style:name="P1256" style:parent-style-name="Standard" style:family="paragraph">
      <style:paragraph-properties fo:margin-bottom="0.1965in" style:line-height-at-least="0.1319in"/>
      <style:text-properties style:font-name="Consolas, 'Courier New', monosp" fo:color="#000000" fo:font-size="7pt" style:font-size-asian="7pt" fo:background-color="#FFFFFE"/>
    </style:style>
    <style:style style:name="P1257"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1258" style:parent-style-name="Standard" style:family="paragraph">
      <style:paragraph-properties fo:margin-bottom="0.1965in" style:line-height-at-least="0.1319in"/>
      <style:text-properties style:font-name="Calibri" fo:color="#000000" fo:background-color="#FFFFFE"/>
    </style:style>
    <style:style style:name="P1259" style:parent-style-name="Standard" style:family="paragraph">
      <style:paragraph-properties style:line-height-at-least="0.1319in"/>
      <style:text-properties style:font-name="Calibri"/>
    </style:style>
    <style:style style:name="P1260" style:parent-style-name="Standard" style:family="paragraph">
      <style:paragraph-properties style:line-height-at-least="0.1319in"/>
    </style:style>
    <style:style style:name="T1261" style:parent-style-name="DefaultParagraphFont" style:family="text">
      <style:text-properties style:font-name="Calibri" fo:color="#A31515" fo:background-color="#FFFFFE"/>
    </style:style>
    <style:style style:name="T1262" style:parent-style-name="DefaultParagraphFont" style:family="text">
      <style:text-properties style:font-name="Calibri" fo:color="#000000" fo:background-color="#FFFFFE"/>
    </style:style>
    <style:style style:name="P1263" style:parent-style-name="Standard" style:family="paragraph">
      <style:paragraph-properties style:line-height-at-least="0.1319in"/>
      <style:text-properties style:font-name="Calibri"/>
    </style:style>
    <style:style style:name="P1264" style:parent-style-name="Standard" style:family="paragraph">
      <style:paragraph-properties style:line-height-at-least="0.1319in"/>
    </style:style>
    <style:style style:name="T1265" style:parent-style-name="DefaultParagraphFont" style:family="text">
      <style:text-properties style:font-name="Calibri" fo:color="#A31515" fo:background-color="#FFFFFE"/>
    </style:style>
    <style:style style:name="T1266" style:parent-style-name="DefaultParagraphFont" style:family="text">
      <style:text-properties style:font-name="Calibri" fo:color="#000000" fo:background-color="#FFFFFE"/>
    </style:style>
    <style:style style:name="P1267" style:parent-style-name="Standard" style:family="paragraph">
      <style:paragraph-properties style:line-height-at-least="0.1319in"/>
      <style:text-properties style:font-name="Calibri"/>
    </style:style>
    <style:style style:name="P1268" style:parent-style-name="Standard" style:family="paragraph">
      <style:paragraph-properties style:line-height-at-least="0.1319in"/>
    </style:style>
    <style:style style:name="T1269" style:parent-style-name="DefaultParagraphFont" style:family="text">
      <style:text-properties style:font-name="Calibri" fo:color="#A31515" fo:background-color="#FFFFFE"/>
    </style:style>
    <style:style style:name="T1270" style:parent-style-name="DefaultParagraphFont" style:family="text">
      <style:text-properties style:font-name="Calibri" fo:color="#000000" fo:background-color="#FFFFFE"/>
    </style:style>
    <style:style style:name="P1271" style:parent-style-name="Standard" style:family="paragraph">
      <style:paragraph-properties style:line-height-at-least="0.1319in"/>
      <style:text-properties style:font-name="Calibri"/>
    </style:style>
    <style:style style:name="P1272" style:parent-style-name="Standard" style:family="paragraph">
      <style:paragraph-properties style:line-height-at-least="0.1319in"/>
    </style:style>
    <style:style style:name="T1273" style:parent-style-name="DefaultParagraphFont" style:family="text">
      <style:text-properties style:font-name="Calibri" fo:color="#A31515" fo:background-color="#FFFFFE"/>
    </style:style>
    <style:style style:name="T1274" style:parent-style-name="DefaultParagraphFont" style:family="text">
      <style:text-properties style:font-name="Calibri" fo:color="#000000" fo:background-color="#FFFFFE"/>
    </style:style>
    <style:style style:name="P1275" style:parent-style-name="Standard" style:family="paragraph">
      <style:paragraph-properties style:line-height-at-least="0.1319in"/>
      <style:text-properties style:font-name="Calibri"/>
    </style:style>
    <style:style style:name="P1276" style:parent-style-name="Standard" style:family="paragraph">
      <style:paragraph-properties style:line-height-at-least="0.1319in"/>
    </style:style>
    <style:style style:name="T1277" style:parent-style-name="DefaultParagraphFont" style:family="text">
      <style:text-properties style:font-name="Calibri" fo:color="#A31515" fo:background-color="#FFFFFE"/>
    </style:style>
    <style:style style:name="T1278" style:parent-style-name="DefaultParagraphFont" style:family="text">
      <style:text-properties style:font-name="Calibri" fo:color="#000000" fo:background-color="#FFFFFE"/>
    </style:style>
    <style:style style:name="P1279" style:parent-style-name="Standard" style:family="paragraph">
      <style:paragraph-properties style:line-height-at-least="0.1319in"/>
      <style:text-properties style:font-name="Calibri"/>
    </style:style>
    <style:style style:name="P1280" style:parent-style-name="Standard" style:family="paragraph">
      <style:paragraph-properties style:line-height-at-least="0.1319in"/>
      <style:text-properties style:font-name="Calibri" fo:color="#A31515" fo:background-color="#FFFFFE"/>
    </style:style>
    <style:style style:name="P1281" style:parent-style-name="Standard" style:family="paragraph">
      <style:paragraph-properties style:line-height-at-least="0.1319in"/>
      <style:text-properties style:font-name="Calibri"/>
    </style:style>
    <style:style style:name="P1282" style:parent-style-name="Standard" style:family="paragraph">
      <style:paragraph-properties style:line-height-at-least="0.1319in"/>
      <style:text-properties style:font-name="Calibri" fo:color="#000000" fo:background-color="#FFFFFE"/>
    </style:style>
    <style:style style:name="P1283" style:parent-style-name="Standard" style:family="paragraph">
      <style:paragraph-properties fo:margin-bottom="0.1965in" style:line-height-at-least="0.1319in"/>
      <style:text-properties style:font-name="Calibri" fo:color="#000000" fo:background-color="#FFFFFE"/>
    </style:style>
    <style:style style:name="P1284"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1285" style:parent-style-name="Standard" style:family="paragraph">
      <style:paragraph-properties fo:margin-bottom="0.1965in" style:line-height-at-least="0.1319in"/>
      <style:text-properties style:font-name="Calibri" fo:color="#000000" fo:background-color="#FFFFFE"/>
    </style:style>
    <style:style style:name="P1286" style:parent-style-name="Standard" style:family="paragraph">
      <style:paragraph-properties style:line-height-at-least="0.1319in"/>
    </style:style>
    <style:style style:name="T1287" style:parent-style-name="DefaultParagraphFont" style:family="text">
      <style:text-properties style:font-name="Calibri" fo:color="#A31515" fo:background-color="#FFFFFE"/>
    </style:style>
    <style:style style:name="T1288" style:parent-style-name="DefaultParagraphFont" style:family="text">
      <style:text-properties style:font-name="Calibri" fo:color="#000000" fo:background-color="#FFFFFE"/>
    </style:style>
    <style:style style:name="P1289" style:parent-style-name="Standard" style:family="paragraph">
      <style:paragraph-properties style:line-height-at-least="0.1319in"/>
    </style:style>
    <style:style style:name="T1290" style:parent-style-name="DefaultParagraphFont" style:family="text">
      <style:text-properties style:font-name="Calibri" fo:color="#A31515" fo:background-color="#FFFFFE"/>
    </style:style>
    <style:style style:name="T1291" style:parent-style-name="DefaultParagraphFont" style:family="text">
      <style:text-properties style:font-name="Calibri" fo:color="#000000" fo:background-color="#FFFFFE"/>
    </style:style>
    <style:style style:name="P1292" style:parent-style-name="Standard" style:family="paragraph">
      <style:paragraph-properties style:line-height-at-least="0.1319in"/>
    </style:style>
    <style:style style:name="T1293" style:parent-style-name="DefaultParagraphFont" style:family="text">
      <style:text-properties style:font-name="Calibri" fo:color="#A31515" fo:background-color="#FFFFFE"/>
    </style:style>
    <style:style style:name="T1294" style:parent-style-name="DefaultParagraphFont" style:family="text">
      <style:text-properties style:font-name="Calibri" fo:color="#000000" fo:background-color="#FFFFFE"/>
    </style:style>
    <style:style style:name="P1295" style:parent-style-name="Standard" style:family="paragraph">
      <style:paragraph-properties style:line-height-at-least="0.1319in"/>
    </style:style>
    <style:style style:name="T1296" style:parent-style-name="DefaultParagraphFont" style:family="text">
      <style:text-properties style:font-name="Calibri" fo:color="#A31515" fo:background-color="#FFFFFE"/>
    </style:style>
    <style:style style:name="T1297" style:parent-style-name="DefaultParagraphFont" style:family="text">
      <style:text-properties style:font-name="Calibri" fo:color="#000000" fo:background-color="#FFFFFE"/>
    </style:style>
    <style:style style:name="P1298" style:parent-style-name="Standard" style:family="paragraph">
      <style:paragraph-properties style:line-height-at-least="0.1319in"/>
    </style:style>
    <style:style style:name="T1299" style:parent-style-name="DefaultParagraphFont" style:family="text">
      <style:text-properties style:font-name="Calibri" fo:color="#A31515" fo:background-color="#FFFFFE"/>
    </style:style>
    <style:style style:name="T1300" style:parent-style-name="DefaultParagraphFont" style:family="text">
      <style:text-properties style:font-name="Calibri" fo:color="#000000" fo:background-color="#FFFFFE"/>
    </style:style>
    <style:style style:name="P1301" style:parent-style-name="Standard" style:family="paragraph">
      <style:paragraph-properties style:line-height-at-least="0.1319in"/>
      <style:text-properties style:font-name="Calibri" fo:color="#A31515" fo:background-color="#FFFFFE"/>
    </style:style>
    <style:style style:name="P1302" style:parent-style-name="Standard" style:family="paragraph">
      <style:paragraph-properties style:line-height-at-least="0.1319in"/>
      <style:text-properties style:font-name="Calibri" fo:color="#000000" fo:background-color="#FFFFFE"/>
    </style:style>
    <style:style style:name="P1303" style:parent-style-name="Standard" style:family="paragraph">
      <style:paragraph-properties fo:margin-bottom="0.1965in" style:line-height-at-least="0.1319in"/>
      <style:text-properties style:font-name="Calibri" fo:color="#000000" fo:background-color="#FFFFFE"/>
    </style:style>
    <style:style style:name="P1304"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1305" style:parent-style-name="Standard" style:family="paragraph">
      <style:paragraph-properties fo:margin-bottom="0.1965in" style:line-height-at-least="0.1319in"/>
    </style:style>
    <style:style style:name="T1306" style:parent-style-name="DefaultParagraphFont" style:family="text">
      <style:text-properties style:font-name="Calibri" fo:color="#0000FF" fo:background-color="#FFFFFE"/>
    </style:style>
    <style:style style:name="T1307" style:parent-style-name="DefaultParagraphFont" style:family="text">
      <style:text-properties style:font-name="Calibri" fo:color="#000000" fo:background-color="#FFFFFE"/>
    </style:style>
    <style:style style:name="T1308" style:parent-style-name="DefaultParagraphFont" style:family="text">
      <style:text-properties style:font-name="Calibri" fo:color="#09885A" fo:background-color="#FFFFFE"/>
    </style:style>
    <style:style style:name="P1309" style:parent-style-name="Standard" style:family="paragraph">
      <style:paragraph-properties style:line-height-at-least="0.1319in"/>
    </style:style>
    <style:style style:name="T1310" style:parent-style-name="DefaultParagraphFont" style:family="text">
      <style:text-properties style:font-name="Calibri" fo:color="#0000FF" fo:background-color="#FFFFFE"/>
    </style:style>
    <style:style style:name="T1311" style:parent-style-name="DefaultParagraphFont" style:family="text">
      <style:text-properties style:font-name="Calibri" fo:color="#000000" fo:background-color="#FFFFFE"/>
    </style:style>
    <style:style style:name="T1312" style:parent-style-name="DefaultParagraphFont" style:family="text">
      <style:text-properties style:font-name="Calibri" fo:color="#0000FF" fo:background-color="#FFFFFE"/>
    </style:style>
    <style:style style:name="T1313" style:parent-style-name="DefaultParagraphFont" style:family="text">
      <style:text-properties style:font-name="Calibri" fo:color="#000000" fo:background-color="#FFFFFE"/>
    </style:style>
    <style:style style:name="T1314" style:parent-style-name="DefaultParagraphFont" style:family="text">
      <style:text-properties style:font-name="Calibri" fo:color="#0000FF" fo:background-color="#FFFFFE"/>
    </style:style>
    <style:style style:name="T1315" style:parent-style-name="DefaultParagraphFont" style:family="text">
      <style:text-properties style:font-name="Calibri" fo:color="#000000" fo:background-color="#FFFFFE"/>
    </style:style>
    <style:style style:name="T1316" style:parent-style-name="DefaultParagraphFont" style:family="text">
      <style:text-properties style:font-name="Calibri" fo:color="#800000" fo:background-color="#FFFFFE"/>
    </style:style>
    <style:style style:name="T1317" style:parent-style-name="DefaultParagraphFont" style:family="text">
      <style:text-properties style:font-name="Calibri" fo:color="#0000FF" fo:background-color="#FFFFFE"/>
    </style:style>
    <style:style style:name="T1318" style:parent-style-name="DefaultParagraphFont" style:family="text">
      <style:text-properties style:font-name="Calibri" fo:color="#800000" fo:background-color="#FFFFFE"/>
    </style:style>
    <style:style style:name="T1319" style:parent-style-name="DefaultParagraphFont" style:family="text">
      <style:text-properties style:font-name="Calibri" fo:color="#0000FF" fo:background-color="#FFFFFE"/>
    </style:style>
    <style:style style:name="T1320" style:parent-style-name="DefaultParagraphFont" style:family="text">
      <style:text-properties style:font-name="Calibri" fo:color="#000000" fo:background-color="#FFFFFE"/>
    </style:style>
    <style:style style:name="P1321" style:parent-style-name="Standard" style:family="paragraph">
      <style:paragraph-properties style:line-height-at-least="0.1319in"/>
    </style:style>
    <style:style style:name="T1322" style:parent-style-name="DefaultParagraphFont" style:family="text">
      <style:text-properties style:font-name="Calibri" fo:color="#0000FF" fo:background-color="#FFFFFE"/>
    </style:style>
    <style:style style:name="T1323" style:parent-style-name="DefaultParagraphFont" style:family="text">
      <style:text-properties style:font-name="Calibri" fo:color="#000000" fo:background-color="#FFFFFE"/>
    </style:style>
    <style:style style:name="P1324" style:parent-style-name="Standard" style:family="paragraph">
      <style:paragraph-properties style:line-height-at-least="0.1319in"/>
      <style:text-properties style:font-name="Calibri" fo:color="#0000FF" fo:background-color="#FFFFFE"/>
    </style:style>
    <style:style style:name="P1325" style:parent-style-name="Standard" style:family="paragraph">
      <style:paragraph-properties style:line-height-at-least="0.1319in"/>
    </style:style>
    <style:style style:name="T1326" style:parent-style-name="DefaultParagraphFont" style:family="text">
      <style:text-properties style:font-name="Calibri" fo:color="#000000" fo:background-color="#FFFFFE"/>
    </style:style>
    <style:style style:name="T1327" style:parent-style-name="DefaultParagraphFont" style:family="text">
      <style:text-properties style:font-name="Calibri" fo:color="#A31515" fo:background-color="#FFFFFE"/>
    </style:style>
    <style:style style:name="T1328" style:parent-style-name="DefaultParagraphFont" style:family="text">
      <style:text-properties style:font-name="Calibri" fo:color="#000000" fo:background-color="#FFFFFE"/>
    </style:style>
    <style:style style:name="P1329" style:parent-style-name="Standard" style:family="paragraph">
      <style:paragraph-properties style:line-height-at-least="0.1319in"/>
      <style:text-properties style:font-name="Calibri" fo:color="#000000" fo:background-color="#FFFFFE"/>
    </style:style>
    <style:style style:name="P1330" style:parent-style-name="Standard" style:family="paragraph">
      <style:paragraph-properties style:line-height-at-least="0.1319in"/>
      <style:text-properties style:font-name="Calibri" fo:color="#000000" fo:background-color="#FFFFFE"/>
    </style:style>
    <style:style style:name="P1331" style:parent-style-name="Standard" style:family="paragraph">
      <style:paragraph-properties style:line-height-at-least="0.1319in"/>
      <style:text-properties style:font-name="Calibri" fo:color="#000000" fo:background-color="#FFFFFE"/>
    </style:style>
    <style:style style:name="P1332" style:parent-style-name="Standard" style:family="paragraph">
      <style:paragraph-properties fo:margin-bottom="0.1965in" style:line-height-at-least="0.1319in"/>
    </style:style>
    <style:style style:name="T1333" style:parent-style-name="DefaultParagraphFont" style:family="text">
      <style:text-properties style:font-name="Calibri" fo:color="#0000FF" fo:background-color="#FFFFFE"/>
    </style:style>
    <style:style style:name="T1334" style:parent-style-name="DefaultParagraphFont" style:family="text">
      <style:text-properties style:font-name="Calibri" fo:color="#000000" fo:background-color="#FFFFFE"/>
    </style:style>
    <style:style style:name="T1335" style:parent-style-name="DefaultParagraphFont" style:family="text">
      <style:text-properties style:font-name="Calibri" fo:color="#09885A" fo:background-color="#FFFFFE"/>
    </style:style>
    <style:style style:name="P1336" style:parent-style-name="Standard" style:family="paragraph">
      <style:paragraph-properties style:line-height-at-least="0.1319in"/>
    </style:style>
    <style:style style:name="T1337" style:parent-style-name="DefaultParagraphFont" style:family="text">
      <style:text-properties style:font-name="Calibri" fo:color="#0000FF" fo:background-color="#FFFFFE"/>
    </style:style>
    <style:style style:name="T1338" style:parent-style-name="DefaultParagraphFont" style:family="text">
      <style:text-properties style:font-name="Calibri" fo:color="#000000" fo:background-color="#FFFFFE"/>
    </style:style>
    <style:style style:name="T1339" style:parent-style-name="DefaultParagraphFont" style:family="text">
      <style:text-properties style:font-name="Calibri" fo:color="#0000FF" fo:background-color="#FFFFFE"/>
    </style:style>
    <style:style style:name="T1340" style:parent-style-name="DefaultParagraphFont" style:family="text">
      <style:text-properties style:font-name="Calibri" fo:color="#000000" fo:background-color="#FFFFFE"/>
    </style:style>
    <style:style style:name="T1341" style:parent-style-name="DefaultParagraphFont" style:family="text">
      <style:text-properties style:font-name="Calibri" fo:color="#0000FF" fo:background-color="#FFFFFE"/>
    </style:style>
    <style:style style:name="T1342" style:parent-style-name="DefaultParagraphFont" style:family="text">
      <style:text-properties style:font-name="Calibri" fo:color="#000000" fo:background-color="#FFFFFE"/>
    </style:style>
    <style:style style:name="T1343" style:parent-style-name="DefaultParagraphFont" style:family="text">
      <style:text-properties style:font-name="Calibri" fo:color="#800000" fo:background-color="#FFFFFE"/>
    </style:style>
    <style:style style:name="T1344" style:parent-style-name="DefaultParagraphFont" style:family="text">
      <style:text-properties style:font-name="Calibri" fo:color="#0000FF" fo:background-color="#FFFFFE"/>
    </style:style>
    <style:style style:name="T1345" style:parent-style-name="DefaultParagraphFont" style:family="text">
      <style:text-properties style:font-name="Calibri" fo:color="#800000" fo:background-color="#FFFFFE"/>
    </style:style>
    <style:style style:name="T1346" style:parent-style-name="DefaultParagraphFont" style:family="text">
      <style:text-properties style:font-name="Calibri" fo:color="#0000FF" fo:background-color="#FFFFFE"/>
    </style:style>
    <style:style style:name="T1347" style:parent-style-name="DefaultParagraphFont" style:family="text">
      <style:text-properties style:font-name="Calibri" fo:color="#000000" fo:background-color="#FFFFFE"/>
    </style:style>
    <style:style style:name="P1348" style:parent-style-name="Standard" style:family="paragraph">
      <style:paragraph-properties style:line-height-at-least="0.1319in"/>
    </style:style>
    <style:style style:name="T1349" style:parent-style-name="DefaultParagraphFont" style:family="text">
      <style:text-properties style:font-name="Calibri" fo:color="#0000FF" fo:background-color="#FFFFFE"/>
    </style:style>
    <style:style style:name="T1350" style:parent-style-name="DefaultParagraphFont" style:family="text">
      <style:text-properties style:font-name="Calibri" fo:color="#000000" fo:background-color="#FFFFFE"/>
    </style:style>
    <style:style style:name="P1351" style:parent-style-name="Standard" style:family="paragraph">
      <style:paragraph-properties style:line-height-at-least="0.1319in"/>
      <style:text-properties style:font-name="Calibri" fo:color="#0000FF" fo:background-color="#FFFFFE"/>
    </style:style>
    <style:style style:name="P1352" style:parent-style-name="Standard" style:family="paragraph">
      <style:paragraph-properties style:line-height-at-least="0.1319in"/>
      <style:text-properties style:font-name="Calibri" fo:color="#0000FF" fo:background-color="#FFFFFE"/>
    </style:style>
    <style:style style:name="P1353" style:parent-style-name="Standard" style:family="paragraph">
      <style:paragraph-properties style:line-height-at-least="0.1319in"/>
      <style:text-properties style:font-name="Calibri" fo:color="#0000FF" fo:background-color="#FFFFFE"/>
    </style:style>
    <style:style style:name="P1354" style:parent-style-name="Standard" style:family="paragraph">
      <style:paragraph-properties style:line-height-at-least="0.1319in"/>
      <style:text-properties style:font-name="Calibri" fo:color="#0000FF" fo:background-color="#FFFFFE"/>
    </style:style>
    <style:style style:name="P1355" style:parent-style-name="Standard" style:family="paragraph">
      <style:paragraph-properties fo:margin-bottom="0.1965in" style:line-height-at-least="0.1319in"/>
    </style:style>
    <style:style style:name="T1356" style:parent-style-name="DefaultParagraphFont" style:family="text">
      <style:text-properties style:font-name="Calibri" fo:color="#0000FF" fo:background-color="#FFFFFE"/>
    </style:style>
    <style:style style:name="T1357" style:parent-style-name="DefaultParagraphFont" style:family="text">
      <style:text-properties style:font-name="Calibri" fo:color="#000000" fo:background-color="#FFFFFE"/>
    </style:style>
    <style:style style:name="T1358" style:parent-style-name="DefaultParagraphFont" style:family="text">
      <style:text-properties style:font-name="Calibri" fo:color="#09885A" fo:background-color="#FFFFFE"/>
    </style:style>
    <style:style style:name="P1359" style:parent-style-name="Standard" style:family="paragraph">
      <style:paragraph-properties style:line-height-at-least="0.1319in"/>
    </style:style>
    <style:style style:name="T1360" style:parent-style-name="DefaultParagraphFont" style:family="text">
      <style:text-properties style:font-name="Calibri" fo:color="#0000FF" fo:background-color="#FFFFFE"/>
    </style:style>
    <style:style style:name="T1361" style:parent-style-name="DefaultParagraphFont" style:family="text">
      <style:text-properties style:font-name="Calibri" fo:color="#000000" fo:background-color="#FFFFFE"/>
    </style:style>
    <style:style style:name="T1362" style:parent-style-name="DefaultParagraphFont" style:family="text">
      <style:text-properties style:font-name="Calibri" fo:color="#0000FF" fo:background-color="#FFFFFE"/>
    </style:style>
    <style:style style:name="T1363" style:parent-style-name="DefaultParagraphFont" style:family="text">
      <style:text-properties style:font-name="Calibri" fo:color="#000000" fo:background-color="#FFFFFE"/>
    </style:style>
    <style:style style:name="T1364" style:parent-style-name="DefaultParagraphFont" style:family="text">
      <style:text-properties style:font-name="Calibri" fo:color="#0000FF" fo:background-color="#FFFFFE"/>
    </style:style>
    <style:style style:name="T1365" style:parent-style-name="DefaultParagraphFont" style:family="text">
      <style:text-properties style:font-name="Calibri" fo:color="#000000" fo:background-color="#FFFFFE"/>
    </style:style>
    <style:style style:name="T1366" style:parent-style-name="DefaultParagraphFont" style:family="text">
      <style:text-properties style:font-name="Calibri" fo:color="#800000" fo:background-color="#FFFFFE"/>
    </style:style>
    <style:style style:name="T1367" style:parent-style-name="DefaultParagraphFont" style:family="text">
      <style:text-properties style:font-name="Calibri" fo:color="#0000FF" fo:background-color="#FFFFFE"/>
    </style:style>
    <style:style style:name="T1368" style:parent-style-name="DefaultParagraphFont" style:family="text">
      <style:text-properties style:font-name="Calibri" fo:color="#800000" fo:background-color="#FFFFFE"/>
    </style:style>
    <style:style style:name="T1369" style:parent-style-name="DefaultParagraphFont" style:family="text">
      <style:text-properties style:font-name="Calibri" fo:color="#0000FF" fo:background-color="#FFFFFE"/>
    </style:style>
    <style:style style:name="T1370" style:parent-style-name="DefaultParagraphFont" style:family="text">
      <style:text-properties style:font-name="Calibri" fo:color="#000000" fo:background-color="#FFFFFE"/>
    </style:style>
    <style:style style:name="P1371" style:parent-style-name="Standard" style:family="paragraph">
      <style:paragraph-properties style:line-height-at-least="0.1319in"/>
    </style:style>
    <style:style style:name="T1372" style:parent-style-name="DefaultParagraphFont" style:family="text">
      <style:text-properties style:font-name="Calibri" fo:color="#0000FF" fo:background-color="#FFFFFE"/>
    </style:style>
    <style:style style:name="T1373" style:parent-style-name="DefaultParagraphFont" style:family="text">
      <style:text-properties style:font-name="Calibri" fo:color="#000000" fo:background-color="#FFFFFE"/>
    </style:style>
    <style:style style:name="P1374" style:parent-style-name="Standard" style:family="paragraph">
      <style:paragraph-properties style:line-height-at-least="0.1319in"/>
      <style:text-properties style:font-name="Calibri" fo:color="#0000FF" fo:background-color="#FFFFFE"/>
    </style:style>
    <style:style style:name="P1375" style:parent-style-name="Standard" style:family="paragraph">
      <style:paragraph-properties style:line-height-at-least="0.1319in"/>
      <style:text-properties style:font-name="Calibri" fo:color="#0000FF" fo:background-color="#FFFFFE"/>
    </style:style>
    <style:style style:name="P1376" style:parent-style-name="Standard" style:family="paragraph">
      <style:paragraph-properties style:line-height-at-least="0.1319in"/>
      <style:text-properties style:font-name="Calibri" fo:color="#0000FF" fo:background-color="#FFFFFE"/>
    </style:style>
    <style:style style:name="P1377" style:parent-style-name="Standard" style:family="paragraph">
      <style:paragraph-properties style:line-height-at-least="0.1319in"/>
    </style:style>
    <style:style style:name="T1378" style:parent-style-name="DefaultParagraphFont" style:family="text">
      <style:text-properties style:font-name="Calibri" fo:font-weight="bold" style:font-weight-asian="bold" style:font-weight-complex="bold" fo:color="#FF0000" fo:background-color="#FFFFFE"/>
    </style:style>
    <style:style style:name="P1379" style:parent-style-name="Standard" style:family="paragraph">
      <style:paragraph-properties style:line-height-at-least="0.1319in"/>
      <style:text-properties style:font-name="Calibri" fo:color="#000000" fo:background-color="#FFFFFE"/>
    </style:style>
    <style:style style:name="P1380" style:parent-style-name="Standard" style:family="paragraph">
      <style:paragraph-properties style:line-height-at-least="0.1319in"/>
    </style:style>
    <style:style style:name="T1381" style:parent-style-name="DefaultParagraphFont" style:family="text">
      <style:text-properties style:font-name="Calibri" fo:color="#A31515" fo:background-color="#FFFFFE"/>
    </style:style>
    <style:style style:name="T1382" style:parent-style-name="DefaultParagraphFont" style:family="text">
      <style:text-properties style:font-name="Calibri" fo:color="#000000" fo:background-color="#FFFFFE"/>
    </style:style>
    <style:style style:name="P1383" style:parent-style-name="Standard" style:family="paragraph">
      <style:paragraph-properties style:line-height-at-least="0.1319in"/>
      <style:text-properties style:font-name="Calibri" fo:color="#000000" fo:background-color="#FFFFFE"/>
    </style:style>
    <style:style style:name="P1384" style:parent-style-name="Standard" style:family="paragraph">
      <style:paragraph-properties style:line-height-at-least="0.1319in"/>
    </style:style>
    <style:style style:name="T1385" style:parent-style-name="DefaultParagraphFont" style:family="text">
      <style:text-properties style:font-name="Calibri" fo:color="#A31515" fo:background-color="#FFFFFE"/>
    </style:style>
    <style:style style:name="T1386" style:parent-style-name="DefaultParagraphFont" style:family="text">
      <style:text-properties style:font-name="Calibri" fo:color="#000000" fo:background-color="#FFFFFE"/>
    </style:style>
    <style:style style:name="T1387" style:parent-style-name="DefaultParagraphFont" style:family="text">
      <style:text-properties style:font-name="Calibri" fo:color="#0451A5" fo:background-color="#FFFFFE"/>
    </style:style>
    <style:style style:name="T1388" style:parent-style-name="DefaultParagraphFont" style:family="text">
      <style:text-properties style:font-name="Calibri" fo:color="#000000" fo:background-color="#FFFFFE"/>
    </style:style>
    <style:style style:name="P1389" style:parent-style-name="Standard" style:family="paragraph">
      <style:paragraph-properties style:line-height-at-least="0.1319in"/>
    </style:style>
    <style:style style:name="T1390" style:parent-style-name="DefaultParagraphFont" style:family="text">
      <style:text-properties style:font-name="Calibri" fo:color="#A31515" fo:background-color="#FFFFFE"/>
    </style:style>
    <style:style style:name="T1391" style:parent-style-name="DefaultParagraphFont" style:family="text">
      <style:text-properties style:font-name="Calibri" fo:color="#000000" fo:background-color="#FFFFFE"/>
    </style:style>
    <style:style style:name="T1392" style:parent-style-name="DefaultParagraphFont" style:family="text">
      <style:text-properties style:font-name="Calibri" fo:color="#0451A5" fo:background-color="#FFFFFE"/>
    </style:style>
    <style:style style:name="T1393" style:parent-style-name="DefaultParagraphFont" style:family="text">
      <style:text-properties style:font-name="Calibri" fo:color="#000000" fo:background-color="#FFFFFE"/>
    </style:style>
    <style:style style:name="P1394" style:parent-style-name="Standard" style:family="paragraph">
      <style:paragraph-properties style:line-height-at-least="0.1319in"/>
    </style:style>
    <style:style style:name="T1395" style:parent-style-name="DefaultParagraphFont" style:family="text">
      <style:text-properties style:font-name="Calibri" fo:color="#A31515" fo:background-color="#FFFFFE"/>
    </style:style>
    <style:style style:name="T1396" style:parent-style-name="DefaultParagraphFont" style:family="text">
      <style:text-properties style:font-name="Calibri" fo:color="#000000" fo:background-color="#FFFFFE"/>
    </style:style>
    <style:style style:name="T1397" style:parent-style-name="DefaultParagraphFont" style:family="text">
      <style:text-properties style:font-name="Calibri" fo:color="#0451A5" fo:background-color="#FFFFFE"/>
    </style:style>
    <style:style style:name="P1398" style:parent-style-name="Standard" style:family="paragraph">
      <style:paragraph-properties style:line-height-at-least="0.1319in"/>
      <style:text-properties style:font-name="Calibri" fo:color="#000000" fo:background-color="#FFFFFE"/>
    </style:style>
    <style:style style:name="P1399" style:parent-style-name="Standard" style:family="paragraph">
      <style:paragraph-properties style:line-height-at-least="0.1319in"/>
      <style:text-properties style:font-name="Calibri" fo:color="#000000" fo:background-color="#FFFFFE"/>
    </style:style>
    <style:style style:name="P1400" style:parent-style-name="Standard" style:family="paragraph">
      <style:paragraph-properties style:line-height-at-least="0.1319in"/>
    </style:style>
    <style:style style:name="T1401" style:parent-style-name="DefaultParagraphFont" style:family="text">
      <style:text-properties style:font-name="Calibri" fo:color="#A31515" fo:background-color="#FFFFFE"/>
    </style:style>
    <style:style style:name="T1402" style:parent-style-name="DefaultParagraphFont" style:family="text">
      <style:text-properties style:font-name="Calibri" fo:color="#000000" fo:background-color="#FFFFFE"/>
    </style:style>
    <style:style style:name="P1403" style:parent-style-name="Standard" style:family="paragraph">
      <style:paragraph-properties style:line-height-at-least="0.1319in"/>
      <style:text-properties style:font-name="Calibri" fo:color="#000000" fo:background-color="#FFFFFE"/>
    </style:style>
    <style:style style:name="P1404" style:parent-style-name="Standard" style:family="paragraph">
      <style:paragraph-properties style:line-height-at-least="0.1319in"/>
    </style:style>
    <style:style style:name="T1405" style:parent-style-name="DefaultParagraphFont" style:family="text">
      <style:text-properties style:font-name="Calibri" fo:color="#A31515" fo:background-color="#FFFFFE"/>
    </style:style>
    <style:style style:name="T1406" style:parent-style-name="DefaultParagraphFont" style:family="text">
      <style:text-properties style:font-name="Calibri" fo:color="#000000" fo:background-color="#FFFFFE"/>
    </style:style>
    <style:style style:name="T1407" style:parent-style-name="DefaultParagraphFont" style:family="text">
      <style:text-properties style:font-name="Calibri" fo:color="#0451A5" fo:background-color="#FFFFFE"/>
    </style:style>
    <style:style style:name="T1408" style:parent-style-name="DefaultParagraphFont" style:family="text">
      <style:text-properties style:font-name="Calibri" fo:color="#000000" fo:background-color="#FFFFFE"/>
    </style:style>
    <style:style style:name="P1409" style:parent-style-name="Standard" style:family="paragraph">
      <style:paragraph-properties style:line-height-at-least="0.1319in"/>
    </style:style>
    <style:style style:name="T1410" style:parent-style-name="DefaultParagraphFont" style:family="text">
      <style:text-properties style:font-name="Calibri" fo:color="#A31515" fo:background-color="#FFFFFE"/>
    </style:style>
    <style:style style:name="T1411" style:parent-style-name="DefaultParagraphFont" style:family="text">
      <style:text-properties style:font-name="Calibri" fo:color="#000000" fo:background-color="#FFFFFE"/>
    </style:style>
    <style:style style:name="T1412" style:parent-style-name="DefaultParagraphFont" style:family="text">
      <style:text-properties style:font-name="Calibri" fo:color="#0451A5" fo:background-color="#FFFFFE"/>
    </style:style>
    <style:style style:name="P1413" style:parent-style-name="Standard" style:family="paragraph">
      <style:paragraph-properties style:line-height-at-least="0.1319in"/>
      <style:text-properties style:font-name="Calibri" fo:color="#000000" fo:background-color="#FFFFFE"/>
    </style:style>
    <style:style style:name="P1414" style:parent-style-name="Standard" style:family="paragraph">
      <style:paragraph-properties style:line-height-at-least="0.1319in"/>
      <style:text-properties style:font-name="Calibri" fo:color="#000000" fo:background-color="#FFFFFE"/>
    </style:style>
    <style:style style:name="P1415" style:parent-style-name="Standard" style:family="paragraph">
      <style:paragraph-properties style:line-height-at-least="0.1319in"/>
      <style:text-properties style:font-name="Calibri" fo:color="#000000" fo:background-color="#FFFFFE"/>
    </style:style>
    <style:style style:name="P1416" style:parent-style-name="Standard" style:family="paragraph">
      <style:paragraph-properties style:line-height-at-least="0.1319in"/>
      <style:text-properties style:font-name="Calibri" fo:font-weight="bold" style:font-weight-asian="bold" style:font-weight-complex="bold" fo:color="#FF0000" fo:background-color="#FFFFFE"/>
    </style:style>
    <style:style style:name="P1417" style:parent-style-name="Standard" style:family="paragraph">
      <style:paragraph-properties style:line-height-at-least="0.1319in"/>
      <style:text-properties style:font-name="Calibri" fo:color="#000000" fo:background-color="#FFFFFE"/>
    </style:style>
    <style:style style:name="P1418" style:parent-style-name="Standard" style:family="paragraph">
      <style:paragraph-properties style:line-height-at-least="0.1319in"/>
    </style:style>
    <style:style style:name="T1419" style:parent-style-name="DefaultParagraphFont" style:family="text">
      <style:text-properties style:font-name="Calibri" fo:color="#A31515" fo:background-color="#FFFFFE"/>
    </style:style>
    <style:style style:name="T1420" style:parent-style-name="DefaultParagraphFont" style:family="text">
      <style:text-properties style:font-name="Calibri" fo:color="#000000" fo:background-color="#FFFFFE"/>
    </style:style>
    <style:style style:name="P1421" style:parent-style-name="Standard" style:family="paragraph">
      <style:paragraph-properties style:line-height-at-least="0.1319in"/>
      <style:text-properties style:font-name="Calibri" fo:color="#000000" fo:background-color="#FFFFFE"/>
    </style:style>
    <style:style style:name="P1422" style:parent-style-name="Standard" style:family="paragraph">
      <style:paragraph-properties style:line-height-at-least="0.1319in"/>
    </style:style>
    <style:style style:name="T1423" style:parent-style-name="DefaultParagraphFont" style:family="text">
      <style:text-properties style:font-name="Calibri" fo:color="#A31515" fo:background-color="#FFFFFE"/>
    </style:style>
    <style:style style:name="T1424" style:parent-style-name="DefaultParagraphFont" style:family="text">
      <style:text-properties style:font-name="Calibri" fo:color="#000000" fo:background-color="#FFFFFE"/>
    </style:style>
    <style:style style:name="T1425" style:parent-style-name="DefaultParagraphFont" style:family="text">
      <style:text-properties style:font-name="Calibri" fo:color="#0451A5" fo:background-color="#FFFFFE"/>
    </style:style>
    <style:style style:name="T1426" style:parent-style-name="DefaultParagraphFont" style:family="text">
      <style:text-properties style:font-name="Calibri" fo:color="#000000" fo:background-color="#FFFFFE"/>
    </style:style>
    <style:style style:name="P1427" style:parent-style-name="Standard" style:family="paragraph">
      <style:paragraph-properties style:line-height-at-least="0.1319in"/>
    </style:style>
    <style:style style:name="T1428" style:parent-style-name="DefaultParagraphFont" style:family="text">
      <style:text-properties style:font-name="Calibri" fo:color="#A31515" fo:background-color="#FFFFFE"/>
    </style:style>
    <style:style style:name="T1429" style:parent-style-name="DefaultParagraphFont" style:family="text">
      <style:text-properties style:font-name="Calibri" fo:color="#000000" fo:background-color="#FFFFFE"/>
    </style:style>
    <style:style style:name="T1430" style:parent-style-name="DefaultParagraphFont" style:family="text">
      <style:text-properties style:font-name="Calibri" fo:color="#0451A5" fo:background-color="#FFFFFE"/>
    </style:style>
    <style:style style:name="P1431" style:parent-style-name="Standard" style:family="paragraph">
      <style:paragraph-properties style:line-height-at-least="0.1319in"/>
      <style:text-properties style:font-name="Calibri" fo:color="#000000" fo:background-color="#FFFFFE"/>
    </style:style>
    <style:style style:name="P1432" style:parent-style-name="Standard" style:family="paragraph">
      <style:paragraph-properties style:line-height-at-least="0.1319in"/>
      <style:text-properties style:font-name="Calibri" fo:color="#000000" fo:background-color="#FFFFFE"/>
    </style:style>
    <style:style style:name="P1433" style:parent-style-name="Standard" style:family="paragraph">
      <style:paragraph-properties style:line-height-at-least="0.1319in"/>
    </style:style>
    <style:style style:name="T1434" style:parent-style-name="DefaultParagraphFont" style:family="text">
      <style:text-properties style:font-name="Calibri" fo:color="#A31515" fo:background-color="#FFFFFE"/>
    </style:style>
    <style:style style:name="T1435" style:parent-style-name="DefaultParagraphFont" style:family="text">
      <style:text-properties style:font-name="Calibri" fo:color="#000000" fo:background-color="#FFFFFE"/>
    </style:style>
    <style:style style:name="P1436" style:parent-style-name="Standard" style:family="paragraph">
      <style:paragraph-properties style:line-height-at-least="0.1319in"/>
      <style:text-properties style:font-name="Calibri" fo:color="#000000" fo:background-color="#FFFFFE"/>
    </style:style>
    <style:style style:name="P1437" style:parent-style-name="Standard" style:family="paragraph">
      <style:paragraph-properties style:line-height-at-least="0.1319in"/>
    </style:style>
    <style:style style:name="T1438" style:parent-style-name="DefaultParagraphFont" style:family="text">
      <style:text-properties style:font-name="Calibri" fo:color="#A31515" fo:background-color="#FFFFFE"/>
    </style:style>
    <style:style style:name="T1439" style:parent-style-name="DefaultParagraphFont" style:family="text">
      <style:text-properties style:font-name="Calibri" fo:color="#000000" fo:background-color="#FFFFFE"/>
    </style:style>
    <style:style style:name="T1440" style:parent-style-name="DefaultParagraphFont" style:family="text">
      <style:text-properties style:font-name="Calibri" fo:color="#0451A5" fo:background-color="#FFFFFE"/>
    </style:style>
    <style:style style:name="T1441" style:parent-style-name="DefaultParagraphFont" style:family="text">
      <style:text-properties style:font-name="Calibri" fo:color="#000000" fo:background-color="#FFFFFE"/>
    </style:style>
    <style:style style:name="P1442" style:parent-style-name="Standard" style:family="paragraph">
      <style:paragraph-properties style:line-height-at-least="0.1319in"/>
    </style:style>
    <style:style style:name="T1443" style:parent-style-name="DefaultParagraphFont" style:family="text">
      <style:text-properties style:font-name="Calibri" fo:color="#A31515" fo:background-color="#FFFFFE"/>
    </style:style>
    <style:style style:name="T1444" style:parent-style-name="DefaultParagraphFont" style:family="text">
      <style:text-properties style:font-name="Calibri" fo:color="#000000" fo:background-color="#FFFFFE"/>
    </style:style>
    <style:style style:name="T1445" style:parent-style-name="DefaultParagraphFont" style:family="text">
      <style:text-properties style:font-name="Calibri" fo:color="#0451A5" fo:background-color="#FFFFFE"/>
    </style:style>
    <style:style style:name="P1446" style:parent-style-name="Standard" style:family="paragraph">
      <style:paragraph-properties style:line-height-at-least="0.1319in"/>
      <style:text-properties style:font-name="Calibri" fo:color="#000000" fo:background-color="#FFFFFE"/>
    </style:style>
    <style:style style:name="P1447" style:parent-style-name="Standard" style:family="paragraph">
      <style:paragraph-properties style:line-height-at-least="0.1319in"/>
      <style:text-properties style:font-name="Calibri" fo:color="#000000" fo:background-color="#FFFFFE"/>
    </style:style>
    <style:style style:name="P1448" style:parent-style-name="Standard" style:family="paragraph">
      <style:paragraph-properties style:line-height-at-least="0.1319in"/>
      <style:text-properties style:font-name="Calibri" fo:color="#000000" fo:background-color="#FFFFFE"/>
    </style:style>
    <style:style style:name="P1449" style:parent-style-name="Standard" style:family="paragraph">
      <style:paragraph-properties style:line-height-at-least="0.1319in"/>
      <style:text-properties style:font-name="Calibri" fo:color="#0000FF" fo:background-color="#FFFFFE"/>
    </style:style>
    <style:style style:name="P1450" style:parent-style-name="Standard" style:family="paragraph">
      <style:paragraph-properties style:line-height-at-least="0.1319in"/>
      <style:text-properties style:font-name="Calibri" fo:color="#FF0000" fo:background-color="#FFFFFE"/>
    </style:style>
    <style:style style:name="P1451" style:parent-style-name="Standard" style:family="paragraph">
      <style:paragraph-properties style:line-height-at-least="0.1319in"/>
      <style:text-properties style:font-name="Calibri" fo:color="#FF0000" fo:background-color="#FFFFFE"/>
    </style:style>
    <style:style style:name="P1452" style:parent-style-name="Standard" style:family="paragraph">
      <style:paragraph-properties style:line-height-at-least="0.1319in"/>
    </style:style>
    <style:style style:name="T1453" style:parent-style-name="DefaultParagraphFont" style:family="text">
      <style:text-properties style:font-name="Calibri" fo:color="#0000FF" fo:background-color="#FFFFFE"/>
    </style:style>
    <style:style style:name="T1454" style:parent-style-name="DefaultParagraphFont" style:family="text">
      <style:text-properties style:font-name="Calibri" fo:color="#000000" fo:background-color="#FFFFFE"/>
    </style:style>
    <style:style style:name="T1455" style:parent-style-name="DefaultParagraphFont" style:family="text">
      <style:text-properties style:font-name="Calibri" fo:color="#09885A" fo:background-color="#FFFFFE"/>
    </style:style>
    <style:style style:name="P1456" style:parent-style-name="Standard" style:family="paragraph">
      <style:paragraph-properties style:line-height-at-least="0.1319in"/>
    </style:style>
    <style:style style:name="T1457" style:parent-style-name="DefaultParagraphFont" style:family="text">
      <style:text-properties style:font-name="Calibri" fo:color="#0000FF" fo:background-color="#FFFFFE"/>
    </style:style>
    <style:style style:name="T1458" style:parent-style-name="DefaultParagraphFont" style:family="text">
      <style:text-properties style:font-name="Calibri" fo:color="#000000" fo:background-color="#FFFFFE"/>
    </style:style>
    <style:style style:name="T1459" style:parent-style-name="DefaultParagraphFont" style:family="text">
      <style:text-properties style:font-name="Calibri" fo:color="#0000FF" fo:background-color="#FFFFFE"/>
    </style:style>
    <style:style style:name="T1460" style:parent-style-name="DefaultParagraphFont" style:family="text">
      <style:text-properties style:font-name="Calibri" fo:color="#000000" fo:background-color="#FFFFFE"/>
    </style:style>
    <style:style style:name="T1461" style:parent-style-name="DefaultParagraphFont" style:family="text">
      <style:text-properties style:font-name="Calibri" fo:color="#0000FF" fo:background-color="#FFFFFE"/>
    </style:style>
    <style:style style:name="T1462" style:parent-style-name="DefaultParagraphFont" style:family="text">
      <style:text-properties style:font-name="Calibri" fo:color="#000000" fo:background-color="#FFFFFE"/>
    </style:style>
    <style:style style:name="T1463" style:parent-style-name="DefaultParagraphFont" style:family="text">
      <style:text-properties style:font-name="Calibri" fo:color="#800000" fo:background-color="#FFFFFE"/>
    </style:style>
    <style:style style:name="T1464" style:parent-style-name="DefaultParagraphFont" style:family="text">
      <style:text-properties style:font-name="Calibri" fo:color="#0000FF" fo:background-color="#FFFFFE"/>
    </style:style>
    <style:style style:name="T1465" style:parent-style-name="DefaultParagraphFont" style:family="text">
      <style:text-properties style:font-name="Calibri" fo:color="#800000" fo:background-color="#FFFFFE"/>
    </style:style>
    <style:style style:name="T1466" style:parent-style-name="DefaultParagraphFont" style:family="text">
      <style:text-properties style:font-name="Calibri" fo:color="#0000FF" fo:background-color="#FFFFFE"/>
    </style:style>
    <style:style style:name="T1467" style:parent-style-name="DefaultParagraphFont" style:family="text">
      <style:text-properties style:font-name="Calibri" fo:color="#000000" fo:background-color="#FFFFFE"/>
    </style:style>
    <style:style style:name="P1468" style:parent-style-name="Standard" style:family="paragraph">
      <style:paragraph-properties style:line-height-at-least="0.1319in"/>
    </style:style>
    <style:style style:name="T1469" style:parent-style-name="DefaultParagraphFont" style:family="text">
      <style:text-properties style:font-name="Calibri" fo:color="#0000FF" fo:background-color="#FFFFFE"/>
    </style:style>
    <style:style style:name="T1470" style:parent-style-name="DefaultParagraphFont" style:family="text">
      <style:text-properties style:font-name="Calibri" fo:color="#000000" fo:background-color="#FFFFFE"/>
    </style:style>
    <style:style style:name="P1471" style:parent-style-name="Standard" style:family="paragraph">
      <style:paragraph-properties style:line-height-at-least="0.1319in"/>
      <style:text-properties style:font-name="Calibri" fo:color="#0000FF" fo:background-color="#FFFFFE"/>
    </style:style>
    <style:style style:name="P1472" style:parent-style-name="Standard" style:family="paragraph">
      <style:paragraph-properties style:line-height-at-least="0.1319in"/>
      <style:text-properties style:font-name="Calibri" fo:color="#008000" fo:background-color="#FFFFFE"/>
    </style:style>
    <style:style style:name="P1473" style:parent-style-name="Standard" style:family="paragraph">
      <style:paragraph-properties style:line-height-at-least="0.1319in"/>
      <style:text-properties style:font-name="Calibri" fo:color="#008000" fo:background-color="#FFFFFE"/>
    </style:style>
    <style:style style:name="P1474" style:parent-style-name="Standard" style:family="paragraph">
      <style:paragraph-properties style:line-height-at-least="0.1319in"/>
      <style:text-properties style:font-name="Calibri" fo:color="#008000" fo:background-color="#FFFFFE"/>
    </style:style>
    <style:style style:name="P1475" style:parent-style-name="Standard" style:family="paragraph">
      <style:paragraph-properties style:line-height-at-least="0.1319in"/>
      <style:text-properties style:font-name="Calibri" fo:color="#008000" fo:background-color="#FFFFFE"/>
    </style:style>
    <style:style style:name="P1476" style:parent-style-name="Standard" style:family="paragraph">
      <style:paragraph-properties style:line-height-at-least="0.1319in"/>
      <style:text-properties style:font-name="Calibri" fo:color="#008000" fo:background-color="#FFFFFE"/>
    </style:style>
    <style:style style:name="P1477" style:parent-style-name="Standard" style:family="paragraph">
      <style:paragraph-properties style:line-height-at-least="0.1319in"/>
      <style:text-properties style:font-name="Calibri" fo:color="#008000" fo:background-color="#FFFFFE"/>
    </style:style>
    <style:style style:name="P1478" style:parent-style-name="Standard" style:family="paragraph">
      <style:paragraph-properties style:line-height-at-least="0.1319in"/>
      <style:text-properties style:font-name="Calibri"/>
    </style:style>
    <style:style style:name="P1479" style:parent-style-name="Standard" style:family="paragraph">
      <style:paragraph-properties style:line-height-at-least="0.1319in"/>
    </style:style>
    <style:style style:name="T1480" style:parent-style-name="DefaultParagraphFont" style:family="text">
      <style:text-properties style:font-name="Calibri" fo:color="#000000" fo:background-color="#FFFFFE"/>
    </style:style>
    <style:style style:name="T1481" style:parent-style-name="DefaultParagraphFont" style:family="text">
      <style:text-properties style:font-name="Calibri" fo:color="#0000FF" fo:background-color="#FFFFFE"/>
    </style:style>
    <style:style style:name="T1482" style:parent-style-name="DefaultParagraphFont" style:family="text">
      <style:text-properties style:font-name="Calibri" fo:color="#000000" fo:background-color="#FFFFFE"/>
    </style:style>
    <style:style style:name="P1483" style:parent-style-name="Standard" style:family="paragraph">
      <style:paragraph-properties style:line-height-at-least="0.1319in"/>
    </style:style>
    <style:style style:name="T1484" style:parent-style-name="DefaultParagraphFont" style:family="text">
      <style:text-properties style:font-name="Calibri" fo:color="#000000" fo:background-color="#FFFFFE"/>
    </style:style>
    <style:style style:name="T1485" style:parent-style-name="DefaultParagraphFont" style:family="text">
      <style:text-properties style:font-name="Calibri" fo:color="#0000FF" fo:background-color="#FFFFFE"/>
    </style:style>
    <style:style style:name="T1486" style:parent-style-name="DefaultParagraphFont" style:family="text">
      <style:text-properties style:font-name="Calibri" fo:color="#000000" fo:background-color="#FFFFFE"/>
    </style:style>
    <style:style style:name="T1487" style:parent-style-name="DefaultParagraphFont" style:family="text">
      <style:text-properties style:font-name="Calibri" fo:color="#09885A" fo:background-color="#FFFFFE"/>
    </style:style>
    <style:style style:name="T1488" style:parent-style-name="DefaultParagraphFont" style:family="text">
      <style:text-properties style:font-name="Calibri" fo:color="#000000" fo:background-color="#FFFFFE"/>
    </style:style>
    <style:style style:name="T1489" style:parent-style-name="DefaultParagraphFont" style:family="text">
      <style:text-properties style:font-name="Calibri" fo:color="#09885A" fo:background-color="#FFFFFE"/>
    </style:style>
    <style:style style:name="T1490" style:parent-style-name="DefaultParagraphFont" style:family="text">
      <style:text-properties style:font-name="Calibri" fo:color="#000000" fo:background-color="#FFFFFE"/>
    </style:style>
    <style:style style:name="P1491" style:parent-style-name="Standard" style:family="paragraph">
      <style:paragraph-properties style:line-height-at-least="0.1319in"/>
    </style:style>
    <style:style style:name="T1492" style:parent-style-name="DefaultParagraphFont" style:family="text">
      <style:text-properties style:font-name="Calibri" fo:color="#000000" fo:background-color="#FFFFFE"/>
    </style:style>
    <style:style style:name="T1493" style:parent-style-name="DefaultParagraphFont" style:family="text">
      <style:text-properties style:font-name="Calibri" fo:color="#0000FF" fo:background-color="#FFFFFE"/>
    </style:style>
    <style:style style:name="T1494" style:parent-style-name="DefaultParagraphFont" style:family="text">
      <style:text-properties style:font-name="Calibri" fo:color="#000000" fo:background-color="#FFFFFE"/>
    </style:style>
    <style:style style:name="T1495" style:parent-style-name="DefaultParagraphFont" style:family="text">
      <style:text-properties style:font-name="Calibri" fo:color="#0000FF" fo:background-color="#FFFFFE"/>
    </style:style>
    <style:style style:name="T1496" style:parent-style-name="DefaultParagraphFont" style:family="text">
      <style:text-properties style:font-name="Calibri" fo:color="#000000" fo:background-color="#FFFFFE"/>
    </style:style>
    <style:style style:name="T1497" style:parent-style-name="DefaultParagraphFont" style:family="text">
      <style:text-properties style:font-name="Calibri" fo:color="#0000FF" fo:background-color="#FFFFFE"/>
    </style:style>
    <style:style style:name="T1498" style:parent-style-name="DefaultParagraphFont" style:family="text">
      <style:text-properties style:font-name="Calibri" fo:color="#000000" fo:background-color="#FFFFFE"/>
    </style:style>
    <style:style style:name="P1499" style:parent-style-name="Standard" style:family="paragraph">
      <style:paragraph-properties style:line-height-at-least="0.1319in"/>
    </style:style>
    <style:style style:name="T1500" style:parent-style-name="DefaultParagraphFont" style:family="text">
      <style:text-properties style:font-name="Calibri" fo:color="#000000" fo:background-color="#FFFFFE"/>
    </style:style>
    <style:style style:name="T1501" style:parent-style-name="DefaultParagraphFont" style:family="text">
      <style:text-properties style:font-name="Calibri" fo:color="#0000FF" fo:background-color="#FFFFFE"/>
    </style:style>
    <style:style style:name="T1502" style:parent-style-name="DefaultParagraphFont" style:family="text">
      <style:text-properties style:font-name="Calibri" fo:color="#000000" fo:background-color="#FFFFFE"/>
    </style:style>
    <style:style style:name="T1503" style:parent-style-name="DefaultParagraphFont" style:family="text">
      <style:text-properties style:font-name="Calibri" fo:color="#0000FF" fo:background-color="#FFFFFE"/>
    </style:style>
    <style:style style:name="T1504" style:parent-style-name="DefaultParagraphFont" style:family="text">
      <style:text-properties style:font-name="Calibri" fo:color="#000000" fo:background-color="#FFFFFE"/>
    </style:style>
    <style:style style:name="P1505" style:parent-style-name="Standard" style:family="paragraph">
      <style:paragraph-properties style:line-height-at-least="0.1319in"/>
      <style:text-properties style:font-name="Calibri" fo:color="#000000" fo:background-color="#FFFFFE"/>
    </style:style>
    <style:style style:name="P1506" style:parent-style-name="Standard" style:family="paragraph">
      <style:paragraph-properties fo:margin-bottom="0.1965in" style:line-height-at-least="0.1319in"/>
      <style:text-properties style:font-name="Calibri" fo:color="#000000" fo:background-color="#FFFFFE"/>
    </style:style>
    <style:style style:name="P1507" style:parent-style-name="Standard" style:family="paragraph">
      <style:paragraph-properties fo:margin-bottom="0.1965in" style:line-height-at-least="0.1319in"/>
    </style:style>
    <style:style style:name="T1508" style:parent-style-name="DefaultParagraphFont" style:family="text">
      <style:text-properties style:font-name="Calibri" fo:color="#0000FF" fo:background-color="#FFFFFE"/>
    </style:style>
    <style:style style:name="T1509" style:parent-style-name="DefaultParagraphFont" style:family="text">
      <style:text-properties style:font-name="Calibri" fo:color="#000000" fo:background-color="#FFFFFE"/>
    </style:style>
    <style:style style:name="T1510" style:parent-style-name="DefaultParagraphFont" style:family="text">
      <style:text-properties style:font-name="Calibri" fo:color="#09885A" fo:background-color="#FFFFFE"/>
    </style:style>
    <style:style style:name="P1511" style:parent-style-name="Standard" style:family="paragraph">
      <style:paragraph-properties style:line-height-at-least="0.1319in"/>
    </style:style>
    <style:style style:name="T1512" style:parent-style-name="DefaultParagraphFont" style:family="text">
      <style:text-properties style:font-name="Calibri" fo:color="#0000FF" fo:background-color="#FFFFFE"/>
    </style:style>
    <style:style style:name="T1513" style:parent-style-name="DefaultParagraphFont" style:family="text">
      <style:text-properties style:font-name="Calibri" fo:color="#000000" fo:background-color="#FFFFFE"/>
    </style:style>
    <style:style style:name="T1514" style:parent-style-name="DefaultParagraphFont" style:family="text">
      <style:text-properties style:font-name="Calibri" fo:color="#0000FF" fo:background-color="#FFFFFE"/>
    </style:style>
    <style:style style:name="T1515" style:parent-style-name="DefaultParagraphFont" style:family="text">
      <style:text-properties style:font-name="Calibri" fo:color="#000000" fo:background-color="#FFFFFE"/>
    </style:style>
    <style:style style:name="T1516" style:parent-style-name="DefaultParagraphFont" style:family="text">
      <style:text-properties style:font-name="Calibri" fo:color="#0000FF" fo:background-color="#FFFFFE"/>
    </style:style>
    <style:style style:name="T1517" style:parent-style-name="DefaultParagraphFont" style:family="text">
      <style:text-properties style:font-name="Calibri" fo:color="#000000" fo:background-color="#FFFFFE"/>
    </style:style>
    <style:style style:name="T1518" style:parent-style-name="DefaultParagraphFont" style:family="text">
      <style:text-properties style:font-name="Calibri" fo:color="#800000" fo:background-color="#FFFFFE"/>
    </style:style>
    <style:style style:name="T1519" style:parent-style-name="DefaultParagraphFont" style:family="text">
      <style:text-properties style:font-name="Calibri" fo:color="#0000FF" fo:background-color="#FFFFFE"/>
    </style:style>
    <style:style style:name="T1520" style:parent-style-name="DefaultParagraphFont" style:family="text">
      <style:text-properties style:font-name="Calibri" fo:color="#800000" fo:background-color="#FFFFFE"/>
    </style:style>
    <style:style style:name="T1521" style:parent-style-name="DefaultParagraphFont" style:family="text">
      <style:text-properties style:font-name="Calibri" fo:color="#0000FF" fo:background-color="#FFFFFE"/>
    </style:style>
    <style:style style:name="T1522" style:parent-style-name="DefaultParagraphFont" style:family="text">
      <style:text-properties style:font-name="Calibri" fo:color="#000000" fo:background-color="#FFFFFE"/>
    </style:style>
    <style:style style:name="P1523" style:parent-style-name="Standard" style:family="paragraph">
      <style:paragraph-properties style:line-height-at-least="0.1319in"/>
    </style:style>
    <style:style style:name="T1524" style:parent-style-name="DefaultParagraphFont" style:family="text">
      <style:text-properties style:font-name="Calibri" fo:color="#0000FF" fo:background-color="#FFFFFE"/>
    </style:style>
    <style:style style:name="T1525" style:parent-style-name="DefaultParagraphFont" style:family="text">
      <style:text-properties style:font-name="Calibri" fo:color="#000000" fo:background-color="#FFFFFE"/>
    </style:style>
    <style:style style:name="P1526" style:parent-style-name="Standard" style:family="paragraph">
      <style:paragraph-properties style:line-height-at-least="0.1319in"/>
      <style:text-properties style:font-name="Calibri" fo:color="#0000FF" fo:background-color="#FFFFFE"/>
    </style:style>
    <style:style style:name="P1527" style:parent-style-name="Standard" style:family="paragraph">
      <style:paragraph-properties style:line-height-at-least="0.1319in"/>
      <style:text-properties style:font-name="Calibri" fo:color="#008000" fo:background-color="#FFFFFE"/>
    </style:style>
    <style:style style:name="P1528" style:parent-style-name="Standard" style:family="paragraph">
      <style:paragraph-properties fo:margin-bottom="0.1965in" style:line-height-at-least="0.1319in"/>
      <style:text-properties style:font-name="Calibri" fo:color="#000000" fo:background-color="#FFFFFE"/>
    </style:style>
    <style:style style:name="P1529" style:parent-style-name="Standard" style:family="paragraph">
      <style:paragraph-properties style:line-height-at-least="0.1319in"/>
      <style:text-properties style:font-name="Calibri" fo:color="#008000" fo:background-color="#FFFFFE"/>
    </style:style>
    <style:style style:name="P1530" style:parent-style-name="Standard" style:family="paragraph">
      <style:paragraph-properties style:line-height-at-least="0.1319in"/>
      <style:text-properties style:font-name="Calibri" fo:color="#008000" fo:background-color="#FFFFFE"/>
    </style:style>
    <style:style style:name="P1531" style:parent-style-name="Standard" style:family="paragraph">
      <style:paragraph-properties fo:margin-bottom="0.1965in" style:line-height-at-least="0.1319in"/>
      <style:text-properties style:font-name="Calibri"/>
    </style:style>
    <style:style style:name="P1532" style:parent-style-name="Standard" style:family="paragraph">
      <style:paragraph-properties style:line-height-at-least="0.1319in"/>
      <style:text-properties style:font-name="Calibri" fo:color="#008000" fo:background-color="#FFFFFE"/>
    </style:style>
    <style:style style:name="P1533" style:parent-style-name="Standard" style:family="paragraph">
      <style:paragraph-properties style:line-height-at-least="0.1319in"/>
      <style:text-properties style:font-name="Calibri" fo:color="#008000" fo:background-color="#FFFFFE"/>
    </style:style>
    <style:style style:name="P1534" style:parent-style-name="Standard" style:family="paragraph">
      <style:paragraph-properties style:line-height-at-least="0.1319in"/>
      <style:text-properties style:font-name="Calibri" fo:color="#008000" fo:background-color="#FFFFFE"/>
    </style:style>
    <style:style style:name="P1535" style:parent-style-name="Standard" style:family="paragraph">
      <style:paragraph-properties style:line-height-at-least="0.1319in"/>
      <style:text-properties style:font-name="Calibri" fo:color="#008000" fo:background-color="#FFFFFE"/>
    </style:style>
    <style:style style:name="P1536" style:parent-style-name="Standard" style:family="paragraph">
      <style:paragraph-properties style:line-height-at-least="0.1319in"/>
      <style:text-properties style:font-name="Calibri"/>
    </style:style>
    <style:style style:name="P1537" style:parent-style-name="Standard" style:family="paragraph">
      <style:paragraph-properties style:line-height-at-least="0.1319in"/>
      <style:text-properties style:font-name="Calibri" fo:color="#008000" fo:background-color="#FFFFFE"/>
    </style:style>
    <style:style style:name="P1538" style:parent-style-name="Standard" style:family="paragraph">
      <style:paragraph-properties style:line-height-at-least="0.1319in"/>
      <style:text-properties style:font-name="Calibri"/>
    </style:style>
    <style:style style:name="P1539" style:parent-style-name="Standard" style:family="paragraph">
      <style:paragraph-properties style:line-height-at-least="0.1319in"/>
      <style:text-properties style:font-name="Calibri" fo:color="#008000" fo:background-color="#FFFFFE"/>
    </style:style>
    <style:style style:name="P1540" style:parent-style-name="Standard" style:family="paragraph">
      <style:paragraph-properties fo:margin-bottom="0.1965in" style:line-height-at-least="0.1319in"/>
      <style:text-properties style:font-name="Calibri" fo:color="#000000" fo:background-color="#FFFFFE"/>
    </style:style>
    <style:style style:name="P1541" style:parent-style-name="Standard" style:family="paragraph">
      <style:paragraph-properties style:line-height-at-least="0.1319in"/>
    </style:style>
    <style:style style:name="T1542" style:parent-style-name="DefaultParagraphFont" style:family="text">
      <style:text-properties style:font-name="Calibri" fo:color="#000000" fo:background-color="#FFFFFE"/>
    </style:style>
    <style:style style:name="T1543" style:parent-style-name="DefaultParagraphFont" style:family="text">
      <style:text-properties style:font-name="Calibri" fo:color="#0000FF" fo:background-color="#FFFFFE"/>
    </style:style>
    <style:style style:name="T1544" style:parent-style-name="DefaultParagraphFont" style:family="text">
      <style:text-properties style:font-name="Calibri" fo:color="#000000" fo:background-color="#FFFFFE"/>
    </style:style>
    <style:style style:name="T1545" style:parent-style-name="DefaultParagraphFont" style:family="text">
      <style:text-properties style:font-name="Calibri" fo:color="#0000FF" fo:background-color="#FFFFFE"/>
    </style:style>
    <style:style style:name="T1546" style:parent-style-name="DefaultParagraphFont" style:family="text">
      <style:text-properties style:font-name="Calibri" fo:color="#000000" fo:background-color="#FFFFFE"/>
    </style:style>
    <style:style style:name="T1547" style:parent-style-name="DefaultParagraphFont" style:family="text">
      <style:text-properties style:font-name="Calibri" fo:color="#0000FF" fo:background-color="#FFFFFE"/>
    </style:style>
    <style:style style:name="T1548" style:parent-style-name="DefaultParagraphFont" style:family="text">
      <style:text-properties style:font-name="Calibri" fo:color="#000000" fo:background-color="#FFFFFE"/>
    </style:style>
    <style:style style:name="P1549" style:parent-style-name="Standard" style:family="paragraph">
      <style:paragraph-properties style:line-height-at-least="0.1319in"/>
    </style:style>
    <style:style style:name="T1550" style:parent-style-name="DefaultParagraphFont" style:family="text">
      <style:text-properties style:font-name="Calibri" fo:color="#000000" fo:background-color="#FFFFFE"/>
    </style:style>
    <style:style style:name="T1551" style:parent-style-name="DefaultParagraphFont" style:family="text">
      <style:text-properties style:font-name="Calibri" fo:color="#0000FF" fo:background-color="#FFFFFE"/>
    </style:style>
    <style:style style:name="T1552" style:parent-style-name="DefaultParagraphFont" style:family="text">
      <style:text-properties style:font-name="Calibri" fo:color="#000000" fo:background-color="#FFFFFE"/>
    </style:style>
    <style:style style:name="T1553" style:parent-style-name="DefaultParagraphFont" style:family="text">
      <style:text-properties style:font-name="Calibri" fo:color="#09885A" fo:background-color="#FFFFFE"/>
    </style:style>
    <style:style style:name="T1554" style:parent-style-name="DefaultParagraphFont" style:family="text">
      <style:text-properties style:font-name="Calibri" fo:color="#000000" fo:background-color="#FFFFFE"/>
    </style:style>
    <style:style style:name="T1555" style:parent-style-name="DefaultParagraphFont" style:family="text">
      <style:text-properties style:font-name="Calibri" fo:color="#0000FF" fo:background-color="#FFFFFE"/>
    </style:style>
    <style:style style:name="T1556" style:parent-style-name="DefaultParagraphFont" style:family="text">
      <style:text-properties style:font-name="Calibri" fo:color="#000000" fo:background-color="#FFFFFE"/>
    </style:style>
    <style:style style:name="T1557" style:parent-style-name="DefaultParagraphFont" style:family="text">
      <style:text-properties style:font-name="Calibri" fo:color="#A31515" fo:background-color="#FFFFFE"/>
    </style:style>
    <style:style style:name="T1558" style:parent-style-name="DefaultParagraphFont" style:family="text">
      <style:text-properties style:font-name="Calibri" fo:color="#000000" fo:background-color="#FFFFFE"/>
    </style:style>
    <style:style style:name="T1559" style:parent-style-name="DefaultParagraphFont" style:family="text">
      <style:text-properties style:font-name="Calibri" fo:color="#A31515" fo:background-color="#FFFFFE"/>
    </style:style>
    <style:style style:name="T1560" style:parent-style-name="DefaultParagraphFont" style:family="text">
      <style:text-properties style:font-name="Calibri" fo:color="#000000" fo:background-color="#FFFFFE"/>
    </style:style>
    <style:style style:name="T1561" style:parent-style-name="DefaultParagraphFont" style:family="text">
      <style:text-properties style:font-name="Calibri" fo:color="#0000FF" fo:background-color="#FFFFFE"/>
    </style:style>
    <style:style style:name="T1562" style:parent-style-name="DefaultParagraphFont" style:family="text">
      <style:text-properties style:font-name="Calibri" fo:color="#000000" fo:background-color="#FFFFFE"/>
    </style:style>
    <style:style style:name="P1563" style:parent-style-name="Standard" style:family="paragraph">
      <style:paragraph-properties style:line-height-at-least="0.1319in"/>
      <style:text-properties style:font-name="Calibri" fo:color="#000000" fo:background-color="#FFFFFE"/>
    </style:style>
    <style:style style:name="P1564" style:parent-style-name="Standard" style:family="paragraph">
      <style:paragraph-properties style:line-height-at-least="0.1319in"/>
      <style:text-properties style:font-name="Calibri" fo:color="#000000" fo:background-color="#FFFFFE"/>
    </style:style>
    <style:style style:name="P1565" style:parent-style-name="Standard" style:family="paragraph">
      <style:paragraph-properties fo:margin-bottom="0.1965in" style:line-height-at-least="0.1319in"/>
    </style:style>
    <style:style style:name="T1566" style:parent-style-name="DefaultParagraphFont" style:family="text">
      <style:text-properties style:font-name="Calibri" fo:color="#000000" fo:background-color="#FFFFFE"/>
    </style:style>
    <style:style style:name="T1567" style:parent-style-name="DefaultParagraphFont" style:family="text">
      <style:text-properties style:font-name="Calibri" fo:font-weight="bold" style:font-weight-asian="bold" style:font-weight-complex="bold" fo:color="#FF0000" fo:background-color="#FFFFFE"/>
    </style:style>
    <style:style style:name="P1568" style:parent-style-name="Standard" style:family="paragraph">
      <style:paragraph-properties fo:margin-bottom="0.1965in" style:line-height-at-least="0.1319in"/>
      <style:text-properties style:font-name="Calibri" fo:color="#000000" fo:background-color="#FFFFFE"/>
    </style:style>
    <style:style style:name="P1569" style:parent-style-name="Textbody" style:family="paragraph">
      <style:paragraph-properties fo:margin-bottom="0.1965in" style:line-height-at-least="0.1319in"/>
      <style:text-properties style:font-name="Calibri" fo:color="#000000" fo:background-color="#FFFFFE"/>
    </style:style>
    <style:style style:name="P1570" style:parent-style-name="Textbody" style:family="paragraph">
      <style:text-properties style:font-name="Calibri"/>
    </style:style>
    <style:style style:name="P1571" style:parent-style-name="Textbody" style:family="paragraph">
      <style:text-properties style:font-name="Calibri"/>
    </style:style>
    <style:style style:name="P1572" style:parent-style-name="Textbody" style:family="paragraph">
      <style:text-properties style:font-name="Calibri"/>
    </style:style>
    <style:style style:name="P1573" style:parent-style-name="Textbody" style:family="paragraph">
      <style:text-properties style:font-name="Calibri"/>
    </style:style>
    <style:style style:name="P1574" style:parent-style-name="Textbody" style:family="paragraph">
      <style:text-properties style:font-name="Calibri"/>
    </style:style>
    <style:style style:name="P1575" style:parent-style-name="Textbody" style:family="paragraph">
      <style:text-properties style:font-name="Calibri"/>
    </style:style>
    <style:style style:name="P1576"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1577" style:parent-style-name="Textbody" style:family="paragraph">
      <style:paragraph-properties fo:margin-bottom="0.1965in" style:line-height-at-least="0.1319in"/>
      <style:text-properties style:font-name="Calibri" fo:color="#000000" fo:background-color="#FFFFFE"/>
    </style:style>
    <style:style style:name="P1578" style:parent-style-name="Textbody" style:family="paragraph">
      <style:text-properties style:font-name="Calibri"/>
    </style:style>
    <style:style style:name="P1579" style:parent-style-name="Textbody" style:family="paragraph">
      <style:text-properties style:font-name="Calibri"/>
    </style:style>
    <style:style style:name="P1580" style:parent-style-name="Textbody" style:family="paragraph">
      <style:text-properties style:font-name="Calibri"/>
    </style:style>
    <style:style style:name="P1581" style:parent-style-name="Textbody" style:family="paragraph">
      <style:text-properties style:font-name="Calibri"/>
    </style:style>
    <style:style style:name="P1582" style:parent-style-name="Textbody" style:family="paragraph">
      <style:text-properties style:font-name="Calibri"/>
    </style:style>
    <style:style style:name="P1583" style:parent-style-name="Textbody" style:family="paragraph">
      <style:text-properties style:font-name="Calibri"/>
    </style:style>
    <style:style style:name="P1584" style:parent-style-name="Textbody" style:family="paragraph">
      <style:text-properties style:font-name="Calibri"/>
    </style:style>
    <style:style style:name="P1585" style:parent-style-name="Textbody" style:family="paragraph">
      <style:text-properties style:font-name="Calibri"/>
    </style:style>
    <style:style style:name="P1586" style:parent-style-name="Textbody" style:family="paragraph">
      <style:text-properties style:font-name="Calibri"/>
    </style:style>
    <style:style style:name="P1587" style:parent-style-name="Textbody" style:family="paragraph">
      <style:text-properties style:font-name="Calibri"/>
    </style:style>
    <style:style style:name="P1588" style:parent-style-name="Textbody" style:family="paragraph">
      <style:text-properties style:font-name="Calibri"/>
    </style:style>
    <style:style style:name="P1589" style:parent-style-name="Textbody" style:family="paragraph">
      <style:text-properties style:font-name="Calibri"/>
    </style:style>
    <style:style style:name="P1590" style:parent-style-name="Textbody" style:family="paragraph">
      <style:text-properties style:font-name="Calibri"/>
    </style:style>
    <style:style style:name="P1591" style:parent-style-name="Standard" style:family="paragraph">
      <style:paragraph-properties fo:margin-bottom="0.1965in" style:line-height-at-least="0.1319in"/>
    </style:style>
    <style:style style:name="T1592" style:parent-style-name="DefaultParagraphFont" style:family="text">
      <style:text-properties style:font-name="Calibri" fo:color="#000000" fo:background-color="#FFFFFE"/>
    </style:style>
    <style:style style:name="T1593" style:parent-style-name="DefaultParagraphFont" style:family="text">
      <style:text-properties style:font-name="Calibri" fo:font-weight="bold" style:font-weight-asian="bold" style:font-weight-complex="bold" fo:color="#FF0000" fo:background-color="#FFFFFE"/>
    </style:style>
    <style:style style:name="T1594" style:parent-style-name="DefaultParagraphFont" style:family="text">
      <style:text-properties style:font-name="Calibri" fo:color="#000000" fo:background-color="#FFFFFE"/>
    </style:style>
    <style:style style:name="T1595" style:parent-style-name="DefaultParagraphFont" style:family="text">
      <style:text-properties style:font-name="Calibri" fo:color="#000000" fo:background-color="#FFFFFE"/>
    </style:style>
    <style:style style:name="T1596" style:parent-style-name="DefaultParagraphFont" style:family="text">
      <style:text-properties style:font-name="Calibri" fo:color="#0000FF" fo:background-color="#FFFFFE"/>
    </style:style>
    <style:style style:name="T1597" style:parent-style-name="DefaultParagraphFont" style:family="text">
      <style:text-properties style:font-name="Calibri" fo:color="#000000" fo:background-color="#FFFFFE"/>
    </style:style>
    <style:style style:name="T1598" style:parent-style-name="DefaultParagraphFont" style:family="text">
      <style:text-properties style:font-name="Calibri" fo:color="#09885A" fo:background-color="#FFFFFE"/>
    </style:style>
    <style:style style:name="P1599" style:parent-style-name="Standard" style:family="paragraph">
      <style:paragraph-properties style:line-height-at-least="0.1319in"/>
    </style:style>
    <style:style style:name="T1600" style:parent-style-name="DefaultParagraphFont" style:family="text">
      <style:text-properties style:font-name="Calibri" fo:color="#0000FF" fo:background-color="#FFFFFE"/>
    </style:style>
    <style:style style:name="T1601" style:parent-style-name="DefaultParagraphFont" style:family="text">
      <style:text-properties style:font-name="Calibri" fo:color="#000000" fo:background-color="#FFFFFE"/>
    </style:style>
    <style:style style:name="P1602" style:parent-style-name="Standard" style:family="paragraph">
      <style:paragraph-properties style:line-height-at-least="0.1319in"/>
      <style:text-properties style:font-name="Calibri" fo:color="#0000FF" fo:background-color="#FFFFFE"/>
    </style:style>
    <style:style style:name="P1603" style:parent-style-name="Standard" style:family="paragraph">
      <style:paragraph-properties style:line-height-at-least="0.1319in"/>
    </style:style>
    <style:style style:name="T1604" style:parent-style-name="DefaultParagraphFont" style:family="text">
      <style:text-properties style:font-name="Calibri" fo:color="#A31515" fo:background-color="#FFFFFE"/>
    </style:style>
    <style:style style:name="T1605" style:parent-style-name="DefaultParagraphFont" style:family="text">
      <style:text-properties style:font-name="Calibri" fo:color="#0000FF" fo:background-color="#FFFFFE"/>
    </style:style>
    <style:style style:name="T1606" style:parent-style-name="DefaultParagraphFont" style:family="text">
      <style:text-properties style:font-name="Calibri" fo:color="#000000" fo:background-color="#FFFFFE"/>
    </style:style>
    <style:style style:name="T1607" style:parent-style-name="DefaultParagraphFont" style:family="text">
      <style:text-properties style:font-name="Calibri" fo:color="#0000FF" fo:background-color="#FFFFFE"/>
    </style:style>
    <style:style style:name="T1608" style:parent-style-name="DefaultParagraphFont" style:family="text">
      <style:text-properties style:font-name="Calibri" fo:color="#000000" fo:background-color="#FFFFFE"/>
    </style:style>
    <style:style style:name="T1609" style:parent-style-name="DefaultParagraphFont" style:family="text">
      <style:text-properties style:font-name="Calibri" fo:color="#0000FF" fo:background-color="#FFFFFE"/>
    </style:style>
    <style:style style:name="T1610" style:parent-style-name="DefaultParagraphFont" style:family="text">
      <style:text-properties style:font-name="Calibri" fo:color="#000000" fo:background-color="#FFFFFE"/>
    </style:style>
    <style:style style:name="T1611" style:parent-style-name="DefaultParagraphFont" style:family="text">
      <style:text-properties style:font-name="Calibri" fo:color="#09885A" fo:background-color="#FFFFFE"/>
    </style:style>
    <style:style style:name="T1612" style:parent-style-name="DefaultParagraphFont" style:family="text">
      <style:text-properties style:font-name="Calibri" fo:color="#000000" fo:background-color="#FFFFFE"/>
    </style:style>
    <style:style style:name="T1613" style:parent-style-name="DefaultParagraphFont" style:family="text">
      <style:text-properties style:font-name="Calibri" fo:color="#09885A" fo:background-color="#FFFFFE"/>
    </style:style>
    <style:style style:name="T1614" style:parent-style-name="DefaultParagraphFont" style:family="text">
      <style:text-properties style:font-name="Calibri" fo:color="#000000" fo:background-color="#FFFFFE"/>
    </style:style>
    <style:style style:name="P1615" style:parent-style-name="Standard" style:family="paragraph">
      <style:paragraph-properties fo:margin-bottom="0.1965in" style:line-height-at-least="0.1319in"/>
    </style:style>
    <style:style style:name="T1616" style:parent-style-name="DefaultParagraphFont" style:family="text">
      <style:text-properties style:font-name="Consolas, 'Courier New', monosp" fo:color="#000000" fo:background-color="#FFFFFE"/>
    </style:style>
    <style:style style:name="T1617" style:parent-style-name="DefaultParagraphFont" style:family="text">
      <style:text-properties style:font-name="Calibri" fo:color="#000000" fo:background-color="#FFFFFE"/>
    </style:style>
    <style:style style:name="T1618" style:parent-style-name="DefaultParagraphFont" style:family="text">
      <style:text-properties style:font-name="Consolas, 'Courier New', monosp" fo:color="#000000" fo:font-size="7pt" style:font-size-asian="7pt" fo:background-color="#FFFFFE"/>
    </style:style>
    <style:style style:name="T1619" style:parent-style-name="DefaultParagraphFont" style:family="text">
      <style:text-properties style:font-name="Calibri" fo:font-weight="bold" style:font-weight-asian="bold" style:font-weight-complex="bold" fo:color="#FF0000" fo:background-color="#FFFFFE"/>
    </style:style>
    <style:style style:name="T1620" style:parent-style-name="DefaultParagraphFont" style:family="text">
      <style:text-properties style:font-name="Calibri" fo:font-weight="bold" style:font-weight-asian="bold" style:font-weight-complex="bold" fo:color="#FF0000"/>
    </style:style>
    <style:style style:name="P1621" style:parent-style-name="Standard" style:family="paragraph">
      <style:paragraph-properties fo:margin-bottom="0.1965in" style:line-height-at-least="0.1319in"/>
      <style:text-properties style:font-name="Calibri"/>
    </style:style>
    <style:style style:name="P1622" style:parent-style-name="Textbody" style:family="paragraph">
      <style:text-properties style:font-name="Calibri"/>
    </style:style>
    <style:style style:name="P1623" style:parent-style-name="Textbody" style:family="paragraph">
      <style:text-properties style:font-name="Calibri"/>
    </style:style>
    <style:style style:name="P1624" style:parent-style-name="Textbody" style:family="paragraph">
      <style:text-properties style:font-name="Calibri" fo:font-weight="bold" style:font-weight-asian="bold" style:font-weight-complex="bold" fo:color="#FF0000"/>
    </style:style>
    <style:style style:name="P1625" style:parent-style-name="Textbody" style:family="paragraph">
      <style:text-properties style:font-name="Calibri"/>
    </style:style>
    <style:style style:name="P1626" style:parent-style-name="Textbody" style:family="paragraph">
      <style:text-properties style:font-name="Calibri"/>
    </style:style>
    <style:style style:name="P1627" style:parent-style-name="Textbody" style:family="paragraph">
      <style:text-properties style:font-name="Calibri"/>
    </style:style>
    <style:style style:name="P1628" style:parent-style-name="Textbody" style:family="paragraph">
      <style:text-properties style:font-name="Calibri"/>
    </style:style>
    <style:style style:name="P1629" style:parent-style-name="Textbody" style:family="paragraph">
      <style:text-properties style:font-name="Calibri"/>
    </style:style>
    <style:style style:name="P1630" style:parent-style-name="Textbody" style:family="paragraph">
      <style:text-properties style:font-name="Calibri"/>
    </style:style>
    <style:style style:name="P1631" style:parent-style-name="Textbody" style:family="paragraph">
      <style:text-properties style:font-name="Calibri"/>
    </style:style>
    <style:style style:name="P1632" style:parent-style-name="Textbody" style:family="paragraph">
      <style:text-properties style:font-name="Calibri"/>
    </style:style>
    <style:style style:name="P1633" style:parent-style-name="Textbody" style:family="paragraph">
      <style:text-properties style:font-name="Calibri"/>
    </style:style>
    <style:style style:name="P1634" style:parent-style-name="Textbody" style:family="paragraph">
      <style:text-properties style:font-name="Calibri"/>
    </style:style>
    <style:style style:name="P1635" style:parent-style-name="Textbody" style:family="paragraph">
      <style:text-properties style:font-name="Calibri"/>
    </style:style>
    <style:style style:name="P1636" style:parent-style-name="Textbody" style:family="paragraph">
      <style:text-properties style:font-name="Calibri"/>
    </style:style>
    <style:style style:name="P1637" style:parent-style-name="Textbody" style:family="paragraph">
      <style:text-properties style:font-name="Calibri"/>
    </style:style>
    <style:style style:name="P1638" style:parent-style-name="Textbody" style:family="paragraph">
      <style:text-properties style:font-name="Calibri"/>
    </style:style>
    <style:style style:name="P1639" style:parent-style-name="Textbody" style:family="paragraph">
      <style:text-properties style:font-name="Calibri"/>
    </style:style>
    <style:style style:name="P1640" style:parent-style-name="Textbody" style:family="paragraph">
      <style:text-properties style:font-name="Calibri"/>
    </style:style>
    <style:style style:name="P1641" style:parent-style-name="Textbody" style:family="paragraph">
      <style:text-properties style:font-name="Calibri"/>
    </style:style>
    <style:style style:name="P1642" style:parent-style-name="Textbody" style:family="paragraph">
      <style:text-properties style:font-name="Calibri"/>
    </style:style>
    <style:style style:name="P1643" style:parent-style-name="Textbody" style:family="paragraph">
      <style:text-properties style:font-name="Calibri"/>
    </style:style>
    <style:style style:name="P1644" style:parent-style-name="Textbody" style:family="paragraph">
      <style:text-properties style:font-name="Calibri"/>
    </style:style>
    <style:style style:name="P1645" style:parent-style-name="Textbody" style:family="paragraph">
      <style:text-properties style:font-name="Calibri"/>
    </style:style>
    <style:style style:name="P1646" style:parent-style-name="Textbody" style:family="paragraph">
      <style:text-properties style:font-name="Calibri"/>
    </style:style>
    <style:style style:name="P1647" style:parent-style-name="Textbody" style:family="paragraph">
      <style:text-properties style:font-name="Calibri"/>
    </style:style>
    <style:style style:name="P1648" style:parent-style-name="Textbody" style:family="paragraph">
      <style:text-properties style:font-name="Calibri"/>
    </style:style>
    <style:style style:name="P1649" style:parent-style-name="Textbody" style:family="paragraph">
      <style:text-properties style:font-name="Calibri" fo:font-weight="bold" style:font-weight-asian="bold" style:font-weight-complex="bold" fo:color="#FF0000"/>
    </style:style>
    <style:style style:name="T1650" style:parent-style-name="DefaultParagraphFont" style:family="text">
      <style:text-properties style:font-name="Calibri" fo:color="#0000FF" fo:background-color="#FFFFFE"/>
    </style:style>
    <style:style style:name="T1651" style:parent-style-name="DefaultParagraphFont" style:family="text">
      <style:text-properties style:font-name="Calibri" fo:color="#000000" fo:background-color="#FFFFFE"/>
    </style:style>
    <style:style style:name="T1652" style:parent-style-name="DefaultParagraphFont" style:family="text">
      <style:text-properties style:font-name="Calibri" fo:color="#09885A" fo:background-color="#FFFFFE"/>
    </style:style>
    <style:style style:name="P1653" style:parent-style-name="Standard" style:family="paragraph">
      <style:paragraph-properties style:line-height-at-least="0.1319in"/>
    </style:style>
    <style:style style:name="T1654" style:parent-style-name="DefaultParagraphFont" style:family="text">
      <style:text-properties style:font-name="Calibri" fo:color="#0000FF" fo:background-color="#FFFFFE"/>
    </style:style>
    <style:style style:name="T1655" style:parent-style-name="DefaultParagraphFont" style:family="text">
      <style:text-properties style:font-name="Calibri" fo:color="#000000" fo:background-color="#FFFFFE"/>
    </style:style>
    <style:style style:name="P1656" style:parent-style-name="Standard" style:family="paragraph">
      <style:paragraph-properties style:line-height-at-least="0.1319in"/>
      <style:text-properties style:font-name="Calibri"/>
    </style:style>
    <style:style style:name="P1657" style:parent-style-name="Standard" style:family="paragraph">
      <style:paragraph-properties style:line-height-at-least="0.1319in"/>
    </style:style>
    <style:style style:name="T1658" style:parent-style-name="DefaultParagraphFont" style:family="text">
      <style:text-properties style:font-name="Calibri" fo:color="#0000FF" fo:background-color="#FFFFFE"/>
    </style:style>
    <style:style style:name="T1659" style:parent-style-name="DefaultParagraphFont" style:family="text">
      <style:text-properties style:font-name="Calibri" fo:color="#000000" fo:background-color="#FFFFFE"/>
    </style:style>
    <style:style style:name="T1660" style:parent-style-name="DefaultParagraphFont" style:family="text">
      <style:text-properties style:font-name="Calibri" fo:color="#0000FF" fo:background-color="#FFFFFE"/>
    </style:style>
    <style:style style:name="T1661" style:parent-style-name="DefaultParagraphFont" style:family="text">
      <style:text-properties style:font-name="Calibri" fo:color="#000000" fo:background-color="#FFFFFE"/>
    </style:style>
    <style:style style:name="T1662" style:parent-style-name="DefaultParagraphFont" style:family="text">
      <style:text-properties style:font-name="Calibri" fo:color="#0000FF" fo:background-color="#FFFFFE"/>
    </style:style>
    <style:style style:name="T1663" style:parent-style-name="DefaultParagraphFont" style:family="text">
      <style:text-properties style:font-name="Calibri" fo:color="#000000" fo:background-color="#FFFFFE"/>
    </style:style>
    <style:style style:name="T1664" style:parent-style-name="DefaultParagraphFont" style:family="text">
      <style:text-properties style:font-name="Calibri" fo:color="#A31515" fo:background-color="#FFFFFE"/>
    </style:style>
    <style:style style:name="T1665" style:parent-style-name="DefaultParagraphFont" style:family="text">
      <style:text-properties style:font-name="Calibri" fo:color="#000000" fo:background-color="#FFFFFE"/>
    </style:style>
    <style:style style:name="P1666" style:parent-style-name="Standard" style:family="paragraph">
      <style:paragraph-properties style:line-height-at-least="0.1319in"/>
      <style:text-properties style:font-name="Calibri" fo:color="#0000FF" fo:background-color="#FFFFFE"/>
    </style:style>
    <style:style style:name="P1667" style:parent-style-name="Standard" style:family="paragraph">
      <style:paragraph-properties style:line-height-at-least="0.1319in"/>
    </style:style>
    <style:style style:name="T1668" style:parent-style-name="DefaultParagraphFont" style:family="text">
      <style:text-properties style:font-name="Calibri" fo:color="#000000" fo:background-color="#FFFFFE"/>
    </style:style>
    <style:style style:name="T1669" style:parent-style-name="DefaultParagraphFont" style:family="text">
      <style:text-properties style:font-name="Calibri" fo:color="#0000FF" fo:background-color="#FFFFFE"/>
    </style:style>
    <style:style style:name="T1670" style:parent-style-name="DefaultParagraphFont" style:family="text">
      <style:text-properties style:font-name="Calibri" fo:color="#000000" fo:background-color="#FFFFFE"/>
    </style:style>
    <style:style style:name="P1671" style:parent-style-name="Standard" style:family="paragraph">
      <style:paragraph-properties style:line-height-at-least="0.1319in"/>
    </style:style>
    <style:style style:name="T1672" style:parent-style-name="DefaultParagraphFont" style:family="text">
      <style:text-properties style:font-name="Calibri" fo:color="#A31515" fo:background-color="#FFFFFE"/>
    </style:style>
    <style:style style:name="T1673" style:parent-style-name="DefaultParagraphFont" style:family="text">
      <style:text-properties style:font-name="Calibri" fo:color="#0000FF" fo:background-color="#FFFFFE"/>
    </style:style>
    <style:style style:name="T1674" style:parent-style-name="DefaultParagraphFont" style:family="text">
      <style:text-properties style:font-name="Calibri" fo:color="#000000" fo:background-color="#FFFFFE"/>
    </style:style>
    <style:style style:name="T1675" style:parent-style-name="DefaultParagraphFont" style:family="text">
      <style:text-properties style:font-name="Calibri" fo:color="#0000FF" fo:background-color="#FFFFFE"/>
    </style:style>
    <style:style style:name="T1676" style:parent-style-name="DefaultParagraphFont" style:family="text">
      <style:text-properties style:font-name="Calibri" fo:color="#000000" fo:background-color="#FFFFFE"/>
    </style:style>
    <style:style style:name="P1677" style:parent-style-name="Standard" style:family="paragraph">
      <style:paragraph-properties style:line-height-at-least="0.1319in"/>
    </style:style>
    <style:style style:name="T1678" style:parent-style-name="DefaultParagraphFont" style:family="text">
      <style:text-properties style:font-name="Calibri" fo:color="#A31515" fo:background-color="#FFFFFE"/>
    </style:style>
    <style:style style:name="T1679" style:parent-style-name="DefaultParagraphFont" style:family="text">
      <style:text-properties style:font-name="Calibri" fo:color="#0000FF" fo:background-color="#FFFFFE"/>
    </style:style>
    <style:style style:name="T1680" style:parent-style-name="DefaultParagraphFont" style:family="text">
      <style:text-properties style:font-name="Calibri" fo:color="#000000" fo:background-color="#FFFFFE"/>
    </style:style>
    <style:style style:name="T1681" style:parent-style-name="DefaultParagraphFont" style:family="text">
      <style:text-properties style:font-name="Calibri" fo:color="#0000FF" fo:background-color="#FFFFFE"/>
    </style:style>
    <style:style style:name="T1682" style:parent-style-name="DefaultParagraphFont" style:family="text">
      <style:text-properties style:font-name="Calibri" fo:color="#000000" fo:background-color="#FFFFFE"/>
    </style:style>
    <style:style style:name="P1683" style:parent-style-name="Standard" style:family="paragraph">
      <style:paragraph-properties style:line-height-at-least="0.1319in"/>
    </style:style>
    <style:style style:name="T1684" style:parent-style-name="DefaultParagraphFont" style:family="text">
      <style:text-properties style:font-name="Calibri" fo:color="#A31515" fo:background-color="#FFFFFE"/>
    </style:style>
    <style:style style:name="T1685" style:parent-style-name="DefaultParagraphFont" style:family="text">
      <style:text-properties style:font-name="Calibri" fo:color="#0000FF" fo:background-color="#FFFFFE"/>
    </style:style>
    <style:style style:name="T1686" style:parent-style-name="DefaultParagraphFont" style:family="text">
      <style:text-properties style:font-name="Calibri" fo:color="#000000" fo:background-color="#FFFFFE"/>
    </style:style>
    <style:style style:name="P1687" style:parent-style-name="Standard" style:family="paragraph">
      <style:paragraph-properties style:line-height-at-least="0.1319in"/>
      <style:text-properties style:font-name="Calibri" fo:color="#000000" fo:background-color="#FFFFFE"/>
    </style:style>
    <style:style style:name="P1688" style:parent-style-name="Standard" style:family="paragraph">
      <style:paragraph-properties style:line-height-at-least="0.1319in"/>
      <style:text-properties style:font-name="Consolas, 'Courier New', monosp" fo:color="#000000" fo:font-size="7pt" style:font-size-asian="7pt" fo:background-color="#FFFFFE"/>
    </style:style>
    <style:style style:name="P1689" style:parent-style-name="Textbody" style:family="paragraph">
      <style:text-properties style:font-name="Calibri"/>
    </style:style>
    <style:style style:name="P1690" style:parent-style-name="Textbody" style:family="paragraph">
      <style:text-properties style:font-name="Calibri" fo:font-weight="bold" style:font-weight-asian="bold" style:font-weight-complex="bold" fo:color="#FF0000"/>
    </style:style>
    <style:style style:name="T1691" style:parent-style-name="DefaultParagraphFont" style:family="text">
      <style:text-properties style:font-name="Calibri" fo:color="#000000" fo:background-color="#FFFFFE"/>
    </style:style>
    <style:style style:name="T1692" style:parent-style-name="DefaultParagraphFont" style:family="text">
      <style:text-properties style:font-name="Calibri" fo:color="#09885A" fo:background-color="#FFFFFE"/>
    </style:style>
    <style:style style:name="T1693" style:parent-style-name="DefaultParagraphFont" style:family="text">
      <style:text-properties style:font-name="Calibri" fo:color="#000000" fo:background-color="#FFFFFE"/>
    </style:style>
    <style:style style:name="T1694" style:parent-style-name="DefaultParagraphFont" style:family="text">
      <style:text-properties style:font-name="Calibri" fo:color="#09885A" fo:background-color="#FFFFFE"/>
    </style:style>
    <style:style style:name="T1695" style:parent-style-name="DefaultParagraphFont" style:family="text">
      <style:text-properties style:font-name="Calibri" fo:color="#000000" fo:background-color="#FFFFFE"/>
    </style:style>
    <style:style style:name="T1696" style:parent-style-name="DefaultParagraphFont" style:family="text">
      <style:text-properties style:font-name="Calibri" fo:color="#09885A" fo:background-color="#FFFFFE"/>
    </style:style>
    <style:style style:name="T1697" style:parent-style-name="DefaultParagraphFont" style:family="text">
      <style:text-properties style:font-name="Calibri" fo:color="#000000" fo:background-color="#FFFFFE"/>
    </style:style>
    <style:style style:name="T1698" style:parent-style-name="DefaultParagraphFont" style:family="text">
      <style:text-properties style:font-name="Calibri" fo:color="#09885A" fo:background-color="#FFFFFE"/>
    </style:style>
    <style:style style:name="T1699" style:parent-style-name="DefaultParagraphFont" style:family="text">
      <style:text-properties style:font-name="Calibri" fo:color="#000000" fo:background-color="#FFFFFE"/>
    </style:style>
    <style:style style:name="T1700" style:parent-style-name="DefaultParagraphFont" style:family="text">
      <style:text-properties style:font-name="Calibri" fo:color="#09885A" fo:background-color="#FFFFFE"/>
    </style:style>
    <style:style style:name="T1701" style:parent-style-name="DefaultParagraphFont" style:family="text">
      <style:text-properties style:font-name="Calibri" fo:color="#000000" fo:background-color="#FFFFFE"/>
    </style:style>
    <style:style style:name="T1702" style:parent-style-name="DefaultParagraphFont" style:family="text">
      <style:text-properties style:font-name="Calibri" fo:color="#09885A" fo:background-color="#FFFFFE"/>
    </style:style>
    <style:style style:name="T1703" style:parent-style-name="DefaultParagraphFont" style:family="text">
      <style:text-properties style:font-name="Calibri" fo:color="#000000" fo:background-color="#FFFFFE"/>
    </style:style>
    <style:style style:name="T1704" style:parent-style-name="DefaultParagraphFont" style:family="text">
      <style:text-properties style:font-name="Calibri" fo:color="#09885A" fo:background-color="#FFFFFE"/>
    </style:style>
    <style:style style:name="T1705" style:parent-style-name="DefaultParagraphFont" style:family="text">
      <style:text-properties style:font-name="Calibri" fo:color="#000000" fo:background-color="#FFFFFE"/>
    </style:style>
    <style:style style:name="T1706" style:parent-style-name="DefaultParagraphFont" style:family="text">
      <style:text-properties style:font-name="Calibri" fo:color="#09885A" fo:background-color="#FFFFFE"/>
    </style:style>
    <style:style style:name="T1707" style:parent-style-name="DefaultParagraphFont" style:family="text">
      <style:text-properties style:font-name="Calibri" fo:color="#000000" fo:background-color="#FFFFFE"/>
    </style:style>
    <style:style style:name="T1708" style:parent-style-name="DefaultParagraphFont" style:family="text">
      <style:text-properties style:font-name="Calibri" fo:color="#09885A" fo:background-color="#FFFFFE"/>
    </style:style>
    <style:style style:name="T1709" style:parent-style-name="DefaultParagraphFont" style:family="text">
      <style:text-properties style:font-name="Calibri" fo:color="#000000" fo:background-color="#FFFFFE"/>
    </style:style>
    <style:style style:name="P1710" style:parent-style-name="Textbody" style:family="paragraph">
      <style:text-properties style:font-name="Calibri"/>
    </style:style>
    <style:style style:name="P1711" style:parent-style-name="Textbody" style:family="paragraph">
      <style:text-properties style:font-name="Calibri" fo:font-weight="bold" style:font-weight-asian="bold" style:font-weight-complex="bold" fo:color="#FF0000"/>
    </style:style>
    <style:style style:name="T1712" style:parent-style-name="DefaultParagraphFont" style:family="text">
      <style:text-properties style:font-name="Calibri" fo:color="#000000" fo:background-color="#FFFFFE"/>
    </style:style>
    <style:style style:name="T1713" style:parent-style-name="DefaultParagraphFont" style:family="text">
      <style:text-properties style:font-name="Calibri" fo:color="#09885A" fo:background-color="#FFFFFE"/>
    </style:style>
    <style:style style:name="T1714" style:parent-style-name="DefaultParagraphFont" style:family="text">
      <style:text-properties style:font-name="Calibri" fo:color="#000000" fo:background-color="#FFFFFE"/>
    </style:style>
    <style:style style:name="T1715" style:parent-style-name="DefaultParagraphFont" style:family="text">
      <style:text-properties style:font-name="Calibri" fo:color="#09885A" fo:background-color="#FFFFFE"/>
    </style:style>
    <style:style style:name="T1716" style:parent-style-name="DefaultParagraphFont" style:family="text">
      <style:text-properties style:font-name="Calibri" fo:color="#000000" fo:background-color="#FFFFFE"/>
    </style:style>
    <style:style style:name="T1717" style:parent-style-name="DefaultParagraphFont" style:family="text">
      <style:text-properties style:font-name="Calibri" fo:color="#09885A" fo:background-color="#FFFFFE"/>
    </style:style>
    <style:style style:name="T1718" style:parent-style-name="DefaultParagraphFont" style:family="text">
      <style:text-properties style:font-name="Calibri" fo:color="#000000" fo:background-color="#FFFFFE"/>
    </style:style>
    <style:style style:name="T1719" style:parent-style-name="DefaultParagraphFont" style:family="text">
      <style:text-properties style:font-name="Calibri" fo:color="#09885A" fo:background-color="#FFFFFE"/>
    </style:style>
    <style:style style:name="T1720" style:parent-style-name="DefaultParagraphFont" style:family="text">
      <style:text-properties style:font-name="Calibri" fo:color="#000000" fo:background-color="#FFFFFE"/>
    </style:style>
    <style:style style:name="T1721" style:parent-style-name="DefaultParagraphFont" style:family="text">
      <style:text-properties style:font-name="Calibri" fo:color="#09885A" fo:background-color="#FFFFFE"/>
    </style:style>
    <style:style style:name="T1722" style:parent-style-name="DefaultParagraphFont" style:family="text">
      <style:text-properties style:font-name="Calibri" fo:color="#000000" fo:background-color="#FFFFFE"/>
    </style:style>
    <style:style style:name="T1723" style:parent-style-name="DefaultParagraphFont" style:family="text">
      <style:text-properties style:font-name="Calibri" fo:color="#09885A" fo:background-color="#FFFFFE"/>
    </style:style>
    <style:style style:name="T1724" style:parent-style-name="DefaultParagraphFont" style:family="text">
      <style:text-properties style:font-name="Calibri" fo:color="#000000" fo:background-color="#FFFFFE"/>
    </style:style>
    <style:style style:name="T1725" style:parent-style-name="DefaultParagraphFont" style:family="text">
      <style:text-properties style:font-name="Calibri" fo:color="#09885A" fo:background-color="#FFFFFE"/>
    </style:style>
    <style:style style:name="T1726" style:parent-style-name="DefaultParagraphFont" style:family="text">
      <style:text-properties style:font-name="Calibri" fo:color="#000000" fo:background-color="#FFFFFE"/>
    </style:style>
    <style:style style:name="T1727" style:parent-style-name="DefaultParagraphFont" style:family="text">
      <style:text-properties style:font-name="Calibri" fo:color="#09885A" fo:background-color="#FFFFFE"/>
    </style:style>
    <style:style style:name="T1728" style:parent-style-name="DefaultParagraphFont" style:family="text">
      <style:text-properties style:font-name="Calibri" fo:color="#000000" fo:background-color="#FFFFFE"/>
    </style:style>
    <style:style style:name="T1729" style:parent-style-name="DefaultParagraphFont" style:family="text">
      <style:text-properties style:font-name="Calibri" fo:color="#09885A" fo:background-color="#FFFFFE"/>
    </style:style>
    <style:style style:name="T1730" style:parent-style-name="DefaultParagraphFont" style:family="text">
      <style:text-properties style:font-name="Calibri" fo:color="#000000" fo:background-color="#FFFFFE"/>
    </style:style>
    <style:style style:name="P1731" style:parent-style-name="Textbody" style:family="paragraph">
      <style:text-properties style:font-name="Calibri"/>
    </style:style>
    <style:style style:name="P1732" style:parent-style-name="Textbody" style:family="paragraph">
      <style:text-properties style:font-name="Calibri" fo:font-weight="bold" style:font-weight-asian="bold" style:font-weight-complex="bold" fo:color="#FF0000"/>
    </style:style>
    <style:style style:name="T1733" style:parent-style-name="DefaultParagraphFont" style:family="text">
      <style:text-properties style:font-name="Calibri" fo:color="#0000FF" fo:background-color="#FFFFFE"/>
    </style:style>
    <style:style style:name="T1734" style:parent-style-name="DefaultParagraphFont" style:family="text">
      <style:text-properties style:font-name="Calibri" fo:color="#000000" fo:background-color="#FFFFFE"/>
    </style:style>
    <style:style style:name="T1735" style:parent-style-name="DefaultParagraphFont" style:family="text">
      <style:text-properties style:font-name="Calibri" fo:color="#09885A" fo:background-color="#FFFFFE"/>
    </style:style>
    <style:style style:name="P1736" style:parent-style-name="Standard" style:family="paragraph">
      <style:paragraph-properties style:line-height-at-least="0.1319in"/>
    </style:style>
    <style:style style:name="T1737" style:parent-style-name="DefaultParagraphFont" style:family="text">
      <style:text-properties style:font-name="Calibri" fo:color="#0000FF" fo:background-color="#FFFFFE"/>
    </style:style>
    <style:style style:name="T1738" style:parent-style-name="DefaultParagraphFont" style:family="text">
      <style:text-properties style:font-name="Calibri" fo:color="#000000" fo:background-color="#FFFFFE"/>
    </style:style>
    <style:style style:name="T1739" style:parent-style-name="DefaultParagraphFont" style:family="text">
      <style:text-properties style:font-name="Calibri" fo:color="#0000FF" fo:background-color="#FFFFFE"/>
    </style:style>
    <style:style style:name="T1740" style:parent-style-name="DefaultParagraphFont" style:family="text">
      <style:text-properties style:font-name="Calibri" fo:color="#000000" fo:background-color="#FFFFFE"/>
    </style:style>
    <style:style style:name="T1741" style:parent-style-name="DefaultParagraphFont" style:family="text">
      <style:text-properties style:font-name="Calibri" fo:color="#0000FF" fo:background-color="#FFFFFE"/>
    </style:style>
    <style:style style:name="P1742" style:parent-style-name="Standard" style:family="paragraph">
      <style:paragraph-properties style:line-height-at-least="0.1319in"/>
    </style:style>
    <style:style style:name="T1743" style:parent-style-name="DefaultParagraphFont" style:family="text">
      <style:text-properties style:font-name="Calibri" fo:color="#0000FF" fo:background-color="#FFFFFE"/>
    </style:style>
    <style:style style:name="T1744" style:parent-style-name="DefaultParagraphFont" style:family="text">
      <style:text-properties style:font-name="Calibri" fo:color="#000000" fo:background-color="#FFFFFE"/>
    </style:style>
    <style:style style:name="T1745" style:parent-style-name="DefaultParagraphFont" style:family="text">
      <style:text-properties style:font-name="Calibri" fo:color="#0000FF" fo:background-color="#FFFFFE"/>
    </style:style>
    <style:style style:name="T1746" style:parent-style-name="DefaultParagraphFont" style:family="text">
      <style:text-properties style:font-name="Calibri" fo:color="#000000" fo:background-color="#FFFFFE"/>
    </style:style>
    <style:style style:name="T1747" style:parent-style-name="DefaultParagraphFont" style:family="text">
      <style:text-properties style:font-name="Calibri" fo:color="#0000FF" fo:background-color="#FFFFFE"/>
    </style:style>
    <style:style style:name="T1748" style:parent-style-name="DefaultParagraphFont" style:family="text">
      <style:text-properties style:font-name="Calibri" fo:color="#000000" fo:background-color="#FFFFFE"/>
    </style:style>
    <style:style style:name="T1749" style:parent-style-name="DefaultParagraphFont" style:family="text">
      <style:text-properties style:font-name="Calibri" fo:color="#800000" fo:background-color="#FFFFFE"/>
    </style:style>
    <style:style style:name="T1750" style:parent-style-name="DefaultParagraphFont" style:family="text">
      <style:text-properties style:font-name="Calibri" fo:color="#0000FF" fo:background-color="#FFFFFE"/>
    </style:style>
    <style:style style:name="T1751" style:parent-style-name="DefaultParagraphFont" style:family="text">
      <style:text-properties style:font-name="Calibri" fo:color="#800000" fo:background-color="#FFFFFE"/>
    </style:style>
    <style:style style:name="T1752" style:parent-style-name="DefaultParagraphFont" style:family="text">
      <style:text-properties style:font-name="Calibri" fo:color="#0000FF" fo:background-color="#FFFFFE"/>
    </style:style>
    <style:style style:name="T1753" style:parent-style-name="DefaultParagraphFont" style:family="text">
      <style:text-properties style:font-name="Calibri" fo:color="#000000" fo:background-color="#FFFFFE"/>
    </style:style>
    <style:style style:name="P1754" style:parent-style-name="Standard" style:family="paragraph">
      <style:paragraph-properties style:line-height-at-least="0.1319in"/>
      <style:text-properties style:font-name="Calibri" fo:color="#0000FF" fo:background-color="#FFFFFE"/>
    </style:style>
    <style:style style:name="P1755" style:parent-style-name="Standard" style:family="paragraph">
      <style:paragraph-properties style:line-height-at-least="0.1319in"/>
    </style:style>
    <style:style style:name="T1756" style:parent-style-name="DefaultParagraphFont" style:family="text">
      <style:text-properties style:font-name="Calibri" fo:color="#000000" fo:background-color="#FFFFFE"/>
    </style:style>
    <style:style style:name="T1757" style:parent-style-name="DefaultParagraphFont" style:family="text">
      <style:text-properties style:font-name="Calibri" fo:color="#09885A" fo:background-color="#FFFFFE"/>
    </style:style>
    <style:style style:name="P1758" style:parent-style-name="Standard" style:family="paragraph">
      <style:paragraph-properties style:line-height-at-least="0.1319in"/>
      <style:text-properties style:font-name="Calibri" fo:color="#09885A" fo:background-color="#FFFFFE"/>
    </style:style>
    <style:style style:name="P1759" style:parent-style-name="Textbody" style:family="paragraph">
      <style:text-properties fo:font-weight="bold" style:font-weight-asian="bold" style:font-weight-complex="bold" fo:color="#C9211E"/>
    </style:style>
    <style:style style:name="P1760" style:parent-style-name="Textbody" style:family="paragraph">
      <style:text-properties style:font-name="Calibri"/>
    </style:style>
    <style:style style:name="P1761" style:parent-style-name="Textbody" style:family="paragraph">
      <style:text-properties style:font-name="Calibri"/>
    </style:style>
    <style:style style:name="P1762" style:parent-style-name="Textbody" style:family="paragraph">
      <style:text-properties style:font-name="Calibri"/>
    </style:style>
    <style:style style:name="P1763" style:parent-style-name="Textbody" style:family="paragraph">
      <style:text-properties style:font-name="Calibri"/>
    </style:style>
    <style:style style:name="P1764" style:parent-style-name="Textbody" style:family="paragraph">
      <style:text-properties style:font-name="Calibri"/>
    </style:style>
    <style:style style:name="P1765" style:parent-style-name="Textbody" style:family="paragraph">
      <style:text-properties style:font-name="Calibri"/>
    </style:style>
    <style:style style:name="P1766" style:parent-style-name="Textbody" style:family="paragraph">
      <style:text-properties style:font-name="Calibri"/>
    </style:style>
    <style:style style:name="P1767" style:parent-style-name="Textbody" style:family="paragraph">
      <style:text-properties style:font-name="Calibri"/>
    </style:style>
    <style:style style:name="P1768" style:parent-style-name="Textbody" style:family="paragraph">
      <style:text-properties style:font-name="Calibri"/>
    </style:style>
    <style:style style:name="P1769" style:parent-style-name="Textbody" style:family="paragraph">
      <style:text-properties style:font-name="Calibri" fo:font-weight="bold" style:font-weight-asian="bold" style:font-weight-complex="bold" fo:color="#C9211E"/>
    </style:style>
    <style:style style:name="P1770" style:parent-style-name="Textbody" style:family="paragraph">
      <style:text-properties style:font-name="Calibri"/>
    </style:style>
    <style:style style:name="P1771" style:parent-style-name="Textbody" style:family="paragraph">
      <style:text-properties style:font-name="Calibri"/>
    </style:style>
    <style:style style:name="P1772" style:parent-style-name="Textbody" style:family="paragraph">
      <style:text-properties style:font-name="Calibri"/>
    </style:style>
    <style:style style:name="P1773" style:parent-style-name="Textbody" style:family="paragraph">
      <style:text-properties style:font-name="Calibri"/>
    </style:style>
    <style:style style:name="P1774" style:parent-style-name="Textbody" style:family="paragraph">
      <style:text-properties fo:font-weight="bold" style:font-weight-asian="bold" style:font-weight-complex="bold" fo:color="#C9211E"/>
    </style:style>
    <style:style style:name="P1775" style:parent-style-name="Standard" style:family="paragraph">
      <style:paragraph-properties style:line-height-at-least="0.1319in"/>
    </style:style>
    <style:style style:name="T1776" style:parent-style-name="DefaultParagraphFont" style:family="text">
      <style:text-properties style:font-name="Consolas, 'Courier New', monosp" fo:color="#000000" fo:font-size="7pt" style:font-size-asian="7pt" fo:background-color="#FFFFFE"/>
    </style:style>
    <style:style style:name="P1777" style:parent-style-name="Textbody" style:family="paragraph">
      <style:text-properties fo:font-weight="bold" style:font-weight-asian="bold" style:font-weight-complex="bold" fo:color="#C9211E"/>
    </style:style>
    <style:style style:name="P1778" style:parent-style-name="Standard" style:family="paragraph">
      <style:text-properties style:font-name="Calibri" fo:color="#000000" fo:background-color="#FFFFFE"/>
    </style:style>
    <style:style style:name="P1779" style:parent-style-name="Standard" style:family="paragraph">
      <style:paragraph-properties style:line-height-at-least="0.1319in"/>
      <style:text-properties style:font-name="Calibri" fo:color="#000000" fo:background-color="#FFFFFE"/>
    </style:style>
    <style:style style:name="P1780" style:parent-style-name="Standard" style:family="paragraph">
      <style:paragraph-properties style:line-height-at-least="0.1319in"/>
    </style:style>
    <style:style style:name="T1781" style:parent-style-name="DefaultParagraphFont" style:family="text">
      <style:text-properties style:font-name="Calibri" fo:color="#A31515" fo:background-color="#FFFFFE"/>
    </style:style>
    <style:style style:name="T1782" style:parent-style-name="DefaultParagraphFont" style:family="text">
      <style:text-properties style:font-name="Calibri" fo:color="#000000" fo:background-color="#FFFFFE"/>
    </style:style>
    <style:style style:name="T1783" style:parent-style-name="DefaultParagraphFont" style:family="text">
      <style:text-properties style:font-name="Calibri" fo:color="#0451A5" fo:background-color="#FFFFFE"/>
    </style:style>
    <style:style style:name="P1784" style:parent-style-name="Standard" style:family="paragraph">
      <style:paragraph-properties style:line-height-at-least="0.1319in"/>
      <style:text-properties style:font-name="Calibri" fo:color="#000000" fo:background-color="#FFFFFE"/>
    </style:style>
    <style:style style:name="P1785" style:parent-style-name="Standard" style:family="paragraph">
      <style:paragraph-properties style:line-height-at-least="0.1319in"/>
      <style:text-properties style:font-name="Calibri" fo:color="#000000" fo:background-color="#FFFFFE"/>
    </style:style>
    <style:style style:name="P1786" style:parent-style-name="Standard" style:family="paragraph">
      <style:paragraph-properties style:line-height-at-least="0.1319in"/>
    </style:style>
    <style:style style:name="T1787" style:parent-style-name="DefaultParagraphFont" style:family="text">
      <style:text-properties style:font-name="Calibri" fo:color="#A31515" fo:background-color="#FFFFFE"/>
    </style:style>
    <style:style style:name="T1788" style:parent-style-name="DefaultParagraphFont" style:family="text">
      <style:text-properties style:font-name="Calibri" fo:color="#000000" fo:background-color="#FFFFFE"/>
    </style:style>
    <style:style style:name="T1789" style:parent-style-name="DefaultParagraphFont" style:family="text">
      <style:text-properties style:font-name="Calibri" fo:color="#0451A5" fo:background-color="#FFFFFE"/>
    </style:style>
    <style:style style:name="P1790" style:parent-style-name="Standard" style:family="paragraph">
      <style:paragraph-properties style:line-height-at-least="0.1319in"/>
      <style:text-properties style:font-name="Calibri" fo:color="#000000" fo:background-color="#FFFFFE"/>
    </style:style>
    <style:style style:name="P1791" style:parent-style-name="Standard" style:family="paragraph">
      <style:paragraph-properties style:line-height-at-least="0.1319in"/>
      <style:text-properties style:font-name="Calibri" fo:color="#000000" fo:background-color="#FFFFFE"/>
    </style:style>
    <style:style style:name="P1792" style:parent-style-name="Textbody" style:family="paragraph">
      <style:text-properties style:font-name="Calibri" fo:color="#000000" fo:background-color="#FFFFFE"/>
    </style:style>
    <style:style style:name="P1793" style:parent-style-name="Textbody" style:family="paragraph">
      <style:text-properties style:font-name="Calibri" fo:font-weight="bold" style:font-weight-asian="bold" style:font-weight-complex="bold" fo:color="#C9211E"/>
    </style:style>
    <style:style style:name="T1794" style:parent-style-name="DefaultParagraphFont" style:family="text">
      <style:text-properties style:font-name="Calibri" fo:color="#A31515" fo:background-color="#FFFFFE"/>
    </style:style>
    <style:style style:name="T1795" style:parent-style-name="DefaultParagraphFont" style:family="text">
      <style:text-properties style:font-name="Calibri" fo:color="#0000FF" fo:background-color="#FFFFFE"/>
    </style:style>
    <style:style style:name="T1796" style:parent-style-name="DefaultParagraphFont" style:family="text">
      <style:text-properties style:font-name="Calibri" fo:color="#000000" fo:background-color="#FFFFFE"/>
    </style:style>
    <style:style style:name="T1797" style:parent-style-name="DefaultParagraphFont" style:family="text">
      <style:text-properties style:font-name="Calibri" fo:color="#0000FF" fo:background-color="#FFFFFE"/>
    </style:style>
    <style:style style:name="T1798" style:parent-style-name="DefaultParagraphFont" style:family="text">
      <style:text-properties style:font-name="Calibri" fo:color="#000000" fo:background-color="#FFFFFE"/>
    </style:style>
    <style:style style:name="P1799" style:parent-style-name="Standard" style:family="paragraph">
      <style:paragraph-properties style:line-height-at-least="0.1319in"/>
    </style:style>
    <style:style style:name="T1800" style:parent-style-name="DefaultParagraphFont" style:family="text">
      <style:text-properties style:font-name="Calibri" fo:color="#A31515" fo:background-color="#FFFFFE"/>
    </style:style>
    <style:style style:name="T1801" style:parent-style-name="DefaultParagraphFont" style:family="text">
      <style:text-properties style:font-name="Calibri" fo:color="#0000FF" fo:background-color="#FFFFFE"/>
    </style:style>
    <style:style style:name="T1802" style:parent-style-name="DefaultParagraphFont" style:family="text">
      <style:text-properties style:font-name="Calibri" fo:color="#000000" fo:background-color="#FFFFFE"/>
    </style:style>
    <style:style style:name="T1803" style:parent-style-name="DefaultParagraphFont" style:family="text">
      <style:text-properties style:font-name="Calibri" fo:color="#0000FF" fo:background-color="#FFFFFE"/>
    </style:style>
    <style:style style:name="T1804" style:parent-style-name="DefaultParagraphFont" style:family="text">
      <style:text-properties style:font-name="Calibri" fo:color="#000000" fo:background-color="#FFFFFE"/>
    </style:style>
    <style:style style:name="P1805" style:parent-style-name="Standard" style:family="paragraph">
      <style:paragraph-properties style:line-height-at-least="0.1319in"/>
    </style:style>
    <style:style style:name="T1806" style:parent-style-name="DefaultParagraphFont" style:family="text">
      <style:text-properties style:font-name="Calibri" fo:color="#000000" fo:background-color="#FFFFFE"/>
    </style:style>
    <style:style style:name="T1807" style:parent-style-name="DefaultParagraphFont" style:family="text">
      <style:text-properties style:font-name="Calibri" fo:color="#0000FF" fo:background-color="#FFFFFE"/>
    </style:style>
    <style:style style:name="T1808" style:parent-style-name="DefaultParagraphFont" style:family="text">
      <style:text-properties style:font-name="Calibri" fo:color="#000000" fo:background-color="#FFFFFE"/>
    </style:style>
    <style:style style:name="T1809" style:parent-style-name="DefaultParagraphFont" style:family="text">
      <style:text-properties style:font-name="Calibri" fo:color="#A31515" fo:background-color="#FFFFFE"/>
    </style:style>
    <style:style style:name="P1810" style:parent-style-name="Textbody" style:family="paragraph">
      <style:text-properties style:font-name="Calibri" fo:color="#000000" fo:background-color="#FFFFFE"/>
    </style:style>
    <style:style style:name="P1811" style:parent-style-name="Textbody" style:family="paragraph">
      <style:text-properties style:font-name="Calibri" fo:color="#000000" fo:background-color="#FFFFFE"/>
    </style:style>
    <style:style style:name="T1812" style:parent-style-name="DefaultParagraphFont" style:family="text">
      <style:text-properties style:font-name="Calibri" fo:color="#A31515" fo:background-color="#FFFFFE"/>
    </style:style>
    <style:style style:name="T1813" style:parent-style-name="DefaultParagraphFont" style:family="text">
      <style:text-properties style:font-name="Calibri" fo:color="#0000FF" fo:background-color="#FFFFFE"/>
    </style:style>
    <style:style style:name="T1814" style:parent-style-name="DefaultParagraphFont" style:family="text">
      <style:text-properties style:font-name="Calibri" fo:color="#000000" fo:background-color="#FFFFFE"/>
    </style:style>
    <style:style style:name="T1815" style:parent-style-name="DefaultParagraphFont" style:family="text">
      <style:text-properties style:font-name="Calibri" fo:color="#A31515" fo:background-color="#FFFFFE"/>
    </style:style>
    <style:style style:name="P1816" style:parent-style-name="Textbody" style:family="paragraph">
      <style:text-properties style:font-name="Calibri" fo:color="#000000" fo:background-color="#FFFFFE"/>
    </style:style>
    <style:style style:name="P1817"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1818" style:parent-style-name="Standard" style:family="paragraph">
      <style:text-properties style:font-name="Calibri" fo:color="#000000" fo:background-color="#FFFFFE"/>
    </style:style>
    <style:style style:name="P1819" style:parent-style-name="Standard" style:family="paragraph">
      <style:paragraph-properties style:line-height-at-least="0.1319in"/>
    </style:style>
    <style:style style:name="T1820" style:parent-style-name="DefaultParagraphFont" style:family="text">
      <style:text-properties style:font-name="Calibri" fo:color="#A31515" fo:background-color="#FFFFFE"/>
    </style:style>
    <style:style style:name="T1821" style:parent-style-name="DefaultParagraphFont" style:family="text">
      <style:text-properties style:font-name="Calibri" fo:color="#000000" fo:background-color="#FFFFFE"/>
    </style:style>
    <style:style style:name="T1822" style:parent-style-name="DefaultParagraphFont" style:family="text">
      <style:text-properties style:font-name="Calibri" fo:color="#0451A5" fo:background-color="#FFFFFE"/>
    </style:style>
    <style:style style:name="P1823" style:parent-style-name="Standard" style:family="paragraph">
      <style:paragraph-properties style:line-height-at-least="0.1319in"/>
      <style:text-properties style:font-name="Calibri" fo:color="#000000" fo:background-color="#FFFFFE"/>
    </style:style>
    <style:style style:name="P1824" style:parent-style-name="Standard" style:family="paragraph">
      <style:paragraph-properties style:line-height-at-least="0.1319in"/>
      <style:text-properties style:font-name="Calibri" fo:color="#000000" fo:background-color="#FFFFFE"/>
    </style:style>
    <style:style style:name="P1825" style:parent-style-name="Standard" style:family="paragraph">
      <style:paragraph-properties style:line-height-at-least="0.1319in"/>
      <style:text-properties style:font-name="Calibri" fo:color="#000000" fo:background-color="#FFFFFE"/>
    </style:style>
    <style:style style:name="P1826" style:parent-style-name="Standard" style:family="paragraph">
      <style:paragraph-properties style:line-height-at-least="0.1319in"/>
      <style:text-properties style:font-name="Calibri" fo:color="#09885A" fo:background-color="#FFFFFE"/>
    </style:style>
    <style:style style:name="P1827" style:parent-style-name="Textbody" style:family="paragraph">
      <style:text-properties fo:font-weight="bold" style:font-weight-asian="bold" style:font-weight-complex="bold" fo:color="#C9211E"/>
    </style:style>
    <style:style style:name="T1828" style:parent-style-name="DefaultParagraphFont" style:family="text">
      <style:text-properties style:font-name="Calibri" fo:color="#0000FF" fo:background-color="#FFFFFE"/>
    </style:style>
    <style:style style:name="T1829" style:parent-style-name="DefaultParagraphFont" style:family="text">
      <style:text-properties style:font-name="Calibri" fo:color="#808080" fo:background-color="#FFFFFE"/>
    </style:style>
    <style:style style:name="T1830" style:parent-style-name="DefaultParagraphFont" style:family="text">
      <style:text-properties style:font-name="Calibri" fo:color="#000000" fo:background-color="#FFFFFE"/>
    </style:style>
    <style:style style:name="T1831" style:parent-style-name="DefaultParagraphFont" style:family="text">
      <style:text-properties style:font-name="Calibri" fo:color="#FF0000" fo:background-color="#FFFFFE"/>
    </style:style>
    <style:style style:name="T1832" style:parent-style-name="DefaultParagraphFont" style:family="text">
      <style:text-properties style:font-name="Calibri" fo:color="#000000" fo:background-color="#FFFFFE"/>
    </style:style>
    <style:style style:name="T1833" style:parent-style-name="DefaultParagraphFont" style:family="text">
      <style:text-properties style:font-name="Calibri" fo:color="#0000FF" fo:background-color="#FFFFFE"/>
    </style:style>
    <style:style style:name="T1834" style:parent-style-name="DefaultParagraphFont" style:family="text">
      <style:text-properties style:font-name="Calibri" fo:color="#000000" fo:background-color="#FFFFFE"/>
    </style:style>
    <style:style style:name="T1835" style:parent-style-name="DefaultParagraphFont" style:family="text">
      <style:text-properties style:font-name="Calibri" fo:color="#FF0000" fo:background-color="#FFFFFE"/>
    </style:style>
    <style:style style:name="T1836" style:parent-style-name="DefaultParagraphFont" style:family="text">
      <style:text-properties style:font-name="Calibri" fo:color="#000000" fo:background-color="#FFFFFE"/>
    </style:style>
    <style:style style:name="T1837" style:parent-style-name="DefaultParagraphFont" style:family="text">
      <style:text-properties style:font-name="Calibri" fo:color="#0000FF" fo:background-color="#FFFFFE"/>
    </style:style>
    <style:style style:name="P1838" style:parent-style-name="Standard" style:family="paragraph">
      <style:paragraph-properties style:line-height-at-least="0.1319in"/>
    </style:style>
    <style:style style:name="T1839" style:parent-style-name="DefaultParagraphFont" style:family="text">
      <style:text-properties style:font-name="Calibri" fo:color="#0000FF" fo:background-color="#FFFFFE"/>
    </style:style>
    <style:style style:name="T1840" style:parent-style-name="DefaultParagraphFont" style:family="text">
      <style:text-properties style:font-name="Calibri" fo:color="#800000" fo:background-color="#FFFFFE"/>
    </style:style>
    <style:style style:name="T1841" style:parent-style-name="DefaultParagraphFont" style:family="text">
      <style:text-properties style:font-name="Calibri" fo:color="#0000FF" fo:background-color="#FFFFFE"/>
    </style:style>
    <style:style style:name="P1842" style:parent-style-name="Standard" style:family="paragraph">
      <style:paragraph-properties style:line-height-at-least="0.1319in"/>
    </style:style>
    <style:style style:name="T1843" style:parent-style-name="DefaultParagraphFont" style:family="text">
      <style:text-properties style:font-name="Calibri" fo:color="#0000FF" fo:background-color="#FFFFFE"/>
    </style:style>
    <style:style style:name="T1844" style:parent-style-name="DefaultParagraphFont" style:family="text">
      <style:text-properties style:font-name="Calibri" fo:color="#800000" fo:background-color="#FFFFFE"/>
    </style:style>
    <style:style style:name="T1845" style:parent-style-name="DefaultParagraphFont" style:family="text">
      <style:text-properties style:font-name="Calibri" fo:color="#0000FF" fo:background-color="#FFFFFE"/>
    </style:style>
    <style:style style:name="P1846" style:parent-style-name="Standard" style:family="paragraph">
      <style:paragraph-properties style:line-height-at-least="0.1319in"/>
    </style:style>
    <style:style style:name="T1847" style:parent-style-name="DefaultParagraphFont" style:family="text">
      <style:text-properties style:font-name="Calibri" fo:color="#0000FF" fo:background-color="#FFFFFE"/>
    </style:style>
    <style:style style:name="T1848" style:parent-style-name="DefaultParagraphFont" style:family="text">
      <style:text-properties style:font-name="Calibri" fo:color="#800000" fo:background-color="#FFFFFE"/>
    </style:style>
    <style:style style:name="T1849" style:parent-style-name="DefaultParagraphFont" style:family="text">
      <style:text-properties style:font-name="Calibri" fo:color="#0000FF" fo:background-color="#FFFFFE"/>
    </style:style>
    <style:style style:name="T1850" style:parent-style-name="DefaultParagraphFont" style:family="text">
      <style:text-properties style:font-name="Calibri" fo:color="#000000" fo:background-color="#FFFFFE"/>
    </style:style>
    <style:style style:name="T1851" style:parent-style-name="DefaultParagraphFont" style:family="text">
      <style:text-properties style:font-name="Calibri" fo:color="#0000FF" fo:background-color="#FFFFFE"/>
    </style:style>
    <style:style style:name="T1852" style:parent-style-name="DefaultParagraphFont" style:family="text">
      <style:text-properties style:font-name="Calibri" fo:color="#800000" fo:background-color="#FFFFFE"/>
    </style:style>
    <style:style style:name="T1853" style:parent-style-name="DefaultParagraphFont" style:family="text">
      <style:text-properties style:font-name="Calibri" fo:color="#0000FF" fo:background-color="#FFFFFE"/>
    </style:style>
    <style:style style:name="P1854" style:parent-style-name="Standard" style:family="paragraph">
      <style:paragraph-properties style:line-height-at-least="0.1319in"/>
    </style:style>
    <style:style style:name="T1855" style:parent-style-name="DefaultParagraphFont" style:family="text">
      <style:text-properties style:font-name="Calibri" fo:color="#0000FF" fo:background-color="#FFFFFE"/>
    </style:style>
    <style:style style:name="T1856" style:parent-style-name="DefaultParagraphFont" style:family="text">
      <style:text-properties style:font-name="Calibri" fo:color="#800000" fo:background-color="#FFFFFE"/>
    </style:style>
    <style:style style:name="T1857" style:parent-style-name="DefaultParagraphFont" style:family="text">
      <style:text-properties style:font-name="Calibri" fo:color="#0000FF" fo:background-color="#FFFFFE"/>
    </style:style>
    <style:style style:name="T1858" style:parent-style-name="DefaultParagraphFont" style:family="text">
      <style:text-properties style:font-name="Calibri" fo:color="#000000" fo:background-color="#FFFFFE"/>
    </style:style>
    <style:style style:name="T1859" style:parent-style-name="DefaultParagraphFont" style:family="text">
      <style:text-properties style:font-name="Calibri" fo:color="#0000FF" fo:background-color="#FFFFFE"/>
    </style:style>
    <style:style style:name="T1860" style:parent-style-name="DefaultParagraphFont" style:family="text">
      <style:text-properties style:font-name="Calibri" fo:color="#800000" fo:background-color="#FFFFFE"/>
    </style:style>
    <style:style style:name="T1861" style:parent-style-name="DefaultParagraphFont" style:family="text">
      <style:text-properties style:font-name="Calibri" fo:color="#0000FF" fo:background-color="#FFFFFE"/>
    </style:style>
    <style:style style:name="P1862" style:parent-style-name="Standard" style:family="paragraph">
      <style:paragraph-properties style:line-height-at-least="0.1319in"/>
    </style:style>
    <style:style style:name="T1863" style:parent-style-name="DefaultParagraphFont" style:family="text">
      <style:text-properties style:font-name="Calibri" fo:color="#0000FF" fo:background-color="#FFFFFE"/>
    </style:style>
    <style:style style:name="T1864" style:parent-style-name="DefaultParagraphFont" style:family="text">
      <style:text-properties style:font-name="Calibri" fo:color="#800000" fo:background-color="#FFFFFE"/>
    </style:style>
    <style:style style:name="T1865" style:parent-style-name="DefaultParagraphFont" style:family="text">
      <style:text-properties style:font-name="Calibri" fo:color="#0000FF" fo:background-color="#FFFFFE"/>
    </style:style>
    <style:style style:name="T1866" style:parent-style-name="DefaultParagraphFont" style:family="text">
      <style:text-properties style:font-name="Calibri" fo:color="#000000" fo:background-color="#FFFFFE"/>
    </style:style>
    <style:style style:name="T1867" style:parent-style-name="DefaultParagraphFont" style:family="text">
      <style:text-properties style:font-name="Calibri" fo:color="#0000FF" fo:background-color="#FFFFFE"/>
    </style:style>
    <style:style style:name="T1868" style:parent-style-name="DefaultParagraphFont" style:family="text">
      <style:text-properties style:font-name="Calibri" fo:color="#800000" fo:background-color="#FFFFFE"/>
    </style:style>
    <style:style style:name="T1869" style:parent-style-name="DefaultParagraphFont" style:family="text">
      <style:text-properties style:font-name="Calibri" fo:color="#0000FF" fo:background-color="#FFFFFE"/>
    </style:style>
    <style:style style:name="P1870" style:parent-style-name="Standard" style:family="paragraph">
      <style:paragraph-properties style:line-height-at-least="0.1319in"/>
    </style:style>
    <style:style style:name="T1871" style:parent-style-name="DefaultParagraphFont" style:family="text">
      <style:text-properties style:font-name="Calibri" fo:color="#0000FF" fo:background-color="#FFFFFE"/>
    </style:style>
    <style:style style:name="T1872" style:parent-style-name="DefaultParagraphFont" style:family="text">
      <style:text-properties style:font-name="Calibri" fo:color="#800000" fo:background-color="#FFFFFE"/>
    </style:style>
    <style:style style:name="T1873" style:parent-style-name="DefaultParagraphFont" style:family="text">
      <style:text-properties style:font-name="Calibri" fo:color="#0000FF" fo:background-color="#FFFFFE"/>
    </style:style>
    <style:style style:name="P1874" style:parent-style-name="Standard" style:family="paragraph">
      <style:paragraph-properties style:line-height-at-least="0.1319in"/>
    </style:style>
    <style:style style:name="T1875" style:parent-style-name="DefaultParagraphFont" style:family="text">
      <style:text-properties style:font-name="Calibri" fo:color="#0000FF" fo:background-color="#FFFFFE"/>
    </style:style>
    <style:style style:name="T1876" style:parent-style-name="DefaultParagraphFont" style:family="text">
      <style:text-properties style:font-name="Calibri" fo:color="#800000" fo:background-color="#FFFFFE"/>
    </style:style>
    <style:style style:name="T1877" style:parent-style-name="DefaultParagraphFont" style:family="text">
      <style:text-properties style:font-name="Calibri" fo:color="#0000FF" fo:background-color="#FFFFFE"/>
    </style:style>
    <style:style style:name="P1878" style:parent-style-name="Standard" style:family="paragraph">
      <style:paragraph-properties style:line-height-at-least="0.1319in"/>
    </style:style>
    <style:style style:name="T1879" style:parent-style-name="DefaultParagraphFont" style:family="text">
      <style:text-properties style:font-name="Calibri" fo:color="#0000FF" fo:background-color="#FFFFFE"/>
    </style:style>
    <style:style style:name="T1880" style:parent-style-name="DefaultParagraphFont" style:family="text">
      <style:text-properties style:font-name="Calibri" fo:color="#800000" fo:background-color="#FFFFFE"/>
    </style:style>
    <style:style style:name="T1881" style:parent-style-name="DefaultParagraphFont" style:family="text">
      <style:text-properties style:font-name="Calibri" fo:color="#0000FF" fo:background-color="#FFFFFE"/>
    </style:style>
    <style:style style:name="T1882" style:parent-style-name="DefaultParagraphFont" style:family="text">
      <style:text-properties style:font-name="Calibri" fo:color="#000000" fo:background-color="#FFFFFE"/>
    </style:style>
    <style:style style:name="T1883" style:parent-style-name="DefaultParagraphFont" style:family="text">
      <style:text-properties style:font-name="Calibri" fo:color="#0000FF" fo:background-color="#FFFFFE"/>
    </style:style>
    <style:style style:name="T1884" style:parent-style-name="DefaultParagraphFont" style:family="text">
      <style:text-properties style:font-name="Calibri" fo:color="#800000" fo:background-color="#FFFFFE"/>
    </style:style>
    <style:style style:name="T1885" style:parent-style-name="DefaultParagraphFont" style:family="text">
      <style:text-properties style:font-name="Calibri" fo:color="#0000FF" fo:background-color="#FFFFFE"/>
    </style:style>
    <style:style style:name="P1886" style:parent-style-name="Standard" style:family="paragraph">
      <style:paragraph-properties style:line-height-at-least="0.1319in"/>
    </style:style>
    <style:style style:name="T1887" style:parent-style-name="DefaultParagraphFont" style:family="text">
      <style:text-properties style:font-name="Calibri" fo:color="#0000FF" fo:background-color="#FFFFFE"/>
    </style:style>
    <style:style style:name="T1888" style:parent-style-name="DefaultParagraphFont" style:family="text">
      <style:text-properties style:font-name="Calibri" fo:color="#800000" fo:background-color="#FFFFFE"/>
    </style:style>
    <style:style style:name="T1889" style:parent-style-name="DefaultParagraphFont" style:family="text">
      <style:text-properties style:font-name="Calibri" fo:color="#0000FF" fo:background-color="#FFFFFE"/>
    </style:style>
    <style:style style:name="T1890" style:parent-style-name="DefaultParagraphFont" style:family="text">
      <style:text-properties style:font-name="Calibri" fo:color="#000000" fo:background-color="#FFFFFE"/>
    </style:style>
    <style:style style:name="T1891" style:parent-style-name="DefaultParagraphFont" style:family="text">
      <style:text-properties style:font-name="Calibri" fo:color="#0000FF" fo:background-color="#FFFFFE"/>
    </style:style>
    <style:style style:name="T1892" style:parent-style-name="DefaultParagraphFont" style:family="text">
      <style:text-properties style:font-name="Calibri" fo:color="#800000" fo:background-color="#FFFFFE"/>
    </style:style>
    <style:style style:name="T1893" style:parent-style-name="DefaultParagraphFont" style:family="text">
      <style:text-properties style:font-name="Calibri" fo:color="#0000FF" fo:background-color="#FFFFFE"/>
    </style:style>
    <style:style style:name="P1894" style:parent-style-name="Standard" style:family="paragraph">
      <style:paragraph-properties style:line-height-at-least="0.1319in"/>
    </style:style>
    <style:style style:name="T1895" style:parent-style-name="DefaultParagraphFont" style:family="text">
      <style:text-properties style:font-name="Calibri" fo:color="#0000FF" fo:background-color="#FFFFFE"/>
    </style:style>
    <style:style style:name="T1896" style:parent-style-name="DefaultParagraphFont" style:family="text">
      <style:text-properties style:font-name="Calibri" fo:color="#800000" fo:background-color="#FFFFFE"/>
    </style:style>
    <style:style style:name="T1897" style:parent-style-name="DefaultParagraphFont" style:family="text">
      <style:text-properties style:font-name="Calibri" fo:color="#0000FF" fo:background-color="#FFFFFE"/>
    </style:style>
    <style:style style:name="T1898" style:parent-style-name="DefaultParagraphFont" style:family="text">
      <style:text-properties style:font-name="Calibri" fo:color="#000000" fo:background-color="#FFFFFE"/>
    </style:style>
    <style:style style:name="T1899" style:parent-style-name="DefaultParagraphFont" style:family="text">
      <style:text-properties style:font-name="Calibri" fo:color="#0000FF" fo:background-color="#FFFFFE"/>
    </style:style>
    <style:style style:name="T1900" style:parent-style-name="DefaultParagraphFont" style:family="text">
      <style:text-properties style:font-name="Calibri" fo:color="#800000" fo:background-color="#FFFFFE"/>
    </style:style>
    <style:style style:name="T1901" style:parent-style-name="DefaultParagraphFont" style:family="text">
      <style:text-properties style:font-name="Calibri" fo:color="#0000FF" fo:background-color="#FFFFFE"/>
    </style:style>
    <style:style style:name="P1902" style:parent-style-name="Standard" style:family="paragraph">
      <style:paragraph-properties style:line-height-at-least="0.1319in"/>
    </style:style>
    <style:style style:name="T1903" style:parent-style-name="DefaultParagraphFont" style:family="text">
      <style:text-properties style:font-name="Calibri" fo:color="#0000FF" fo:background-color="#FFFFFE"/>
    </style:style>
    <style:style style:name="T1904" style:parent-style-name="DefaultParagraphFont" style:family="text">
      <style:text-properties style:font-name="Calibri" fo:color="#800000" fo:background-color="#FFFFFE"/>
    </style:style>
    <style:style style:name="T1905" style:parent-style-name="DefaultParagraphFont" style:family="text">
      <style:text-properties style:font-name="Calibri" fo:color="#0000FF" fo:background-color="#FFFFFE"/>
    </style:style>
    <style:style style:name="P1906" style:parent-style-name="Standard" style:family="paragraph">
      <style:paragraph-properties style:line-height-at-least="0.1319in"/>
    </style:style>
    <style:style style:name="T1907" style:parent-style-name="DefaultParagraphFont" style:family="text">
      <style:text-properties style:font-name="Calibri" fo:color="#0000FF" fo:background-color="#FFFFFE"/>
    </style:style>
    <style:style style:name="T1908" style:parent-style-name="DefaultParagraphFont" style:family="text">
      <style:text-properties style:font-name="Calibri" fo:color="#800000" fo:background-color="#FFFFFE"/>
    </style:style>
    <style:style style:name="T1909" style:parent-style-name="DefaultParagraphFont" style:family="text">
      <style:text-properties style:font-name="Calibri" fo:color="#0000FF" fo:background-color="#FFFFFE"/>
    </style:style>
    <style:style style:name="P1910" style:parent-style-name="Standard" style:family="paragraph">
      <style:paragraph-properties style:line-height-at-least="0.1319in"/>
    </style:style>
    <style:style style:name="T1911" style:parent-style-name="DefaultParagraphFont" style:family="text">
      <style:text-properties style:font-name="Calibri" fo:color="#0000FF" fo:background-color="#FFFFFE"/>
    </style:style>
    <style:style style:name="T1912" style:parent-style-name="DefaultParagraphFont" style:family="text">
      <style:text-properties style:font-name="Calibri" fo:color="#800000" fo:background-color="#FFFFFE"/>
    </style:style>
    <style:style style:name="T1913" style:parent-style-name="DefaultParagraphFont" style:family="text">
      <style:text-properties style:font-name="Calibri" fo:color="#0000FF" fo:background-color="#FFFFFE"/>
    </style:style>
    <style:style style:name="T1914" style:parent-style-name="DefaultParagraphFont" style:family="text">
      <style:text-properties style:font-name="Calibri" fo:color="#000000" fo:background-color="#FFFFFE"/>
    </style:style>
    <style:style style:name="T1915" style:parent-style-name="DefaultParagraphFont" style:family="text">
      <style:text-properties style:font-name="Calibri" fo:color="#0000FF" fo:background-color="#FFFFFE"/>
    </style:style>
    <style:style style:name="T1916" style:parent-style-name="DefaultParagraphFont" style:family="text">
      <style:text-properties style:font-name="Calibri" fo:color="#800000" fo:background-color="#FFFFFE"/>
    </style:style>
    <style:style style:name="T1917" style:parent-style-name="DefaultParagraphFont" style:family="text">
      <style:text-properties style:font-name="Calibri" fo:color="#0000FF" fo:background-color="#FFFFFE"/>
    </style:style>
    <style:style style:name="P1918" style:parent-style-name="Standard" style:family="paragraph">
      <style:paragraph-properties style:line-height-at-least="0.1319in"/>
    </style:style>
    <style:style style:name="T1919" style:parent-style-name="DefaultParagraphFont" style:family="text">
      <style:text-properties style:font-name="Calibri" fo:color="#0000FF" fo:background-color="#FFFFFE"/>
    </style:style>
    <style:style style:name="T1920" style:parent-style-name="DefaultParagraphFont" style:family="text">
      <style:text-properties style:font-name="Calibri" fo:color="#800000" fo:background-color="#FFFFFE"/>
    </style:style>
    <style:style style:name="T1921" style:parent-style-name="DefaultParagraphFont" style:family="text">
      <style:text-properties style:font-name="Calibri" fo:color="#0000FF" fo:background-color="#FFFFFE"/>
    </style:style>
    <style:style style:name="T1922" style:parent-style-name="DefaultParagraphFont" style:family="text">
      <style:text-properties style:font-name="Calibri" fo:color="#000000" fo:background-color="#FFFFFE"/>
    </style:style>
    <style:style style:name="T1923" style:parent-style-name="DefaultParagraphFont" style:family="text">
      <style:text-properties style:font-name="Calibri" fo:color="#0000FF" fo:background-color="#FFFFFE"/>
    </style:style>
    <style:style style:name="T1924" style:parent-style-name="DefaultParagraphFont" style:family="text">
      <style:text-properties style:font-name="Calibri" fo:color="#800000" fo:background-color="#FFFFFE"/>
    </style:style>
    <style:style style:name="T1925" style:parent-style-name="DefaultParagraphFont" style:family="text">
      <style:text-properties style:font-name="Calibri" fo:color="#0000FF" fo:background-color="#FFFFFE"/>
    </style:style>
    <style:style style:name="P1926" style:parent-style-name="Standard" style:family="paragraph">
      <style:paragraph-properties style:line-height-at-least="0.1319in"/>
    </style:style>
    <style:style style:name="T1927" style:parent-style-name="DefaultParagraphFont" style:family="text">
      <style:text-properties style:font-name="Calibri" fo:color="#0000FF" fo:background-color="#FFFFFE"/>
    </style:style>
    <style:style style:name="T1928" style:parent-style-name="DefaultParagraphFont" style:family="text">
      <style:text-properties style:font-name="Calibri" fo:color="#800000" fo:background-color="#FFFFFE"/>
    </style:style>
    <style:style style:name="T1929" style:parent-style-name="DefaultParagraphFont" style:family="text">
      <style:text-properties style:font-name="Calibri" fo:color="#0000FF" fo:background-color="#FFFFFE"/>
    </style:style>
    <style:style style:name="T1930" style:parent-style-name="DefaultParagraphFont" style:family="text">
      <style:text-properties style:font-name="Calibri" fo:color="#000000" fo:background-color="#FFFFFE"/>
    </style:style>
    <style:style style:name="T1931" style:parent-style-name="DefaultParagraphFont" style:family="text">
      <style:text-properties style:font-name="Calibri" fo:color="#0000FF" fo:background-color="#FFFFFE"/>
    </style:style>
    <style:style style:name="T1932" style:parent-style-name="DefaultParagraphFont" style:family="text">
      <style:text-properties style:font-name="Calibri" fo:color="#800000" fo:background-color="#FFFFFE"/>
    </style:style>
    <style:style style:name="T1933" style:parent-style-name="DefaultParagraphFont" style:family="text">
      <style:text-properties style:font-name="Calibri" fo:color="#0000FF" fo:background-color="#FFFFFE"/>
    </style:style>
    <style:style style:name="P1934" style:parent-style-name="Standard" style:family="paragraph">
      <style:paragraph-properties style:line-height-at-least="0.1319in"/>
    </style:style>
    <style:style style:name="T1935" style:parent-style-name="DefaultParagraphFont" style:family="text">
      <style:text-properties style:font-name="Calibri" fo:color="#0000FF" fo:background-color="#FFFFFE"/>
    </style:style>
    <style:style style:name="T1936" style:parent-style-name="DefaultParagraphFont" style:family="text">
      <style:text-properties style:font-name="Calibri" fo:color="#800000" fo:background-color="#FFFFFE"/>
    </style:style>
    <style:style style:name="T1937" style:parent-style-name="DefaultParagraphFont" style:family="text">
      <style:text-properties style:font-name="Calibri" fo:color="#0000FF" fo:background-color="#FFFFFE"/>
    </style:style>
    <style:style style:name="P1938" style:parent-style-name="Standard" style:family="paragraph">
      <style:paragraph-properties style:line-height-at-least="0.1319in"/>
    </style:style>
    <style:style style:name="T1939" style:parent-style-name="DefaultParagraphFont" style:family="text">
      <style:text-properties style:font-name="Calibri" fo:color="#0000FF" fo:background-color="#FFFFFE"/>
    </style:style>
    <style:style style:name="T1940" style:parent-style-name="DefaultParagraphFont" style:family="text">
      <style:text-properties style:font-name="Calibri" fo:color="#800000" fo:background-color="#FFFFFE"/>
    </style:style>
    <style:style style:name="T1941" style:parent-style-name="DefaultParagraphFont" style:family="text">
      <style:text-properties style:font-name="Calibri" fo:color="#0000FF" fo:background-color="#FFFFFE"/>
    </style:style>
    <style:style style:name="P1942" style:parent-style-name="Standard" style:family="paragraph">
      <style:paragraph-properties fo:margin-bottom="0.1965in" style:line-height-at-least="0.1319in"/>
      <style:text-properties style:font-name="Calibri" fo:color="#000000" fo:background-color="#FFFFFE"/>
    </style:style>
    <style:style style:name="P1943" style:parent-style-name="Standard" style:family="paragraph">
      <style:paragraph-properties fo:margin-bottom="0.1965in" style:line-height-at-least="0.1319in"/>
      <style:text-properties style:font-name="Calibri" fo:color="#000000" fo:background-color="#FFFFFE"/>
    </style:style>
    <style:style style:name="P1944" style:parent-style-name="Standard" style:family="paragraph">
      <style:paragraph-properties fo:margin-bottom="0.1965in" style:line-height-at-least="0.1319in"/>
      <style:text-properties style:font-name="Calibri" fo:color="#000000" fo:background-color="#FFFFFE"/>
    </style:style>
    <style:style style:name="P1945" style:parent-style-name="Textbody" style:family="paragraph">
      <style:text-properties style:font-name="Calibri" fo:font-weight="bold" style:font-weight-asian="bold" style:font-weight-complex="bold" fo:color="#C9211E"/>
    </style:style>
    <style:style style:name="P1946" style:parent-style-name="Standard" style:family="paragraph">
      <style:paragraph-properties fo:margin-bottom="0.1965in" style:line-height-at-least="0.1319in"/>
      <style:text-properties style:font-name="Calibri" fo:color="#000000" fo:background-color="#FFFFFE"/>
    </style:style>
    <style:style style:name="T1947" style:parent-style-name="DefaultParagraphFont" style:family="text">
      <style:text-properties style:font-name="Calibri" fo:color="#0000FF" fo:background-color="#FFFFFE"/>
    </style:style>
    <style:style style:name="T1948" style:parent-style-name="DefaultParagraphFont" style:family="text">
      <style:text-properties style:font-name="Calibri" fo:color="#000000" fo:background-color="#FFFFFE"/>
    </style:style>
    <style:style style:name="T1949" style:parent-style-name="DefaultParagraphFont" style:family="text">
      <style:text-properties style:font-name="Calibri" fo:color="#09885A" fo:background-color="#FFFFFE"/>
    </style:style>
    <style:style style:name="P1950" style:parent-style-name="Standard" style:family="paragraph">
      <style:paragraph-properties style:line-height-at-least="0.1319in"/>
    </style:style>
    <style:style style:name="T1951" style:parent-style-name="DefaultParagraphFont" style:family="text">
      <style:text-properties style:font-name="Calibri" fo:color="#0000FF" fo:background-color="#FFFFFE"/>
    </style:style>
    <style:style style:name="T1952" style:parent-style-name="DefaultParagraphFont" style:family="text">
      <style:text-properties style:font-name="Calibri" fo:color="#000000" fo:background-color="#FFFFFE"/>
    </style:style>
    <style:style style:name="T1953" style:parent-style-name="DefaultParagraphFont" style:family="text">
      <style:text-properties style:font-name="Calibri" fo:color="#0000FF" fo:background-color="#FFFFFE"/>
    </style:style>
    <style:style style:name="T1954" style:parent-style-name="DefaultParagraphFont" style:family="text">
      <style:text-properties style:font-name="Calibri" fo:color="#000000" fo:background-color="#FFFFFE"/>
    </style:style>
    <style:style style:name="T1955" style:parent-style-name="DefaultParagraphFont" style:family="text">
      <style:text-properties style:font-name="Calibri" fo:color="#0000FF" fo:background-color="#FFFFFE"/>
    </style:style>
    <style:style style:name="T1956" style:parent-style-name="DefaultParagraphFont" style:family="text">
      <style:text-properties style:font-name="Calibri" fo:color="#000000" fo:background-color="#FFFFFE"/>
    </style:style>
    <style:style style:name="T1957" style:parent-style-name="DefaultParagraphFont" style:family="text">
      <style:text-properties style:font-name="Calibri" fo:color="#800000" fo:background-color="#FFFFFE"/>
    </style:style>
    <style:style style:name="T1958" style:parent-style-name="DefaultParagraphFont" style:family="text">
      <style:text-properties style:font-name="Calibri" fo:color="#0000FF" fo:background-color="#FFFFFE"/>
    </style:style>
    <style:style style:name="T1959" style:parent-style-name="DefaultParagraphFont" style:family="text">
      <style:text-properties style:font-name="Calibri" fo:color="#800000" fo:background-color="#FFFFFE"/>
    </style:style>
    <style:style style:name="T1960" style:parent-style-name="DefaultParagraphFont" style:family="text">
      <style:text-properties style:font-name="Calibri" fo:color="#0000FF" fo:background-color="#FFFFFE"/>
    </style:style>
    <style:style style:name="T1961" style:parent-style-name="DefaultParagraphFont" style:family="text">
      <style:text-properties style:font-name="Calibri" fo:color="#000000" fo:background-color="#FFFFFE"/>
    </style:style>
    <style:style style:name="P1962" style:parent-style-name="Standard" style:family="paragraph">
      <style:paragraph-properties style:line-height-at-least="0.1319in"/>
    </style:style>
    <style:style style:name="T1963" style:parent-style-name="DefaultParagraphFont" style:family="text">
      <style:text-properties style:font-name="Calibri" fo:color="#0000FF" fo:background-color="#FFFFFE"/>
    </style:style>
    <style:style style:name="T1964" style:parent-style-name="DefaultParagraphFont" style:family="text">
      <style:text-properties style:font-name="Calibri" fo:color="#000000" fo:background-color="#FFFFFE"/>
    </style:style>
    <style:style style:name="P1965" style:parent-style-name="Standard" style:family="paragraph">
      <style:paragraph-properties style:line-height-at-least="0.1319in"/>
    </style:style>
    <style:style style:name="T1966" style:parent-style-name="DefaultParagraphFont" style:family="text">
      <style:text-properties style:font-name="Calibri" fo:color="#0000FF" fo:background-color="#FFFFFE"/>
    </style:style>
    <style:style style:name="P1967" style:parent-style-name="Standard" style:family="paragraph">
      <style:paragraph-properties style:line-height-at-least="0.1319in"/>
    </style:style>
    <style:style style:name="T1968" style:parent-style-name="DefaultParagraphFont" style:family="text">
      <style:text-properties style:font-name="Calibri" fo:color="#000000" fo:background-color="#FFFFFE"/>
    </style:style>
    <style:style style:name="T1969" style:parent-style-name="DefaultParagraphFont" style:family="text">
      <style:text-properties style:font-name="Calibri" fo:color="#0000FF" fo:background-color="#FFFFFE"/>
    </style:style>
    <style:style style:name="T1970" style:parent-style-name="DefaultParagraphFont" style:family="text">
      <style:text-properties style:font-name="Calibri" fo:color="#000000" fo:background-color="#FFFFFE"/>
    </style:style>
    <style:style style:name="P1971" style:parent-style-name="Standard" style:family="paragraph">
      <style:paragraph-properties style:line-height-at-least="0.1319in"/>
    </style:style>
    <style:style style:name="T1972" style:parent-style-name="DefaultParagraphFont" style:family="text">
      <style:text-properties style:font-name="Calibri" fo:color="#A31515" fo:background-color="#FFFFFE"/>
    </style:style>
    <style:style style:name="T1973" style:parent-style-name="DefaultParagraphFont" style:family="text">
      <style:text-properties style:font-name="Calibri" fo:color="#0000FF" fo:background-color="#FFFFFE"/>
    </style:style>
    <style:style style:name="T1974" style:parent-style-name="DefaultParagraphFont" style:family="text">
      <style:text-properties style:font-name="Calibri" fo:color="#000000" fo:background-color="#FFFFFE"/>
    </style:style>
    <style:style style:name="T1975" style:parent-style-name="DefaultParagraphFont" style:family="text">
      <style:text-properties style:font-name="Calibri" fo:color="#0000FF" fo:background-color="#FFFFFE"/>
    </style:style>
    <style:style style:name="T1976" style:parent-style-name="DefaultParagraphFont" style:family="text">
      <style:text-properties style:font-name="Calibri" fo:color="#000000" fo:background-color="#FFFFFE"/>
    </style:style>
    <style:style style:name="P1977" style:parent-style-name="Standard" style:family="paragraph">
      <style:paragraph-properties style:line-height-at-least="0.1319in"/>
    </style:style>
    <style:style style:name="T1978" style:parent-style-name="DefaultParagraphFont" style:family="text">
      <style:text-properties style:font-name="Calibri" fo:color="#A31515" fo:background-color="#FFFFFE"/>
    </style:style>
    <style:style style:name="T1979" style:parent-style-name="DefaultParagraphFont" style:family="text">
      <style:text-properties style:font-name="Calibri" fo:color="#0000FF" fo:background-color="#FFFFFE"/>
    </style:style>
    <style:style style:name="T1980" style:parent-style-name="DefaultParagraphFont" style:family="text">
      <style:text-properties style:font-name="Calibri" fo:color="#000000" fo:background-color="#FFFFFE"/>
    </style:style>
    <style:style style:name="T1981" style:parent-style-name="DefaultParagraphFont" style:family="text">
      <style:text-properties style:font-name="Calibri" fo:color="#0000FF" fo:background-color="#FFFFFE"/>
    </style:style>
    <style:style style:name="T1982" style:parent-style-name="DefaultParagraphFont" style:family="text">
      <style:text-properties style:font-name="Calibri" fo:color="#000000" fo:background-color="#FFFFFE"/>
    </style:style>
    <style:style style:name="P1983" style:parent-style-name="Standard" style:family="paragraph">
      <style:paragraph-properties style:line-height-at-least="0.1319in"/>
    </style:style>
    <style:style style:name="T1984" style:parent-style-name="DefaultParagraphFont" style:family="text">
      <style:text-properties style:font-name="Calibri" fo:color="#A31515" fo:background-color="#FFFFFE"/>
    </style:style>
    <style:style style:name="T1985" style:parent-style-name="DefaultParagraphFont" style:family="text">
      <style:text-properties style:font-name="Calibri" fo:color="#0000FF" fo:background-color="#FFFFFE"/>
    </style:style>
    <style:style style:name="T1986" style:parent-style-name="DefaultParagraphFont" style:family="text">
      <style:text-properties style:font-name="Calibri" fo:color="#000000" fo:background-color="#FFFFFE"/>
    </style:style>
    <style:style style:name="T1987" style:parent-style-name="DefaultParagraphFont" style:family="text">
      <style:text-properties style:font-name="Calibri" fo:color="#0000FF" fo:background-color="#FFFFFE"/>
    </style:style>
    <style:style style:name="T1988" style:parent-style-name="DefaultParagraphFont" style:family="text">
      <style:text-properties style:font-name="Calibri" fo:color="#000000" fo:background-color="#FFFFFE"/>
    </style:style>
    <style:style style:name="T1989" style:parent-style-name="DefaultParagraphFont" style:family="text">
      <style:text-properties style:font-name="Calibri" fo:color="#A31515" fo:background-color="#FFFFFE"/>
    </style:style>
    <style:style style:name="T1990" style:parent-style-name="DefaultParagraphFont" style:family="text">
      <style:text-properties style:font-name="Calibri" fo:color="#000000" fo:background-color="#FFFFFE"/>
    </style:style>
    <style:style style:name="P1991" style:parent-style-name="Standard" style:family="paragraph">
      <style:paragraph-properties style:line-height-at-least="0.1319in"/>
    </style:style>
    <style:style style:name="T1992" style:parent-style-name="DefaultParagraphFont" style:family="text">
      <style:text-properties style:font-name="Calibri" fo:color="#A31515" fo:background-color="#FFFFFE"/>
    </style:style>
    <style:style style:name="T1993" style:parent-style-name="DefaultParagraphFont" style:family="text">
      <style:text-properties style:font-name="Calibri" fo:color="#0000FF" fo:background-color="#FFFFFE"/>
    </style:style>
    <style:style style:name="T1994" style:parent-style-name="DefaultParagraphFont" style:family="text">
      <style:text-properties style:font-name="Calibri" fo:color="#000000" fo:background-color="#FFFFFE"/>
    </style:style>
    <style:style style:name="T1995" style:parent-style-name="DefaultParagraphFont" style:family="text">
      <style:text-properties style:font-name="Calibri" fo:color="#0000FF" fo:background-color="#FFFFFE"/>
    </style:style>
    <style:style style:name="T1996" style:parent-style-name="DefaultParagraphFont" style:family="text">
      <style:text-properties style:font-name="Calibri" fo:color="#000000" fo:background-color="#FFFFFE"/>
    </style:style>
    <style:style style:name="T1997" style:parent-style-name="DefaultParagraphFont" style:family="text">
      <style:text-properties style:font-name="Calibri" fo:color="#A31515" fo:background-color="#FFFFFE"/>
    </style:style>
    <style:style style:name="T1998" style:parent-style-name="DefaultParagraphFont" style:family="text">
      <style:text-properties style:font-name="Calibri" fo:color="#000000" fo:background-color="#FFFFFE"/>
    </style:style>
    <style:style style:name="P1999" style:parent-style-name="Standard" style:family="paragraph">
      <style:paragraph-properties style:line-height-at-least="0.1319in"/>
      <style:text-properties style:font-name="Calibri" fo:color="#000000" fo:background-color="#FFFFFE"/>
    </style:style>
    <style:style style:name="P2000" style:parent-style-name="Standard" style:family="paragraph">
      <style:paragraph-properties fo:margin-bottom="0.1965in" style:line-height-at-least="0.1319in"/>
    </style:style>
    <style:style style:name="T2001" style:parent-style-name="DefaultParagraphFont" style:family="text">
      <style:text-properties style:font-name="Calibri" fo:color="#000000" fo:background-color="#FFFFFE"/>
    </style:style>
    <style:style style:name="T2002" style:parent-style-name="DefaultParagraphFont" style:family="text">
      <style:text-properties style:font-name="Calibri" fo:color="#000000" fo:background-color="#FFFFFE"/>
    </style:style>
    <style:style style:name="T2003" style:parent-style-name="DefaultParagraphFont" style:family="text">
      <style:text-properties style:font-name="Calibri" fo:font-weight="bold" style:font-weight-asian="bold" style:font-weight-complex="bold" fo:color="#FF0000" fo:background-color="#FFFFFE"/>
    </style:style>
    <style:style style:name="P2004" style:parent-style-name="Textbody" style:family="paragraph">
      <style:text-properties style:font-name="Calibri" fo:color="#000000" fo:background-color="#FFFFFE"/>
    </style:style>
    <style:style style:name="P2005" style:parent-style-name="Textbody" style:family="paragraph">
      <style:text-properties style:font-name="Calibri" fo:color="#000000" fo:background-color="#FFFFFE"/>
    </style:style>
    <style:style style:name="P2006" style:parent-style-name="Standard" style:family="paragraph">
      <style:paragraph-properties style:line-height-at-least="0.1319in"/>
      <style:text-properties style:font-name="Calibri" fo:color="#000000" fo:background-color="#FFFFFE"/>
    </style:style>
    <style:style style:name="P2007" style:parent-style-name="Standard" style:family="paragraph">
      <style:paragraph-properties style:line-height-at-least="0.1319in"/>
    </style:style>
    <style:style style:name="T2008" style:parent-style-name="DefaultParagraphFont" style:family="text">
      <style:text-properties style:font-name="Calibri" fo:color="#A31515" fo:background-color="#FFFFFE"/>
    </style:style>
    <style:style style:name="T2009" style:parent-style-name="DefaultParagraphFont" style:family="text">
      <style:text-properties style:font-name="Calibri" fo:color="#000000" fo:background-color="#FFFFFE"/>
    </style:style>
    <style:style style:name="T2010" style:parent-style-name="DefaultParagraphFont" style:family="text">
      <style:text-properties style:font-name="Calibri" fo:color="#0451A5" fo:background-color="#FFFFFE"/>
    </style:style>
    <style:style style:name="T2011" style:parent-style-name="DefaultParagraphFont" style:family="text">
      <style:text-properties style:font-name="Calibri" fo:color="#000000" fo:background-color="#FFFFFE"/>
    </style:style>
    <style:style style:name="P2012" style:parent-style-name="Standard" style:family="paragraph">
      <style:paragraph-properties style:line-height-at-least="0.1319in"/>
    </style:style>
    <style:style style:name="T2013" style:parent-style-name="DefaultParagraphFont" style:family="text">
      <style:text-properties style:font-name="Calibri" fo:color="#A31515" fo:background-color="#FFFFFE"/>
    </style:style>
    <style:style style:name="T2014" style:parent-style-name="DefaultParagraphFont" style:family="text">
      <style:text-properties style:font-name="Calibri" fo:color="#000000" fo:background-color="#FFFFFE"/>
    </style:style>
    <style:style style:name="T2015" style:parent-style-name="DefaultParagraphFont" style:family="text">
      <style:text-properties style:font-name="Calibri" fo:color="#0451A5" fo:background-color="#FFFFFE"/>
    </style:style>
    <style:style style:name="T2016" style:parent-style-name="DefaultParagraphFont" style:family="text">
      <style:text-properties style:font-name="Calibri" fo:color="#000000" fo:background-color="#FFFFFE"/>
    </style:style>
    <style:style style:name="P2017" style:parent-style-name="Standard" style:family="paragraph">
      <style:paragraph-properties style:line-height-at-least="0.1319in"/>
    </style:style>
    <style:style style:name="T2018" style:parent-style-name="DefaultParagraphFont" style:family="text">
      <style:text-properties style:font-name="Calibri" fo:color="#A31515" fo:background-color="#FFFFFE"/>
    </style:style>
    <style:style style:name="T2019" style:parent-style-name="DefaultParagraphFont" style:family="text">
      <style:text-properties style:font-name="Calibri" fo:color="#000000" fo:background-color="#FFFFFE"/>
    </style:style>
    <style:style style:name="T2020" style:parent-style-name="DefaultParagraphFont" style:family="text">
      <style:text-properties style:font-name="Calibri" fo:color="#0451A5" fo:background-color="#FFFFFE"/>
    </style:style>
    <style:style style:name="T2021" style:parent-style-name="DefaultParagraphFont" style:family="text">
      <style:text-properties style:font-name="Calibri" fo:color="#000000" fo:background-color="#FFFFFE"/>
    </style:style>
    <style:style style:name="P2022" style:parent-style-name="Standard" style:family="paragraph">
      <style:paragraph-properties style:line-height-at-least="0.1319in"/>
    </style:style>
    <style:style style:name="T2023" style:parent-style-name="DefaultParagraphFont" style:family="text">
      <style:text-properties style:font-name="Calibri" fo:color="#A31515" fo:background-color="#FFFFFE"/>
    </style:style>
    <style:style style:name="T2024" style:parent-style-name="DefaultParagraphFont" style:family="text">
      <style:text-properties style:font-name="Calibri" fo:color="#000000" fo:background-color="#FFFFFE"/>
    </style:style>
    <style:style style:name="T2025" style:parent-style-name="DefaultParagraphFont" style:family="text">
      <style:text-properties style:font-name="Calibri" fo:color="#0451A5" fo:background-color="#FFFFFE"/>
    </style:style>
    <style:style style:name="P2026" style:parent-style-name="Standard" style:family="paragraph">
      <style:paragraph-properties style:line-height-at-least="0.1319in"/>
      <style:text-properties style:font-name="Calibri" fo:color="#000000" fo:background-color="#FFFFFE"/>
    </style:style>
    <style:style style:name="P2027" style:parent-style-name="Standard" style:family="paragraph">
      <style:paragraph-properties style:line-height-at-least="0.1319in"/>
      <style:text-properties style:font-name="Calibri" fo:color="#000000" fo:background-color="#FFFFFE"/>
    </style:style>
    <style:style style:name="P2028" style:parent-style-name="Standard" style:family="paragraph">
      <style:paragraph-properties style:line-height-at-least="0.1319in"/>
    </style:style>
    <style:style style:name="T2029" style:parent-style-name="DefaultParagraphFont" style:family="text">
      <style:text-properties style:font-name="Calibri" fo:color="#A31515" fo:background-color="#FFFFFE"/>
    </style:style>
    <style:style style:name="T2030" style:parent-style-name="DefaultParagraphFont" style:family="text">
      <style:text-properties style:font-name="Calibri" fo:color="#000000" fo:background-color="#FFFFFE"/>
    </style:style>
    <style:style style:name="T2031" style:parent-style-name="DefaultParagraphFont" style:family="text">
      <style:text-properties style:font-name="Calibri" fo:color="#0451A5" fo:background-color="#FFFFFE"/>
    </style:style>
    <style:style style:name="T2032" style:parent-style-name="DefaultParagraphFont" style:family="text">
      <style:text-properties style:font-name="Calibri" fo:color="#000000" fo:background-color="#FFFFFE"/>
    </style:style>
    <style:style style:name="P2033" style:parent-style-name="Standard" style:family="paragraph">
      <style:paragraph-properties style:line-height-at-least="0.1319in"/>
    </style:style>
    <style:style style:name="T2034" style:parent-style-name="DefaultParagraphFont" style:family="text">
      <style:text-properties style:font-name="Calibri" fo:color="#A31515" fo:background-color="#FFFFFE"/>
    </style:style>
    <style:style style:name="T2035" style:parent-style-name="DefaultParagraphFont" style:family="text">
      <style:text-properties style:font-name="Calibri" fo:color="#000000" fo:background-color="#FFFFFE"/>
    </style:style>
    <style:style style:name="T2036" style:parent-style-name="DefaultParagraphFont" style:family="text">
      <style:text-properties style:font-name="Calibri" fo:color="#0451A5" fo:background-color="#FFFFFE"/>
    </style:style>
    <style:style style:name="T2037" style:parent-style-name="DefaultParagraphFont" style:family="text">
      <style:text-properties style:font-name="Calibri" fo:color="#000000" fo:background-color="#FFFFFE"/>
    </style:style>
    <style:style style:name="P2038" style:parent-style-name="Standard" style:family="paragraph">
      <style:paragraph-properties style:line-height-at-least="0.1319in"/>
    </style:style>
    <style:style style:name="T2039" style:parent-style-name="DefaultParagraphFont" style:family="text">
      <style:text-properties style:font-name="Calibri" fo:color="#A31515" fo:background-color="#FFFFFE"/>
    </style:style>
    <style:style style:name="T2040" style:parent-style-name="DefaultParagraphFont" style:family="text">
      <style:text-properties style:font-name="Calibri" fo:color="#000000" fo:background-color="#FFFFFE"/>
    </style:style>
    <style:style style:name="T2041" style:parent-style-name="DefaultParagraphFont" style:family="text">
      <style:text-properties style:font-name="Calibri" fo:color="#0451A5" fo:background-color="#FFFFFE"/>
    </style:style>
    <style:style style:name="T2042" style:parent-style-name="DefaultParagraphFont" style:family="text">
      <style:text-properties style:font-name="Calibri" fo:color="#000000" fo:background-color="#FFFFFE"/>
    </style:style>
    <style:style style:name="P2043" style:parent-style-name="Standard" style:family="paragraph">
      <style:paragraph-properties style:line-height-at-least="0.1319in"/>
    </style:style>
    <style:style style:name="T2044" style:parent-style-name="DefaultParagraphFont" style:family="text">
      <style:text-properties style:font-name="Calibri" fo:color="#A31515" fo:background-color="#FFFFFE"/>
    </style:style>
    <style:style style:name="T2045" style:parent-style-name="DefaultParagraphFont" style:family="text">
      <style:text-properties style:font-name="Calibri" fo:color="#000000" fo:background-color="#FFFFFE"/>
    </style:style>
    <style:style style:name="T2046" style:parent-style-name="DefaultParagraphFont" style:family="text">
      <style:text-properties style:font-name="Calibri" fo:color="#0451A5" fo:background-color="#FFFFFE"/>
    </style:style>
    <style:style style:name="P2047" style:parent-style-name="Standard" style:family="paragraph">
      <style:paragraph-properties style:line-height-at-least="0.1319in"/>
      <style:text-properties style:font-name="Calibri" fo:color="#000000" fo:background-color="#FFFFFE"/>
    </style:style>
    <style:style style:name="P2048" style:parent-style-name="Standard" style:family="paragraph">
      <style:paragraph-properties style:line-height-at-least="0.1319in"/>
      <style:text-properties style:font-name="Calibri" fo:color="#000000" fo:background-color="#FFFFFE"/>
    </style:style>
    <style:style style:name="P2049" style:parent-style-name="Standard" style:family="paragraph">
      <style:paragraph-properties style:line-height-at-least="0.1319in"/>
    </style:style>
    <style:style style:name="T2050" style:parent-style-name="DefaultParagraphFont" style:family="text">
      <style:text-properties style:font-name="Calibri" fo:color="#A31515" fo:background-color="#FFFFFE"/>
    </style:style>
    <style:style style:name="T2051" style:parent-style-name="DefaultParagraphFont" style:family="text">
      <style:text-properties style:font-name="Calibri" fo:color="#000000" fo:background-color="#FFFFFE"/>
    </style:style>
    <style:style style:name="T2052" style:parent-style-name="DefaultParagraphFont" style:family="text">
      <style:text-properties style:font-name="Calibri" fo:color="#0451A5" fo:background-color="#FFFFFE"/>
    </style:style>
    <style:style style:name="T2053" style:parent-style-name="DefaultParagraphFont" style:family="text">
      <style:text-properties style:font-name="Calibri" fo:color="#000000" fo:background-color="#FFFFFE"/>
    </style:style>
    <style:style style:name="P2054" style:parent-style-name="Standard" style:family="paragraph">
      <style:paragraph-properties style:line-height-at-least="0.1319in"/>
    </style:style>
    <style:style style:name="T2055" style:parent-style-name="DefaultParagraphFont" style:family="text">
      <style:text-properties style:font-name="Calibri" fo:color="#A31515" fo:background-color="#FFFFFE"/>
    </style:style>
    <style:style style:name="T2056" style:parent-style-name="DefaultParagraphFont" style:family="text">
      <style:text-properties style:font-name="Calibri" fo:color="#000000" fo:background-color="#FFFFFE"/>
    </style:style>
    <style:style style:name="T2057" style:parent-style-name="DefaultParagraphFont" style:family="text">
      <style:text-properties style:font-name="Calibri" fo:color="#0451A5" fo:background-color="#FFFFFE"/>
    </style:style>
    <style:style style:name="T2058" style:parent-style-name="DefaultParagraphFont" style:family="text">
      <style:text-properties style:font-name="Calibri" fo:color="#000000" fo:background-color="#FFFFFE"/>
    </style:style>
    <style:style style:name="P2059" style:parent-style-name="Standard" style:family="paragraph">
      <style:paragraph-properties style:line-height-at-least="0.1319in"/>
    </style:style>
    <style:style style:name="T2060" style:parent-style-name="DefaultParagraphFont" style:family="text">
      <style:text-properties style:font-name="Calibri" fo:color="#A31515" fo:background-color="#FFFFFE"/>
    </style:style>
    <style:style style:name="T2061" style:parent-style-name="DefaultParagraphFont" style:family="text">
      <style:text-properties style:font-name="Calibri" fo:color="#000000" fo:background-color="#FFFFFE"/>
    </style:style>
    <style:style style:name="T2062" style:parent-style-name="DefaultParagraphFont" style:family="text">
      <style:text-properties style:font-name="Calibri" fo:color="#0451A5" fo:background-color="#FFFFFE"/>
    </style:style>
    <style:style style:name="T2063" style:parent-style-name="DefaultParagraphFont" style:family="text">
      <style:text-properties style:font-name="Calibri" fo:color="#000000" fo:background-color="#FFFFFE"/>
    </style:style>
    <style:style style:name="P2064" style:parent-style-name="Standard" style:family="paragraph">
      <style:paragraph-properties style:line-height-at-least="0.1319in"/>
    </style:style>
    <style:style style:name="T2065" style:parent-style-name="DefaultParagraphFont" style:family="text">
      <style:text-properties style:font-name="Calibri" fo:color="#A31515" fo:background-color="#FFFFFE"/>
    </style:style>
    <style:style style:name="T2066" style:parent-style-name="DefaultParagraphFont" style:family="text">
      <style:text-properties style:font-name="Calibri" fo:color="#000000" fo:background-color="#FFFFFE"/>
    </style:style>
    <style:style style:name="T2067" style:parent-style-name="DefaultParagraphFont" style:family="text">
      <style:text-properties style:font-name="Calibri" fo:color="#0451A5" fo:background-color="#FFFFFE"/>
    </style:style>
    <style:style style:name="P2068" style:parent-style-name="Standard" style:family="paragraph">
      <style:paragraph-properties style:line-height-at-least="0.1319in"/>
      <style:text-properties style:font-name="Calibri" fo:color="#000000" fo:background-color="#FFFFFE"/>
    </style:style>
    <style:style style:name="P2069" style:parent-style-name="Standard" style:family="paragraph">
      <style:paragraph-properties style:line-height-at-least="0.1319in"/>
      <style:text-properties style:font-name="Calibri" fo:color="#000000" fo:background-color="#FFFFFE"/>
    </style:style>
    <style:style style:name="P2070" style:parent-style-name="Textbody" style:family="paragraph">
      <style:text-properties style:font-name="Consolas, 'Courier New', monosp" fo:color="#000000" fo:font-size="7pt" style:font-size-asian="7pt" fo:background-color="#FFFFFE"/>
    </style:style>
    <style:style style:name="P2071" style:parent-style-name="Textbody" style:family="paragraph">
      <style:text-properties style:font-name="Consolas, 'Courier New', monosp" fo:color="#000000" fo:font-size="7pt" style:font-size-asian="7pt" fo:background-color="#FFFFFE"/>
    </style:style>
    <style:style style:name="P2072" style:parent-style-name="Textbody" style:family="paragraph">
      <style:text-properties style:font-name="Consolas, 'Courier New', monosp" fo:color="#000000" fo:font-size="7pt" style:font-size-asian="7pt" fo:background-color="#FFFFFE"/>
    </style:style>
    <style:style style:name="P2073" style:parent-style-name="Standard" style:family="paragraph">
      <style:paragraph-properties style:line-height-at-least="0.1319in"/>
      <style:text-properties style:font-name="Calibri" fo:color="#09885A" fo:background-color="#FFFFFE"/>
    </style:style>
    <style:style style:name="P2074" style:parent-style-name="Textbody" style:family="paragraph">
      <style:text-properties fo:font-weight="bold" style:font-weight-asian="bold" style:font-weight-complex="bold" fo:color="#C9211E"/>
    </style:style>
    <style:style style:name="P2075" style:parent-style-name="Textbody" style:family="paragraph">
      <style:text-properties style:font-name="Consolas, 'Courier New', monosp" fo:color="#000000" fo:font-size="11pt" style:font-size-asian="11pt" style:font-size-complex="11pt" fo:background-color="#FFFFFE"/>
    </style:style>
    <style:style style:name="P2076"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T2077" style:parent-style-name="DefaultParagraphFont" style:family="text">
      <style:text-properties style:font-name="Calibri" fo:font-weight="bold" style:font-weight-asian="bold" style:font-weight-complex="bold" fo:color="#C9211E"/>
    </style:style>
    <style:style style:name="P2078" style:parent-style-name="Textbody" style:family="paragraph">
      <style:text-properties style:font-name="Calibri" fo:font-weight="bold" style:font-weight-asian="bold" style:font-weight-complex="bold" fo:color="#C9211E"/>
    </style:style>
    <style:style style:name="P2079" style:parent-style-name="Textbody" style:family="paragraph">
      <style:text-properties style:font-name="Calibri" fo:font-weight="bold" style:font-weight-asian="bold" style:font-weight-complex="bold" fo:color="#C9211E"/>
    </style:style>
    <style:style style:name="P2080" style:parent-style-name="Textbody" style:family="paragraph">
      <style:text-properties style:font-name="Consolas, 'Courier New', monosp" fo:color="#000000" fo:font-size="7pt" style:font-size-asian="7pt" fo:background-color="#FFFFFE"/>
    </style:style>
    <style:style style:name="P2081" style:parent-style-name="Textbody" style:family="paragraph">
      <style:text-properties style:font-name="Consolas, 'Courier New', monosp" fo:color="#000000" fo:font-size="7pt" style:font-size-asian="7pt" fo:background-color="#FFFFFE"/>
    </style:style>
    <style:style style:name="P2082" style:parent-style-name="Textbody" style:family="paragraph">
      <style:text-properties style:font-name="Consolas, 'Courier New', monosp" fo:color="#000000" fo:font-size="7pt" style:font-size-asian="7pt" fo:background-color="#FFFFFE"/>
    </style:style>
    <style:style style:name="P2083" style:parent-style-name="Standard" style:family="paragraph">
      <style:paragraph-properties style:line-height-at-least="0.1319in"/>
      <style:text-properties style:font-name="Calibri" fo:color="#09885A" fo:background-color="#FFFFFE"/>
    </style:style>
    <style:style style:name="P2084" style:parent-style-name="Textbody" style:family="paragraph">
      <style:text-properties fo:font-weight="bold" style:font-weight-asian="bold" style:font-weight-complex="bold" fo:color="#C9211E"/>
    </style:style>
    <style:style style:name="P2085" style:parent-style-name="Textbody" style:family="paragraph">
      <style:text-properties style:font-name="Consolas, 'Courier New', monosp" fo:color="#000000" fo:font-size="7pt" style:font-size-asian="7pt" fo:background-color="#FFFFFE"/>
    </style:style>
    <style:style style:name="P2086" style:parent-style-name="Textbody" style:family="paragraph">
      <style:text-properties style:font-name="Consolas, 'Courier New', monosp" fo:color="#000000" fo:font-size="7pt" style:font-size-asian="7pt" fo:background-color="#FFFFFE"/>
    </style:style>
    <style:style style:name="P2087" style:parent-style-name="Textbody" style:family="paragraph">
      <style:text-properties style:font-name="apple-system, BlinkMacSystemFon"/>
    </style:style>
    <style:style style:name="P2088" style:parent-style-name="Textbody" style:family="paragraph">
      <style:paragraph-properties fo:margin-bottom="0in"/>
      <style:text-properties style:font-name="apple-system, BlinkMacSystemFon" fo:font-size="7pt" style:font-size-asian="7pt"/>
    </style:style>
    <style:style style:name="P2089"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2090" style:parent-style-name="Textbody" style:family="paragraph">
      <style:text-properties style:font-name="apple-system, BlinkMacSystemFon" fo:font-size="14pt" style:font-size-asian="14pt" style:font-size-complex="14pt"/>
    </style:style>
    <style:style style:name="P2091" style:parent-style-name="Textbody" style:family="paragraph">
      <style:text-properties fo:font-weight="bold" style:font-weight-asian="bold" style:font-weight-complex="bold" fo:color="#C9211E"/>
    </style:style>
    <style:style style:name="P2092" style:parent-style-name="Normal" style:family="paragraph">
      <style:paragraph-properties style:vertical-align="auto" style:line-height-at-least="0.1979in" fo:background-color="#FFFFFE"/>
      <style:text-properties fo:hyphenate="true"/>
    </style:style>
    <style:style style:name="T2093"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09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095"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09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097" style:parent-style-name="Normal" style:family="paragraph">
      <style:paragraph-properties style:vertical-align="auto" style:line-height-at-least="0.1979in" fo:background-color="#FFFFFE"/>
      <style:text-properties fo:hyphenate="true"/>
    </style:style>
    <style:style style:name="T209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099"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00"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01"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0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03" style:parent-style-name="Normal" style:family="paragraph">
      <style:paragraph-properties style:vertical-align="auto" style:line-height-at-least="0.1979in" fo:background-color="#FFFFFE"/>
      <style:text-properties fo:hyphenate="true"/>
    </style:style>
    <style:style style:name="T210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05"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06"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07"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0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09" style:parent-style-name="Normal" style:family="paragraph">
      <style:paragraph-properties style:vertical-align="auto" style:line-height-at-least="0.1979in" fo:background-color="#FFFFFE"/>
      <style:text-properties fo:hyphenate="true"/>
    </style:style>
    <style:style style:name="T211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11"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12"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13"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P2114"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15"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16" style:parent-style-name="Normal" style:family="paragraph">
      <style:paragraph-properties style:vertical-align="auto" style:line-height-at-least="0.1979in" fo:background-color="#FFFFFE"/>
      <style:text-properties fo:hyphenate="true"/>
    </style:style>
    <style:style style:name="T2117"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18"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19"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20"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21"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22" style:parent-style-name="Normal" style:family="paragraph">
      <style:paragraph-properties style:vertical-align="auto" style:line-height-at-least="0.1979in" fo:background-color="#FFFFFE"/>
      <style:text-properties fo:hyphenate="true"/>
    </style:style>
    <style:style style:name="T212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24"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25"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26"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27"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28" style:parent-style-name="Normal" style:family="paragraph">
      <style:paragraph-properties style:vertical-align="auto" style:line-height-at-least="0.1979in" fo:background-color="#FFFFFE"/>
      <style:text-properties fo:hyphenate="true"/>
    </style:style>
    <style:style style:name="T2129"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30"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31"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32"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P2133"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34"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35"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36" style:parent-style-name="Normal" style:family="paragraph">
      <style:paragraph-properties style:vertical-align="auto" style:line-height-at-least="0.1979in" fo:background-color="#FFFFFE"/>
      <style:text-properties fo:hyphenate="true"/>
    </style:style>
    <style:style style:name="T2137"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3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39"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4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41"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42" style:parent-style-name="Normal" style:family="paragraph">
      <style:paragraph-properties style:vertical-align="auto" style:line-height-at-least="0.1979in" fo:background-color="#FFFFFE"/>
      <style:text-properties fo:hyphenate="true"/>
    </style:style>
    <style:style style:name="T214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44"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45"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46"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47"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48" style:parent-style-name="Normal" style:family="paragraph">
      <style:paragraph-properties style:vertical-align="auto" style:line-height-at-least="0.1979in" fo:background-color="#FFFFFE"/>
      <style:text-properties fo:hyphenate="true"/>
    </style:style>
    <style:style style:name="T2149"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50"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51"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52"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P2153"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54"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55" style:parent-style-name="Normal" style:family="paragraph">
      <style:paragraph-properties style:vertical-align="auto" style:line-height-at-least="0.1979in" fo:background-color="#FFFFFE"/>
      <style:text-properties fo:hyphenate="true"/>
    </style:style>
    <style:style style:name="T215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57"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58"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59"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6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61" style:parent-style-name="Normal" style:family="paragraph">
      <style:paragraph-properties style:vertical-align="auto" style:line-height-at-least="0.1979in" fo:background-color="#FFFFFE"/>
      <style:text-properties fo:hyphenate="true"/>
    </style:style>
    <style:style style:name="T216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63"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64"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165"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P2166"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67"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68"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69" style:parent-style-name="Textbody" style:family="paragraph">
      <style:text-properties fo:font-weight="bold" style:font-weight-asian="bold" style:font-weight-complex="bold" fo:color="#C9211E"/>
    </style:style>
    <style:style style:name="P2170"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71"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72" style:parent-style-name="Normal" style:family="paragraph">
      <style:paragraph-properties style:vertical-align="auto" style:line-height-at-least="0.1979in" fo:background-color="#FFFFFE"/>
      <style:text-properties fo:hyphenate="true"/>
    </style:style>
    <style:style style:name="T217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74"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75"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76" style:parent-style-name="DefaultParagraphFont" style:family="text">
      <style:text-properties style:font-name="Consolas" style:font-name-asian="Times New Roman" style:font-name-complex="Times New Roman" fo:color="#09885A" style:letter-kerning="false" fo:font-size="10.5pt" style:font-size-asian="10.5pt" style:font-size-complex="10.5pt" fo:language="en" fo:country="IN" style:language-asian="en" style:country-asian="IN" style:language-complex="ar" style:country-complex="SA"/>
    </style:style>
    <style:style style:name="T2177"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78" style:parent-style-name="Normal" style:family="paragraph">
      <style:paragraph-properties style:vertical-align="auto" style:line-height-at-least="0.1979in" fo:background-color="#FFFFFE"/>
      <style:text-properties fo:hyphenate="true"/>
    </style:style>
    <style:style style:name="T2179"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80"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81"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82" style:parent-style-name="DefaultParagraphFont" style:family="text">
      <style:text-properties style:font-name="Consolas" style:font-name-asian="Times New Roman" style:font-name-complex="Times New Roman" fo:color="#0451A5" style:letter-kerning="false" fo:font-size="10.5pt" style:font-size-asian="10.5pt" style:font-size-complex="10.5pt" fo:language="en" fo:country="IN" style:language-asian="en" style:country-asian="IN" style:language-complex="ar" style:country-complex="SA"/>
    </style:style>
    <style:style style:name="T218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84" style:parent-style-name="Normal" style:family="paragraph">
      <style:paragraph-properties style:vertical-align="auto" style:line-height-at-least="0.1979in" fo:background-color="#FFFFFE"/>
      <style:text-properties fo:hyphenate="true"/>
    </style:style>
    <style:style style:name="T2185"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86"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87"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88" style:parent-style-name="DefaultParagraphFont" style:family="text">
      <style:text-properties style:font-name="Consolas" style:font-name-asian="Times New Roman" style:font-name-complex="Times New Roman" fo:color="#0451A5" style:letter-kerning="false" fo:font-size="10.5pt" style:font-size-asian="10.5pt" style:font-size-complex="10.5pt" fo:language="en" fo:country="IN" style:language-asian="en" style:country-asian="IN" style:language-complex="ar" style:country-complex="SA"/>
    </style:style>
    <style:style style:name="T2189"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190" style:parent-style-name="Normal" style:family="paragraph">
      <style:paragraph-properties style:vertical-align="auto" style:line-height-at-least="0.1979in" fo:background-color="#FFFFFE"/>
      <style:text-properties fo:hyphenate="true"/>
    </style:style>
    <style:style style:name="T2191"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92"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19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94" style:parent-style-name="DefaultParagraphFont" style:family="text">
      <style:text-properties style:font-name="Consolas" style:font-name-asian="Times New Roman" style:font-name-complex="Times New Roman" fo:color="#0451A5" style:letter-kerning="false" fo:font-size="10.5pt" style:font-size-asian="10.5pt" style:font-size-complex="10.5pt" fo:language="en" fo:country="IN" style:language-asian="en" style:country-asian="IN" style:language-complex="ar" style:country-complex="SA"/>
    </style:style>
    <style:style style:name="P2195"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96"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197" style:parent-style-name="Normal" style:family="paragraph">
      <style:paragraph-properties style:vertical-align="auto" style:line-height-at-least="0.1979in" fo:background-color="#FFFFFE"/>
      <style:text-properties fo:hyphenate="true"/>
    </style:style>
    <style:style style:name="T219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199"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0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01" style:parent-style-name="DefaultParagraphFont" style:family="text">
      <style:text-properties style:font-name="Consolas" style:font-name-asian="Times New Roman" style:font-name-complex="Times New Roman" fo:color="#09885A" style:letter-kerning="false" fo:font-size="10.5pt" style:font-size-asian="10.5pt" style:font-size-complex="10.5pt" fo:language="en" fo:country="IN" style:language-asian="en" style:country-asian="IN" style:language-complex="ar" style:country-complex="SA"/>
    </style:style>
    <style:style style:name="T220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03" style:parent-style-name="Normal" style:family="paragraph">
      <style:paragraph-properties style:vertical-align="auto" style:line-height-at-least="0.1979in" fo:background-color="#FFFFFE"/>
      <style:text-properties fo:hyphenate="true"/>
    </style:style>
    <style:style style:name="T220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05"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0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07" style:parent-style-name="DefaultParagraphFont" style:family="text">
      <style:text-properties style:font-name="Consolas" style:font-name-asian="Times New Roman" style:font-name-complex="Times New Roman" fo:color="#0451A5" style:letter-kerning="false" fo:font-size="10.5pt" style:font-size-asian="10.5pt" style:font-size-complex="10.5pt" fo:language="en" fo:country="IN" style:language-asian="en" style:country-asian="IN" style:language-complex="ar" style:country-complex="SA"/>
    </style:style>
    <style:style style:name="T220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09" style:parent-style-name="Normal" style:family="paragraph">
      <style:paragraph-properties style:vertical-align="auto" style:line-height-at-least="0.1979in" fo:background-color="#FFFFFE"/>
      <style:text-properties fo:hyphenate="true"/>
    </style:style>
    <style:style style:name="T221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11"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1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13" style:parent-style-name="DefaultParagraphFont" style:family="text">
      <style:text-properties style:font-name="Consolas" style:font-name-asian="Times New Roman" style:font-name-complex="Times New Roman" fo:color="#0451A5" style:letter-kerning="false" fo:font-size="10.5pt" style:font-size-asian="10.5pt" style:font-size-complex="10.5pt" fo:language="en" fo:country="IN" style:language-asian="en" style:country-asian="IN" style:language-complex="ar" style:country-complex="SA"/>
    </style:style>
    <style:style style:name="T221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15" style:parent-style-name="Normal" style:family="paragraph">
      <style:paragraph-properties style:vertical-align="auto" style:line-height-at-least="0.1979in" fo:background-color="#FFFFFE"/>
      <style:text-properties fo:hyphenate="true"/>
    </style:style>
    <style:style style:name="T221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17"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1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19" style:parent-style-name="DefaultParagraphFont" style:family="text">
      <style:text-properties style:font-name="Consolas" style:font-name-asian="Times New Roman" style:font-name-complex="Times New Roman" fo:color="#0451A5" style:letter-kerning="false" fo:font-size="10.5pt" style:font-size-asian="10.5pt" style:font-size-complex="10.5pt" fo:language="en" fo:country="IN" style:language-asian="en" style:country-asian="IN" style:language-complex="ar" style:country-complex="SA"/>
    </style:style>
    <style:style style:name="P2220"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21"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22" style:parent-style-name="Textbody" style:family="paragraph">
      <style:text-properties style:font-name="Calibri" fo:font-weight="bold" style:font-weight-asian="bold" style:font-weight-complex="bold" fo:color="#C9211E"/>
    </style:style>
    <style:style style:name="P2223" style:parent-style-name="Normal" style:family="paragraph">
      <style:paragraph-properties style:vertical-align="auto" style:line-height-at-least="0.1979in" fo:background-color="#FFFFFE"/>
      <style:text-properties fo:hyphenate="true"/>
    </style:style>
    <style:style style:name="T222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25"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2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27" style:parent-style-name="Normal" style:family="paragraph">
      <style:paragraph-properties style:vertical-align="auto" style:line-height-at-least="0.1979in" fo:background-color="#FFFFFE"/>
      <style:text-properties fo:hyphenate="true"/>
    </style:style>
    <style:style style:name="T222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29"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3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31"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3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33"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3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35"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3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37" style:parent-style-name="Normal" style:family="paragraph">
      <style:paragraph-properties style:vertical-align="auto" style:line-height-at-least="0.1979in" fo:background-color="#FFFFFE"/>
      <style:text-properties fo:hyphenate="true"/>
    </style:style>
    <style:style style:name="T223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39"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4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41"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4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43"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4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45" style:parent-style-name="Normal" style:family="paragraph">
      <style:paragraph-properties style:vertical-align="auto" style:line-height-at-least="0.1979in" fo:background-color="#FFFFFE"/>
      <style:text-properties fo:hyphenate="true"/>
    </style:style>
    <style:style style:name="T224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47"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4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49"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5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51"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5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53" style:parent-style-name="Normal" style:family="paragraph">
      <style:paragraph-properties style:vertical-align="auto" style:line-height-at-least="0.1979in" fo:background-color="#FFFFFE"/>
      <style:text-properties fo:hyphenate="true"/>
    </style:style>
    <style:style style:name="T225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55"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5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57"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5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59" style:parent-style-name="Normal" style:family="paragraph">
      <style:paragraph-properties style:vertical-align="auto" style:line-height-at-least="0.1979in" fo:background-color="#FFFFFE"/>
      <style:text-properties fo:hyphenate="true"/>
    </style:style>
    <style:style style:name="T226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61"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6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63"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6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65"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6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67"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68"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69"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70"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71" style:parent-style-name="Textbody" style:family="paragraph">
      <style:text-properties fo:font-weight="bold" style:font-weight-asian="bold" style:font-weight-complex="bold" fo:color="#C9211E"/>
    </style:style>
    <style:style style:name="P2272" style:parent-style-name="Textbody" style:family="paragraph">
      <style:text-properties style:font-name="Calibri" fo:font-weight="bold" style:font-weight-asian="bold" style:font-weight-complex="bold" fo:color="#FF0000" fo:font-size="20pt" style:font-size-asian="20pt" style:font-size-complex="20pt"/>
    </style:style>
    <style:style style:name="P2273" style:parent-style-name="Textbody" style:family="paragraph">
      <style:text-properties style:font-name="Calibri" fo:font-weight="bold" style:font-weight-asian="bold" style:font-weight-complex="bold" fo:color="#FF0000" fo:font-size="20pt" style:font-size-asian="20pt" style:font-size-complex="20pt"/>
    </style:style>
    <style:style style:name="P2274"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75" style:parent-style-name="Normal" style:family="paragraph">
      <style:paragraph-properties style:vertical-align="auto" style:line-height-at-least="0.1979in" fo:background-color="#FFFFFE"/>
      <style:text-properties fo:hyphenate="true"/>
    </style:style>
    <style:style style:name="T227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77"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27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79" style:parent-style-name="DefaultParagraphFont" style:family="text">
      <style:text-properties style:font-name="Consolas" style:font-name-asian="Times New Roman" style:font-name-complex="Times New Roman" fo:color="#0451A5" style:letter-kerning="false" fo:font-size="10.5pt" style:font-size-asian="10.5pt" style:font-size-complex="10.5pt" fo:language="en" fo:country="IN" style:language-asian="en" style:country-asian="IN" style:language-complex="ar" style:country-complex="SA"/>
    </style:style>
    <style:style style:name="P2280"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81" style:parent-style-name="Normal" style:family="paragraph">
      <style:paragraph-properties style:vertical-align="auto" style:line-height-at-least="0.1979in" fo:background-color="#FFFFFE"/>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fo:hyphenate="true"/>
    </style:style>
    <style:style style:name="P2282" style:parent-style-name="Textbody" style:family="paragraph">
      <style:text-properties style:font-name="Calibri" fo:font-weight="bold" style:font-weight-asian="bold" style:font-weight-complex="bold" fo:color="#C9211E"/>
    </style:style>
    <style:style style:name="P2283" style:parent-style-name="Normal" style:family="paragraph">
      <style:paragraph-properties style:vertical-align="auto" style:line-height-at-least="0.1979in" fo:background-color="#FFFFFE"/>
      <style:text-properties fo:hyphenate="true"/>
    </style:style>
    <style:style style:name="T2284"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85"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86" style:parent-style-name="DefaultParagraphFont" style:family="text">
      <style:text-properties style:font-name="Consolas" style:font-name-asian="Times New Roman" style:font-name-complex="Times New Roman" fo:color="#09885A" style:letter-kerning="false" fo:font-size="10.5pt" style:font-size-asian="10.5pt" style:font-size-complex="10.5pt" fo:language="en" fo:country="IN" style:language-asian="en" style:country-asian="IN" style:language-complex="ar" style:country-complex="SA"/>
    </style:style>
    <style:style style:name="P2287" style:parent-style-name="Normal" style:family="paragraph">
      <style:paragraph-properties style:vertical-align="auto" style:line-height-at-least="0.1979in" fo:background-color="#FFFFFE"/>
      <style:text-properties fo:hyphenate="true"/>
    </style:style>
    <style:style style:name="T2288"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89"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290" style:parent-style-name="Normal" style:family="paragraph">
      <style:paragraph-properties style:vertical-align="auto" style:line-height-at-least="0.1979in" fo:background-color="#FFFFFE"/>
      <style:text-properties fo:hyphenate="true"/>
    </style:style>
    <style:style style:name="T2291"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P2292" style:parent-style-name="Normal" style:family="paragraph">
      <style:paragraph-properties style:vertical-align="auto" style:line-height-at-least="0.1979in" fo:background-color="#FFFFFE"/>
      <style:text-properties fo:hyphenate="true"/>
    </style:style>
    <style:style style:name="T229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94"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95"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96"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97"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298"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299"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300" style:parent-style-name="DefaultParagraphFont" style:family="text">
      <style:text-properties style:font-name="Consolas" style:font-name-asian="Times New Roman" style:font-name-complex="Times New Roman" fo:color="#0000FF" style:letter-kerning="false" fo:font-size="10.5pt" style:font-size-asian="10.5pt" style:font-size-complex="10.5pt" fo:language="en" fo:country="IN" style:language-asian="en" style:country-asian="IN" style:language-complex="ar" style:country-complex="SA"/>
    </style:style>
    <style:style style:name="T2301"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T2302"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T230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IN" style:language-asian="en" style:country-asian="IN" style:language-complex="ar" style:country-complex="SA"/>
    </style:style>
    <style:style style:name="P2304"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2305"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2306" style:parent-style-name="Normal" style:family="paragraph">
      <style:paragraph-properties style:vertical-align="auto" style:line-height-at-least="0.1979in" fo:background-color="#FFFFFE"/>
      <style:text-properties fo:hyphenate="true"/>
    </style:style>
    <style:style style:name="T2307" style:parent-style-name="DefaultParagraphFont" style:family="text">
      <style:text-properties style:font-name="Consolas" style:font-name-asian="Times New Roman" style:font-name-complex="Times New Roman" fo:color="#A31515" style:letter-kerning="false" fo:font-size="10.5pt" style:font-size-asian="10.5pt" style:font-size-complex="10.5pt" fo:language="en" fo:country="IN" style:language-asian="en" style:country-asian="IN" style:language-complex="ar" style:country-complex="SA"/>
    </style:style>
    <style:style style:name="P2308" style:parent-style-name="Standard" style:family="paragraph">
      <style:paragraph-properties fo:margin-bottom="0.1965in" style:line-height-at-least="0.1319in"/>
      <style:text-properties style:font-name="Calibri" fo:font-weight="bold" style:font-weight-asian="bold" style:font-weight-complex="bold" fo:color="#FF0000" fo:background-color="#FFFFFE"/>
    </style:style>
    <style:style style:name="P2309" style:parent-style-name="Textbody" style:family="paragraph">
      <style:text-properties style:font-name="Calibri" fo:font-weight="bold" style:font-weight-asian="bold" style:font-weight-complex="bold" fo:color="#C9211E"/>
    </style:style>
    <style:style style:name="P2310" style:parent-style-name="Textbody" style:family="paragraph">
      <style:text-properties style:font-name="Calibri" fo:font-weight="bold" style:font-weight-asian="bold" style:font-weight-complex="bold" fo:color="#FF0000" fo:font-size="20pt" style:font-size-asian="20pt" style:font-size-complex="20pt"/>
    </style:style>
    <style:style style:name="P2311" style:parent-style-name="Textbody" style:family="paragraph">
      <style:text-properties style:font-name="Consolas, 'Courier New', monosp" fo:color="#000000" fo:font-size="7pt" style:font-size-asian="7pt" fo:background-color="#FFFFFE"/>
    </style:style>
    <style:style style:name="P2312" style:parent-style-name="Standard" style:family="paragraph">
      <style:paragraph-properties style:line-height-at-least="0.1319in"/>
      <style:text-properties style:font-name="Calibri" fo:color="#0000FF" fo:background-color="#FFFFFE"/>
    </style:style>
    <style:style style:name="P2313" style:parent-style-name="Standard" style:family="paragraph">
      <style:paragraph-properties fo:margin-bottom="0.1965in" style:line-height-at-least="0.1319in"/>
      <style:text-properties style:font-name="Consolas, 'Courier New', monosp" fo:color="#000000" fo:font-size="7pt" style:font-size-asian="7pt" fo:background-color="#FFFFFE"/>
    </style:style>
  </office:automatic-styles>
  <office:body>
    <office:text text:use-soft-page-breaks="true">
      <text:list text:style-name="LFO1" text:continue-numbering="true">
        <text:list-item>
          <text:p text:style-name="P1">DataWeave is a programming language specially designed by MuleSoft for accessing and transforming data in mule flows.</text:p>
        </text:list-item>
        <text:list-item>
          <text:p text:style-name="P3">We can write the DataWeave script by leverage its powerful object oriented language. Graphically map fields by dragging one attribute to another.</text:p>
        </text:list-item>
        <text:list-item>
          <text:p text:style-name="P4"><text:a xlink:href="https://developer.mulesoft.com/learn/dataweave/" office:target-frame-name="_top" xlink:show="replace"><text:span text:style-name="T5">https://developer.mulesoft.com/learn/dataweave/</text:span></text:a><text:span text:style-name="T6"><text:s text:c="2"/>Dataweave playground enables developers to create mock data transformations in their web browser on an input payload.</text:span></text:p>
        </text:list-item>
        <text:list-item>
          <text:p text:style-name="P7">There are <text:s/>two types of DataWeave we have that is STANDALONE and INLINE, when we are writing the Dataweave script in the Transform message then it is called as standalone, inline dataweave is enclosed in #[] code blocks, this type of dataweave is used in any type of connector like logger, payload, HTTP listener, etc.,.</text:p>
        </text:list-item>
      </text:list>
      <text:p text:style-name="P8"/>
      <text:p text:style-name="P9">Structure of DataWeave:</text:p>
      <text:p text:style-name="P10"/>
      <text:p text:style-name="P11">It is divided into two parts as follows</text:p>
      <text:p text:style-name="P12"/>
      <text:p text:style-name="P13">1. Header which defines directives(optional), it define high level information about the transformation. The structure of the header is a sequence of lines, each with its own directives. <text:s/>The header is terminated with”---”. Through directives you can define</text:p>
      <text:list text:style-name="LFO2" text:continue-numbering="true">
        <text:list-item>
          <text:p text:style-name="P14">DataWeave Version (2.0)</text:p>
        </text:list-item>
        <text:list-item>
          <text:p text:style-name="P15">Input types and sources</text:p>
        </text:list-item>
        <text:list-item>
          <text:p text:style-name="P16">Output type</text:p>
        </text:list-item>
        <text:list-item>
          <text:p text:style-name="P17">Namespaces to import into the transform</text:p>
        </text:list-item>
        <text:list-item>
          <text:p text:style-name="P18">Constants that can be referenced throughout the body( variables(var is the keyword to define the variables.))</text:p>
        </text:list-item>
        <text:list-item>
          <text:p text:style-name="P19">Functions that can be called throughout the body(fun is the keyword to define the Function</text:p>
        </text:list-item>
      </text:list>
      <text:p text:style-name="P20">2. Body which describes the output structure.</text:p>
      <text:p text:style-name="P21"><text:s text:c="4"/></text:p>
      <text:p text:style-name="P22">The two sections are delimited by a separator three dashes “---”, which is not required if no header is present.</text:p>
      <text:p text:style-name="P23"/>
      <text:p text:style-name="P24">COMMENTS IN DATAWEAVE:</text:p>
      <text:p text:style-name="P25"/>
      <text:p text:style-name="P26">In dataweave we have single line comment and Multi-line comments</text:p>
      <text:list text:style-name="LFO3" text:continue-numbering="true">
        <text:list-item>
          <text:p text:style-name="P27">Single line comments <text:s/>(//)</text:p>
        </text:list-item>
        <text:list-item>
          <text:p text:style-name="P28">Multiline Comments (/*----------*/)</text:p>
        </text:list-item>
      </text:list>
      <text:p text:style-name="P29"/>
      <text:p text:style-name="P30">EXAMPLE:</text:p>
      <text:p text:style-name="P31"/>
      <text:p text:style-name="Standard"><text:span text:style-name="T32">%dw 2.0</text:span></text:p>
      <text:p text:style-name="P33"><text:span text:style-name="T34">input</text:span><text:span text:style-name="T35"><text:s/>payload application/json</text:span></text:p>
      <text:p text:style-name="P36"><text:span text:style-name="T37">output</text:span><text:span text:style-name="T38"><text:s/>application/json</text:span></text:p>
      <text:p text:style-name="P39"><text:span text:style-name="T40">var</text:span><text:span text:style-name="T41"><text:s/>name<text:s/></text:span><text:span text:style-name="T42">=</text:span><text:span text:style-name="T43"><text:s/></text:span><text:span text:style-name="T44">"Divyanka"</text:span></text:p>
      <text:p text:style-name="P45"><text:span text:style-name="T46">var</text:span><text:span text:style-name="T47"><text:s/>age<text:s/></text:span><text:span text:style-name="T48">=</text:span><text:span text:style-name="T49"><text:s/></text:span><text:span text:style-name="T50">35</text:span></text:p>
      <text:p text:style-name="P51"/>
      <text:p text:style-name="P52"><text:span text:style-name="T53">fun</text:span><text:span text:style-name="T54"><text:s/>Details(obj)<text:s/></text:span><text:span text:style-name="T55">=</text:span><text:span text:style-name="T56"><text:s/>{</text:span></text:p>
      <text:p text:style-name="P57"><text:span text:style-name="T58">"Address"</text:span><text:span text:style-name="T59">:</text:span><text:span text:style-name="T60"><text:s/>{</text:span></text:p>
      <text:p text:style-name="P61"><text:span text:style-name="T62">"City"</text:span><text:span text:style-name="T63">:</text:span><text:span text:style-name="T64"><text:s/>obj</text:span><text:span text:style-name="T65">.</text:span><text:span text:style-name="T66">City,</text:span></text:p>
      <text:p text:style-name="P67"><text:span text:style-name="T68">"Country"</text:span><text:span text:style-name="T69">:</text:span><text:span text:style-name="T70">obj</text:span><text:span text:style-name="T71">.</text:span><text:span text:style-name="T72">Country</text:span></text:p>
      <text:soft-page-break/>
      <text:p text:style-name="P73">}</text:p>
      <text:p text:style-name="P74">}</text:p>
      <text:p text:style-name="P75"/>
      <text:p text:style-name="P76">// fun Details() = {</text:p>
      <text:p text:style-name="P77">// "Address": {</text:p>
      <text:p text:style-name="P78">// "City": "Mumbai",</text:p>
      <text:p text:style-name="P79">// "Country":"India"</text:p>
      <text:p text:style-name="P80">// }</text:p>
      <text:p text:style-name="P81">// }</text:p>
      <text:p text:style-name="P82">---</text:p>
      <text:p text:style-name="P83">// {</text:p>
      <text:p text:style-name="P84">// "Name":name,</text:p>
      <text:p text:style-name="P85">// "Age": age,</text:p>
      <text:p text:style-name="P86">// "Details":Details()</text:p>
      <text:p text:style-name="P87">// }</text:p>
      <text:p text:style-name="P88"/>
      <text:p text:style-name="P89">{</text:p>
      <text:p text:style-name="P90"><text:span text:style-name="T91">"Name"</text:span><text:span text:style-name="T92">:</text:span><text:span text:style-name="T93">name,</text:span></text:p>
      <text:p text:style-name="P94"><text:span text:style-name="T95">"Age"</text:span><text:span text:style-name="T96">:</text:span><text:span text:style-name="T97"><text:s/>age,</text:span></text:p>
      <text:p text:style-name="P98"><text:span text:style-name="T99">"Details"</text:span><text:span text:style-name="T100">:</text:span><text:span text:style-name="T101">Details({</text:span></text:p>
      <text:p text:style-name="P102"><text:span text:style-name="T103">"City"</text:span><text:span text:style-name="T104">:</text:span><text:span text:style-name="T105">"Pune"</text:span><text:span text:style-name="T106">,</text:span></text:p>
      <text:p text:style-name="P107"><text:span text:style-name="T108">"Country"</text:span><text:span text:style-name="T109">:</text:span><text:span text:style-name="T110">"India"</text:span></text:p>
      <text:p text:style-name="P111">})</text:p>
      <text:p text:style-name="P112">}</text:p>
      <text:p text:style-name="P113"/>
      <text:p text:style-name="P114">OUTPUT:</text:p>
      <text:p text:style-name="P115">{</text:p>
      <text:p text:style-name="P116"><text:span text:style-name="T117">"Name"</text:span><text:span text:style-name="T118">:<text:s/></text:span><text:span text:style-name="T119">"Divyanka"</text:span><text:span text:style-name="T120">,</text:span></text:p>
      <text:p text:style-name="P121"><text:span text:style-name="T122">"Age"</text:span><text:span text:style-name="T123">:<text:s/></text:span><text:span text:style-name="T124">35</text:span><text:span text:style-name="T125">,</text:span></text:p>
      <text:p text:style-name="P126"><text:span text:style-name="T127">"Details"</text:span><text:span text:style-name="T128">: {</text:span></text:p>
      <text:p text:style-name="P129"><text:span text:style-name="T130">"Address"</text:span><text:span text:style-name="T131">: {</text:span></text:p>
      <text:p text:style-name="P132"><text:span text:style-name="T133">"City"</text:span><text:span text:style-name="T134">:<text:s/></text:span><text:span text:style-name="T135">"Pune"</text:span><text:span text:style-name="T136">,</text:span></text:p>
      <text:p text:style-name="P137"><text:span text:style-name="T138">"Country"</text:span><text:span text:style-name="T139">:<text:s/></text:span><text:span text:style-name="T140">"India"</text:span></text:p>
      <text:p text:style-name="P141">}</text:p>
      <text:p text:style-name="P142">}</text:p>
      <text:p text:style-name="P143">}</text:p>
      <text:p text:style-name="P144"/>
      <text:p text:style-name="P145"/>
      <text:p text:style-name="P146">How to convert JSON into XML payload??</text:p>
      <text:p text:style-name="P147"/>
      <text:p text:style-name="P148">EXAMPLES:</text:p>
      <text:p text:style-name="P149"/>
      <text:p text:style-name="P150">1. INPUT:</text:p>
      <text:p text:style-name="P151">{</text:p>
      <text:p text:style-name="P152"><text:span text:style-name="T153">"details"</text:span><text:span text:style-name="T154">:{</text:span></text:p>
      <text:p text:style-name="P155"><text:span text:style-name="T156">"name"</text:span><text:span text:style-name="T157">:</text:span><text:span text:style-name="T158">"leena"</text:span><text:span text:style-name="T159">,</text:span></text:p>
      <text:soft-page-break/>
      <text:p text:style-name="P160"><text:span text:style-name="T161">"age"</text:span><text:span text:style-name="T162">:</text:span><text:span text:style-name="T163">25</text:span></text:p>
      <text:p text:style-name="P164">}</text:p>
      <text:p text:style-name="P165">}</text:p>
      <text:p text:style-name="P166"/>
      <text:p text:style-name="P167">IMPLEMENTATION:</text:p>
      <text:p text:style-name="P168"/>
      <text:p text:style-name="P169"><text:span text:style-name="T170">%dw</text:span><text:span text:style-name="T171"><text:s/></text:span><text:span text:style-name="T172">2.0</text:span></text:p>
      <text:p text:style-name="P173"><text:span text:style-name="T174">output</text:span><text:span text:style-name="T175"><text:s/>application/xml</text:span></text:p>
      <text:p text:style-name="P176">---</text:p>
      <text:p text:style-name="P177">payload</text:p>
      <text:p text:style-name="P178"/>
      <text:p text:style-name="P179">OUTPUT:</text:p>
      <text:p text:style-name="P180"/>
      <text:p text:style-name="P181"><text:span text:style-name="T182">&lt;?</text:span><text:span text:style-name="T183">xml</text:span><text:span text:style-name="T184"><text:s/></text:span><text:span text:style-name="T185">version</text:span><text:span text:style-name="T186">=</text:span><text:span text:style-name="T187">'1.0'</text:span><text:span text:style-name="T188"><text:s/></text:span><text:span text:style-name="T189">encoding</text:span><text:span text:style-name="T190">=</text:span><text:span text:style-name="T191">'UTF-8'?&gt;</text:span></text:p>
      <text:p text:style-name="P192"><text:span text:style-name="T193">&lt;</text:span><text:span text:style-name="T194">details</text:span><text:span text:style-name="T195">&gt;</text:span></text:p>
      <text:p text:style-name="P196"><text:span text:style-name="T197">&lt;</text:span><text:span text:style-name="T198">name</text:span><text:span text:style-name="T199">&gt;</text:span><text:span text:style-name="T200">leena</text:span><text:span text:style-name="T201">&lt;/</text:span><text:span text:style-name="T202">name</text:span><text:span text:style-name="T203">&gt;</text:span></text:p>
      <text:p text:style-name="P204"><text:span text:style-name="T205">&lt;</text:span><text:span text:style-name="T206">age</text:span><text:span text:style-name="T207">&gt;</text:span><text:span text:style-name="T208">25</text:span><text:span text:style-name="T209">&lt;/</text:span><text:span text:style-name="T210">age</text:span><text:span text:style-name="T211">&gt;</text:span></text:p>
      <text:p text:style-name="P212"><text:span text:style-name="T213">&lt;/</text:span><text:span text:style-name="T214">details</text:span><text:span text:style-name="T215">&gt;</text:span></text:p>
      <text:p text:style-name="P216"/>
      <text:p text:style-name="P217">2. INPUT</text:p>
      <text:p text:style-name="P218"/>
      <text:p text:style-name="P219">{</text:p>
      <text:p text:style-name="P220"><text:span text:style-name="T221">"name"</text:span><text:span text:style-name="T222">:</text:span><text:span text:style-name="T223">"leena"</text:span><text:span text:style-name="T224">,</text:span></text:p>
      <text:p text:style-name="P225"><text:span text:style-name="T226">"age"</text:span><text:span text:style-name="T227">:</text:span><text:span text:style-name="T228">25</text:span></text:p>
      <text:p text:style-name="P229">}</text:p>
      <text:p text:style-name="P230"/>
      <text:p text:style-name="P231">IMPLEMENTATION:</text:p>
      <text:p text:style-name="P232"/>
      <text:p text:style-name="P233"><text:span text:style-name="T234">%dw</text:span><text:span text:style-name="T235"><text:s/></text:span><text:span text:style-name="T236">2.0</text:span></text:p>
      <text:p text:style-name="P237"><text:span text:style-name="T238">output</text:span><text:span text:style-name="T239"><text:s/>application/xml</text:span></text:p>
      <text:p text:style-name="P240">---</text:p>
      <text:p text:style-name="P241"><text:span text:style-name="T242">DETAILS</text:span><text:span text:style-name="T243">:</text:span><text:span text:style-name="T244">payload</text:span></text:p>
      <text:p text:style-name="P245"/>
      <text:p text:style-name="P246">OUTPUT:</text:p>
      <text:p text:style-name="P247"/>
      <text:p text:style-name="P248"><text:span text:style-name="T249">&lt;?</text:span><text:span text:style-name="T250">xml</text:span><text:span text:style-name="T251"><text:s/></text:span><text:span text:style-name="T252">version</text:span><text:span text:style-name="T253">=</text:span><text:span text:style-name="T254">'1.0'</text:span><text:span text:style-name="T255"><text:s/></text:span><text:span text:style-name="T256">encoding</text:span><text:span text:style-name="T257">=</text:span><text:span text:style-name="T258">'UTF-8'?&gt;</text:span></text:p>
      <text:p text:style-name="P259"><text:span text:style-name="T260">&lt;</text:span><text:span text:style-name="T261">DETAILS</text:span><text:span text:style-name="T262">&gt;</text:span></text:p>
      <text:p text:style-name="P263"><text:span text:style-name="T264">&lt;</text:span><text:span text:style-name="T265">name</text:span><text:span text:style-name="T266">&gt;</text:span><text:span text:style-name="T267">leena</text:span><text:span text:style-name="T268">&lt;/</text:span><text:span text:style-name="T269">name</text:span><text:span text:style-name="T270">&gt;</text:span></text:p>
      <text:p text:style-name="P271"><text:span text:style-name="T272">&lt;</text:span><text:span text:style-name="T273">age</text:span><text:span text:style-name="T274">&gt;</text:span><text:span text:style-name="T275">25</text:span><text:span text:style-name="T276">&lt;/</text:span><text:span text:style-name="T277">age</text:span><text:span text:style-name="T278">&gt;</text:span></text:p>
      <text:p text:style-name="P279"><text:span text:style-name="T280">&lt;/</text:span><text:span text:style-name="T281">DETAILS</text:span><text:span text:style-name="T282">&gt;</text:span></text:p>
      <text:p text:style-name="P283"/>
      <text:p text:style-name="P284"/>
      <text:p text:style-name="P285"/>
      <text:p text:style-name="P286"/>
      <text:p text:style-name="P287"/>
      <text:p text:style-name="P288"/>
      <text:soft-page-break/>
      <text:p text:style-name="P289">EXAMPLES:</text:p>
      <text:p text:style-name="P290"/>
      <text:p text:style-name="P291">INPUT: JSON PAYLOAD</text:p>
      <text:p text:style-name="P292"/>
      <text:p text:style-name="P293">{</text:p>
      <text:p text:style-name="P294"><text:span text:style-name="T295">"responsesdata"</text:span><text:span text:style-name="T296">:[</text:span></text:p>
      <text:p text:style-name="P297">{</text:p>
      <text:p text:style-name="P298"><text:span text:style-name="T299">"type"</text:span><text:span text:style-name="T300">:</text:span><text:span text:style-name="T301">"articles"</text:span><text:span text:style-name="T302">,</text:span></text:p>
      <text:p text:style-name="P303"><text:span text:style-name="T304">"id"</text:span><text:span text:style-name="T305">:</text:span><text:span text:style-name="T306">"1"</text:span><text:span text:style-name="T307">,</text:span></text:p>
      <text:p text:style-name="P308"><text:span text:style-name="T309">"attributes"</text:span><text:span text:style-name="T310">:{</text:span></text:p>
      <text:p text:style-name="P311"><text:span text:style-name="T312">"title"</text:span><text:span text:style-name="T313">:</text:span><text:span text:style-name="T314">"JSON:API paints MY bikeshed!"</text:span><text:span text:style-name="T315">,</text:span></text:p>
      <text:p text:style-name="P316"><text:span text:style-name="T317">"body"</text:span><text:span text:style-name="T318">:</text:span><text:span text:style-name="T319">"The shortest article ever."</text:span></text:p>
      <text:p text:style-name="P320">},</text:p>
      <text:p text:style-name="P321"><text:span text:style-name="T322">"relationships"</text:span><text:span text:style-name="T323">:{</text:span></text:p>
      <text:p text:style-name="P324"><text:span text:style-name="T325">"author"</text:span><text:span text:style-name="T326">:{</text:span></text:p>
      <text:p text:style-name="P327"><text:span text:style-name="T328">"data"</text:span><text:span text:style-name="T329">:{</text:span></text:p>
      <text:p text:style-name="P330"><text:span text:style-name="T331">"id"</text:span><text:span text:style-name="T332">:</text:span><text:span text:style-name="T333">42</text:span><text:span text:style-name="T334">,</text:span></text:p>
      <text:p text:style-name="P335"><text:span text:style-name="T336">"type"</text:span><text:span text:style-name="T337">:</text:span><text:span text:style-name="T338">"people"</text:span></text:p>
      <text:p text:style-name="P339">}</text:p>
      <text:p text:style-name="P340">}</text:p>
      <text:p text:style-name="P341">}</text:p>
      <text:p text:style-name="P342">}</text:p>
      <text:p text:style-name="P343">],</text:p>
      <text:p text:style-name="P344"><text:span text:style-name="T345">"include"</text:span><text:span text:style-name="T346">:</text:span></text:p>
      <text:p text:style-name="P347">{</text:p>
      <text:p text:style-name="P348"><text:span text:style-name="T349">"type"</text:span><text:span text:style-name="T350">:</text:span><text:span text:style-name="T351">"people"</text:span><text:span text:style-name="T352">,</text:span></text:p>
      <text:p text:style-name="P353"><text:span text:style-name="T354">"id"</text:span><text:span text:style-name="T355">:</text:span><text:span text:style-name="T356">"42"</text:span><text:span text:style-name="T357">,</text:span></text:p>
      <text:p text:style-name="P358"><text:span text:style-name="T359">"details"</text:span><text:span text:style-name="T360">:{</text:span></text:p>
      <text:p text:style-name="P361"><text:span text:style-name="T362">"name"</text:span><text:span text:style-name="T363">:</text:span><text:span text:style-name="T364">"jhon"</text:span><text:span text:style-name="T365">,</text:span></text:p>
      <text:p text:style-name="P366"><text:span text:style-name="T367">"age"</text:span><text:span text:style-name="T368">:</text:span><text:span text:style-name="T369">80</text:span><text:span text:style-name="T370">,</text:span></text:p>
      <text:p text:style-name="P371"><text:span text:style-name="T372">"Countrycode"</text:span><text:span text:style-name="T373">:<text:s/></text:span><text:span text:style-name="T374">"+91"</text:span><text:span text:style-name="T375">,</text:span></text:p>
      <text:p text:style-name="P376"><text:span text:style-name="T377">"mobileno"</text:span><text:span text:style-name="T378">:<text:s/></text:span><text:span text:style-name="T379">9090909090</text:span><text:span text:style-name="T380">,</text:span></text:p>
      <text:p text:style-name="P381"><text:span text:style-name="T382">"gender"</text:span><text:span text:style-name="T383">:</text:span><text:span text:style-name="T384">"female"</text:span></text:p>
      <text:p text:style-name="P385">}</text:p>
      <text:p text:style-name="P386">}</text:p>
      <text:p text:style-name="P387">}</text:p>
      <text:p text:style-name="P388"/>
      <text:p text:style-name="P389">OUTPUT:</text:p>
      <text:p text:style-name="P390"/>
      <text:p text:style-name="P391">{</text:p>
      <text:p text:style-name="P392"><text:span text:style-name="T393">"response"</text:span><text:span text:style-name="T394">: {</text:span></text:p>
      <text:p text:style-name="P395"><text:span text:style-name="T396">"id"</text:span><text:span text:style-name="T397">:<text:s/></text:span><text:span text:style-name="T398">"1"</text:span><text:span text:style-name="T399">,</text:span></text:p>
      <text:p text:style-name="P400"><text:span text:style-name="T401">"attributes"</text:span><text:span text:style-name="T402">: {</text:span></text:p>
      <text:p text:style-name="P403"><text:span text:style-name="T404">"bodytitle"</text:span><text:span text:style-name="T405">:<text:s/></text:span><text:span text:style-name="T406">"JSON:API paints MY bikeshed!The shortest article ever."</text:span></text:p>
      <text:p text:style-name="P407">}</text:p>
      <text:p text:style-name="P408">},</text:p>
      <text:soft-page-break/>
      <text:p text:style-name="P409"><text:span text:style-name="T410">"include"</text:span><text:span text:style-name="T411">: {</text:span></text:p>
      <text:p text:style-name="P412"><text:span text:style-name="T413">"name"</text:span><text:span text:style-name="T414">:<text:s/></text:span><text:span text:style-name="T415">"Mr jhon"</text:span><text:span text:style-name="T416">,</text:span></text:p>
      <text:p text:style-name="P417"><text:span text:style-name="T418">"mobileno"</text:span><text:span text:style-name="T419">:<text:s/></text:span><text:span text:style-name="T420">"+91 9090909090",</text:span></text:p>
      <text:p text:style-name="P421"><text:span text:style-name="T422">"country"</text:span><text:span text:style-name="T423">:<text:s/></text:span><text:span text:style-name="T424">"INDIA"</text:span></text:p>
      <text:p text:style-name="P425"/>
      <text:p text:style-name="P426">}</text:p>
      <text:p text:style-name="P427">}</text:p>
      <text:p text:style-name="P428"/>
      <text:p text:style-name="P429">IMPLEMENTATION:</text:p>
      <text:p text:style-name="P430"/>
      <text:p text:style-name="P431"><text:span text:style-name="T432">%dw</text:span><text:span text:style-name="T433"><text:s/></text:span><text:span text:style-name="T434">2.0</text:span></text:p>
      <text:p text:style-name="P435"><text:span text:style-name="T436">output</text:span><text:span text:style-name="T437"><text:s/>application/json</text:span></text:p>
      <text:p text:style-name="P438"><text:span text:style-name="T439">var</text:span><text:span text:style-name="T440"><text:s/>details<text:s/></text:span><text:span text:style-name="T441">=</text:span><text:span text:style-name="T442"><text:s/>payload</text:span><text:span text:style-name="T443">.</text:span><text:span text:style-name="T444">include</text:span><text:span text:style-name="T445">.</text:span><text:span text:style-name="T446">details</text:span></text:p>
      <text:p text:style-name="P447"><text:span text:style-name="T448">fun</text:span><text:span text:style-name="T449"><text:s/>countryname(Countrycode)</text:span><text:span text:style-name="T450">=</text:span><text:span text:style-name="T451"><text:s/></text:span><text:span text:style-name="T452">if</text:span><text:span text:style-name="T453"><text:s/>(Countrycode ==<text:s/></text:span><text:span text:style-name="T454">"+91"</text:span><text:span text:style-name="T455">)(</text:span><text:span text:style-name="T456">"INDIA"</text:span><text:span text:style-name="T457">)</text:span></text:p>
      <text:p text:style-name="P458"><text:span text:style-name="T459">else</text:span><text:span text:style-name="T460"><text:s/></text:span><text:span text:style-name="T461">if</text:span><text:span text:style-name="T462"><text:s/>(Countrycode ==<text:s/></text:span><text:span text:style-name="T463">"+1"</text:span><text:span text:style-name="T464">)(</text:span><text:span text:style-name="T465">"USA"</text:span><text:span text:style-name="T466">)<text:s/></text:span><text:span text:style-name="T467">else</text:span><text:span text:style-name="T468">(</text:span><text:span text:style-name="T469">"others"</text:span><text:span text:style-name="T470">)</text:span></text:p>
      <text:p text:style-name="P471">---</text:p>
      <text:p text:style-name="P472">{</text:p>
      <text:p text:style-name="P473"><text:span text:style-name="T474">"response"</text:span><text:span text:style-name="T475">:</text:span><text:span text:style-name="T476">{</text:span></text:p>
      <text:p text:style-name="P477"><text:span text:style-name="T478">"id"</text:span><text:span text:style-name="T479">:</text:span><text:span text:style-name="T480">payload</text:span><text:span text:style-name="T481">.</text:span><text:span text:style-name="T482">responsesdata[</text:span><text:span text:style-name="T483">0</text:span><text:span text:style-name="T484">]</text:span><text:span text:style-name="T485">.</text:span><text:span text:style-name="T486">id,</text:span></text:p>
      <text:p text:style-name="P487"><text:span text:style-name="T488">"attributes"</text:span><text:span text:style-name="T489">:</text:span><text:span text:style-name="T490">{</text:span></text:p>
      <text:p text:style-name="P491"><text:span text:style-name="T492">"bodytitle"</text:span><text:span text:style-name="T493">:</text:span><text:span text:style-name="T494"><text:s/>payload</text:span><text:span text:style-name="T495">.</text:span><text:span text:style-name="T496">responsesdata[</text:span><text:span text:style-name="T497">0</text:span><text:span text:style-name="T498">]</text:span><text:span text:style-name="T499">.</text:span><text:span text:style-name="T500">attributes</text:span><text:span text:style-name="T501">.</text:span><text:span text:style-name="T502">title ++ payload</text:span><text:span text:style-name="T503">.</text:span><text:span text:style-name="T504">responsesdata[</text:span><text:span text:style-name="T505">0</text:span><text:span text:style-name="T506">]</text:span><text:span text:style-name="T507">.</text:span><text:span text:style-name="T508">attributes</text:span><text:span text:style-name="T509">.</text:span><text:span text:style-name="T510">body</text:span></text:p>
      <text:p text:style-name="P511">}</text:p>
      <text:p text:style-name="P512">},</text:p>
      <text:p text:style-name="P513"><text:span text:style-name="T514">"include"</text:span><text:span text:style-name="T515">:</text:span><text:span text:style-name="T516">{</text:span></text:p>
      <text:p text:style-name="P517"><text:span text:style-name="T518">"name"</text:span><text:span text:style-name="T519">:</text:span><text:span text:style-name="T520"><text:s/></text:span><text:span text:style-name="T521">"Mr"</text:span><text:span text:style-name="T522"><text:s/>++<text:s/></text:span><text:span text:style-name="T523">" "</text:span><text:span text:style-name="T524"><text:s/>++ payload</text:span><text:span text:style-name="T525">.</text:span><text:span text:style-name="T526">include</text:span><text:span text:style-name="T527">.</text:span><text:span text:style-name="T528">details</text:span><text:span text:style-name="T529">.</text:span><text:span text:style-name="T530">name,</text:span></text:p>
      <text:p text:style-name="P531"/>
      <text:p text:style-name="P532">// "mobileno": payload.include.details.Countrycode ++ " " ++ payload.include.details.mobileno</text:p>
      <text:p text:style-name="P533"/>
      <text:p text:style-name="P534">// "mobileno": payload.include.details.Countrycode ++ " " ++ payload.include.details.mobileno</text:p>
      <text:p text:style-name="P535"/>
      <text:p text:style-name="P536"><text:span text:style-name="T537">"mobileno"</text:span><text:span text:style-name="T538">:</text:span><text:span text:style-name="T539"><text:s/>details</text:span><text:span text:style-name="T540">.</text:span><text:span text:style-name="T541">Countrycode ++<text:s/></text:span><text:span text:style-name="T542">" "</text:span><text:span text:style-name="T543"><text:s/>++ details</text:span><text:span text:style-name="T544">.</text:span><text:span text:style-name="T545">mobileno<text:s/></text:span><text:span text:style-name="T546">as</text:span><text:span text:style-name="T547"><text:s/>String,</text:span></text:p>
      <text:p text:style-name="P548"><text:span text:style-name="T549">"country"</text:span><text:span text:style-name="T550"><text:s/></text:span><text:span text:style-name="T551">:</text:span><text:span text:style-name="T552"><text:s/>countryname(</text:span><text:span text:style-name="T553">"+91"</text:span><text:span text:style-name="T554">)</text:span></text:p>
      <text:p text:style-name="P555">}</text:p>
      <text:p text:style-name="P556">}</text:p>
      <text:p text:style-name="P557"/>
      <text:p text:style-name="P558"/>
      <text:p text:style-name="P559"/>
      <text:p text:style-name="P560"><text:span text:style-name="T561">The </text:span><text:span text:style-name="T562">map</text:span><text:span text:style-name="T563"> </text:span><text:span text:style-name="T564">operator is a function in Dataweave which iterates over the items in an array and outputs them into a new array. It basically accepts input as a list of items in an array and manipulates the items in the array in order to form a new array as an output.</text:span></text:p>
      <text:p text:style-name="P565"><text:span text:style-name="T566">The<text:s/></text:span><text:span text:style-name="T567">filter</text:span><text:span text:style-name="T568"><text:s/></text:span><text:span text:style-name="T569">operator iterates over an array and applies an expression that returns matching values.</text:span></text:p>
      <text:p text:style-name="P570"><text:span text:style-name="T571">The<text:s/></text:span><text:span text:style-name="T572">mapObject</text:span><text:span text:style-name="T573"><text:s/></text:span><text:span text:style-name="T574">operator is a function in Dataweave which iterates over the object using the mapper that acts on keys, values, or indices of that object. </text:span></text:p>
      <text:soft-page-break/>
      <text:p text:style-name="P575"><text:span text:style-name="T576">The<text:s/></text:span><text:span text:style-name="T577">filterObject</text:span><text:span text:style-name="T578"><text:s/></text:span><text:span text:style-name="T579">operator iterates over a list of key-value pairs in an object and applies an expression that returns only matching objects, filtering out the rest from the output.</text:span></text:p>
      <text:p text:style-name="P580">1. INPUT:</text:p>
      <text:p text:style-name="Standard"><text:span text:style-name="T581"><text:s text:c="17"/></text:span><text:span text:style-name="T582">Request:</text:span><text:span text:style-name="T583"><text:line-break/><text:s text:c="18"/></text:span><text:span text:style-name="T584">xyz <text:s/>{</text:span><text:span text:style-name="T585"><text:line-break/><text:s text:c="26"/></text:span><text:span text:style-name="T586">"abc":77,</text:span><text:span text:style-name="T587"><text:line-break/><text:s text:c="26"/></text:span><text:span text:style-name="T588">"abc": 23,</text:span><text:span text:style-name="T589"><text:line-break/><text:s text:c="26"/></text:span><text:span text:style-name="T590">" bbb": 33,</text:span><text:span text:style-name="T591"><text:line-break/><text:s text:c="26"/></text:span><text:span text:style-name="T592">"bbb": 23</text:span><text:span text:style-name="T593"><text:line-break/><text:s text:c="25"/></text:span><text:span text:style-name="T594">}</text:span><text:span text:style-name="T595"><text:line-break/></text:span><text:span text:style-name="T596"><text:line-break/></text:span><text:span text:style-name="T597">OUTPUT:</text:span><text:span text:style-name="T598"><text:line-break/><text:s text:c="14"/></text:span><text:span text:style-name="T599">xyz {</text:span><text:span text:style-name="T600"><text:line-break/><text:s text:c="22"/></text:span><text:span text:style-name="T601">"abc": 100,</text:span><text:span text:style-name="T602"><text:line-break/><text:s text:c="22"/></text:span><text:span text:style-name="T603">" bbb": 60</text:span><text:span text:style-name="T604"><text:line-break/><text:s text:c="20"/></text:span><text:span text:style-name="T605">}</text:span></text:p>
      <text:p text:style-name="P606"/>
      <text:p text:style-name="P607"/>
      <text:p text:style-name="P608">IMPLEMENTATION:</text:p>
      <text:p text:style-name="P609"/>
      <text:p text:style-name="P610">%dw 2.0</text:p>
      <text:p text:style-name="Textbody">output application/json</text:p>
      <text:p text:style-name="Textbody">---</text:p>
      <text:p text:style-name="Textbody">{</text:p>
      <text:p text:style-name="Textbody">"abc": sum(payload.xyz.*abc),</text:p>
      <text:p text:style-name="Textbody">"bbb": trim(payload.xyz." bbb" + payload.xyz.bbb + 4)</text:p>
      <text:p text:style-name="Textbody">}</text:p>
      <text:p text:style-name="P611"/>
      <text:p text:style-name="Standard"><text:span text:style-name="T612">2. INPUT:</text:span></text:p>
      <text:p text:style-name="Standard"><text:span text:style-name="T613">&lt;?xml version="1.0" encoding="UTF-8"?&gt;</text:span><text:span text:style-name="T614"><text:line-break/></text:span><text:span text:style-name="T615">&lt;bookstore&gt;</text:span><text:span text:style-name="T616"><text:line-break/></text:span><text:span text:style-name="T617">&lt;shops&gt;</text:span><text:span text:style-name="T618"><text:line-break/></text:span><text:span text:style-name="T619">&lt;item&gt;pen&lt;/item&gt;</text:span><text:span text:style-name="T620"><text:line-break/></text:span><text:span text:style-name="T621">&lt;address&gt;</text:span><text:span text:style-name="T622"><text:line-break/></text:span><text:span text:style-name="T623">&lt;no&gt;1&lt;/no&gt;</text:span><text:span text:style-name="T624"><text:line-break/></text:span><text:span text:style-name="T625">&lt;/address&gt;</text:span><text:span text:style-name="T626"><text:line-break/></text:span><text:span text:style-name="T627">&lt;address&gt;</text:span><text:span text:style-name="T628"><text:line-break/></text:span><text:span text:style-name="T629">&lt;no&gt;2&lt;/no&gt;</text:span><text:span text:style-name="T630"><text:line-break/></text:span><text:span text:style-name="T631">&lt;/address&gt;</text:span><text:span text:style-name="T632"><text:line-break/></text:span><text:span text:style-name="T633">&lt;address&gt;</text:span><text:span text:style-name="T634"><text:line-break/></text:span><text:span text:style-name="T635">&lt;no&gt;3&lt;/no&gt;</text:span><text:span text:style-name="T636"><text:line-break/></text:span><text:soft-page-break/><text:span text:style-name="T637">&lt;/address&gt;</text:span><text:span text:style-name="T638"><text:line-break/></text:span><text:span text:style-name="T639">&lt;/shops&gt;</text:span><text:span text:style-name="T640"><text:line-break/></text:span><text:span text:style-name="T641">&lt;shops&gt;</text:span><text:span text:style-name="T642"><text:line-break/></text:span><text:span text:style-name="T643">&lt;item&gt;pencil&lt;/item&gt;</text:span><text:span text:style-name="T644"><text:line-break/></text:span><text:span text:style-name="T645">&lt;address&gt;</text:span><text:span text:style-name="T646"><text:line-break/></text:span><text:span text:style-name="T647">&lt;no&gt;4&lt;/no&gt;</text:span><text:span text:style-name="T648"><text:line-break/></text:span><text:span text:style-name="T649">&lt;/address&gt;</text:span><text:span text:style-name="T650"><text:line-break/></text:span><text:span text:style-name="T651">&lt;address&gt;</text:span><text:span text:style-name="T652"><text:line-break/></text:span><text:span text:style-name="T653">&lt;no&gt;5&lt;/no&gt;</text:span><text:span text:style-name="T654"><text:line-break/></text:span><text:span text:style-name="T655">&lt;/address&gt;</text:span><text:span text:style-name="T656"><text:line-break/></text:span><text:span text:style-name="T657">&lt;address&gt;</text:span><text:span text:style-name="T658"><text:line-break/></text:span><text:span text:style-name="T659">&lt;no&gt;6&lt;/no&gt;</text:span><text:span text:style-name="T660"><text:line-break/></text:span><text:span text:style-name="T661">&lt;/address&gt;</text:span><text:span text:style-name="T662"><text:line-break/></text:span><text:span text:style-name="T663">&lt;/shops&gt;</text:span><text:span text:style-name="T664"><text:line-break/></text:span><text:span text:style-name="T665">&lt;/bookstore&gt;</text:span><text:span text:style-name="T666"><text:line-break/></text:span><text:span text:style-name="T667"><text:line-break/></text:span><text:span text:style-name="T668"><text:line-break/></text:span><text:span text:style-name="T669">OUTPUT:</text:span><text:span text:style-name="T670"><text:line-break/></text:span><text:span text:style-name="T671"><text:line-break/></text:span><text:span text:style-name="T672">[</text:span><text:span text:style-name="T673"><text:line-break/></text:span><text:span text:style-name="T674">{</text:span><text:span text:style-name="T675"><text:line-break/></text:span><text:span text:style-name="T676">Item:"pen",</text:span><text:span text:style-name="T677"><text:line-break/></text:span><text:span text:style-name="T678">No:1</text:span><text:span text:style-name="T679"><text:line-break/></text:span><text:span text:style-name="T680">},</text:span><text:span text:style-name="T681"><text:line-break/></text:span><text:span text:style-name="T682">{</text:span><text:span text:style-name="T683"><text:line-break/></text:span><text:span text:style-name="T684">Item:"pen",</text:span><text:span text:style-name="T685"><text:line-break/></text:span><text:span text:style-name="T686">No:2</text:span><text:span text:style-name="T687"><text:line-break/></text:span><text:span text:style-name="T688">},</text:span><text:span text:style-name="T689"><text:line-break/></text:span><text:span text:style-name="T690">{</text:span><text:span text:style-name="T691"><text:line-break/></text:span><text:span text:style-name="T692">Item:"pen",</text:span><text:span text:style-name="T693"><text:line-break/></text:span><text:span text:style-name="T694">No:3</text:span><text:span text:style-name="T695"><text:line-break/></text:span><text:span text:style-name="T696">},</text:span><text:span text:style-name="T697"><text:line-break/></text:span><text:span text:style-name="T698">{</text:span><text:span text:style-name="T699"><text:line-break/></text:span><text:span text:style-name="T700">Item:"pencil",</text:span><text:span text:style-name="T701"><text:line-break/></text:span><text:span text:style-name="T702">No:4</text:span><text:span text:style-name="T703"><text:line-break/></text:span><text:span text:style-name="T704">},</text:span><text:span text:style-name="T705"><text:line-break/></text:span><text:span text:style-name="T706">{</text:span><text:span text:style-name="T707"><text:line-break/></text:span><text:span text:style-name="T708">Item:"pencil",</text:span><text:span text:style-name="T709"><text:line-break/></text:span><text:span text:style-name="T710">No:5</text:span><text:span text:style-name="T711"><text:line-break/></text:span><text:span text:style-name="T712">},</text:span><text:span text:style-name="T713"><text:line-break/></text:span><text:span text:style-name="T714">{</text:span><text:span text:style-name="T715"><text:line-break/></text:span><text:span text:style-name="T716">Item:"pencil",</text:span><text:span text:style-name="T717"><text:line-break/></text:span><text:span text:style-name="T718">No:6</text:span><text:span text:style-name="T719"><text:line-break/></text:span><text:span text:style-name="T720">},</text:span><text:span text:style-name="T721"><text:line-break/></text:span><text:span text:style-name="T722">]</text:span></text:p>
      <text:p text:style-name="P723"/>
      <text:soft-page-break/>
      <text:p text:style-name="P724">IMPLEMENTATION:</text:p>
      <text:p text:style-name="P725"/>
      <text:p text:style-name="Standard"><text:span text:style-name="T726">%dw</text:span><text:span text:style-name="T727"><text:s/></text:span><text:span text:style-name="T728">2.0</text:span></text:p>
      <text:p text:style-name="P729"/>
      <text:p text:style-name="P730"><text:span text:style-name="T731">output</text:span><text:span text:style-name="T732"><text:s/>application/json</text:span></text:p>
      <text:p text:style-name="P733"><text:span text:style-name="T734"><text:line-break/></text:span><text:span text:style-name="T735">var</text:span><text:span text:style-name="T736"><text:s/>b<text:s/></text:span><text:span text:style-name="T737">=</text:span><text:span text:style-name="T738"><text:s/>payload</text:span><text:span text:style-name="T739">.</text:span><text:span text:style-name="T740">bookstore</text:span><text:span text:style-name="T741">.</text:span><text:span text:style-name="T742">shops.*address map ((item, index)<text:s/></text:span><text:span text:style-name="T743">-&gt;</text:span><text:span text:style-name="T744"><text:s/>{</text:span></text:p>
      <text:p text:style-name="P745"><text:span text:style-name="T746">"item"</text:span><text:span text:style-name="T747">:</text:span><text:span text:style-name="T748">payload</text:span><text:span text:style-name="T749">.</text:span><text:span text:style-name="T750">bookstore</text:span><text:span text:style-name="T751">.</text:span><text:span text:style-name="T752">shops</text:span><text:span text:style-name="T753">.</text:span><text:span text:style-name="T754">item,</text:span></text:p>
      <text:p text:style-name="P755"/>
      <text:p text:style-name="P756"><text:span text:style-name="T757">"no"</text:span><text:span text:style-name="T758">:</text:span><text:span text:style-name="T759">item</text:span><text:span text:style-name="T760">.</text:span><text:span text:style-name="T761">no</text:span></text:p>
      <text:p text:style-name="P762"/>
      <text:p text:style-name="P763">})</text:p>
      <text:p text:style-name="P764"/>
      <text:p text:style-name="P765"><text:span text:style-name="T766">var</text:span><text:span text:style-name="T767"><text:s/>c<text:s/></text:span><text:span text:style-name="T768">=</text:span><text:span text:style-name="T769"><text:s/>payload</text:span><text:span text:style-name="T770">.</text:span><text:span text:style-name="T771">bookstore.*shops[</text:span><text:span text:style-name="T772">1</text:span><text:span text:style-name="T773">].*address map ((item, index)<text:s/></text:span><text:span text:style-name="T774">-&gt;</text:span><text:span text:style-name="T775"><text:s/>{</text:span></text:p>
      <text:p text:style-name="P776"/>
      <text:p text:style-name="P777"><text:span text:style-name="T778">"item"</text:span><text:span text:style-name="T779">:</text:span><text:span text:style-name="T780">payload</text:span><text:span text:style-name="T781">.</text:span><text:span text:style-name="T782">bookstore.*shops[</text:span><text:span text:style-name="T783">1</text:span><text:span text:style-name="T784">]</text:span><text:span text:style-name="T785">.</text:span><text:span text:style-name="T786">item,</text:span></text:p>
      <text:p text:style-name="P787"/>
      <text:p text:style-name="P788"><text:span text:style-name="T789">"no"</text:span><text:span text:style-name="T790">:</text:span><text:span text:style-name="T791">item</text:span><text:span text:style-name="T792">.</text:span><text:span text:style-name="T793">no</text:span></text:p>
      <text:p text:style-name="P794"/>
      <text:p text:style-name="P795">} )</text:p>
      <text:p text:style-name="P796"/>
      <text:p text:style-name="P797">---</text:p>
      <text:p text:style-name="P798"/>
      <text:p text:style-name="P799">b ++ c</text:p>
      <text:p text:style-name="P800"/>
      <text:p text:style-name="P801"/>
      <text:p text:style-name="P802">%dw 2.0</text:p>
      <text:p text:style-name="Textbody">output application/json</text:p>
      <text:p text:style-name="Textbody">---</text:p>
      <text:p text:style-name="Textbody">(payload.bookstore.*shops map ((item, index) -&gt; {</text:p>
      <text:p text:style-name="Textbody">"no":payload.bookstore.*shops[index].*address map ((item1, index1) -&gt; {</text:p>
      <text:p text:style-name="Textbody">"item":payload.bookstore.*shops[index].item,</text:p>
      <text:p text:style-name="Textbody">"no":item1.no</text:p>
      <text:p text:style-name="Textbody">})</text:p>
      <text:p text:style-name="Textbody">})).no reduce ($$ ++ $)</text:p>
      <text:p text:style-name="P803"/>
      <text:p text:style-name="P804"/>
      <text:p text:style-name="P805">3. INPUT:</text:p>
      <text:p text:style-name="Standard"><text:span text:style-name="T806">%var invoices = [</text:span><text:span text:style-name="T807"><text:line-break/></text:span><text:span text:style-name="T808">{</text:span><text:span text:style-name="T809"><text:line-break/></text:span><text:soft-page-break/><text:span text:style-name="T810">"invoiceId": 1,</text:span><text:span text:style-name="T811"><text:line-break/></text:span><text:span text:style-name="T812">"amount": 100 },</text:span><text:span text:style-name="T813"><text:line-break/></text:span><text:span text:style-name="T814">{</text:span><text:span text:style-name="T815"><text:line-break/></text:span><text:span text:style-name="T816">"invoiceId": 2,</text:span><text:span text:style-name="T817"><text:line-break/></text:span><text:span text:style-name="T818">"amount": 200 },</text:span><text:span text:style-name="T819"><text:line-break/></text:span><text:span text:style-name="T820">{</text:span><text:span text:style-name="T821"><text:line-break/></text:span><text:span text:style-name="T822">"invoiceId": 3,</text:span><text:span text:style-name="T823"><text:line-break/></text:span><text:span text:style-name="T824">"amount": 300 }]</text:span><text:span text:style-name="T825"><text:line-break/></text:span><text:span text:style-name="T826"><text:line-break/></text:span><text:span text:style-name="T827">%var allocations = [</text:span><text:span text:style-name="T828"><text:line-break/></text:span><text:span text:style-name="T829">{</text:span><text:span text:style-name="T830"><text:line-break/></text:span><text:span text:style-name="T831">"allocationId": 1,</text:span><text:span text:style-name="T832"><text:line-break/></text:span><text:span text:style-name="T833">"invoiceId": 1,</text:span><text:span text:style-name="T834"><text:line-break/></text:span><text:span text:style-name="T835">"allocationAmount": 50 },</text:span><text:span text:style-name="T836"><text:line-break/></text:span><text:span text:style-name="T837">{</text:span><text:span text:style-name="T838"><text:line-break/></text:span><text:span text:style-name="T839">"allocationId": 2,</text:span><text:span text:style-name="T840"><text:line-break/></text:span><text:span text:style-name="T841">"invoiceId": 1,</text:span><text:span text:style-name="T842"><text:line-break/></text:span><text:span text:style-name="T843">"allocationAmount": 50 },</text:span><text:span text:style-name="T844"><text:line-break/></text:span><text:span text:style-name="T845">{</text:span><text:span text:style-name="T846"><text:line-break/></text:span><text:span text:style-name="T847">"allocationId": 3,</text:span><text:span text:style-name="T848"><text:line-break/></text:span><text:span text:style-name="T849">"invoiceId": 2,</text:span><text:span text:style-name="T850"><text:line-break/></text:span><text:span text:style-name="T851">"allocationAmount": 100 },</text:span><text:span text:style-name="T852"><text:line-break/></text:span><text:span text:style-name="T853">{</text:span><text:span text:style-name="T854"><text:line-break/></text:span><text:span text:style-name="T855">"allocationId": 4,</text:span><text:span text:style-name="T856"><text:line-break/></text:span><text:span text:style-name="T857">"invoiceId": 2,</text:span><text:span text:style-name="T858"><text:line-break/></text:span><text:span text:style-name="T859">"allocationAmount": 100 },</text:span><text:span text:style-name="T860"><text:line-break/></text:span><text:span text:style-name="T861">{</text:span><text:span text:style-name="T862"><text:line-break/></text:span><text:span text:style-name="T863">"allocationId": 5,</text:span><text:span text:style-name="T864"><text:line-break/></text:span><text:span text:style-name="T865">"invoiceId": 3,</text:span><text:span text:style-name="T866"><text:line-break/></text:span><text:span text:style-name="T867">"allocationAmount": 150 },</text:span><text:span text:style-name="T868"><text:line-break/></text:span><text:span text:style-name="T869">{</text:span><text:span text:style-name="T870"><text:line-break/></text:span><text:span text:style-name="T871">"allocationId": 6,</text:span><text:span text:style-name="T872"><text:line-break/></text:span><text:span text:style-name="T873">"invoiceId": 3,</text:span><text:span text:style-name="T874"><text:line-break/></text:span><text:span text:style-name="T875">"allocationAmount": 150 }]</text:span><text:span text:style-name="T876"><text:line-break/></text:span><text:span text:style-name="T877"><text:line-break/></text:span><text:span text:style-name="T878">Output:</text:span></text:p>
      <text:p text:style-name="Standard"><text:span text:style-name="T879">[</text:span><text:span text:style-name="T880"><text:line-break/></text:span><text:span text:style-name="T881">{</text:span><text:span text:style-name="T882"><text:line-break/></text:span><text:span text:style-name="T883">"invoiceId": 1</text:span><text:span text:style-name="T884"><text:line-break/></text:span><text:span text:style-name="T885">"amount": 100</text:span><text:span text:style-name="T886"><text:line-break/></text:span><text:span text:style-name="T887">"allocations: [</text:span><text:span text:style-name="T888"><text:line-break/></text:span><text:span text:style-name="T889">{</text:span><text:span text:style-name="T890"><text:line-break/></text:span><text:span text:style-name="T891">"allocationId": 1,</text:span><text:span text:style-name="T892"><text:line-break/></text:span><text:span text:style-name="T893">"invoiceId": 1,</text:span><text:span text:style-name="T894"><text:line-break/></text:span><text:span text:style-name="T895">"allocationAmount": 50 },</text:span><text:span text:style-name="T896"><text:line-break/></text:span><text:span text:style-name="T897">{</text:span><text:span text:style-name="T898"><text:line-break/></text:span><text:soft-page-break/><text:span text:style-name="T899">"allocationId": 2,</text:span><text:span text:style-name="T900"><text:line-break/></text:span><text:span text:style-name="T901">"invoiceId": 1,</text:span><text:span text:style-name="T902"><text:line-break/></text:span><text:span text:style-name="T903">"allocationAmount": 50 }]},</text:span><text:span text:style-name="T904"><text:line-break/></text:span><text:span text:style-name="T905">{</text:span><text:span text:style-name="T906"><text:line-break/></text:span><text:span text:style-name="T907">"invoiceId": 2,</text:span><text:span text:style-name="T908"><text:line-break/></text:span><text:span text:style-name="T909">"amount": 200,</text:span><text:span text:style-name="T910"><text:line-break/></text:span><text:span text:style-name="T911">"allocations: [</text:span><text:span text:style-name="T912"><text:line-break/></text:span><text:span text:style-name="T913">{</text:span><text:span text:style-name="T914"><text:line-break/></text:span><text:span text:style-name="T915">"allocationId": 3,</text:span><text:span text:style-name="T916"><text:line-break/></text:span><text:span text:style-name="T917">"invoiceId": 2,</text:span><text:span text:style-name="T918"><text:line-break/></text:span><text:span text:style-name="T919">"allocationAmount": 100 },</text:span><text:span text:style-name="T920"><text:line-break/></text:span><text:span text:style-name="T921">{</text:span><text:span text:style-name="T922"><text:line-break/></text:span><text:span text:style-name="T923">"allocationId": 4,</text:span><text:span text:style-name="T924"><text:line-break/></text:span><text:span text:style-name="T925">"invoiceId": 2,</text:span><text:span text:style-name="T926"><text:line-break/></text:span><text:span text:style-name="T927">"allocationAmount": 100 }]},</text:span><text:span text:style-name="T928"><text:line-break/></text:span><text:span text:style-name="T929">{</text:span><text:span text:style-name="T930"><text:line-break/></text:span><text:span text:style-name="T931">"invoiceId": 3,</text:span><text:span text:style-name="T932"><text:line-break/></text:span><text:span text:style-name="T933">"amount": 300,</text:span><text:span text:style-name="T934"><text:line-break/></text:span><text:span text:style-name="T935">"allocations: [</text:span><text:span text:style-name="T936"><text:line-break/></text:span><text:span text:style-name="T937">{</text:span><text:span text:style-name="T938"><text:line-break/></text:span><text:span text:style-name="T939">"allocationId": 5,</text:span><text:span text:style-name="T940"><text:line-break/></text:span><text:span text:style-name="T941">"invoiceId": 3,</text:span><text:span text:style-name="T942"><text:line-break/></text:span><text:span text:style-name="T943">"allocationAmount": 150 },</text:span><text:span text:style-name="T944"><text:line-break/></text:span><text:span text:style-name="T945">{</text:span><text:span text:style-name="T946"><text:line-break/></text:span><text:span text:style-name="T947">"allocationId": 6,</text:span><text:span text:style-name="T948"><text:line-break/></text:span><text:span text:style-name="T949">"invoiceId": 3,</text:span><text:span text:style-name="T950"><text:line-break/></text:span><text:span text:style-name="T951">"allocationAmount": 150 }]}]</text:span></text:p>
      <text:p text:style-name="P952"/>
      <text:p text:style-name="P953">IMPLEMENTATION:</text:p>
      <text:p text:style-name="P954"/>
      <text:p text:style-name="P955">allocations groupBy ((item, index) -&gt; item.invoiceId ) pluck ((value, key, index) -&gt; {</text:p>
      <text:p text:style-name="Textbody">"invoiceId" : value.invoiceId[0],</text:p>
      <text:p text:style-name="Textbody">"amount": value.allocationAmount reduce $,</text:p>
      <text:p text:style-name="Textbody">"allocations": value</text:p>
      <text:p text:style-name="Textbody">})</text:p>
      <text:p text:style-name="P956"/>
      <text:p text:style-name="P957"/>
      <text:p text:style-name="P958">4. INPUT:</text:p>
      <text:p text:style-name="P959"/>
      <text:p text:style-name="Standard"><text:span text:style-name="T960">[</text:span><text:span text:style-name="T961"><text:line-break/></text:span><text:span text:style-name="T962">{</text:span><text:span text:style-name="T963"><text:line-break/></text:span><text:span text:style-name="T964">"div":[</text:span><text:span text:style-name="T965"><text:line-break/></text:span><text:span text:style-name="T966">{</text:span><text:span text:style-name="T967"><text:line-break/></text:span><text:soft-page-break/><text:span text:style-name="T968">"id":46,</text:span><text:span text:style-name="T969"><text:line-break/></text:span><text:span text:style-name="T970">"lab":"admin"</text:span><text:span text:style-name="T971"><text:line-break/></text:span><text:span text:style-name="T972">},</text:span><text:span text:style-name="T973"><text:line-break/></text:span><text:span text:style-name="T974">{</text:span><text:span text:style-name="T975"><text:line-break/></text:span><text:span text:style-name="T976">"id":32,</text:span><text:span text:style-name="T977"><text:line-break/></text:span><text:span text:style-name="T978">"lab":"admin12"</text:span><text:span text:style-name="T979"><text:line-break/></text:span><text:span text:style-name="T980">}</text:span><text:span text:style-name="T981"><text:line-break/></text:span><text:span text:style-name="T982">]</text:span><text:span text:style-name="T983"><text:line-break/></text:span><text:span text:style-name="T984">},</text:span><text:span text:style-name="T985"><text:line-break/></text:span><text:span text:style-name="T986">{</text:span><text:span text:style-name="T987"><text:line-break/></text:span><text:span text:style-name="T988">"market":[</text:span><text:span text:style-name="T989"><text:line-break/></text:span><text:span text:style-name="T990">{</text:span><text:span text:style-name="T991"><text:line-break/></text:span><text:span text:style-name="T992">"id":21,</text:span><text:span text:style-name="T993"><text:line-break/></text:span><text:span text:style-name="T994">"bing":"admin"</text:span><text:span text:style-name="T995"><text:line-break/></text:span><text:span text:style-name="T996"><text:line-break/></text:span><text:span text:style-name="T997">}</text:span><text:span text:style-name="T998"><text:line-break/></text:span><text:span text:style-name="T999"><text:line-break/></text:span><text:span text:style-name="T1000">]</text:span><text:span text:style-name="T1001"><text:line-break/></text:span><text:span text:style-name="T1002">}</text:span><text:span text:style-name="T1003"><text:line-break/></text:span><text:span text:style-name="T1004">]</text:span><text:span text:style-name="T1005"><text:line-break/></text:span><text:span text:style-name="T1006"><text:line-break/></text:span><text:span text:style-name="T1007">Output :</text:span><text:span text:style-name="T1008"><text:line-break/></text:span><text:span text:style-name="T1009">{</text:span><text:span text:style-name="T1010"><text:line-break/></text:span><text:span text:style-name="T1011">"level":"one"</text:span><text:span text:style-name="T1012"><text:line-break/></text:span><text:span text:style-name="T1013">data:{</text:span><text:span text:style-name="T1014"><text:line-break/></text:span><text:span text:style-name="T1015">"div":[</text:span><text:span text:style-name="T1016"><text:line-break/></text:span><text:span text:style-name="T1017">{</text:span><text:span text:style-name="T1018"><text:line-break/></text:span><text:span text:style-name="T1019">"id":46,</text:span><text:span text:style-name="T1020"><text:line-break/></text:span><text:span text:style-name="T1021">"name":"admin"</text:span><text:span text:style-name="T1022"><text:line-break/></text:span><text:span text:style-name="T1023">},</text:span><text:span text:style-name="T1024"><text:line-break/></text:span><text:span text:style-name="T1025">{</text:span><text:span text:style-name="T1026"><text:line-break/></text:span><text:span text:style-name="T1027">"id":32,</text:span><text:span text:style-name="T1028"><text:line-break/></text:span><text:span text:style-name="T1029">"name":"admin12"</text:span><text:span text:style-name="T1030"><text:line-break/></text:span><text:span text:style-name="T1031">}</text:span><text:span text:style-name="T1032"><text:line-break/></text:span><text:span text:style-name="T1033">],</text:span><text:span text:style-name="T1034"><text:line-break/></text:span><text:span text:style-name="T1035">"market":[</text:span><text:span text:style-name="T1036"><text:line-break/></text:span><text:span text:style-name="T1037">{</text:span><text:span text:style-name="T1038"><text:line-break/></text:span><text:span text:style-name="T1039">"id":21,</text:span><text:span text:style-name="T1040"><text:line-break/></text:span><text:span text:style-name="T1041">"name":"admin"</text:span><text:span text:style-name="T1042"><text:line-break/></text:span><text:span text:style-name="T1043">}</text:span><text:span text:style-name="T1044"><text:line-break/></text:span><text:span text:style-name="T1045"><text:line-break/></text:span><text:span text:style-name="T1046">]</text:span><text:span text:style-name="T1047"><text:line-break/></text:span><text:span text:style-name="T1048">}</text:span><text:span text:style-name="T1049"><text:line-break/></text:span><text:span text:style-name="T1050">}</text:span></text:p>
      <text:p text:style-name="P1051"/>
      <text:p text:style-name="P1052">IMPLEMENTATION:</text:p>
      <text:p text:style-name="P1053"/>
      <text:p text:style-name="P1054">%dw 2.0</text:p>
      <text:p text:style-name="Textbody">output application/json</text:p>
      <text:p text:style-name="Textbody">---</text:p>
      <text:p text:style-name="Textbody">{</text:p>
      <text:p text:style-name="Textbody">"level":"one",</text:p>
      <text:p text:style-name="Textbody">"data": {</text:p>
      <text:p text:style-name="Textbody">"div": payload.div map ((item, index) -&gt; {</text:p>
      <text:p text:style-name="Textbody">"id": item.id[index],</text:p>
      <text:p text:style-name="Textbody">"name":item.lab[index],</text:p>
      <text:p text:style-name="Textbody">}),"div": payload.div map ((item, index) -&gt; {</text:p>
      <text:p text:style-name="Textbody">"id": item.id[index-1],</text:p>
      <text:p text:style-name="Textbody">"name":item.lab[index-1],</text:p>
      <text:p text:style-name="Textbody">})</text:p>
      <text:p text:style-name="Textbody">},</text:p>
      <text:p text:style-name="Textbody">(market:payload.market map ((item, index) -&gt; {</text:p>
      <text:p text:style-name="Textbody">"id": item.id[index],</text:p>
      <text:p text:style-name="Textbody">"name":item.bing[index]</text:p>
      <text:p text:style-name="Textbody">}))</text:p>
      <text:p text:style-name="Textbody">}</text:p>
      <text:p text:style-name="P1055">5. INPUT:</text:p>
      <text:p text:style-name="P1056">[<text:line-break/>{<text:line-break/>"emprole": "primary",<text:line-break/>"name": "n1",<text:line-break/>"contactInfo": [<text:line-break/>{<text:line-break/>"city": "c1",<text:line-break/>"province": null<text:line-break/>}<text:line-break/>]<text:line-break/>},<text:line-break/>{<text:line-break/><text:soft-page-break/>"emprole": "secondary",<text:line-break/>"name": "n2",<text:line-break/>"contactInfo": [<text:line-break/>{<text:line-break/>"city": "c2",<text:line-break/>"province": "p2"<text:line-break/>}<text:line-break/>]<text:line-break/>}<text:line-break/>]</text:p>
      <text:p text:style-name="Textbody"><text:span text:style-name="T1057">OUTPUT:</text:span><text:span text:style-name="T1058"><text:line-break/>&lt;root&gt;</text:span><text:span text:style-name="T1059"><text:line-break/>&lt;primaryempname&gt;n1&lt;/primaryempname&gt;</text:span><text:span text:style-name="T1060"><text:line-break/>&lt;primaryempcity&gt;c1&lt;/primaryempcity&gt;</text:span><text:span text:style-name="T1061"><text:line-break/>&lt;secondaryempname&gt;n2&lt;/secondaryempname&gt;</text:span><text:span text:style-name="T1062"><text:line-break/>&lt;secondaryempcity&gt;c2&lt;/secondaryempcity&gt;</text:span><text:span text:style-name="T1063"><text:line-break/>&lt;secondaryprovince&gt;p2&lt;/secondaryprovince&gt;</text:span><text:span text:style-name="T1064"><text:line-break/>&lt;/root&gt;</text:span></text:p>
      <text:p text:style-name="P1065">IMPLEMENTATION:</text:p>
      <text:p text:style-name="P1066">%dw 2.0</text:p>
      <text:p text:style-name="P1067"/>
      <text:p text:style-name="P1068">output application/xml</text:p>
      <text:p text:style-name="P1069"/>
      <text:p text:style-name="P1070">// &lt;root&gt;</text:p>
      <text:p text:style-name="P1071"/>
      <text:p text:style-name="P1072">// &lt;primaryempname&gt;n1&lt;/primaryempname&gt;</text:p>
      <text:p text:style-name="P1073"/>
      <text:p text:style-name="P1074">// &lt;primaryempcity&gt;c1&lt;/primaryempcity&gt;</text:p>
      <text:p text:style-name="P1075"/>
      <text:p text:style-name="P1076">// &lt;secondaryempname&gt;n2&lt;/secondaryempname&gt;</text:p>
      <text:p text:style-name="P1077"/>
      <text:p text:style-name="P1078">// &lt;secondaryempcity&gt;c2&lt;/secondaryempcity&gt;</text:p>
      <text:p text:style-name="P1079"/>
      <text:p text:style-name="P1080">// &lt;secondaryprovince&gt;p2&lt;/secondaryprovince&gt;</text:p>
      <text:p text:style-name="P1081"/>
      <text:p text:style-name="P1082">// &lt;/root&gt;</text:p>
      <text:p text:style-name="P1083"/>
      <text:p text:style-name="P1084">var a = (payload filter $.emprole == "primary" map ((item, index) -&gt; {</text:p>
      <text:p text:style-name="P1085"/>
      <text:p text:style-name="P1086">"primaryempname":item.name,</text:p>
      <text:p text:style-name="P1087"/>
      <text:p text:style-name="P1088">"primaryempcity": item.contactInfo.city</text:p>
      <text:p text:style-name="P1089"/>
      <text:p text:style-name="P1090">} ))</text:p>
      <text:p text:style-name="P1091"/>
      <text:p text:style-name="P1092">var b = payload filter $.emprole =="secondary" map ((item, index) -&gt; {</text:p>
      <text:p text:style-name="P1093"/>
      <text:p text:style-name="P1094">"secondaryempname":item.name,</text:p>
      <text:p text:style-name="P1095"/>
      <text:p text:style-name="P1096">"secondaryempcity": item.contactInfo.city,</text:p>
      <text:p text:style-name="P1097"/>
      <text:p text:style-name="P1098">"secondaryprovince": item.contactInfo.province</text:p>
      <text:p text:style-name="P1099"/>
      <text:p text:style-name="P1100">} )</text:p>
      <text:p text:style-name="P1101"/>
      <text:p text:style-name="P1102">---</text:p>
      <text:p text:style-name="P1103"/>
      <text:p text:style-name="P1104">root: a ++ b reduce ($$ ++ $ )</text:p>
      <text:p text:style-name="P1105"/>
      <text:p text:style-name="P1106">6. INPUT</text:p>
      <text:p text:style-name="P1107"/>
      <text:p text:style-name="P1108"><text:span text:style-name="T1109">{</text:span><text:span text:style-name="T1110"><text:line-break/>"Test": "&lt;Add&gt;00088id= test;note=1234;notetype=csr;&lt;end&gt;"</text:span><text:span text:style-name="T1111"><text:line-break/>}</text:span><text:span text:style-name="T1112"><text:line-break/></text:span><text:span text:style-name="T1113">OUTPUT:</text:span><text:span text:style-name="T1114"><text:line-break/>{</text:span><text:span text:style-name="T1115"><text:line-break/>"00088id": " test",</text:span><text:span text:style-name="T1116"><text:line-break/>"note": "1234",</text:span><text:span text:style-name="T1117"><text:line-break/>"notetype": "csr"</text:span><text:span text:style-name="T1118"><text:line-break/>}</text:span></text:p>
      <text:p text:style-name="P1119"/>
      <text:p text:style-name="P1120"/>
      <text:p text:style-name="P1121">IMPLEMENTATION:</text:p>
      <text:p text:style-name="P1122"/>
      <text:p text:style-name="P1123"><text:span text:style-name="T1124">%dw 2.0</text:span><text:span text:style-name="T1125"><text:line-break/></text:span><text:span text:style-name="T1126">output application/json</text:span><text:span text:style-name="T1127"><text:line-break/></text:span><text:span text:style-name="T1128">var a= payload.Test replace "=" with ":" replace ";" with "," replace</text:span><text:span text:style-name="T1129"><text:line-break/></text:span><text:span text:style-name="T1130">"&lt;Add&gt;" with "" replace ",&lt;end&gt;" with "" replace " " with ""</text:span><text:span text:style-name="T1131"><text:line-break/></text:span><text:span text:style-name="T1132">---</text:span><text:span text:style-name="T1133"><text:line-break/></text:span><text:span text:style-name="T1134">a splitBy "," map ((item, index) -&gt; item replace ":" with " " splitBy " " reduce ((item, accumulator) -&gt; (accumulator): (item) )) reduce ( $$ ++ $ )</text:span></text:p>
      <text:p text:style-name="P1135"/>
      <text:p text:style-name="P1136"/>
      <text:p text:style-name="P1137"/>
      <text:p text:style-name="P1138">7. INPUT</text:p>
      <text:p text:style-name="P1139">location,gl,amt</text:p>
      <text:soft-page-break/>
      <text:p text:style-name="P1140">1,11,1</text:p>
      <text:p text:style-name="P1141">1,11,2</text:p>
      <text:p text:style-name="P1142">1,12,1</text:p>
      <text:p text:style-name="P1143">1,12,2</text:p>
      <text:p text:style-name="P1144">2,11,1</text:p>
      <text:p text:style-name="P1145">2,12,2</text:p>
      <text:p text:style-name="P1146">OUTPUT:</text:p>
      <text:p text:style-name="P1147">[</text:p>
      <text:p text:style-name="P1148">{</text:p>
      <text:p text:style-name="P1149"><text:span text:style-name="T1150">"location"</text:span><text:span text:style-name="T1151">:<text:s/></text:span><text:span text:style-name="T1152">"1"</text:span><text:span text:style-name="T1153">,</text:span></text:p>
      <text:p text:style-name="P1154"><text:span text:style-name="T1155">"gl"</text:span><text:span text:style-name="T1156">:<text:s/></text:span><text:span text:style-name="T1157">"11"</text:span><text:span text:style-name="T1158">,</text:span></text:p>
      <text:p text:style-name="P1159"><text:span text:style-name="T1160">"amt"</text:span><text:span text:style-name="T1161">:<text:s/></text:span><text:span text:style-name="T1162">3</text:span></text:p>
      <text:p text:style-name="P1163">},</text:p>
      <text:p text:style-name="P1164">{</text:p>
      <text:p text:style-name="P1165"><text:span text:style-name="T1166">"location"</text:span><text:span text:style-name="T1167">:<text:s/></text:span><text:span text:style-name="T1168">"1"</text:span><text:span text:style-name="T1169">,</text:span></text:p>
      <text:p text:style-name="P1170"><text:span text:style-name="T1171">"gl"</text:span><text:span text:style-name="T1172">:<text:s/></text:span><text:span text:style-name="T1173">"12"</text:span><text:span text:style-name="T1174">,</text:span></text:p>
      <text:p text:style-name="P1175"><text:span text:style-name="T1176">"amt"</text:span><text:span text:style-name="T1177">:<text:s/></text:span><text:span text:style-name="T1178">3</text:span></text:p>
      <text:p text:style-name="P1179">},</text:p>
      <text:p text:style-name="P1180">{</text:p>
      <text:p text:style-name="P1181"><text:span text:style-name="T1182">"location"</text:span><text:span text:style-name="T1183">:<text:s/></text:span><text:span text:style-name="T1184">"2"</text:span><text:span text:style-name="T1185">,</text:span></text:p>
      <text:p text:style-name="P1186"><text:span text:style-name="T1187">"gl"</text:span><text:span text:style-name="T1188">:<text:s/></text:span><text:span text:style-name="T1189">"11"</text:span><text:span text:style-name="T1190">,</text:span></text:p>
      <text:p text:style-name="P1191"><text:span text:style-name="T1192">"amt"</text:span><text:span text:style-name="T1193">:<text:s/></text:span><text:span text:style-name="T1194">1</text:span></text:p>
      <text:p text:style-name="P1195">},</text:p>
      <text:p text:style-name="P1196">{</text:p>
      <text:p text:style-name="P1197"><text:span text:style-name="T1198">"location"</text:span><text:span text:style-name="T1199">:<text:s/></text:span><text:span text:style-name="T1200">"2"</text:span><text:span text:style-name="T1201">,</text:span></text:p>
      <text:p text:style-name="P1202"><text:span text:style-name="T1203">"gl"</text:span><text:span text:style-name="T1204">:<text:s/></text:span><text:span text:style-name="T1205">"12"</text:span><text:span text:style-name="T1206">,</text:span></text:p>
      <text:p text:style-name="P1207"><text:span text:style-name="T1208">"amt"</text:span><text:span text:style-name="T1209">:<text:s/></text:span><text:span text:style-name="T1210">2</text:span></text:p>
      <text:p text:style-name="P1211">}</text:p>
      <text:p text:style-name="P1212">]</text:p>
      <text:p text:style-name="P1213"/>
      <text:p text:style-name="P1214">IMPLEMENTATION:</text:p>
      <text:p text:style-name="Standard"><text:span text:style-name="T1215">%dw</text:span><text:span text:style-name="T1216"><text:s/></text:span><text:span text:style-name="T1217">2.0</text:span></text:p>
      <text:p text:style-name="P1218"><text:span text:style-name="T1219">output</text:span><text:span text:style-name="T1220"><text:s/>application/json</text:span></text:p>
      <text:p text:style-name="P1221">---</text:p>
      <text:p text:style-name="P1222"><text:span text:style-name="T1223">flatten((payload groupBy ($.location) mapObject (value, key)<text:s/></text:span><text:span text:style-name="T1224">-&gt;</text:span><text:span text:style-name="T1225"><text:s/>(</text:span></text:p>
      <text:p text:style-name="P1226"><text:span text:style-name="T1227">(key)</text:span><text:span text:style-name="T1228">:</text:span><text:span text:style-name="T1229"><text:s/>value groupBy ($.gl) pluck</text:span></text:p>
      <text:p text:style-name="P1230"><text:span text:style-name="T1231">($$)</text:span><text:span text:style-name="T1232">:</text:span><text:span text:style-name="T1233"><text:s/>$.amt map ($<text:s/></text:span><text:span text:style-name="T1234">as</text:span><text:span text:style-name="T1235"><text:s/>Number)</text:span></text:p>
      <text:p text:style-name="P1236"/>
      <text:p text:style-name="P1237"><text:span text:style-name="T1238">)) pluck ((value1, key1, index1)<text:s/></text:span><text:span text:style-name="T1239">-&gt;</text:span><text:span text:style-name="T1240"><text:s/>value1 map ($ mapObject ((value, key, index)<text:s/></text:span><text:span text:style-name="T1241">-&gt;</text:span><text:span text:style-name="T1242"><text:s/>{</text:span></text:p>
      <text:p text:style-name="P1243"><text:span text:style-name="T1244">location</text:span><text:span text:style-name="T1245">:</text:span><text:span text:style-name="T1246"><text:s/>key1,</text:span></text:p>
      <text:soft-page-break/>
      <text:p text:style-name="P1247"><text:span text:style-name="T1248">gl</text:span><text:span text:style-name="T1249">:</text:span><text:span text:style-name="T1250"><text:s/>key,</text:span></text:p>
      <text:p text:style-name="P1251"><text:span text:style-name="T1252">amt</text:span><text:span text:style-name="T1253">:</text:span><text:span text:style-name="T1254"><text:s/>sum(value)</text:span></text:p>
      <text:p text:style-name="P1255">}))))</text:p>
      <text:p text:style-name="P1256"><text:line-break/></text:p>
      <text:p text:style-name="P1257">8. INPUT:</text:p>
      <text:p text:style-name="P1258">[</text:p>
      <text:p text:style-name="P1259"/>
      <text:p text:style-name="P1260"><text:span text:style-name="T1261">"pectin,1400, pre-Hyderbad,LiLys - 10000000000987635"</text:span><text:span text:style-name="T1262">,</text:span></text:p>
      <text:p text:style-name="P1263"/>
      <text:p text:style-name="P1264"><text:span text:style-name="T1265">"pectin,1400, pre-Hyderbad,LiLys - 20000000000987635"</text:span><text:span text:style-name="T1266">,</text:span></text:p>
      <text:p text:style-name="P1267"/>
      <text:p text:style-name="P1268"><text:span text:style-name="T1269">"pectin,1400, pre-Hyderbad,LiLys - 30000000000987635"</text:span><text:span text:style-name="T1270">,</text:span></text:p>
      <text:p text:style-name="P1271"/>
      <text:p text:style-name="P1272"><text:span text:style-name="T1273">"pectin,1400, pre-Hyderbad,LiLys - 40000000000987635"</text:span><text:span text:style-name="T1274">,</text:span></text:p>
      <text:p text:style-name="P1275"/>
      <text:p text:style-name="P1276"><text:span text:style-name="T1277">"pectin,1400, pre-Hyderbad,LiLys - 50000000000987635"</text:span><text:span text:style-name="T1278">,</text:span></text:p>
      <text:p text:style-name="P1279"/>
      <text:p text:style-name="P1280">"pectin,1400, pre-Hyderbad,LiLys - 60000000000987635"</text:p>
      <text:p text:style-name="P1281"/>
      <text:p text:style-name="P1282">]</text:p>
      <text:p text:style-name="P1283"/>
      <text:p text:style-name="P1284">OUTPUT:</text:p>
      <text:p text:style-name="P1285">[</text:p>
      <text:p text:style-name="P1286"><text:span text:style-name="T1287">" 10000000000987635"</text:span><text:span text:style-name="T1288">,</text:span></text:p>
      <text:p text:style-name="P1289"><text:span text:style-name="T1290">" 20000000000987635"</text:span><text:span text:style-name="T1291">,</text:span></text:p>
      <text:p text:style-name="P1292"><text:span text:style-name="T1293">" 30000000000987635"</text:span><text:span text:style-name="T1294">,</text:span></text:p>
      <text:p text:style-name="P1295"><text:span text:style-name="T1296">" 40000000000987635"</text:span><text:span text:style-name="T1297">,</text:span></text:p>
      <text:p text:style-name="P1298"><text:span text:style-name="T1299">" 50000000000987635"</text:span><text:span text:style-name="T1300">,</text:span></text:p>
      <text:p text:style-name="P1301">" 60000000000987635"</text:p>
      <text:p text:style-name="P1302">]</text:p>
      <text:p text:style-name="P1303"/>
      <text:p text:style-name="P1304">IMPLEMENTATION:</text:p>
      <text:p text:style-name="P1305"><text:span text:style-name="T1306">%dw</text:span><text:span text:style-name="T1307"><text:s/></text:span><text:span text:style-name="T1308">2.0</text:span></text:p>
      <text:p text:style-name="P1309"><text:span text:style-name="T1310">import</text:span><text:span text:style-name="T1311"><text:s/></text:span><text:span text:style-name="T1312">*</text:span><text:span text:style-name="T1313"><text:s/></text:span><text:span text:style-name="T1314">from</text:span><text:span text:style-name="T1315"><text:s/></text:span><text:span text:style-name="T1316">dw</text:span><text:span text:style-name="T1317">::</text:span><text:span text:style-name="T1318">core</text:span><text:span text:style-name="T1319">::</text:span><text:span text:style-name="T1320">Strings</text:span></text:p>
      <text:p text:style-name="P1321"><text:span text:style-name="T1322">output</text:span><text:span text:style-name="T1323"><text:s/>application/json</text:span></text:p>
      <text:p text:style-name="P1324">---</text:p>
      <text:p text:style-name="P1325"><text:span text:style-name="T1326">payload map (substringAfterLast($,<text:s/></text:span><text:span text:style-name="T1327">"-"</text:span><text:span text:style-name="T1328">))</text:span></text:p>
      <text:p text:style-name="P1329"/>
      <text:p text:style-name="P1330"/>
      <text:p text:style-name="P1331"/>
      <text:p text:style-name="P1332"><text:span text:style-name="T1333">%dw</text:span><text:span text:style-name="T1334"><text:s/></text:span><text:span text:style-name="T1335">2.0</text:span></text:p>
      <text:p text:style-name="P1336"><text:span text:style-name="T1337">import</text:span><text:span text:style-name="T1338"><text:s/></text:span><text:span text:style-name="T1339">*</text:span><text:span text:style-name="T1340"><text:s/></text:span><text:span text:style-name="T1341">from</text:span><text:span text:style-name="T1342"><text:s/></text:span><text:span text:style-name="T1343">dw</text:span><text:span text:style-name="T1344">::</text:span><text:span text:style-name="T1345">core</text:span><text:span text:style-name="T1346">::</text:span><text:span text:style-name="T1347">Strings</text:span></text:p>
      <text:p text:style-name="P1348"><text:span text:style-name="T1349">output</text:span><text:span text:style-name="T1350"><text:s/>application/json</text:span></text:p>
      <text:p text:style-name="P1351">---</text:p>
      <text:p text:style-name="P1352">payload map ((item, index) -&gt; item substringAfter "LiLys -" )</text:p>
      <text:p text:style-name="P1353"/>
      <text:p text:style-name="P1354"/>
      <text:p text:style-name="P1355"><text:span text:style-name="T1356">%dw</text:span><text:span text:style-name="T1357"><text:s/></text:span><text:span text:style-name="T1358">2.0</text:span></text:p>
      <text:p text:style-name="P1359"><text:span text:style-name="T1360">import</text:span><text:span text:style-name="T1361"><text:s/></text:span><text:span text:style-name="T1362">*</text:span><text:span text:style-name="T1363"><text:s/></text:span><text:span text:style-name="T1364">from</text:span><text:span text:style-name="T1365"><text:s/></text:span><text:span text:style-name="T1366">dw</text:span><text:span text:style-name="T1367">::</text:span><text:span text:style-name="T1368">core</text:span><text:span text:style-name="T1369">::</text:span><text:span text:style-name="T1370">Strings</text:span></text:p>
      <text:p text:style-name="P1371"><text:span text:style-name="T1372">output</text:span><text:span text:style-name="T1373"><text:s/>application/json</text:span></text:p>
      <text:p text:style-name="P1374">---</text:p>
      <text:p text:style-name="P1375">payload map ((item, index) -&gt; item substringAfterLast "-" )</text:p>
      <text:p text:style-name="P1376"/>
      <text:p text:style-name="P1377"><text:span text:style-name="T1378">9. INPUT:</text:span></text:p>
      <text:p text:style-name="P1379">{</text:p>
      <text:p text:style-name="P1380"><text:span text:style-name="T1381">"result"</text:span><text:span text:style-name="T1382">:[</text:span></text:p>
      <text:p text:style-name="P1383">{</text:p>
      <text:p text:style-name="P1384"><text:span text:style-name="T1385">"&lt;lname&gt;k__backing"</text:span><text:span text:style-name="T1386">:</text:span><text:span text:style-name="T1387">"kumar"</text:span><text:span text:style-name="T1388">,</text:span></text:p>
      <text:p text:style-name="P1389"><text:span text:style-name="T1390">"&lt;fname&gt;k__backing"</text:span><text:span text:style-name="T1391">:</text:span><text:span text:style-name="T1392">"john"</text:span><text:span text:style-name="T1393">,</text:span></text:p>
      <text:p text:style-name="P1394"><text:span text:style-name="T1395">"&lt;location&gt;k__backing"</text:span><text:span text:style-name="T1396">:<text:s/></text:span><text:span text:style-name="T1397">"hyd"</text:span></text:p>
      <text:p text:style-name="P1398">}</text:p>
      <text:p text:style-name="P1399">],</text:p>
      <text:p text:style-name="P1400"><text:span text:style-name="T1401">"details"</text:span><text:span text:style-name="T1402">:[</text:span></text:p>
      <text:p text:style-name="P1403">{</text:p>
      <text:p text:style-name="P1404"><text:span text:style-name="T1405">"&lt;address&gt;k__backing"</text:span><text:span text:style-name="T1406">:</text:span><text:span text:style-name="T1407">"new york"</text:span><text:span text:style-name="T1408">,</text:span></text:p>
      <text:p text:style-name="P1409"><text:span text:style-name="T1410">"&lt;address1&gt;k__backing"</text:span><text:span text:style-name="T1411">:</text:span><text:span text:style-name="T1412">"USA"</text:span></text:p>
      <text:p text:style-name="P1413">}</text:p>
      <text:p text:style-name="P1414">],</text:p>
      <text:p text:style-name="P1415">}</text:p>
      <text:p text:style-name="P1416">OUTPUT:</text:p>
      <text:p text:style-name="P1417">{</text:p>
      <text:p text:style-name="P1418"><text:span text:style-name="T1419">"result"</text:span><text:span text:style-name="T1420">: [</text:span></text:p>
      <text:p text:style-name="P1421">{</text:p>
      <text:p text:style-name="P1422"><text:span text:style-name="T1423">"&lt;fname&gt;k__backing"</text:span><text:span text:style-name="T1424">:<text:s/></text:span><text:span text:style-name="T1425">"john1"</text:span><text:span text:style-name="T1426">,</text:span></text:p>
      <text:p text:style-name="P1427"><text:span text:style-name="T1428">"&lt;lname&gt;k__backing"</text:span><text:span text:style-name="T1429">:<text:s/></text:span><text:span text:style-name="T1430">"kumar0"</text:span></text:p>
      <text:p text:style-name="P1431">}</text:p>
      <text:p text:style-name="P1432">],</text:p>
      <text:p text:style-name="P1433"><text:span text:style-name="T1434">"details"</text:span><text:span text:style-name="T1435">: [</text:span></text:p>
      <text:p text:style-name="P1436">{</text:p>
      <text:p text:style-name="P1437"><text:span text:style-name="T1438">"&lt;address1&gt;k__backing"</text:span><text:span text:style-name="T1439">:<text:s/></text:span><text:span text:style-name="T1440">"USA1"</text:span><text:span text:style-name="T1441">,</text:span></text:p>
      <text:p text:style-name="P1442"><text:span text:style-name="T1443">"&lt;address&gt;k__backing"</text:span><text:span text:style-name="T1444">:<text:s/></text:span><text:span text:style-name="T1445">"new york0"</text:span></text:p>
      <text:soft-page-break/>
      <text:p text:style-name="P1446">}</text:p>
      <text:p text:style-name="P1447">]</text:p>
      <text:p text:style-name="P1448">}</text:p>
      <text:p text:style-name="P1449"/>
      <text:p text:style-name="P1450">IMPLEMENTATION:</text:p>
      <text:p text:style-name="P1451"/>
      <text:p text:style-name="P1452"><text:span text:style-name="T1453">%dw</text:span><text:span text:style-name="T1454"><text:s/></text:span><text:span text:style-name="T1455">2.0</text:span></text:p>
      <text:p text:style-name="P1456"><text:span text:style-name="T1457">import</text:span><text:span text:style-name="T1458"><text:s/></text:span><text:span text:style-name="T1459">*</text:span><text:span text:style-name="T1460"><text:s/></text:span><text:span text:style-name="T1461">from</text:span><text:span text:style-name="T1462"><text:s/></text:span><text:span text:style-name="T1463">dw</text:span><text:span text:style-name="T1464">::</text:span><text:span text:style-name="T1465">core</text:span><text:span text:style-name="T1466">::</text:span><text:span text:style-name="T1467">Strings</text:span></text:p>
      <text:p text:style-name="P1468"><text:span text:style-name="T1469">output</text:span><text:span text:style-name="T1470"><text:s/>application/json</text:span></text:p>
      <text:p text:style-name="P1471">---</text:p>
      <text:p text:style-name="P1472">// ("result":payload.result map ((item, index) -&gt; {</text:p>
      <text:p text:style-name="P1473">// lname: item."&lt;lname&gt;k__backing",</text:p>
      <text:p text:style-name="P1474">// fname: item."&lt;fname&gt;k__backing"</text:p>
      <text:p text:style-name="P1475">// })) ++ ("details":payload.details map ((item1, index1 )-&gt;{</text:p>
      <text:p text:style-name="P1476">// "address":item1."&lt;address&gt;k__backing",</text:p>
      <text:p text:style-name="P1477">// "address1":item1."&lt;address1&gt;k__backing" }))</text:p>
      <text:p text:style-name="P1478"/>
      <text:p text:style-name="P1479"><text:span text:style-name="T1480">payload mapObject ((value, key, index)<text:s/></text:span><text:span text:style-name="T1481">-&gt;</text:span><text:span text:style-name="T1482"><text:s/>{</text:span></text:p>
      <text:p text:style-name="P1483"><text:span text:style-name="T1484">(key)</text:span><text:span text:style-name="T1485">:</text:span><text:span text:style-name="T1486">[((keysOf(value reduce $ + $$)[</text:span><text:span text:style-name="T1487">0</text:span><text:span text:style-name="T1488"><text:s/>to<text:s/></text:span><text:span text:style-name="T1489">1</text:span><text:span text:style-name="T1490">]) map{</text:span></text:p>
      <text:p text:style-name="P1491"><text:span text:style-name="T1492">($)</text:span><text:span text:style-name="T1493">:</text:span><text:span text:style-name="T1494">((value reduce ((item, accumulator)<text:s/></text:span><text:span text:style-name="T1495">-&gt;</text:span><text:span text:style-name="T1496"><text:s/>item ++ accumulator)) filterObject ((value, key, index)<text:s/></text:span><text:span text:style-name="T1497">-&gt;</text:span><text:span text:style-name="T1498"><text:s/>key == $)) pluck $ reduce $ ++ $$</text:span></text:p>
      <text:p text:style-name="P1499"><text:span text:style-name="T1500">}) reduce ((item</text:span><text:span text:style-name="T1501">=</text:span><text:span text:style-name="T1502">[], accumulator)<text:s/></text:span><text:span text:style-name="T1503">-&gt;</text:span><text:span text:style-name="T1504"><text:s/>item ++ accumulator )]</text:span></text:p>
      <text:p text:style-name="P1505">})</text:p>
      <text:p text:style-name="P1506"/>
      <text:p text:style-name="P1507"><text:span text:style-name="T1508">%dw</text:span><text:span text:style-name="T1509"><text:s/></text:span><text:span text:style-name="T1510">2.0</text:span></text:p>
      <text:p text:style-name="P1511"><text:span text:style-name="T1512">import</text:span><text:span text:style-name="T1513"><text:s/></text:span><text:span text:style-name="T1514">*</text:span><text:span text:style-name="T1515"><text:s/></text:span><text:span text:style-name="T1516">from</text:span><text:span text:style-name="T1517"><text:s/></text:span><text:span text:style-name="T1518">dw</text:span><text:span text:style-name="T1519">::</text:span><text:span text:style-name="T1520">core</text:span><text:span text:style-name="T1521">::</text:span><text:span text:style-name="T1522">Strings</text:span></text:p>
      <text:p text:style-name="P1523"><text:span text:style-name="T1524">output</text:span><text:span text:style-name="T1525"><text:s/>application/json</text:span></text:p>
      <text:p text:style-name="P1526">---</text:p>
      <text:p text:style-name="P1527">// payload mapObject ((value, key, index) -&gt; (key):(value map ((item1, index1) -&gt; item1 filterObject ((value, key, index) -&gt; value != "hyd" ) mapObject ((value, key, index) -&gt; (key substringAfter "&lt;" substringBefore "&gt;"): value )</text:p>
      <text:p text:style-name="P1528"><text:line-break/></text:p>
      <text:p text:style-name="P1529">// ) )</text:p>
      <text:p text:style-name="P1530">// )</text:p>
      <text:p text:style-name="P1531"/>
      <text:p text:style-name="P1532">// payload mapObject ((value, key, index) -&gt; (key):(value map ((item1, index1) -&gt;item1</text:p>
      <text:p text:style-name="P1533">// filterObject ((value, key, index) -&gt; index&lt;2)</text:p>
      <text:p text:style-name="P1534">// )</text:p>
      <text:p text:style-name="P1535">// ))</text:p>
      <text:p text:style-name="P1536"/>
      <text:p text:style-name="P1537">// payload mapObject ((value, key, index) -&gt; (key):(value[1]</text:p>
      <text:p text:style-name="P1538"/>
      <text:p text:style-name="P1539">// ))</text:p>
      <text:p text:style-name="P1540"/>
      <text:p text:style-name="P1541"><text:span text:style-name="T1542">payload mapObject ((value, key, index)<text:s/></text:span><text:span text:style-name="T1543">-&gt;</text:span><text:span text:style-name="T1544"><text:s/>(key)</text:span><text:span text:style-name="T1545">:</text:span><text:span text:style-name="T1546">(value map ((item1, index1)<text:s/></text:span><text:span text:style-name="T1547">-&gt;</text:span><text:span text:style-name="T1548">item1</text:span></text:p>
      <text:p text:style-name="P1549"><text:span text:style-name="T1550">filterObject ((value, key, index)<text:s/></text:span><text:span text:style-name="T1551">-&gt;</text:span><text:span text:style-name="T1552"><text:s/>index&lt;</text:span><text:span text:style-name="T1553">2</text:span><text:span text:style-name="T1554"><text:s/>) mapObject ((value, key, index)<text:s/></text:span><text:span text:style-name="T1555">-&gt;</text:span><text:span text:style-name="T1556"><text:s/>(key substringAfter<text:s/></text:span><text:span text:style-name="T1557">"&lt;"</text:span><text:span text:style-name="T1558"><text:s/>substringBefore<text:s/></text:span><text:span text:style-name="T1559">"&gt;"</text:span><text:span text:style-name="T1560">)</text:span><text:span text:style-name="T1561">:</text:span><text:span text:style-name="T1562"><text:s/>value )</text:span></text:p>
      <text:p text:style-name="P1563">)</text:p>
      <text:p text:style-name="P1564">))</text:p>
      <text:p text:style-name="P1565"><text:span text:style-name="T1566"><text:line-break/></text:span><text:span text:style-name="T1567">10. INPUT:</text:span></text:p>
      <text:p text:style-name="P1568">{</text:p>
      <text:p text:style-name="P1569">"IN": [</text:p>
      <text:p text:style-name="P1570">"ORD-2021001BG121",</text:p>
      <text:p text:style-name="P1571">"ORD-2021004BG112",</text:p>
      <text:p text:style-name="P1572">"ORD-2020010BG131",</text:p>
      <text:p text:style-name="P1573">"ORD-2019074BG083"</text:p>
      <text:p text:style-name="P1574">]</text:p>
      <text:p text:style-name="P1575">}</text:p>
      <text:p text:style-name="P1576">OUTPUT:</text:p>
      <text:p text:style-name="P1577">{</text:p>
      <text:p text:style-name="P1578">"OUT": {</text:p>
      <text:p text:style-name="P1579">"2021": [</text:p>
      <text:p text:style-name="P1580">"ORD-2021001BG121",</text:p>
      <text:p text:style-name="P1581">"ORD-2021004BG112"</text:p>
      <text:p text:style-name="P1582">],</text:p>
      <text:p text:style-name="P1583">"2020": [</text:p>
      <text:p text:style-name="P1584">"ORD-2020010BG131"</text:p>
      <text:p text:style-name="P1585">],</text:p>
      <text:p text:style-name="P1586">"2019": [</text:p>
      <text:p text:style-name="P1587">"ORD-2019074BG083"</text:p>
      <text:soft-page-break/>
      <text:p text:style-name="P1588">]</text:p>
      <text:p text:style-name="P1589">}</text:p>
      <text:p text:style-name="P1590">}</text:p>
      <text:p text:style-name="P1591"><text:span text:style-name="T1592"><text:line-break/></text:span><text:span text:style-name="T1593">IMPLEMENTATION:</text:span><text:span text:style-name="T1594"><text:line-break/></text:span><text:span text:style-name="T1595"><text:line-break/></text:span><text:span text:style-name="T1596">%dw</text:span><text:span text:style-name="T1597"><text:s/></text:span><text:span text:style-name="T1598">2.0</text:span></text:p>
      <text:p text:style-name="P1599"><text:span text:style-name="T1600">output</text:span><text:span text:style-name="T1601"><text:s/>application/json</text:span></text:p>
      <text:p text:style-name="P1602">---</text:p>
      <text:p text:style-name="P1603"><text:span text:style-name="T1604">"out"</text:span><text:span text:style-name="T1605">:</text:span><text:span text:style-name="T1606">payload</text:span><text:span text:style-name="T1607">.</text:span><text:span text:style-name="T1608">IN groupBy ((item, index)<text:s/></text:span><text:span text:style-name="T1609">-&gt;</text:span><text:span text:style-name="T1610"><text:s/>item [</text:span><text:span text:style-name="T1611">4</text:span><text:span text:style-name="T1612"><text:s/>to<text:s/></text:span><text:span text:style-name="T1613">7</text:span><text:span text:style-name="T1614">])</text:span></text:p>
      <text:p text:style-name="P1615"><text:span text:style-name="T1616"><text:line-break/></text:span><text:span text:style-name="T1617"><text:line-break/></text:span><text:span text:style-name="T1618"><text:line-break/></text:span><text:span text:style-name="T1619">11.</text:span><text:span text:style-name="T1620">Input:</text:span></text:p>
      <text:p text:style-name="P1621">{</text:p>
      <text:p text:style-name="P1622">"name": "raju",<text:line-break/>"dept": "developer",<text:line-break/>"discription": "1,2,3,4,5,6"</text:p>
      <text:p text:style-name="P1623">}</text:p>
      <text:p text:style-name="P1624">OUTPUT:</text:p>
      <text:p text:style-name="P1625">[{</text:p>
      <text:p text:style-name="P1626"/>
      <text:p text:style-name="P1627">"name": "raju",<text:line-break/>"dept": "developer",<text:line-break/>"discription": "1"</text:p>
      <text:p text:style-name="P1628"/>
      <text:p text:style-name="P1629">},{</text:p>
      <text:p text:style-name="P1630"/>
      <text:p text:style-name="P1631">"name": "raju",<text:line-break/>"dept": "developer",<text:line-break/>"discription": "2"</text:p>
      <text:p text:style-name="P1632"/>
      <text:p text:style-name="P1633">},{</text:p>
      <text:p text:style-name="P1634"/>
      <text:p text:style-name="P1635">"name": "raju",<text:line-break/>"dept": "developer",<text:line-break/>"discription": "3"</text:p>
      <text:p text:style-name="P1636"/>
      <text:p text:style-name="P1637">},{</text:p>
      <text:p text:style-name="P1638"/>
      <text:p text:style-name="P1639">"name": "raju",<text:line-break/>"dept": "developer",<text:line-break/>"discription": "4"</text:p>
      <text:p text:style-name="P1640"/>
      <text:p text:style-name="P1641">},{</text:p>
      <text:p text:style-name="P1642"/>
      <text:p text:style-name="P1643">"name": "raju",<text:line-break/>"dept": "developer",<text:line-break/>"discription": "5"</text:p>
      <text:p text:style-name="P1644"/>
      <text:p text:style-name="P1645">},{</text:p>
      <text:p text:style-name="P1646"/>
      <text:p text:style-name="P1647">"name": "raju",<text:line-break/>"dept": "developer",<text:line-break/>"discription": "6"</text:p>
      <text:p text:style-name="P1648">}]</text:p>
      <text:p text:style-name="P1649">IMPLEMENTATION:</text:p>
      <text:p text:style-name="Standard"><text:span text:style-name="T1650">%dw</text:span><text:span text:style-name="T1651"><text:s/></text:span><text:span text:style-name="T1652">2.0</text:span></text:p>
      <text:p text:style-name="P1653"><text:span text:style-name="T1654">output</text:span><text:span text:style-name="T1655"><text:s/>application/json</text:span></text:p>
      <text:p text:style-name="P1656"/>
      <text:p text:style-name="P1657"><text:span text:style-name="T1658">var</text:span><text:span text:style-name="T1659"><text:s/>a<text:s/></text:span><text:span text:style-name="T1660">=</text:span><text:span text:style-name="T1661"><text:s/>payload</text:span><text:span text:style-name="T1662">.</text:span><text:span text:style-name="T1663">description splitBy (</text:span><text:span text:style-name="T1664">","</text:span><text:span text:style-name="T1665">)</text:span></text:p>
      <text:p text:style-name="P1666">---</text:p>
      <text:p text:style-name="P1667"><text:span text:style-name="T1668">a map ((item, index)<text:s/></text:span><text:span text:style-name="T1669">-&gt;</text:span><text:span text:style-name="T1670"><text:s/>{</text:span></text:p>
      <text:p text:style-name="P1671"><text:span text:style-name="T1672">"name"</text:span><text:span text:style-name="T1673">:</text:span><text:span text:style-name="T1674">payload</text:span><text:span text:style-name="T1675">.</text:span><text:span text:style-name="T1676">name,</text:span></text:p>
      <text:p text:style-name="P1677"><text:span text:style-name="T1678">"dept"</text:span><text:span text:style-name="T1679">:</text:span><text:span text:style-name="T1680">payload</text:span><text:span text:style-name="T1681">.</text:span><text:span text:style-name="T1682">dept,</text:span></text:p>
      <text:p text:style-name="P1683"><text:span text:style-name="T1684">"des"</text:span><text:span text:style-name="T1685">:</text:span><text:span text:style-name="T1686"><text:s/>item</text:span></text:p>
      <text:p text:style-name="P1687">})</text:p>
      <text:p text:style-name="P1688"/>
      <text:p text:style-name="P1689"/>
      <text:p text:style-name="P1690">12. INPUT:</text:p>
      <text:p text:style-name="Standard"><text:span text:style-name="T1691">[</text:span><text:span text:style-name="T1692">1</text:span><text:span text:style-name="T1693">,</text:span><text:span text:style-name="T1694">2</text:span><text:span text:style-name="T1695">,</text:span><text:span text:style-name="T1696">3</text:span><text:span text:style-name="T1697">,</text:span><text:span text:style-name="T1698">4</text:span><text:span text:style-name="T1699">,</text:span><text:span text:style-name="T1700">5</text:span><text:span text:style-name="T1701">,</text:span><text:span text:style-name="T1702">6</text:span><text:span text:style-name="T1703">,</text:span><text:span text:style-name="T1704">7</text:span><text:span text:style-name="T1705">,</text:span><text:span text:style-name="T1706">8</text:span><text:span text:style-name="T1707">,</text:span><text:span text:style-name="T1708">9</text:span><text:span text:style-name="T1709">]</text:span></text:p>
      <text:p text:style-name="P1710"/>
      <text:p text:style-name="P1711">OUTPUT:</text:p>
      <text:p text:style-name="Standard"><text:span text:style-name="T1712">[[</text:span><text:span text:style-name="T1713">1</text:span><text:span text:style-name="T1714">,</text:span><text:span text:style-name="T1715">2</text:span><text:span text:style-name="T1716">],[</text:span><text:span text:style-name="T1717">3</text:span><text:span text:style-name="T1718">,</text:span><text:span text:style-name="T1719">4</text:span><text:span text:style-name="T1720">],[</text:span><text:span text:style-name="T1721">5</text:span><text:span text:style-name="T1722">,</text:span><text:span text:style-name="T1723">6</text:span><text:span text:style-name="T1724">],[</text:span><text:span text:style-name="T1725">7</text:span><text:span text:style-name="T1726">,</text:span><text:span text:style-name="T1727">8</text:span><text:span text:style-name="T1728">],[</text:span><text:span text:style-name="T1729">9</text:span><text:span text:style-name="T1730">]]</text:span></text:p>
      <text:p text:style-name="P1731"/>
      <text:p text:style-name="P1732">IMPLEMENTATION:</text:p>
      <text:p text:style-name="Standard"><text:span text:style-name="T1733">%dw</text:span><text:span text:style-name="T1734"><text:s/></text:span><text:span text:style-name="T1735">2.0</text:span></text:p>
      <text:p text:style-name="P1736"><text:span text:style-name="T1737">output</text:span><text:span text:style-name="T1738"><text:s/>application/json indent<text:s/></text:span><text:span text:style-name="T1739">=</text:span><text:span text:style-name="T1740"><text:s/></text:span><text:span text:style-name="T1741">false</text:span></text:p>
      <text:p text:style-name="P1742"><text:span text:style-name="T1743">import</text:span><text:span text:style-name="T1744"><text:s/></text:span><text:span text:style-name="T1745">*</text:span><text:span text:style-name="T1746"><text:s/></text:span><text:span text:style-name="T1747">from</text:span><text:span text:style-name="T1748"><text:s/></text:span><text:span text:style-name="T1749">dw</text:span><text:span text:style-name="T1750">::</text:span><text:span text:style-name="T1751">core</text:span><text:span text:style-name="T1752">::</text:span><text:span text:style-name="T1753">Arrays</text:span></text:p>
      <text:p text:style-name="P1754">---</text:p>
      <text:p text:style-name="P1755"><text:span text:style-name="T1756">payload divideBy<text:s/></text:span><text:span text:style-name="T1757">2</text:span></text:p>
      <text:p text:style-name="P1758"/>
      <text:p text:style-name="P1759">13. INPUT</text:p>
      <text:p text:style-name="P1760">{</text:p>
      <text:p text:style-name="P1761">"number": 1,</text:p>
      <text:p text:style-name="P1762">"more": {</text:p>
      <text:p text:style-name="P1763">"number": 2</text:p>
      <text:p text:style-name="P1764">},</text:p>
      <text:p text:style-name="P1765">"number": 3,</text:p>
      <text:p text:style-name="P1766">"number": 4,</text:p>
      <text:p text:style-name="P1767">"string": 5</text:p>
      <text:p text:style-name="P1768">}</text:p>
      <text:p text:style-name="P1769">IMPLEMENTATION:</text:p>
      <text:p text:style-name="P1770">%dw 2.0</text:p>
      <text:p text:style-name="P1771">output application/json</text:p>
      <text:p text:style-name="P1772">---</text:p>
      <text:p text:style-name="P1773">("output:" ++ "output:") : payload.*number[2] * payload.*number[1]</text:p>
      <text:p text:style-name="P1774">OUTPUT:</text:p>
      <text:p text:style-name="Textbody">{</text:p>
      <text:p text:style-name="Textbody">"output:output:": 12</text:p>
      <text:soft-page-break/>
      <text:p text:style-name="Textbody">}</text:p>
      <text:p text:style-name="Textbody"/>
      <text:p text:style-name="P1775"><text:span text:style-name="T1776"><text:line-break/></text:span></text:p>
      <text:p text:style-name="P1777">14. INPUT</text:p>
      <text:p text:style-name="Textbody"/>
      <text:p text:style-name="P1778">[</text:p>
      <text:p text:style-name="P1779">{</text:p>
      <text:p text:style-name="P1780"><text:span text:style-name="T1781">"ID"</text:span><text:span text:style-name="T1782"><text:s/>:<text:s/></text:span><text:span text:style-name="T1783">"Hello"</text:span></text:p>
      <text:p text:style-name="P1784">},</text:p>
      <text:p text:style-name="P1785">{</text:p>
      <text:p text:style-name="P1786"><text:span text:style-name="T1787">"ID"</text:span><text:span text:style-name="T1788">:</text:span><text:span text:style-name="T1789">"Mule"</text:span></text:p>
      <text:p text:style-name="P1790">}</text:p>
      <text:p text:style-name="P1791">]</text:p>
      <text:p text:style-name="P1792"/>
      <text:p text:style-name="P1793">IMPLEMENTATION:</text:p>
      <text:p text:style-name="Standard"><text:span text:style-name="T1794">"ID's"</text:span><text:span text:style-name="T1795">:</text:span><text:span text:style-name="T1796">{(payload map ((item, index)<text:s/></text:span><text:span text:style-name="T1797">-&gt;</text:span><text:span text:style-name="T1798"><text:s/>{</text:span></text:p>
      <text:p text:style-name="P1799"><text:span text:style-name="T1800">"ID's"</text:span><text:span text:style-name="T1801">:</text:span><text:span text:style-name="T1802">item</text:span><text:span text:style-name="T1803">.</text:span><text:span text:style-name="T1804">ID</text:span></text:p>
      <text:p text:style-name="P1805"><text:span text:style-name="T1806">}))}pluck ((value, key, index)<text:s/></text:span><text:span text:style-name="T1807">-&gt;</text:span><text:span text:style-name="T1808">value ) joinBy<text:s/></text:span><text:span text:style-name="T1809">","</text:span></text:p>
      <text:p text:style-name="P1810"/>
      <text:p text:style-name="P1811"/>
      <text:p text:style-name="Standard"><text:span text:style-name="T1812">"ID's"</text:span><text:span text:style-name="T1813">:</text:span><text:span text:style-name="T1814"><text:s/>payload..ID joinBy<text:s/></text:span><text:span text:style-name="T1815">","</text:span></text:p>
      <text:p text:style-name="P1816"/>
      <text:p text:style-name="P1817">OUTPUT:</text:p>
      <text:p text:style-name="P1818">{</text:p>
      <text:p text:style-name="P1819"><text:span text:style-name="T1820">"ID's"</text:span><text:span text:style-name="T1821">:<text:s/></text:span><text:span text:style-name="T1822">"Hello,Mule"</text:span></text:p>
      <text:p text:style-name="P1823">}</text:p>
      <text:p text:style-name="P1824"/>
      <text:p text:style-name="P1825"/>
      <text:p text:style-name="P1826"/>
      <text:p text:style-name="P1827">15. INPUT</text:p>
      <text:p text:style-name="Standard"><text:span text:style-name="T1828">&lt;?</text:span><text:span text:style-name="T1829">xml</text:span><text:span text:style-name="T1830"><text:s/></text:span><text:span text:style-name="T1831">version</text:span><text:span text:style-name="T1832">=</text:span><text:span text:style-name="T1833">'1.0'</text:span><text:span text:style-name="T1834"><text:s/></text:span><text:span text:style-name="T1835">encoding</text:span><text:span text:style-name="T1836">=</text:span><text:span text:style-name="T1837">'UTF-8'?&gt;</text:span></text:p>
      <text:p text:style-name="P1838"><text:span text:style-name="T1839">&lt;</text:span><text:span text:style-name="T1840">root1</text:span><text:span text:style-name="T1841">&gt;</text:span></text:p>
      <text:p text:style-name="P1842"><text:span text:style-name="T1843">&lt;</text:span><text:span text:style-name="T1844">root</text:span><text:span text:style-name="T1845">&gt;</text:span></text:p>
      <text:p text:style-name="P1846"><text:span text:style-name="T1847">&lt;</text:span><text:span text:style-name="T1848">resourceId</text:span><text:span text:style-name="T1849">&gt;</text:span><text:span text:style-name="T1850">CH_1256252</text:span><text:span text:style-name="T1851">&lt;/</text:span><text:span text:style-name="T1852">resourceId</text:span><text:span text:style-name="T1853">&gt;</text:span></text:p>
      <text:p text:style-name="P1854"><text:span text:style-name="T1855">&lt;</text:span><text:span text:style-name="T1856">houseId</text:span><text:span text:style-name="T1857">&gt;</text:span><text:span text:style-name="T1858">460420</text:span><text:span text:style-name="T1859">&lt;/</text:span><text:span text:style-name="T1860">houseId</text:span><text:span text:style-name="T1861">&gt;</text:span></text:p>
      <text:p text:style-name="P1862"><text:span text:style-name="T1863">&lt;</text:span><text:span text:style-name="T1864">lat_long</text:span><text:span text:style-name="T1865">&gt;</text:span><text:span text:style-name="T1866">lat:32.00428,lng:-80.97712</text:span><text:span text:style-name="T1867">&lt;/</text:span><text:span text:style-name="T1868">lat_long</text:span><text:span text:style-name="T1869">&gt;</text:span></text:p>
      <text:p text:style-name="P1870"><text:span text:style-name="T1871">&lt;/</text:span><text:span text:style-name="T1872">root</text:span><text:span text:style-name="T1873">&gt;</text:span></text:p>
      <text:p text:style-name="P1874"><text:span text:style-name="T1875">&lt;</text:span><text:span text:style-name="T1876">root</text:span><text:span text:style-name="T1877">&gt;</text:span></text:p>
      <text:soft-page-break/>
      <text:p text:style-name="P1878"><text:span text:style-name="T1879">&lt;</text:span><text:span text:style-name="T1880">resourceId</text:span><text:span text:style-name="T1881">&gt;</text:span><text:span text:style-name="T1882">CH_1256252</text:span><text:span text:style-name="T1883">&lt;/</text:span><text:span text:style-name="T1884">resourceId</text:span><text:span text:style-name="T1885">&gt;</text:span></text:p>
      <text:p text:style-name="P1886"><text:span text:style-name="T1887">&lt;</text:span><text:span text:style-name="T1888">houseId</text:span><text:span text:style-name="T1889">&gt;</text:span><text:span text:style-name="T1890">460420</text:span><text:span text:style-name="T1891">&lt;/</text:span><text:span text:style-name="T1892">houseId</text:span><text:span text:style-name="T1893">&gt;</text:span></text:p>
      <text:p text:style-name="P1894"><text:span text:style-name="T1895">&lt;</text:span><text:span text:style-name="T1896">lat_long</text:span><text:span text:style-name="T1897">&gt;</text:span><text:span text:style-name="T1898">lat:32.00428,lng:-80.97712</text:span><text:span text:style-name="T1899">&lt;/</text:span><text:span text:style-name="T1900">lat_long</text:span><text:span text:style-name="T1901">&gt;</text:span></text:p>
      <text:p text:style-name="P1902"><text:span text:style-name="T1903">&lt;/</text:span><text:span text:style-name="T1904">root</text:span><text:span text:style-name="T1905">&gt;</text:span></text:p>
      <text:p text:style-name="P1906"><text:span text:style-name="T1907">&lt;</text:span><text:span text:style-name="T1908">root</text:span><text:span text:style-name="T1909">&gt;</text:span></text:p>
      <text:p text:style-name="P1910"><text:span text:style-name="T1911">&lt;</text:span><text:span text:style-name="T1912">resourceId</text:span><text:span text:style-name="T1913">&gt;</text:span><text:span text:style-name="T1914">CH_1256252</text:span><text:span text:style-name="T1915">&lt;/</text:span><text:span text:style-name="T1916">resourceId</text:span><text:span text:style-name="T1917">&gt;</text:span></text:p>
      <text:p text:style-name="P1918"><text:span text:style-name="T1919">&lt;</text:span><text:span text:style-name="T1920">houseId</text:span><text:span text:style-name="T1921">&gt;</text:span><text:span text:style-name="T1922">460420</text:span><text:span text:style-name="T1923">&lt;/</text:span><text:span text:style-name="T1924">houseId</text:span><text:span text:style-name="T1925">&gt;</text:span></text:p>
      <text:p text:style-name="P1926"><text:span text:style-name="T1927">&lt;</text:span><text:span text:style-name="T1928">lat_long</text:span><text:span text:style-name="T1929">&gt;</text:span><text:span text:style-name="T1930">lat:32.00428,lng:-80.97712</text:span><text:span text:style-name="T1931">&lt;/</text:span><text:span text:style-name="T1932">lat_long</text:span><text:span text:style-name="T1933">&gt;</text:span></text:p>
      <text:p text:style-name="P1934"><text:span text:style-name="T1935">&lt;/</text:span><text:span text:style-name="T1936">root</text:span><text:span text:style-name="T1937">&gt;</text:span></text:p>
      <text:p text:style-name="P1938"><text:span text:style-name="T1939">&lt;/</text:span><text:span text:style-name="T1940">root1</text:span><text:span text:style-name="T1941">&gt;</text:span></text:p>
      <text:p text:style-name="P1942"><text:line-break/></text:p>
      <text:p text:style-name="P1943"/>
      <text:p text:style-name="P1944"/>
      <text:p text:style-name="P1945">IMPLEMENTATION:</text:p>
      <text:p text:style-name="P1946"/>
      <text:p text:style-name="Standard"><text:span text:style-name="T1947">%dw</text:span><text:span text:style-name="T1948"><text:s/></text:span><text:span text:style-name="T1949">2.0</text:span></text:p>
      <text:p text:style-name="P1950"><text:span text:style-name="T1951">import</text:span><text:span text:style-name="T1952"><text:s/></text:span><text:span text:style-name="T1953">*</text:span><text:span text:style-name="T1954"><text:s/></text:span><text:span text:style-name="T1955">from</text:span><text:span text:style-name="T1956"><text:s/></text:span><text:span text:style-name="T1957">dw</text:span><text:span text:style-name="T1958">::</text:span><text:span text:style-name="T1959">core</text:span><text:span text:style-name="T1960">::</text:span><text:span text:style-name="T1961">Strings</text:span></text:p>
      <text:p text:style-name="P1962"><text:span text:style-name="T1963">output</text:span><text:span text:style-name="T1964"><text:s/>application/json</text:span></text:p>
      <text:p text:style-name="P1965"><text:span text:style-name="T1966">---</text:span></text:p>
      <text:p text:style-name="P1967"><text:span text:style-name="T1968">payload.*root1.*root map ((item, index)<text:s/></text:span><text:span text:style-name="T1969">-&gt;</text:span><text:span text:style-name="T1970">{</text:span></text:p>
      <text:p text:style-name="P1971"><text:span text:style-name="T1972">"resourceId"</text:span><text:span text:style-name="T1973">:</text:span><text:span text:style-name="T1974">item</text:span><text:span text:style-name="T1975">.</text:span><text:span text:style-name="T1976">resourceId,</text:span></text:p>
      <text:p text:style-name="P1977"><text:span text:style-name="T1978">"houseId"</text:span><text:span text:style-name="T1979">:</text:span><text:span text:style-name="T1980">item</text:span><text:span text:style-name="T1981">.</text:span><text:span text:style-name="T1982">houseId,</text:span></text:p>
      <text:p text:style-name="P1983"><text:span text:style-name="T1984">"lat"</text:span><text:span text:style-name="T1985">:</text:span><text:span text:style-name="T1986">item</text:span><text:span text:style-name="T1987">.</text:span><text:span text:style-name="T1988">lat_long substringBefore(</text:span><text:span text:style-name="T1989">","</text:span><text:span text:style-name="T1990">),</text:span></text:p>
      <text:p text:style-name="P1991"><text:span text:style-name="T1992">"long"</text:span><text:span text:style-name="T1993">:</text:span><text:span text:style-name="T1994">item</text:span><text:span text:style-name="T1995">.</text:span><text:span text:style-name="T1996">lat_long substringAfter(</text:span><text:span text:style-name="T1997">","</text:span><text:span text:style-name="T1998">)</text:span></text:p>
      <text:p text:style-name="P1999">} )</text:p>
      <text:p text:style-name="P2000"><text:span text:style-name="T2001"><text:line-break/></text:span><text:span text:style-name="T2002"><text:line-break/></text:span><text:span text:style-name="T2003">OUTPUT:</text:span></text:p>
      <text:p text:style-name="P2004"/>
      <text:p text:style-name="P2005"><text:line-break/>[</text:p>
      <text:p text:style-name="P2006">{</text:p>
      <text:p text:style-name="P2007"><text:span text:style-name="T2008">"resourceId"</text:span><text:span text:style-name="T2009">:<text:s/></text:span><text:span text:style-name="T2010">"CH_1256252"</text:span><text:span text:style-name="T2011">,</text:span></text:p>
      <text:p text:style-name="P2012"><text:span text:style-name="T2013">"houseId"</text:span><text:span text:style-name="T2014">:<text:s/></text:span><text:span text:style-name="T2015">"460420"</text:span><text:span text:style-name="T2016">,</text:span></text:p>
      <text:p text:style-name="P2017"><text:span text:style-name="T2018">"lat"</text:span><text:span text:style-name="T2019">:<text:s/></text:span><text:span text:style-name="T2020">"lat:32.00428"</text:span><text:span text:style-name="T2021">,</text:span></text:p>
      <text:p text:style-name="P2022"><text:span text:style-name="T2023">"long"</text:span><text:span text:style-name="T2024">:<text:s/></text:span><text:span text:style-name="T2025">"lng:-80.97712"</text:span></text:p>
      <text:p text:style-name="P2026">},</text:p>
      <text:p text:style-name="P2027">{</text:p>
      <text:soft-page-break/>
      <text:p text:style-name="P2028"><text:span text:style-name="T2029">"resourceId"</text:span><text:span text:style-name="T2030">:<text:s/></text:span><text:span text:style-name="T2031">"CH_1256252"</text:span><text:span text:style-name="T2032">,</text:span></text:p>
      <text:p text:style-name="P2033"><text:span text:style-name="T2034">"houseId"</text:span><text:span text:style-name="T2035">:<text:s/></text:span><text:span text:style-name="T2036">"460420"</text:span><text:span text:style-name="T2037">,</text:span></text:p>
      <text:p text:style-name="P2038"><text:span text:style-name="T2039">"lat"</text:span><text:span text:style-name="T2040">:<text:s/></text:span><text:span text:style-name="T2041">"lat:32.00428"</text:span><text:span text:style-name="T2042">,</text:span></text:p>
      <text:p text:style-name="P2043"><text:span text:style-name="T2044">"long"</text:span><text:span text:style-name="T2045">:<text:s/></text:span><text:span text:style-name="T2046">"lng:-80.97712"</text:span></text:p>
      <text:p text:style-name="P2047">},</text:p>
      <text:p text:style-name="P2048">{</text:p>
      <text:p text:style-name="P2049"><text:span text:style-name="T2050">"resourceId"</text:span><text:span text:style-name="T2051">:<text:s/></text:span><text:span text:style-name="T2052">"CH_1256252"</text:span><text:span text:style-name="T2053">,</text:span></text:p>
      <text:p text:style-name="P2054"><text:span text:style-name="T2055">"houseId"</text:span><text:span text:style-name="T2056">:<text:s/></text:span><text:span text:style-name="T2057">"460420"</text:span><text:span text:style-name="T2058">,</text:span></text:p>
      <text:p text:style-name="P2059"><text:span text:style-name="T2060">"lat"</text:span><text:span text:style-name="T2061">:<text:s/></text:span><text:span text:style-name="T2062">"lat:32.00428"</text:span><text:span text:style-name="T2063">,</text:span></text:p>
      <text:p text:style-name="P2064"><text:span text:style-name="T2065">"long"</text:span><text:span text:style-name="T2066">:<text:s/></text:span><text:span text:style-name="T2067">"lng:-80.97712"</text:span></text:p>
      <text:p text:style-name="P2068">}</text:p>
      <text:p text:style-name="P2069">]</text:p>
      <text:p text:style-name="P2070"><text:line-break/></text:p>
      <text:p text:style-name="P2071"/>
      <text:p text:style-name="P2072"/>
      <text:p text:style-name="P2073"/>
      <text:p text:style-name="P2074">16. INPUT</text:p>
      <text:p text:style-name="P2075">[{<text:line-break/>"date": " "<text:line-break/>},<text:line-break/>{<text:line-break/>"date": "2022-01-21"<text:line-break/>},{<text:line-break/>"date": " "<text:line-break/>},{<text:line-break/>"date": ""<text:line-break/>},{<text:line-break/>"date": ""<text:line-break/>}]</text:p>
      <text:p text:style-name="Textbody"/>
      <text:p text:style-name="P2076">OUTPUT:</text:p>
      <text:p text:style-name="Textbody"/>
      <text:p text:style-name="Textbody">[<text:line-break/>{<text:line-break/>"Date": "2022-01-21"<text:line-break/>},<text:line-break/>{<text:line-break/>"Date": "2021-01-21"<text:line-break/>},<text:line-break/>{<text:line-break/>"Date": "2020-01-21"<text:line-break/><text:soft-page-break/>},<text:line-break/>{<text:line-break/>"Date": "2019-01-21"<text:line-break/>},<text:line-break/>{<text:line-break/>"Date": "2018-01-21"<text:line-break/>}<text:line-break/>]<text:span text:style-name="T2077"><text:s/></text:span></text:p>
      <text:p text:style-name="P2078"/>
      <text:p text:style-name="P2079">IMPLEMENTATION:</text:p>
      <text:p text:style-name="P2080"/>
      <text:p text:style-name="P2081">%dw 2.0<text:line-break/>output application/json<text:line-break/>import * from dw::core::Periods<text:line-break/>var a = payload map $ filter ((item, index) -&gt; sizeOf(item.date)&gt;=5) var b= a.date joinBy ""<text:line-break/>var c = payload map ((item, index) -&gt; {<text:line-break/>date:trim(b) replace " " with b as String {format:"yyyy/mm/dd"}<text:line-break/>})</text:p>
      <text:p text:style-name="Textbody"/>
      <text:p text:style-name="Textbody">---</text:p>
      <text:p text:style-name="Textbody"/>
      <text:p text:style-name="Textbody">c map ((item, index) -&gt; {</text:p>
      <text:p text:style-name="Textbody"/>
      <text:p text:style-name="Textbody">"date":item.date - period({years:index})</text:p>
      <text:p text:style-name="Textbody"/>
      <text:p text:style-name="Textbody">} )</text:p>
      <text:p text:style-name="P2082"/>
      <text:p text:style-name="P2083"/>
      <text:p text:style-name="P2084">17. INPUT</text:p>
      <text:p text:style-name="P2085"/>
      <text:p text:style-name="P2086">{</text:p>
      <text:p text:style-name="Textbody">"catagory": "Percentage Rent",</text:p>
      <text:p text:style-name="Textbody">"glNumber": "702005",</text:p>
      <text:p text:style-name="Textbody">"serviceCode": "PA-1000174",</text:p>
      <text:p text:style-name="Textbody">"variableFees": [</text:p>
      <text:p text:style-name="Textbody">{</text:p>
      <text:p text:style-name="Textbody">"threshold": "8000",</text:p>
      <text:soft-page-break/>
      <text:p text:style-name="Textbody">"percentage": "40"</text:p>
      <text:p text:style-name="Textbody">},</text:p>
      <text:p text:style-name="Textbody">{</text:p>
      <text:p text:style-name="Textbody">"threshold": "7000",</text:p>
      <text:p text:style-name="Textbody">"percentage": "30"</text:p>
      <text:p text:style-name="Textbody">},</text:p>
      <text:p text:style-name="Textbody">{</text:p>
      <text:p text:style-name="Textbody">"threshold": "6000",</text:p>
      <text:p text:style-name="Textbody">"percentage": "20"</text:p>
      <text:p text:style-name="Textbody">},</text:p>
      <text:p text:style-name="Textbody">{</text:p>
      <text:p text:style-name="Textbody">"threshold": "5000",</text:p>
      <text:p text:style-name="Textbody">"percentage": "10"</text:p>
      <text:p text:style-name="Textbody">}</text:p>
      <text:p text:style-name="Textbody">]</text:p>
      <text:p text:style-name="Textbody">}</text:p>
      <text:p text:style-name="P2087">var v1 = 8466.25</text:p>
      <text:p text:style-name="Textbody"/>
      <text:p text:style-name="P2088"><text:line-break/></text:p>
      <text:p text:style-name="P2089">OUTPUT:</text:p>
      <text:p text:style-name="P2090">var result = 787</text:p>
      <text:p text:style-name="Textbody"/>
      <text:p text:style-name="P2091">18. INPUT</text:p>
      <text:p text:style-name="P2092"><text:span text:style-name="T2093">var</text:span><text:span text:style-name="T2094"><text:s/>Input1<text:s/></text:span><text:span text:style-name="T2095">=</text:span><text:span text:style-name="T2096"><text:s/>[</text:span></text:p>
      <text:p text:style-name="P2097"><text:span text:style-name="T2098"><text:s text:c="2"/>{<text:s/></text:span><text:span text:style-name="T2099">"bookId"</text:span><text:span text:style-name="T2100">:</text:span><text:span text:style-name="T2101">"101"</text:span><text:span text:style-name="T2102">,</text:span></text:p>
      <text:p text:style-name="P2103"><text:span text:style-name="T2104"><text:s text:c="4"/></text:span><text:span text:style-name="T2105">"title"</text:span><text:span text:style-name="T2106">:</text:span><text:span text:style-name="T2107">"world history"</text:span><text:span text:style-name="T2108">,</text:span></text:p>
      <text:p text:style-name="P2109"><text:span text:style-name="T2110"><text:s text:c="4"/></text:span><text:span text:style-name="T2111">"price"</text:span><text:span text:style-name="T2112">:</text:span><text:span text:style-name="T2113">"19.99"</text:span></text:p>
      <text:p text:style-name="P2114"><text:s text:c="2"/>},</text:p>
      <text:p text:style-name="P2115"><text:s text:c="2"/>{</text:p>
      <text:p text:style-name="P2116"><text:span text:style-name="T2117"><text:s text:c="4"/></text:span><text:span text:style-name="T2118">"bookId"</text:span><text:span text:style-name="T2119">:</text:span><text:span text:style-name="T2120">"202"</text:span><text:span text:style-name="T2121">,</text:span></text:p>
      <text:p text:style-name="P2122"><text:span text:style-name="T2123"><text:s text:c="4"/></text:span><text:span text:style-name="T2124">"title"</text:span><text:span text:style-name="T2125">:</text:span><text:span text:style-name="T2126">"the great outdoors"</text:span><text:span text:style-name="T2127">,</text:span></text:p>
      <text:p text:style-name="P2128"><text:span text:style-name="T2129"><text:s text:c="4"/></text:span><text:span text:style-name="T2130">"price"</text:span><text:span text:style-name="T2131">:</text:span><text:span text:style-name="T2132">"15.99"</text:span></text:p>
      <text:p text:style-name="P2133"><text:s text:c="2"/>}</text:p>
      <text:soft-page-break/>
      <text:p text:style-name="P2134">]</text:p>
      <text:p text:style-name="P2135"/>
      <text:p text:style-name="P2136"><text:span text:style-name="T2137">var</text:span><text:span text:style-name="T2138"><text:s/>Input2<text:s/></text:span><text:span text:style-name="T2139">=</text:span><text:span text:style-name="T2140"><text:s/>[</text:span></text:p>
      <text:p text:style-name="P2141"><text:s text:c="2"/>{</text:p>
      <text:p text:style-name="P2142"><text:span text:style-name="T2143"><text:s text:c="4"/></text:span><text:span text:style-name="T2144">"bookId"</text:span><text:span text:style-name="T2145">:</text:span><text:span text:style-name="T2146">"101"</text:span><text:span text:style-name="T2147">,</text:span></text:p>
      <text:p text:style-name="P2148"><text:span text:style-name="T2149"><text:s text:c="4"/></text:span><text:span text:style-name="T2150">"author"</text:span><text:span text:style-name="T2151">:</text:span><text:span text:style-name="T2152">"john doe"</text:span></text:p>
      <text:p text:style-name="P2153"><text:s text:c="2"/>},</text:p>
      <text:p text:style-name="P2154"><text:s text:c="2"/>{</text:p>
      <text:p text:style-name="P2155"><text:span text:style-name="T2156"><text:s text:c="4"/></text:span><text:span text:style-name="T2157">"bookId"</text:span><text:span text:style-name="T2158">:</text:span><text:span text:style-name="T2159">"202"</text:span><text:span text:style-name="T2160">,</text:span></text:p>
      <text:p text:style-name="P2161"><text:span text:style-name="T2162"><text:s text:c="4"/></text:span><text:span text:style-name="T2163">"author"</text:span><text:span text:style-name="T2164">:</text:span><text:span text:style-name="T2165">"jane doe"</text:span></text:p>
      <text:p text:style-name="P2166"><text:s text:c="2"/>}</text:p>
      <text:p text:style-name="P2167">]</text:p>
      <text:p text:style-name="P2168"/>
      <text:p text:style-name="P2169">OUTPUT:</text:p>
      <text:p text:style-name="P2170">[</text:p>
      <text:p text:style-name="P2171"><text:s text:c="2"/>{</text:p>
      <text:p text:style-name="P2172"><text:span text:style-name="T2173"><text:s text:c="4"/></text:span><text:span text:style-name="T2174">"bookId"</text:span><text:span text:style-name="T2175">:<text:s/></text:span><text:span text:style-name="T2176">101</text:span><text:span text:style-name="T2177">,</text:span></text:p>
      <text:p text:style-name="P2178"><text:span text:style-name="T2179"><text:s text:c="4"/></text:span><text:span text:style-name="T2180">"title"</text:span><text:span text:style-name="T2181">:<text:s/></text:span><text:span text:style-name="T2182">"world history"</text:span><text:span text:style-name="T2183">,</text:span></text:p>
      <text:p text:style-name="P2184"><text:span text:style-name="T2185"><text:s text:c="4"/></text:span><text:span text:style-name="T2186">"price"</text:span><text:span text:style-name="T2187">:<text:s/></text:span><text:span text:style-name="T2188">"19.99"</text:span><text:span text:style-name="T2189">,</text:span></text:p>
      <text:p text:style-name="P2190"><text:span text:style-name="T2191"><text:s text:c="4"/></text:span><text:span text:style-name="T2192">"author"</text:span><text:span text:style-name="T2193">:<text:s/></text:span><text:span text:style-name="T2194">"john doe"</text:span></text:p>
      <text:p text:style-name="P2195"><text:s text:c="2"/>},</text:p>
      <text:p text:style-name="P2196"><text:s text:c="2"/>{</text:p>
      <text:p text:style-name="P2197"><text:span text:style-name="T2198"><text:s text:c="4"/></text:span><text:span text:style-name="T2199">"bookId"</text:span><text:span text:style-name="T2200">:<text:s/></text:span><text:span text:style-name="T2201">202</text:span><text:span text:style-name="T2202">,</text:span></text:p>
      <text:p text:style-name="P2203"><text:span text:style-name="T2204"><text:s text:c="4"/></text:span><text:span text:style-name="T2205">"title"</text:span><text:span text:style-name="T2206">:<text:s/></text:span><text:span text:style-name="T2207">"the great outdoors"</text:span><text:span text:style-name="T2208">,</text:span></text:p>
      <text:p text:style-name="P2209"><text:span text:style-name="T2210"><text:s text:c="4"/></text:span><text:span text:style-name="T2211">"price"</text:span><text:span text:style-name="T2212">:<text:s/></text:span><text:span text:style-name="T2213">"15.99"</text:span><text:span text:style-name="T2214">,</text:span></text:p>
      <text:p text:style-name="P2215"><text:span text:style-name="T2216"><text:s text:c="4"/></text:span><text:span text:style-name="T2217">"author"</text:span><text:span text:style-name="T2218">:<text:s/></text:span><text:span text:style-name="T2219">"jane doe"</text:span></text:p>
      <text:p text:style-name="P2220"><text:s text:c="2"/>}</text:p>
      <text:p text:style-name="P2221">]</text:p>
      <text:p text:style-name="P2222">IMPLEMENTATION:</text:p>
      <text:p text:style-name="P2223"><text:span text:style-name="T2224">Input1 map ((item, index)<text:s/></text:span><text:span text:style-name="T2225">-&gt;</text:span><text:span text:style-name="T2226"><text:s/>{</text:span></text:p>
      <text:p text:style-name="P2227"><text:span text:style-name="T2228"><text:s text:c="5"/></text:span><text:span text:style-name="T2229">"bookId"</text:span><text:span text:style-name="T2230"><text:s/></text:span><text:span text:style-name="T2231">:</text:span><text:span text:style-name="T2232"><text:s/>item</text:span><text:span text:style-name="T2233">.</text:span><text:span text:style-name="T2234">bookId<text:s/></text:span><text:span text:style-name="T2235">as</text:span><text:span text:style-name="T2236"><text:s text:c="2"/>Number,</text:span></text:p>
      <text:p text:style-name="P2237"><text:span text:style-name="T2238"><text:s text:c="5"/></text:span><text:span text:style-name="T2239">"title"</text:span><text:span text:style-name="T2240"><text:s/></text:span><text:span text:style-name="T2241">:</text:span><text:span text:style-name="T2242"><text:s/>item</text:span><text:span text:style-name="T2243">.</text:span><text:span text:style-name="T2244">title,</text:span></text:p>
      <text:p text:style-name="P2245"><text:span text:style-name="T2246"><text:s text:c="5"/></text:span><text:span text:style-name="T2247">"price"</text:span><text:span text:style-name="T2248"><text:s/></text:span><text:span text:style-name="T2249">:</text:span><text:span text:style-name="T2250"><text:s/>item</text:span><text:span text:style-name="T2251">.</text:span><text:span text:style-name="T2252">price,</text:span></text:p>
      <text:p text:style-name="P2253"><text:span text:style-name="T2254"><text:s text:c="5"/>(Input2 filter($.bookId contains item</text:span><text:span text:style-name="T2255">.</text:span><text:span text:style-name="T2256">bookId) map ((item1, index1)<text:s/></text:span><text:span text:style-name="T2257">-&gt;</text:span><text:span text:style-name="T2258"><text:s/>{</text:span></text:p>
      <text:p text:style-name="P2259"><text:span text:style-name="T2260"><text:s text:c="9"/></text:span><text:span text:style-name="T2261">"author"</text:span><text:span text:style-name="T2262"><text:s/></text:span><text:span text:style-name="T2263">:</text:span><text:span text:style-name="T2264"><text:s/>item1</text:span><text:span text:style-name="T2265">.</text:span><text:span text:style-name="T2266">author</text:span></text:p>
      <text:p text:style-name="P2267"><text:s text:c="5"/>}))</text:p>
      <text:p text:style-name="P2268"/>
      <text:p text:style-name="P2269"><text:s/>})</text:p>
      <text:p text:style-name="P2270"/>
      <text:p text:style-name="P2271"/>
      <text:p text:style-name="P2272">19. INPUT</text:p>
      <text:p text:style-name="P2273"/>
      <text:soft-page-break/>
      <text:p text:style-name="P2274">{</text:p>
      <text:p text:style-name="P2275"><text:span text:style-name="T2276"><text:s text:c="4"/></text:span><text:span text:style-name="T2277">"message"</text:span><text:span text:style-name="T2278">:<text:s/></text:span><text:span text:style-name="T2279">"123"</text:span></text:p>
      <text:p text:style-name="P2280">}</text:p>
      <text:p text:style-name="P2281"/>
      <text:p text:style-name="P2282">IMPLEMENTATION:</text:p>
      <text:p text:style-name="P2283"><text:span text:style-name="T2284">%dw</text:span><text:span text:style-name="T2285"><text:s/></text:span><text:span text:style-name="T2286">2.0</text:span></text:p>
      <text:p text:style-name="P2287"><text:span text:style-name="T2288">output</text:span><text:span text:style-name="T2289"><text:s/>application/json</text:span></text:p>
      <text:p text:style-name="P2290"><text:span text:style-name="T2291">---</text:span></text:p>
      <text:p text:style-name="P2292"><text:span text:style-name="T2293">payload</text:span><text:span text:style-name="T2294">.</text:span><text:span text:style-name="T2295">message<text:s/></text:span><text:span text:style-name="T2296">as</text:span><text:span text:style-name="T2297"><text:s/>Number<text:s/></text:span><text:span text:style-name="T2298">as</text:span><text:span text:style-name="T2299"><text:s/>String{format</text:span><text:span text:style-name="T2300">:</text:span><text:span text:style-name="T2301"><text:s/></text:span><text:span text:style-name="T2302">"00000000000.#"</text:span><text:span text:style-name="T2303">}</text:span></text:p>
      <text:p text:style-name="P2304"/>
      <text:p text:style-name="P2305">OUTPUT:</text:p>
      <text:p text:style-name="P2306"><text:span text:style-name="T2307">"00000000123"</text:span></text:p>
      <text:p text:style-name="P2308"/>
      <text:p text:style-name="P2309"/>
      <text:p text:style-name="P2310"/>
      <text:p text:style-name="P2311"/>
      <text:p text:style-name="P2312"/>
      <text:p text:style-name="P23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Calibri" svg:font-family="Calibri" style:font-family-generic="swiss" style:font-pitch="variable" svg:panose-1="2 15 5 2 2 2 4 3 2 4"/>
    <style:font-face style:name="Calibri\" svg:font-family="Calibri\" style:font-family-generic="swiss"/>
    <style:font-face style:name="Consolas, 'Courier New', monosp" svg:font-family="Consolas, 'Courier New', monosp" style:font-family-generic="system"/>
    <style:font-face style:name="apple-system, BlinkMacSystemFon" svg:font-family="apple-system, BlinkMacSystemFon"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font-weight="bold" style:font-weight-asian="bold" style:font-weight-complex="bold" fo:color="#FF0000"/>
    </style:style>
  </office:automatic-styles>
  <office:master-styles>
    <style:master-page style:name="MP0" style:page-layout-name="PL0">
      <style:header>
        <text:p text:style-name="P2">DATAWEAV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ivanjaneyulu KALLURU</dc:creator>
    <meta:creation-date>2022-04-25T10:31:00Z</meta:creation-date>
    <dc:date>2022-11-23T12:11:00Z</dc:date>
    <meta:template xlink:href="Normal" xlink:type="simple"/>
    <meta:editing-cycles>32</meta:editing-cycles>
    <meta:editing-duration>PT191940S</meta:editing-duration>
    <meta:document-statistic meta:page-count="29" meta:paragraph-count="35" meta:word-count="2655" meta:character-count="17755" meta:row-count="126" meta:non-whitespace-character-count="15135"/>
  </office:meta>
</office:document-meta>
</file>